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3mm"/>
    </style:style>
    <style:style style:name="co2" style:family="table-column">
      <style:table-column-properties fo:break-before="auto" style:column-width="9.81mm"/>
    </style:style>
    <style:style style:name="co3" style:family="table-column">
      <style:table-column-properties fo:break-before="auto" style:column-width="8.55mm"/>
    </style:style>
    <style:style style:name="co4" style:family="table-column">
      <style:table-column-properties fo:break-before="auto" style:column-width="35.22mm"/>
    </style:style>
    <style:style style:name="co5" style:family="table-column">
      <style:table-column-properties fo:break-before="auto" style:column-width="5.17mm"/>
    </style:style>
    <style:style style:name="co6" style:family="table-column">
      <style:table-column-properties fo:break-before="auto" style:column-width="7.13mm"/>
    </style:style>
    <style:style style:name="co7" style:family="table-column">
      <style:table-column-properties fo:break-before="auto" style:column-width="16.74mm"/>
    </style:style>
    <style:style style:name="co8" style:family="table-column">
      <style:table-column-properties fo:break-before="auto" style:column-width="5.52mm"/>
    </style:style>
    <style:style style:name="co9" style:family="table-column">
      <style:table-column-properties fo:break-before="auto" style:column-width="8.03mm"/>
    </style:style>
    <style:style style:name="ro1" style:family="table-row">
      <style:table-row-properties style:row-height="5.12mm" fo:break-before="auto" style:use-optimal-row-height="true"/>
    </style:style>
    <style:style style:name="ro2" style:family="table-row">
      <style:table-row-properties style:row-height="5.93mm" fo:break-before="auto" style:use-optimal-row-height="false"/>
    </style:style>
    <style:style style:name="ro3" style:family="table-row">
      <style:table-row-properties style:row-height="5.5mm" fo:break-before="auto" style:use-optimal-row-height="false"/>
    </style:style>
    <style:style style:name="ta1" style:family="table" style:master-page-name="PageStyle_5f_conv-example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 style:data-style-name="N115">
      <style:table-cell-properties style:rotation-align="none"/>
    </style:style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9" style:family="table-cell" style:parent-style-name="Default" style:data-style-name="N4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nv-example" table:style-name="ta1">
        <office:forms form:automatic-focus="false" form:apply-design-mode="false"/>
        <table:table-column table:style-name="co1" table:number-columns-repeated="28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26" table:default-cell-style-name="Default"/>
        <table:table-column table:style-name="co6" table:default-cell-style-name="Default"/>
        <table:table-column table:style-name="co3" table:number-columns-repeated="4" table:default-cell-style-name="Default"/>
        <table:table-column table:style-name="co1" table:number-columns-repeated="25" table:default-cell-style-name="Default"/>
        <table:table-column table:style-name="co7" table:default-cell-style-name="Default"/>
        <table:table-column table:style-name="co8" table:number-columns-repeated="25" table:default-cell-style-name="Default"/>
        <table:table-column table:style-name="co9" table:number-columns-repeated="3" table:default-cell-style-name="Default"/>
        <table:table-column table:style-name="co6" table:number-columns-repeated="23" table:default-cell-style-name="Default"/>
        <table:table-column table:style-name="co9" table:default-cell-style-name="Default"/>
        <table:table-column table:style-name="co7" table:number-columns-repeated="882" table:default-cell-style-name="Default"/>
        <table:table-row table:style-name="ro1">
          <table:table-cell table:style-name="ce1" office:value-type="string" calcext:value-type="string">
            <text:p>Input</text:p>
          </table:table-cell>
          <table:table-cell table:number-columns-repeated="32"/>
          <table:table-cell table:style-name="ce1" office:value-type="string" calcext:value-type="string">
            <text:p>Conv1</text:p>
          </table:table-cell>
          <table:table-cell table:number-columns-repeated="30"/>
          <table:table-cell table:style-name="ce1" office:value-type="string" calcext:value-type="string">
            <text:p>Conv2</text:p>
          </table:table-cell>
          <table:table-cell table:number-columns-repeated="25"/>
          <table:table-cell table:style-name="ce1" office:value-type="string" calcext:value-type="string">
            <text:p>Maxpool</text:p>
          </table:table-cell>
          <table:table-cell table:number-columns-repeated="26"/>
          <table:table-cell table:style-name="ce1" office:value-type="string" calcext:value-type="string">
            <text:p>Dense weights</text:p>
          </table:table-cell>
          <table:table-cell table:number-columns-repeated="25"/>
          <table:table-cell table:style-name="ce1" office:value-type="string" calcext:value-type="string">
            <text:p>Dense activation</text:p>
          </table:table-cell>
          <table:table-cell/>
          <table:table-cell table:style-name="ce1"/>
          <table:table-cell office:value-type="string" calcext:value-type="string">
            <text:p>This is different from a convolution – getting a single output</text:p>
          </table:table-cell>
          <table:table-cell table:number-columns-repeated="877"/>
        </table:table-row>
        <table:table-row table:style-name="ro1">
          <table:table-cell table:number-columns-repeated="28" table:style-name="ce2" office:value-type="float" office:value="0" calcext:value-type="float">
            <text:p>0.0</text:p>
          </table:table-cell>
          <table:table-cell table:number-columns-repeated="37"/>
          <table:table-cell office:value-type="string" calcext:value-type="string">
            <text:p>In this image, the left (vertical image) is multiplied by top filter, and the bottom image is multiplied by the bottom filter, to give us a summed up vertical and horizontal line.</text:p>
          </table:table-cell>
          <table:table-cell table:number-columns-repeated="24"/>
          <table:table-cell office:value-type="string" calcext:value-type="string">
            <text:p>Look at the formula – we just take 4 numbers in a square, and choose the max</text:p>
          </table:table-cell>
          <table:table-cell table:number-columns-repeated="26"/>
          <table:table-cell table:style-name="ce8" office:value-type="string" calcext:value-type="string">
            <text:p>NB: For MNIST, there would need to be 10 sets of these weights, since there are 10 classes)</text:p>
          </table:table-cell>
          <table:table-cell table:number-columns-repeated="25"/>
          <table:table-cell table:style-name="ce8" office:value-type="string" calcext:value-type="string">
            <text:p>NB: MNIST would have 10 activations, and a softmax layer)</text:p>
          </table:table-cell>
          <table:table-cell table:number-columns-repeated="880"/>
        </table:table-row>
        <table:table-row table:style-name="ro1">
          <table:table-cell table:number-columns-repeated="28" table:style-name="ce2" office:value-type="float" office:value="0" calcext:value-type="float">
            <text:p>0.0</text:p>
          </table:table-cell>
          <table:table-cell table:number-columns-repeated="5"/>
          <table:table-cell table:style-name="ce3" table:number-matrix-columns-spanned="1" table:number-matrix-rows-spanned="1" table:formula="of:=MAX(0;SUM([.A2:.C4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B2:.D4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C2:.E4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D2:.F4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E2:.G4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F2:.H4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G2:.I4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H2:.J4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I2:.K4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J2:.L4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K2:.M4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L2:.N4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M2:.O4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N2:.P4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O2:.Q4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P2:.R4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Q2:.S4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R2:.T4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S2:.U4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T2:.V4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U2:.W4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V2:.X4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W2:.Y4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X2:.Z4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Y2:.AA4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Z2:.AB4]*[.$AD$11:.$AF$13])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This is because our images here would really be stored as multidimensional tensors – not flat layers.</text:p>
          </table:table-cell>
          <table:table-cell table:number-columns-repeated="24"/>
          <table:table-cell office:value-type="string" calcext:value-type="string">
            <text:p>We’re essentially halving the resolution.</text:p>
          </table:table-cell>
          <table:table-cell table:number-columns-repeated="26"/>
          <table:table-cell office:value-type="string" calcext:value-type="string">
            <text:p>Now we’re going to simulate a fully connected layer. These are the weights. We multiply our levels of the tensor in our layers by these.</text:p>
          </table:table-cell>
          <table:table-cell table:number-columns-repeated="906"/>
        </table:table-row>
        <table:table-row table:style-name="ro2">
          <table:table-cell table:number-columns-repeated="28" table:style-name="ce2" office:value-type="float" office:value="0" calcext:value-type="float">
            <text:p>0.0</text:p>
          </table:table-cell>
          <table:table-cell/>
          <table:table-cell office:value-type="string" calcext:value-type="string">
            <text:p>Since this filter has -ve nums on the bottom</text:p>
            <text:p>It will not pick up vertical edges – the top and bottom</text:p>
            <text:p>Pixel values will cancel out.</text:p>
            <text:p>Instead just horizontal edges followed by blank will</text:p>
            <text:p>Get picked up.</text:p>
          </table:table-cell>
          <table:table-cell table:number-columns-repeated="3"/>
          <table:table-cell table:style-name="ce3" table:number-matrix-columns-spanned="1" table:number-matrix-rows-spanned="1" table:formula="of:=MAX(0;SUM([.A3:.C5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B3:.D5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C3:.E5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D3:.F5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E3:.G5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F3:.H5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G3:.I5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H3:.J5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I3:.K5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J3:.L5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K3:.M5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L3:.N5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M3:.O5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N3:.P5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O3:.Q5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P3:.R5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Q3:.S5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R3:.T5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S3:.U5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T3:.V5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U3:.W5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V3:.X5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W3:.Y5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X3:.Z5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Y3:.AA5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Z3:.AB5]*[.$AD$11:.$AF$13]))" office:value-type="float" office:value="0" calcext:value-type="float">
            <text:p>0</text:p>
          </table:table-cell>
          <table:table-cell table:number-columns-repeated="5"/>
          <table:table-cell table:style-name="ce5" table:number-matrix-columns-spanned="1" table:number-matrix-rows-spanned="1" table:formula="of:=MAX(0;SUM([.AH3:.AJ5]*[.$BI$11:.$BK$13])+SUM([.AH32:.AJ34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I3:.AK5]*[.$BI$11:.$BK$13])+SUM([.AI32:.AK34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J3:.AL5]*[.$BI$11:.$BK$13])+SUM([.AJ32:.AL34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K3:.AM5]*[.$BI$11:.$BK$13])+SUM([.AK32:.AM34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L3:.AN5]*[.$BI$11:.$BK$13])+SUM([.AL32:.AN34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M3:.AO5]*[.$BI$11:.$BK$13])+SUM([.AM32:.AO34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N3:.AP5]*[.$BI$11:.$BK$13])+SUM([.AN32:.AP34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O3:.AQ5]*[.$BI$11:.$BK$13])+SUM([.AO32:.AQ34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P3:.AR5]*[.$BI$11:.$BK$13])+SUM([.AP32:.AR34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Q3:.AS5]*[.$BI$11:.$BK$13])+SUM([.AQ32:.AS34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R3:.AT5]*[.$BI$11:.$BK$13])+SUM([.AR32:.AT34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S3:.AU5]*[.$BI$11:.$BK$13])+SUM([.AS32:.AU34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T3:.AV5]*[.$BI$11:.$BK$13])+SUM([.AT32:.AV34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U3:.AW5]*[.$BI$11:.$BK$13])+SUM([.AU32:.AW34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V3:.AX5]*[.$BI$11:.$BK$13])+SUM([.AV32:.AX34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W3:.AY5]*[.$BI$11:.$BK$13])+SUM([.AW32:.AY34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X3:.AZ5]*[.$BI$11:.$BK$13])+SUM([.AX32:.AZ34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Y3:.BA5]*[.$BI$11:.$BK$13])+SUM([.AY32:.BA34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Z3:.BB5]*[.$BI$11:.$BK$13])+SUM([.AZ32:.BB34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A3:.BC5]*[.$BI$11:.$BK$13])+SUM([.BA32:.BC34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B3:.BD5]*[.$BI$11:.$BK$13])+SUM([.BB32:.BD34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C3:.BE5]*[.$BI$11:.$BK$13])+SUM([.BC32:.BE34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D3:.BF5]*[.$BI$11:.$BK$13])+SUM([.BD32:.BF34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E3:.BG5]*[.$BI$11:.$BK$13])+SUM([.BE32:.BG34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F3:.BH5]*[.$BI$11:.$BK$13])+SUM([.BF32:.BH34]*[.$BI$15:.$BK$17]))" office:value-type="float" office:value="0" calcext:value-type="float">
            <text:p>0</text:p>
          </table:table-cell>
          <table:table-cell/>
          <table:table-cell table:style-name="ce6" table:formula="of:=MAX([.BM4:.BN5])" office:value-type="float" office:value="0" calcext:value-type="float">
            <text:p>0</text:p>
          </table:table-cell>
          <table:table-cell table:style-name="ce6"/>
          <table:table-cell table:style-name="ce6" table:formula="of:=MAX([.BO4:.BP5])" office:value-type="float" office:value="0" calcext:value-type="float">
            <text:p>0</text:p>
          </table:table-cell>
          <table:table-cell table:style-name="ce6"/>
          <table:table-cell table:style-name="ce6" table:formula="of:=MAX([.BQ4:.BR5])" office:value-type="float" office:value="0" calcext:value-type="float">
            <text:p>0</text:p>
          </table:table-cell>
          <table:table-cell table:style-name="ce6"/>
          <table:table-cell table:style-name="ce6" table:formula="of:=MAX([.BS4:.BT5])" office:value-type="float" office:value="0" calcext:value-type="float">
            <text:p>0</text:p>
          </table:table-cell>
          <table:table-cell table:style-name="ce6"/>
          <table:table-cell table:style-name="ce6" table:formula="of:=MAX([.BU4:.BV5])" office:value-type="float" office:value="0" calcext:value-type="float">
            <text:p>0</text:p>
          </table:table-cell>
          <table:table-cell table:style-name="ce6"/>
          <table:table-cell table:style-name="ce6" table:formula="of:=MAX([.BW4:.BX5])" office:value-type="float" office:value="0" calcext:value-type="float">
            <text:p>0</text:p>
          </table:table-cell>
          <table:table-cell table:style-name="ce6"/>
          <table:table-cell table:style-name="ce6" table:formula="of:=MAX([.BY4:.BZ5])" office:value-type="float" office:value="0" calcext:value-type="float">
            <text:p>0</text:p>
          </table:table-cell>
          <table:table-cell table:style-name="ce6"/>
          <table:table-cell table:style-name="ce6" table:formula="of:=MAX([.CA4:.CB5])" office:value-type="float" office:value="0" calcext:value-type="float">
            <text:p>0</text:p>
          </table:table-cell>
          <table:table-cell table:style-name="ce6"/>
          <table:table-cell table:style-name="ce6" table:formula="of:=MAX([.CC4:.CD5])" office:value-type="float" office:value="0" calcext:value-type="float">
            <text:p>0</text:p>
          </table:table-cell>
          <table:table-cell table:style-name="ce6"/>
          <table:table-cell table:style-name="ce6" table:formula="of:=MAX([.CE4:.CF5])" office:value-type="float" office:value="0" calcext:value-type="float">
            <text:p>0</text:p>
          </table:table-cell>
          <table:table-cell table:style-name="ce6"/>
          <table:table-cell table:style-name="ce6" table:formula="of:=MAX([.CG4:.CH5])" office:value-type="float" office:value="0" calcext:value-type="float">
            <text:p>0</text:p>
          </table:table-cell>
          <table:table-cell table:style-name="ce6"/>
          <table:table-cell table:style-name="ce6" table:formula="of:=MAX([.CI4:.CJ5])" office:value-type="float" office:value="0" calcext:value-type="float">
            <text:p>0</text:p>
          </table:table-cell>
          <table:table-cell table:style-name="ce6"/>
          <table:table-cell table:style-name="ce6" table:formula="of:=MAX([.CK4:.CL5])" office:value-type="float" office:value="0" calcext:value-type="float">
            <text:p>0</text:p>
          </table:table-cell>
          <table:table-cell table:number-columns-repeated="2"/>
          <table:table-cell office:value-type="float" office:value="0.583752157367908" calcext:value-type="float">
            <text:p>0.583752157367908</text:p>
          </table:table-cell>
          <table:table-cell/>
          <table:table-cell office:value-type="float" office:value="0.593577218412804" calcext:value-type="float">
            <text:p>0.593577218412804</text:p>
          </table:table-cell>
          <table:table-cell/>
          <table:table-cell office:value-type="float" office:value="0.770770783070254" calcext:value-type="float">
            <text:p>0.770770783070254</text:p>
          </table:table-cell>
          <table:table-cell/>
          <table:table-cell office:value-type="float" office:value="0.0237124073521396" calcext:value-type="float">
            <text:p>0.02371240735214</text:p>
          </table:table-cell>
          <table:table-cell/>
          <table:table-cell office:value-type="float" office:value="0.189939609732941" calcext:value-type="float">
            <text:p>0.189939609732941</text:p>
          </table:table-cell>
          <table:table-cell/>
          <table:table-cell office:value-type="float" office:value="0.81180870745284" calcext:value-type="float">
            <text:p>0.81180870745284</text:p>
          </table:table-cell>
          <table:table-cell/>
          <table:table-cell office:value-type="float" office:value="0.804187401490469" calcext:value-type="float">
            <text:p>0.804187401490469</text:p>
          </table:table-cell>
          <table:table-cell/>
          <table:table-cell office:value-type="float" office:value="0.932361236510127" calcext:value-type="float">
            <text:p>0.932361236510127</text:p>
          </table:table-cell>
          <table:table-cell/>
          <table:table-cell office:value-type="float" office:value="0.946131021006892" calcext:value-type="float">
            <text:p>0.946131021006892</text:p>
          </table:table-cell>
          <table:table-cell/>
          <table:table-cell office:value-type="float" office:value="0.572715146007855" calcext:value-type="float">
            <text:p>0.572715146007855</text:p>
          </table:table-cell>
          <table:table-cell/>
          <table:table-cell office:value-type="float" office:value="0.282743288758938" calcext:value-type="float">
            <text:p>0.282743288758938</text:p>
          </table:table-cell>
          <table:table-cell/>
          <table:table-cell office:value-type="float" office:value="0.407466799067949" calcext:value-type="float">
            <text:p>0.407466799067949</text:p>
          </table:table-cell>
          <table:table-cell/>
          <table:table-cell office:value-type="float" office:value="0.456016211261768" calcext:value-type="float">
            <text:p>0.456016211261768</text:p>
          </table:table-cell>
          <table:table-cell/>
          <table:table-cell table:style-name="ce9" table:formula="of:=SUMPRODUCT([.DN4:.EL26];[.CM4:.DK26])+SUMPRODUCT([.DN33:.EL55];[.CM33:.DK55])" office:value-type="float" office:value="258.737626710757" calcext:value-type="float">
            <text:p>258.74</text:p>
          </table:table-cell>
          <table:table-cell table:number-columns-repeated="880"/>
        </table:table-row>
        <table:table-row table:style-name="ro1">
          <table:table-cell table:number-columns-repeated="28" table:style-name="ce2" office:value-type="float" office:value="0" calcext:value-type="float">
            <text:p>0.0</text:p>
          </table:table-cell>
          <table:table-cell table:number-columns-repeated="5"/>
          <table:table-cell table:style-name="ce3" table:number-matrix-columns-spanned="1" table:number-matrix-rows-spanned="1" table:formula="of:=MAX(0;SUM([.A4:.C6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B4:.D6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C4:.E6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D4:.F6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E4:.G6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F4:.H6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G4:.I6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H4:.J6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I4:.K6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J4:.L6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K4:.M6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L4:.N6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M4:.O6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N4:.P6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O4:.Q6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P4:.R6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Q4:.S6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R4:.T6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S4:.U6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T4:.V6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U4:.W6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V4:.X6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W4:.Y6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X4:.Z6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Y4:.AA6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Z4:.AB6]*[.$AD$11:.$AF$13]))" office:value-type="float" office:value="0" calcext:value-type="float">
            <text:p>0</text:p>
          </table:table-cell>
          <table:table-cell table:number-columns-repeated="5"/>
          <table:table-cell table:style-name="ce5" table:number-matrix-columns-spanned="1" table:number-matrix-rows-spanned="1" table:formula="of:=MAX(0;SUM([.AH4:.AJ6]*[.$BI$11:.$BK$13])+SUM([.AH33:.AJ35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I4:.AK6]*[.$BI$11:.$BK$13])+SUM([.AI33:.AK35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J4:.AL6]*[.$BI$11:.$BK$13])+SUM([.AJ33:.AL35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K4:.AM6]*[.$BI$11:.$BK$13])+SUM([.AK33:.AM35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L4:.AN6]*[.$BI$11:.$BK$13])+SUM([.AL33:.AN35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M4:.AO6]*[.$BI$11:.$BK$13])+SUM([.AM33:.AO35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N4:.AP6]*[.$BI$11:.$BK$13])+SUM([.AN33:.AP35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O4:.AQ6]*[.$BI$11:.$BK$13])+SUM([.AO33:.AQ35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P4:.AR6]*[.$BI$11:.$BK$13])+SUM([.AP33:.AR35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Q4:.AS6]*[.$BI$11:.$BK$13])+SUM([.AQ33:.AS35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R4:.AT6]*[.$BI$11:.$BK$13])+SUM([.AR33:.AT35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S4:.AU6]*[.$BI$11:.$BK$13])+SUM([.AS33:.AU35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T4:.AV6]*[.$BI$11:.$BK$13])+SUM([.AT33:.AV35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U4:.AW6]*[.$BI$11:.$BK$13])+SUM([.AU33:.AW35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V4:.AX6]*[.$BI$11:.$BK$13])+SUM([.AV33:.AX35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W4:.AY6]*[.$BI$11:.$BK$13])+SUM([.AW33:.AY35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X4:.AZ6]*[.$BI$11:.$BK$13])+SUM([.AX33:.AZ35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Y4:.BA6]*[.$BI$11:.$BK$13])+SUM([.AY33:.BA35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Z4:.BB6]*[.$BI$11:.$BK$13])+SUM([.AZ33:.BB35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A4:.BC6]*[.$BI$11:.$BK$13])+SUM([.BA33:.BC35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B4:.BD6]*[.$BI$11:.$BK$13])+SUM([.BB33:.BD35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C4:.BE6]*[.$BI$11:.$BK$13])+SUM([.BC33:.BE35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D4:.BF6]*[.$BI$11:.$BK$13])+SUM([.BD33:.BF35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E4:.BG6]*[.$BI$11:.$BK$13])+SUM([.BE33:.BG35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F4:.BH6]*[.$BI$11:.$BK$13])+SUM([.BF33:.BH35]*[.$BI$15:.$BK$17]))" office:value-type="float" office:value="0" calcext:value-type="float">
            <text:p>0</text:p>
          </table:table-cell>
          <table:table-cell/>
          <table:table-cell table:style-name="ce6" table:number-columns-repeated="25"/>
          <table:table-cell table:number-columns-repeated="909"/>
        </table:table-row>
        <table:table-row table:style-name="ro1">
          <table:table-cell table:number-columns-repeated="28" table:style-name="ce2" office:value-type="float" office:value="0" calcext:value-type="float">
            <text:p>0.0</text:p>
          </table:table-cell>
          <table:table-cell table:number-columns-repeated="5"/>
          <table:table-cell table:style-name="ce3" table:number-matrix-columns-spanned="1" table:number-matrix-rows-spanned="1" table:formula="of:=MAX(0;SUM([.A5:.C7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B5:.D7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C5:.E7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D5:.F7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E5:.G7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F5:.H7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G5:.I7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H5:.J7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I5:.K7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J5:.L7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K5:.M7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L5:.N7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M5:.O7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N5:.P7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O5:.Q7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P5:.R7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Q5:.S7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R5:.T7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S5:.U7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T5:.V7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U5:.W7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V5:.X7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W5:.Y7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X5:.Z7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Y5:.AA7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Z5:.AB7]*[.$AD$11:.$AF$13]))" office:value-type="float" office:value="0" calcext:value-type="float">
            <text:p>0</text:p>
          </table:table-cell>
          <table:table-cell table:number-columns-repeated="5"/>
          <table:table-cell table:style-name="ce5" table:number-matrix-columns-spanned="1" table:number-matrix-rows-spanned="1" table:formula="of:=MAX(0;SUM([.AH5:.AJ7]*[.$BI$11:.$BK$13])+SUM([.AH34:.AJ36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I5:.AK7]*[.$BI$11:.$BK$13])+SUM([.AI34:.AK36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J5:.AL7]*[.$BI$11:.$BK$13])+SUM([.AJ34:.AL36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K5:.AM7]*[.$BI$11:.$BK$13])+SUM([.AK34:.AM36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L5:.AN7]*[.$BI$11:.$BK$13])+SUM([.AL34:.AN36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M5:.AO7]*[.$BI$11:.$BK$13])+SUM([.AM34:.AO36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N5:.AP7]*[.$BI$11:.$BK$13])+SUM([.AN34:.AP36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O5:.AQ7]*[.$BI$11:.$BK$13])+SUM([.AO34:.AQ36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P5:.AR7]*[.$BI$11:.$BK$13])+SUM([.AP34:.AR36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Q5:.AS7]*[.$BI$11:.$BK$13])+SUM([.AQ34:.AS36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R5:.AT7]*[.$BI$11:.$BK$13])+SUM([.AR34:.AT36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S5:.AU7]*[.$BI$11:.$BK$13])+SUM([.AS34:.AU36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T5:.AV7]*[.$BI$11:.$BK$13])+SUM([.AT34:.AV36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U5:.AW7]*[.$BI$11:.$BK$13])+SUM([.AU34:.AW36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V5:.AX7]*[.$BI$11:.$BK$13])+SUM([.AV34:.AX36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W5:.AY7]*[.$BI$11:.$BK$13])+SUM([.AW34:.AY36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X5:.AZ7]*[.$BI$11:.$BK$13])+SUM([.AX34:.AZ36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Y5:.BA7]*[.$BI$11:.$BK$13])+SUM([.AY34:.BA36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Z5:.BB7]*[.$BI$11:.$BK$13])+SUM([.AZ34:.BB36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A5:.BC7]*[.$BI$11:.$BK$13])+SUM([.BA34:.BC36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B5:.BD7]*[.$BI$11:.$BK$13])+SUM([.BB34:.BD36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C5:.BE7]*[.$BI$11:.$BK$13])+SUM([.BC34:.BE36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D5:.BF7]*[.$BI$11:.$BK$13])+SUM([.BD34:.BF36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E5:.BG7]*[.$BI$11:.$BK$13])+SUM([.BE34:.BG36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F5:.BH7]*[.$BI$11:.$BK$13])+SUM([.BF34:.BH36]*[.$BI$15:.$BK$17]))" office:value-type="float" office:value="0" calcext:value-type="float">
            <text:p>0</text:p>
          </table:table-cell>
          <table:table-cell/>
          <table:table-cell table:style-name="ce6" table:formula="of:=MAX([.BM6:.BN7])" office:value-type="float" office:value="0" calcext:value-type="float">
            <text:p>0</text:p>
          </table:table-cell>
          <table:table-cell table:style-name="ce6"/>
          <table:table-cell table:style-name="ce6" table:formula="of:=MAX([.BO6:.BP7])" office:value-type="float" office:value="0" calcext:value-type="float">
            <text:p>0</text:p>
          </table:table-cell>
          <table:table-cell table:style-name="ce6"/>
          <table:table-cell table:style-name="ce6" table:formula="of:=MAX([.BQ6:.BR7])" office:value-type="float" office:value="0" calcext:value-type="float">
            <text:p>0</text:p>
          </table:table-cell>
          <table:table-cell table:style-name="ce6"/>
          <table:table-cell table:style-name="ce6" table:formula="of:=MAX([.BS6:.BT7])" office:value-type="float" office:value="0" calcext:value-type="float">
            <text:p>0</text:p>
          </table:table-cell>
          <table:table-cell table:style-name="ce6"/>
          <table:table-cell table:style-name="ce6" table:formula="of:=MAX([.BU6:.BV7])" office:value-type="float" office:value="0.0464195795154242" calcext:value-type="float">
            <text:p>0.046419579515424</text:p>
          </table:table-cell>
          <table:table-cell table:style-name="ce6"/>
          <table:table-cell table:style-name="ce6" table:formula="of:=MAX([.BW6:.BX7])" office:value-type="float" office:value="0.0621058525775172" calcext:value-type="float">
            <text:p>0.062105852577517</text:p>
          </table:table-cell>
          <table:table-cell table:style-name="ce6"/>
          <table:table-cell table:style-name="ce6" table:formula="of:=MAX([.BY6:.BZ7])" office:value-type="float" office:value="0.48369981843206" calcext:value-type="float">
            <text:p>0.48369981843206</text:p>
          </table:table-cell>
          <table:table-cell table:style-name="ce6"/>
          <table:table-cell table:style-name="ce6" table:formula="of:=MAX([.CA6:.CB7])" office:value-type="float" office:value="0.313856219035308" calcext:value-type="float">
            <text:p>0.313856219035308</text:p>
          </table:table-cell>
          <table:table-cell table:style-name="ce6"/>
          <table:table-cell table:style-name="ce6" table:formula="of:=MAX([.CC6:.CD7])" office:value-type="float" office:value="0" calcext:value-type="float">
            <text:p>0</text:p>
          </table:table-cell>
          <table:table-cell table:style-name="ce6"/>
          <table:table-cell table:style-name="ce6" table:formula="of:=MAX([.CE6:.CF7])" office:value-type="float" office:value="0" calcext:value-type="float">
            <text:p>0</text:p>
          </table:table-cell>
          <table:table-cell table:style-name="ce6"/>
          <table:table-cell table:style-name="ce6" table:formula="of:=MAX([.CG6:.CH7])" office:value-type="float" office:value="0" calcext:value-type="float">
            <text:p>0</text:p>
          </table:table-cell>
          <table:table-cell table:style-name="ce6"/>
          <table:table-cell table:style-name="ce6" table:formula="of:=MAX([.CI6:.CJ7])" office:value-type="float" office:value="0" calcext:value-type="float">
            <text:p>0</text:p>
          </table:table-cell>
          <table:table-cell table:style-name="ce6"/>
          <table:table-cell table:style-name="ce6" table:formula="of:=MAX([.CK6:.CL7])" office:value-type="float" office:value="0" calcext:value-type="float">
            <text:p>0</text:p>
          </table:table-cell>
          <table:table-cell table:number-columns-repeated="2"/>
          <table:table-cell office:value-type="float" office:value="0.110558830609085" calcext:value-type="float">
            <text:p>0.110558830609085</text:p>
          </table:table-cell>
          <table:table-cell/>
          <table:table-cell office:value-type="float" office:value="0.784170517195843" calcext:value-type="float">
            <text:p>0.784170517195843</text:p>
          </table:table-cell>
          <table:table-cell/>
          <table:table-cell office:value-type="float" office:value="0.961230662222373" calcext:value-type="float">
            <text:p>0.961230662222373</text:p>
          </table:table-cell>
          <table:table-cell/>
          <table:table-cell office:value-type="float" office:value="0.423503757824729" calcext:value-type="float">
            <text:p>0.423503757824729</text:p>
          </table:table-cell>
          <table:table-cell/>
          <table:table-cell office:value-type="float" office:value="0.700307199879885" calcext:value-type="float">
            <text:p>0.700307199879885</text:p>
          </table:table-cell>
          <table:table-cell/>
          <table:table-cell office:value-type="float" office:value="0.0939355711011745" calcext:value-type="float">
            <text:p>0.093935571101175</text:p>
          </table:table-cell>
          <table:table-cell/>
          <table:table-cell office:value-type="float" office:value="0.743542852002221" calcext:value-type="float">
            <text:p>0.743542852002221</text:p>
          </table:table-cell>
          <table:table-cell/>
          <table:table-cell office:value-type="float" office:value="0.226313394731718" calcext:value-type="float">
            <text:p>0.226313394731718</text:p>
          </table:table-cell>
          <table:table-cell/>
          <table:table-cell office:value-type="float" office:value="0.629134753771461" calcext:value-type="float">
            <text:p>0.629134753771461</text:p>
          </table:table-cell>
          <table:table-cell/>
          <table:table-cell office:value-type="float" office:value="0.930085606357676" calcext:value-type="float">
            <text:p>0.930085606357676</text:p>
          </table:table-cell>
          <table:table-cell/>
          <table:table-cell office:value-type="float" office:value="0.74079856996857" calcext:value-type="float">
            <text:p>0.74079856996857</text:p>
          </table:table-cell>
          <table:table-cell/>
          <table:table-cell office:value-type="float" office:value="0.278475680374338" calcext:value-type="float">
            <text:p>0.278475680374338</text:p>
          </table:table-cell>
          <table:table-cell/>
          <table:table-cell office:value-type="float" office:value="0.997884526240724" calcext:value-type="float">
            <text:p>0.997884526240724</text:p>
          </table:table-cell>
          <table:table-cell table:number-columns-repeated="882"/>
        </table:table-row>
        <table:table-row table:style-name="ro1">
          <table:table-cell table:number-columns-repeated="28" table:style-name="ce2" office:value-type="float" office:value="0" calcext:value-type="float">
            <text:p>0.0</text:p>
          </table:table-cell>
          <table:table-cell table:number-columns-repeated="5"/>
          <table:table-cell table:style-name="ce3" table:number-matrix-columns-spanned="1" table:number-matrix-rows-spanned="1" table:formula="of:=MAX(0;SUM([.A6:.C8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B6:.D8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C6:.E8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D6:.F8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E6:.G8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F6:.H8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G6:.I8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H6:.J8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I6:.K8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J6:.L8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K6:.M8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L6:.N8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M6:.O8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N6:.P8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O6:.Q8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P6:.R8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Q6:.S8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R6:.T8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S6:.U8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T6:.V8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U6:.W8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V6:.X8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W6:.Y8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X6:.Z8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Y6:.AA8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Z6:.AB8]*[.$AD$11:.$AF$13]))" office:value-type="float" office:value="0" calcext:value-type="float">
            <text:p>0</text:p>
          </table:table-cell>
          <table:table-cell table:number-columns-repeated="5"/>
          <table:table-cell table:style-name="ce5" table:number-matrix-columns-spanned="1" table:number-matrix-rows-spanned="1" table:formula="of:=MAX(0;SUM([.AH6:.AJ8]*[.$BI$11:.$BK$13])+SUM([.AH35:.AJ37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I6:.AK8]*[.$BI$11:.$BK$13])+SUM([.AI35:.AK37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J6:.AL8]*[.$BI$11:.$BK$13])+SUM([.AJ35:.AL37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K6:.AM8]*[.$BI$11:.$BK$13])+SUM([.AK35:.AM37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L6:.AN8]*[.$BI$11:.$BK$13])+SUM([.AL35:.AN37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M6:.AO8]*[.$BI$11:.$BK$13])+SUM([.AM35:.AO37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N6:.AP8]*[.$BI$11:.$BK$13])+SUM([.AN35:.AP37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O6:.AQ8]*[.$BI$11:.$BK$13])+SUM([.AO35:.AQ37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P6:.AR8]*[.$BI$11:.$BK$13])+SUM([.AP35:.AR37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Q6:.AS8]*[.$BI$11:.$BK$13])+SUM([.AQ35:.AS37]*[.$BI$15:.$BK$17]))" office:value-type="float" office:value="0.0464195795154242" calcext:value-type="float">
            <text:p>0.046419579515424</text:p>
          </table:table-cell>
          <table:table-cell table:style-name="ce5" table:number-matrix-columns-spanned="1" table:number-matrix-rows-spanned="1" table:formula="of:=MAX(0;SUM([.AR6:.AT8]*[.$BI$11:.$BK$13])+SUM([.AR35:.AT37]*[.$BI$15:.$BK$17]))" office:value-type="float" office:value="0.0546006886631403" calcext:value-type="float">
            <text:p>0.05460068866314</text:p>
          </table:table-cell>
          <table:table-cell table:style-name="ce5" table:number-matrix-columns-spanned="1" table:number-matrix-rows-spanned="1" table:formula="of:=MAX(0;SUM([.AS6:.AU8]*[.$BI$11:.$BK$13])+SUM([.AS35:.AU37]*[.$BI$15:.$BK$17]))" office:value-type="float" office:value="0.0621058525775172" calcext:value-type="float">
            <text:p>0.062105852577517</text:p>
          </table:table-cell>
          <table:table-cell table:style-name="ce5" table:number-matrix-columns-spanned="1" table:number-matrix-rows-spanned="1" table:formula="of:=MAX(0;SUM([.AT6:.AV8]*[.$BI$11:.$BK$13])+SUM([.AT35:.AV37]*[.$BI$15:.$BK$17]))" office:value-type="float" office:value="0.317555984683697" calcext:value-type="float">
            <text:p>0.317555984683697</text:p>
          </table:table-cell>
          <table:table-cell table:style-name="ce5" table:number-matrix-columns-spanned="1" table:number-matrix-rows-spanned="1" table:formula="of:=MAX(0;SUM([.AU6:.AW8]*[.$BI$11:.$BK$13])+SUM([.AU35:.AW37]*[.$BI$15:.$BK$17]))" office:value-type="float" office:value="0.48369981843206" calcext:value-type="float">
            <text:p>0.48369981843206</text:p>
          </table:table-cell>
          <table:table-cell table:style-name="ce5" table:number-matrix-columns-spanned="1" table:number-matrix-rows-spanned="1" table:formula="of:=MAX(0;SUM([.AV6:.AX8]*[.$BI$11:.$BK$13])+SUM([.AV35:.AX37]*[.$BI$15:.$BK$17]))" office:value-type="float" office:value="0.313856219035308" calcext:value-type="float">
            <text:p>0.313856219035308</text:p>
          </table:table-cell>
          <table:table-cell table:style-name="ce5" table:number-matrix-columns-spanned="1" table:number-matrix-rows-spanned="1" table:formula="of:=MAX(0;SUM([.AW6:.AY8]*[.$BI$11:.$BK$13])+SUM([.AW35:.AY37]*[.$BI$15:.$BK$17]))" office:value-type="float" office:value="0.0761590999309657" calcext:value-type="float">
            <text:p>0.076159099930966</text:p>
          </table:table-cell>
          <table:table-cell table:style-name="ce5" table:number-matrix-columns-spanned="1" table:number-matrix-rows-spanned="1" table:formula="of:=MAX(0;SUM([.AX6:.AZ8]*[.$BI$11:.$BK$13])+SUM([.AX35:.AZ37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Y6:.BA8]*[.$BI$11:.$BK$13])+SUM([.AY35:.BA37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Z6:.BB8]*[.$BI$11:.$BK$13])+SUM([.AZ35:.BB37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A6:.BC8]*[.$BI$11:.$BK$13])+SUM([.BA35:.BC37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B6:.BD8]*[.$BI$11:.$BK$13])+SUM([.BB35:.BD37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C6:.BE8]*[.$BI$11:.$BK$13])+SUM([.BC35:.BE37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D6:.BF8]*[.$BI$11:.$BK$13])+SUM([.BD35:.BF37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E6:.BG8]*[.$BI$11:.$BK$13])+SUM([.BE35:.BG37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F6:.BH8]*[.$BI$11:.$BK$13])+SUM([.BF35:.BH37]*[.$BI$15:.$BK$17]))" office:value-type="float" office:value="0" calcext:value-type="float">
            <text:p>0</text:p>
          </table:table-cell>
          <table:table-cell/>
          <table:table-cell table:style-name="ce6" table:number-columns-repeated="25"/>
          <table:table-cell table:number-columns-repeated="909"/>
        </table:table-row>
        <table:table-row table:style-name="ro1">
          <table:table-cell table:number-columns-repeated="28" table:style-name="ce2" office:value-type="float" office:value="0" calcext:value-type="float">
            <text:p>0.0</text:p>
          </table:table-cell>
          <table:table-cell table:number-columns-repeated="5"/>
          <table:table-cell table:style-name="ce3" table:number-matrix-columns-spanned="1" table:number-matrix-rows-spanned="1" table:formula="of:=MAX(0;SUM([.A7:.C9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B7:.D9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C7:.E9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D7:.F9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E7:.G9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F7:.H9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G7:.I9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H7:.J9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I7:.K9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J7:.L9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K7:.M9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L7:.N9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M7:.O9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N7:.P9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O7:.Q9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P7:.R9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Q7:.S9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R7:.T9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S7:.U9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T7:.V9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U7:.W9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V7:.X9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W7:.Y9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X7:.Z9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Y7:.AA9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Z7:.AB9]*[.$AD$11:.$AF$13]))" office:value-type="float" office:value="0" calcext:value-type="float">
            <text:p>0</text:p>
          </table:table-cell>
          <table:table-cell table:number-columns-repeated="5"/>
          <table:table-cell table:style-name="ce5" table:number-matrix-columns-spanned="1" table:number-matrix-rows-spanned="1" table:formula="of:=MAX(0;SUM([.AH7:.AJ9]*[.$BI$11:.$BK$13])+SUM([.AH36:.AJ38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I7:.AK9]*[.$BI$11:.$BK$13])+SUM([.AI36:.AK38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J7:.AL9]*[.$BI$11:.$BK$13])+SUM([.AJ36:.AL38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K7:.AM9]*[.$BI$11:.$BK$13])+SUM([.AK36:.AM38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L7:.AN9]*[.$BI$11:.$BK$13])+SUM([.AL36:.AN38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M7:.AO9]*[.$BI$11:.$BK$13])+SUM([.AM36:.AO38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N7:.AP9]*[.$BI$11:.$BK$13])+SUM([.AN36:.AP38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O7:.AQ9]*[.$BI$11:.$BK$13])+SUM([.AO36:.AQ38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P7:.AR9]*[.$BI$11:.$BK$13])+SUM([.AP36:.AR38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Q7:.AS9]*[.$BI$11:.$BK$13])+SUM([.AQ36:.AS38]*[.$BI$15:.$BK$17]))" office:value-type="float" office:value="0.0769616433872479" calcext:value-type="float">
            <text:p>0.076961643387248</text:p>
          </table:table-cell>
          <table:table-cell table:style-name="ce5" table:number-matrix-columns-spanned="1" table:number-matrix-rows-spanned="1" table:formula="of:=MAX(0;SUM([.AR7:.AT9]*[.$BI$11:.$BK$13])+SUM([.AR36:.AT38]*[.$BI$15:.$BK$17]))" office:value-type="float" office:value="0.0910652330799956" calcext:value-type="float">
            <text:p>0.091065233079996</text:p>
          </table:table-cell>
          <table:table-cell table:style-name="ce5" table:number-matrix-columns-spanned="1" table:number-matrix-rows-spanned="1" table:formula="of:=MAX(0;SUM([.AS7:.AU9]*[.$BI$11:.$BK$13])+SUM([.AS36:.AU38]*[.$BI$15:.$BK$17]))" office:value-type="float" office:value="0.13630473305788" calcext:value-type="float">
            <text:p>0.13630473305788</text:p>
          </table:table-cell>
          <table:table-cell table:style-name="ce5" table:number-matrix-columns-spanned="1" table:number-matrix-rows-spanned="1" table:formula="of:=MAX(0;SUM([.AT7:.AV9]*[.$BI$11:.$BK$13])+SUM([.AT36:.AV38]*[.$BI$15:.$BK$17]))" office:value-type="float" office:value="0.53158104508307" calcext:value-type="float">
            <text:p>0.53158104508307</text:p>
          </table:table-cell>
          <table:table-cell table:style-name="ce5" table:number-matrix-columns-spanned="1" table:number-matrix-rows-spanned="1" table:formula="of:=MAX(0;SUM([.AU7:.AW9]*[.$BI$11:.$BK$13])+SUM([.AU36:.AW38]*[.$BI$15:.$BK$17]))" office:value-type="float" office:value="0.941407001324477" calcext:value-type="float">
            <text:p>0.941407001324477</text:p>
          </table:table-cell>
          <table:table-cell table:style-name="ce5" table:number-matrix-columns-spanned="1" table:number-matrix-rows-spanned="1" table:formula="of:=MAX(0;SUM([.AV7:.AX9]*[.$BI$11:.$BK$13])+SUM([.AV36:.AX38]*[.$BI$15:.$BK$17]))" office:value-type="float" office:value="1.33395613804692" calcext:value-type="float">
            <text:p>1.33395613804692</text:p>
          </table:table-cell>
          <table:table-cell table:style-name="ce5" table:number-matrix-columns-spanned="1" table:number-matrix-rows-spanned="1" table:formula="of:=MAX(0;SUM([.AW7:.AY9]*[.$BI$11:.$BK$13])+SUM([.AW36:.AY38]*[.$BI$15:.$BK$17]))" office:value-type="float" office:value="1.30615293212303" calcext:value-type="float">
            <text:p>1.30615293212303</text:p>
          </table:table-cell>
          <table:table-cell table:style-name="ce5" table:number-matrix-columns-spanned="1" table:number-matrix-rows-spanned="1" table:formula="of:=MAX(0;SUM([.AX7:.AZ9]*[.$BI$11:.$BK$13])+SUM([.AX36:.AZ38]*[.$BI$15:.$BK$17]))" office:value-type="float" office:value="0.834628038046791" calcext:value-type="float">
            <text:p>0.834628038046791</text:p>
          </table:table-cell>
          <table:table-cell table:style-name="ce5" table:number-matrix-columns-spanned="1" table:number-matrix-rows-spanned="1" table:formula="of:=MAX(0;SUM([.AY7:.BA9]*[.$BI$11:.$BK$13])+SUM([.AY36:.BA38]*[.$BI$15:.$BK$17]))" office:value-type="float" office:value="0.294547564559047" calcext:value-type="float">
            <text:p>0.294547564559047</text:p>
          </table:table-cell>
          <table:table-cell table:style-name="ce5" table:number-matrix-columns-spanned="1" table:number-matrix-rows-spanned="1" table:formula="of:=MAX(0;SUM([.AZ7:.BB9]*[.$BI$11:.$BK$13])+SUM([.AZ36:.BB38]*[.$BI$15:.$BK$17]))" office:value-type="float" office:value="0.0262187056392349" calcext:value-type="float">
            <text:p>0.026218705639235</text:p>
          </table:table-cell>
          <table:table-cell table:style-name="ce5" table:number-matrix-columns-spanned="1" table:number-matrix-rows-spanned="1" table:formula="of:=MAX(0;SUM([.BA7:.BC9]*[.$BI$11:.$BK$13])+SUM([.BA36:.BC38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B7:.BD9]*[.$BI$11:.$BK$13])+SUM([.BB36:.BD38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C7:.BE9]*[.$BI$11:.$BK$13])+SUM([.BC36:.BE38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D7:.BF9]*[.$BI$11:.$BK$13])+SUM([.BD36:.BF38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E7:.BG9]*[.$BI$11:.$BK$13])+SUM([.BE36:.BG38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F7:.BH9]*[.$BI$11:.$BK$13])+SUM([.BF36:.BH38]*[.$BI$15:.$BK$17]))" office:value-type="float" office:value="0" calcext:value-type="float">
            <text:p>0</text:p>
          </table:table-cell>
          <table:table-cell/>
          <table:table-cell table:style-name="ce6" table:formula="of:=MAX([.BM8:.BN9])" office:value-type="float" office:value="0" calcext:value-type="float">
            <text:p>0</text:p>
          </table:table-cell>
          <table:table-cell table:style-name="ce6"/>
          <table:table-cell table:style-name="ce6" table:formula="of:=MAX([.BO8:.BP9])" office:value-type="float" office:value="0" calcext:value-type="float">
            <text:p>0</text:p>
          </table:table-cell>
          <table:table-cell table:style-name="ce6"/>
          <table:table-cell table:style-name="ce6" table:formula="of:=MAX([.BQ8:.BR9])" office:value-type="float" office:value="0" calcext:value-type="float">
            <text:p>0</text:p>
          </table:table-cell>
          <table:table-cell table:style-name="ce6"/>
          <table:table-cell table:style-name="ce6" table:formula="of:=MAX([.BS8:.BT9])" office:value-type="float" office:value="0" calcext:value-type="float">
            <text:p>0</text:p>
          </table:table-cell>
          <table:table-cell table:style-name="ce6"/>
          <table:table-cell table:style-name="ce6" table:formula="of:=MAX([.BU8:.BV9])" office:value-type="float" office:value="0.0769616433872479" calcext:value-type="float">
            <text:p>0.076961643387248</text:p>
          </table:table-cell>
          <table:table-cell table:style-name="ce6"/>
          <table:table-cell table:style-name="ce6" table:formula="of:=MAX([.BW8:.BX9])" office:value-type="float" office:value="0.177003548408997" calcext:value-type="float">
            <text:p>0.177003548408997</text:p>
          </table:table-cell>
          <table:table-cell table:style-name="ce6"/>
          <table:table-cell table:style-name="ce6" table:formula="of:=MAX([.BY8:.BZ9])" office:value-type="float" office:value="1.12981127967784" calcext:value-type="float">
            <text:p>1.12981127967784</text:p>
          </table:table-cell>
          <table:table-cell table:style-name="ce6"/>
          <table:table-cell table:style-name="ce6" table:formula="of:=MAX([.CA8:.CB9])" office:value-type="float" office:value="2.86691053140286" calcext:value-type="float">
            <text:p>2.86691053140286</text:p>
          </table:table-cell>
          <table:table-cell table:style-name="ce6"/>
          <table:table-cell table:style-name="ce6" table:formula="of:=MAX([.CC8:.CD9])" office:value-type="float" office:value="2.75595916509955" calcext:value-type="float">
            <text:p>2.75595916509955</text:p>
          </table:table-cell>
          <table:table-cell table:style-name="ce6"/>
          <table:table-cell table:style-name="ce6" table:formula="of:=MAX([.CE8:.CF9])" office:value-type="float" office:value="0.371836290433479" calcext:value-type="float">
            <text:p>0.371836290433479</text:p>
          </table:table-cell>
          <table:table-cell table:style-name="ce6"/>
          <table:table-cell table:style-name="ce6" table:formula="of:=MAX([.CG8:.CH9])" office:value-type="float" office:value="0" calcext:value-type="float">
            <text:p>0</text:p>
          </table:table-cell>
          <table:table-cell table:style-name="ce6"/>
          <table:table-cell table:style-name="ce6" table:formula="of:=MAX([.CI8:.CJ9])" office:value-type="float" office:value="0" calcext:value-type="float">
            <text:p>0</text:p>
          </table:table-cell>
          <table:table-cell table:style-name="ce6"/>
          <table:table-cell table:style-name="ce6" table:formula="of:=MAX([.CK8:.CL9])" office:value-type="float" office:value="0" calcext:value-type="float">
            <text:p>0</text:p>
          </table:table-cell>
          <table:table-cell table:number-columns-repeated="2"/>
          <table:table-cell office:value-type="float" office:value="0.960785334981461" calcext:value-type="float">
            <text:p>0.960785334981461</text:p>
          </table:table-cell>
          <table:table-cell/>
          <table:table-cell office:value-type="float" office:value="0.50938176018735" calcext:value-type="float">
            <text:p>0.50938176018735</text:p>
          </table:table-cell>
          <table:table-cell/>
          <table:table-cell office:value-type="float" office:value="0.389136870545891" calcext:value-type="float">
            <text:p>0.389136870545891</text:p>
          </table:table-cell>
          <table:table-cell/>
          <table:table-cell office:value-type="float" office:value="0.311634456392374" calcext:value-type="float">
            <text:p>0.311634456392374</text:p>
          </table:table-cell>
          <table:table-cell/>
          <table:table-cell office:value-type="float" office:value="0.282104434504726" calcext:value-type="float">
            <text:p>0.282104434504726</text:p>
          </table:table-cell>
          <table:table-cell/>
          <table:table-cell office:value-type="float" office:value="0.6075627728114" calcext:value-type="float">
            <text:p>0.6075627728114</text:p>
          </table:table-cell>
          <table:table-cell/>
          <table:table-cell office:value-type="float" office:value="0.902516598222216" calcext:value-type="float">
            <text:p>0.902516598222216</text:p>
          </table:table-cell>
          <table:table-cell/>
          <table:table-cell office:value-type="float" office:value="0.128827351174405" calcext:value-type="float">
            <text:p>0.128827351174405</text:p>
          </table:table-cell>
          <table:table-cell/>
          <table:table-cell office:value-type="float" office:value="0.507489961254502" calcext:value-type="float">
            <text:p>0.507489961254502</text:p>
          </table:table-cell>
          <table:table-cell/>
          <table:table-cell office:value-type="float" office:value="0.600383483921319" calcext:value-type="float">
            <text:p>0.600383483921319</text:p>
          </table:table-cell>
          <table:table-cell/>
          <table:table-cell office:value-type="float" office:value="0.319198741321136" calcext:value-type="float">
            <text:p>0.319198741321136</text:p>
          </table:table-cell>
          <table:table-cell/>
          <table:table-cell office:value-type="float" office:value="0.0910022813190528" calcext:value-type="float">
            <text:p>0.091002281319053</text:p>
          </table:table-cell>
          <table:table-cell/>
          <table:table-cell office:value-type="float" office:value="0.121513867771086" calcext:value-type="float">
            <text:p>0.121513867771086</text:p>
          </table:table-cell>
          <table:table-cell table:number-columns-repeated="882"/>
        </table:table-row>
        <table:table-row table:style-name="ro1">
          <table:table-cell table:number-columns-repeated="11" table:style-name="ce2" office:value-type="float" office:value="0" calcext:value-type="float">
            <text:p>0.0</text:p>
          </table:table-cell>
          <table:table-cell table:style-name="ce2" office:value-type="float" office:value="0.38039219379425" calcext:value-type="float">
            <text:p>0.4</text:p>
          </table:table-cell>
          <table:table-cell table:style-name="ce2" office:value-type="float" office:value="0.376470625400543" calcext:value-type="float">
            <text:p>0.4</text:p>
          </table:table-cell>
          <table:table-cell table:style-name="ce2" office:value-type="float" office:value="0.301960796117782" calcext:value-type="float">
            <text:p>0.3</text:p>
          </table:table-cell>
          <table:table-cell table:style-name="ce2" office:value-type="float" office:value="0.462745130062103" calcext:value-type="float">
            <text:p>0.5</text:p>
          </table:table-cell>
          <table:table-cell table:style-name="ce2" office:value-type="float" office:value="0.239215701818466" calcext:value-type="float">
            <text:p>0.2</text:p>
          </table:table-cell>
          <table:table-cell table:number-columns-repeated="12" table:style-name="ce2" office:value-type="float" office:value="0" calcext:value-type="float">
            <text:p>0.0</text:p>
          </table:table-cell>
          <table:table-cell/>
          <table:table-cell table:style-name="ce1" office:value-type="string" calcext:value-type="string">
            <text:p>filter 1/1</text:p>
          </table:table-cell>
          <table:table-cell table:number-columns-repeated="3"/>
          <table:table-cell table:style-name="ce3" table:number-matrix-columns-spanned="1" table:number-matrix-rows-spanned="1" table:formula="of:=MAX(0;SUM([.A8:.C10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B8:.D10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C8:.E10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D8:.F10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E8:.G10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F8:.H10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G8:.I10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H8:.J10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I8:.K10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J8:.L10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K8:.M10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L8:.N10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M8:.O10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N8:.P10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O8:.Q10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P8:.R10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Q8:.S10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R8:.T10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S8:.U10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T8:.V10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U8:.W10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V8:.X10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W8:.Y10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X8:.Z10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Y8:.AA10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Z8:.AB10]*[.$AD$11:.$AF$13])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filter 1/2</text:p>
          </table:table-cell>
          <table:table-cell table:number-columns-repeated="3"/>
          <table:table-cell table:style-name="ce5" table:number-matrix-columns-spanned="1" table:number-matrix-rows-spanned="1" table:formula="of:=MAX(0;SUM([.AH8:.AJ10]*[.$BI$11:.$BK$13])+SUM([.AH37:.AJ39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I8:.AK10]*[.$BI$11:.$BK$13])+SUM([.AI37:.AK39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J8:.AL10]*[.$BI$11:.$BK$13])+SUM([.AJ37:.AL39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K8:.AM10]*[.$BI$11:.$BK$13])+SUM([.AK37:.AM39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L8:.AN10]*[.$BI$11:.$BK$13])+SUM([.AL37:.AN39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M8:.AO10]*[.$BI$11:.$BK$13])+SUM([.AM37:.AO39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N8:.AP10]*[.$BI$11:.$BK$13])+SUM([.AN37:.AP39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O8:.AQ10]*[.$BI$11:.$BK$13])+SUM([.AO37:.AQ39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P8:.AR10]*[.$BI$11:.$BK$13])+SUM([.AP37:.AR39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Q8:.AS10]*[.$BI$11:.$BK$13])+SUM([.AQ37:.AS39]*[.$BI$15:.$BK$17]))" office:value-type="float" office:value="0.0374781340677615" calcext:value-type="float">
            <text:p>0.037478134067762</text:p>
          </table:table-cell>
          <table:table-cell table:style-name="ce5" table:number-matrix-columns-spanned="1" table:number-matrix-rows-spanned="1" table:formula="of:=MAX(0;SUM([.AR8:.AT10]*[.$BI$11:.$BK$13])+SUM([.AR37:.AT39]*[.$BI$15:.$BK$17]))" office:value-type="float" office:value="0.124003303991209" calcext:value-type="float">
            <text:p>0.124003303991209</text:p>
          </table:table-cell>
          <table:table-cell table:style-name="ce5" table:number-matrix-columns-spanned="1" table:number-matrix-rows-spanned="1" table:formula="of:=MAX(0;SUM([.AS8:.AU10]*[.$BI$11:.$BK$13])+SUM([.AS37:.AU39]*[.$BI$15:.$BK$17]))" office:value-type="float" office:value="0.177003548408997" calcext:value-type="float">
            <text:p>0.177003548408997</text:p>
          </table:table-cell>
          <table:table-cell table:style-name="ce5" table:number-matrix-columns-spanned="1" table:number-matrix-rows-spanned="1" table:formula="of:=MAX(0;SUM([.AT8:.AV10]*[.$BI$11:.$BK$13])+SUM([.AT37:.AV39]*[.$BI$15:.$BK$17]))" office:value-type="float" office:value="0.327359727702006" calcext:value-type="float">
            <text:p>0.327359727702006</text:p>
          </table:table-cell>
          <table:table-cell table:style-name="ce5" table:number-matrix-columns-spanned="1" table:number-matrix-rows-spanned="1" table:formula="of:=MAX(0;SUM([.AU8:.AW10]*[.$BI$11:.$BK$13])+SUM([.AU37:.AW39]*[.$BI$15:.$BK$17]))" office:value-type="float" office:value="1.12981127967784" calcext:value-type="float">
            <text:p>1.12981127967784</text:p>
          </table:table-cell>
          <table:table-cell table:style-name="ce5" table:number-matrix-columns-spanned="1" table:number-matrix-rows-spanned="1" table:formula="of:=MAX(0;SUM([.AV8:.AX10]*[.$BI$11:.$BK$13])+SUM([.AV37:.AX39]*[.$BI$15:.$BK$17]))" office:value-type="float" office:value="2.32760888658787" calcext:value-type="float">
            <text:p>2.32760888658787</text:p>
          </table:table-cell>
          <table:table-cell table:style-name="ce5" table:number-matrix-columns-spanned="1" table:number-matrix-rows-spanned="1" table:formula="of:=MAX(0;SUM([.AW8:.AY10]*[.$BI$11:.$BK$13])+SUM([.AW37:.AY39]*[.$BI$15:.$BK$17]))" office:value-type="float" office:value="2.86691053140286" calcext:value-type="float">
            <text:p>2.86691053140286</text:p>
          </table:table-cell>
          <table:table-cell table:style-name="ce5" table:number-matrix-columns-spanned="1" table:number-matrix-rows-spanned="1" table:formula="of:=MAX(0;SUM([.AX8:.AZ10]*[.$BI$11:.$BK$13])+SUM([.AX37:.AZ39]*[.$BI$15:.$BK$17]))" office:value-type="float" office:value="2.75595916509955" calcext:value-type="float">
            <text:p>2.75595916509955</text:p>
          </table:table-cell>
          <table:table-cell table:style-name="ce5" table:number-matrix-columns-spanned="1" table:number-matrix-rows-spanned="1" table:formula="of:=MAX(0;SUM([.AY8:.BA10]*[.$BI$11:.$BK$13])+SUM([.AY37:.BA39]*[.$BI$15:.$BK$17]))" office:value-type="float" office:value="1.60595786684579" calcext:value-type="float">
            <text:p>1.60595786684579</text:p>
          </table:table-cell>
          <table:table-cell table:style-name="ce5" table:number-matrix-columns-spanned="1" table:number-matrix-rows-spanned="1" table:formula="of:=MAX(0;SUM([.AZ8:.BB10]*[.$BI$11:.$BK$13])+SUM([.AZ37:.BB39]*[.$BI$15:.$BK$17]))" office:value-type="float" office:value="0.371836290433479" calcext:value-type="float">
            <text:p>0.371836290433479</text:p>
          </table:table-cell>
          <table:table-cell table:style-name="ce5" table:number-matrix-columns-spanned="1" table:number-matrix-rows-spanned="1" table:formula="of:=MAX(0;SUM([.BA8:.BC10]*[.$BI$11:.$BK$13])+SUM([.BA37:.BC39]*[.$BI$15:.$BK$17]))" office:value-type="float" office:value="0.0287157249980153" calcext:value-type="float">
            <text:p>0.028715724998015</text:p>
          </table:table-cell>
          <table:table-cell table:style-name="ce5" table:number-matrix-columns-spanned="1" table:number-matrix-rows-spanned="1" table:formula="of:=MAX(0;SUM([.BB8:.BD10]*[.$BI$11:.$BK$13])+SUM([.BB37:.BD39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C8:.BE10]*[.$BI$11:.$BK$13])+SUM([.BC37:.BE39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D8:.BF10]*[.$BI$11:.$BK$13])+SUM([.BD37:.BF39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E8:.BG10]*[.$BI$11:.$BK$13])+SUM([.BE37:.BG39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F8:.BH10]*[.$BI$11:.$BK$13])+SUM([.BF37:.BH39]*[.$BI$15:.$BK$17]))" office:value-type="float" office:value="0" calcext:value-type="float">
            <text:p>0</text:p>
          </table:table-cell>
          <table:table-cell/>
          <table:table-cell table:style-name="ce6" table:number-columns-repeated="25"/>
          <table:table-cell table:number-columns-repeated="909"/>
        </table:table-row>
        <table:table-row table:style-name="ro1">
          <table:table-cell table:number-columns-repeated="3" table:style-name="ce2" office:value-type="float" office:value="0" calcext:value-type="float">
            <text:p>0.0</text:p>
          </table:table-cell>
          <table:table-cell table:style-name="ce2" office:value-type="float" office:value="0.352941185235977" calcext:value-type="float">
            <text:p>0.4</text:p>
          </table:table-cell>
          <table:table-cell table:style-name="ce2" office:value-type="float" office:value="0.541176497936248" calcext:value-type="float">
            <text:p>0.5</text:p>
          </table:table-cell>
          <table:table-cell table:number-columns-repeated="6" table:style-name="ce2" office:value-type="float" office:value="0.921568691730499" calcext:value-type="float">
            <text:p>0.9</text:p>
          </table:table-cell>
          <table:table-cell table:number-columns-repeated="2" table:style-name="ce2" office:value-type="float" office:value="0.984313786029815" calcext:value-type="float">
            <text:p>1.0</text:p>
          </table:table-cell>
          <table:table-cell table:style-name="ce2" office:value-type="float" office:value="0.972549080848693" calcext:value-type="float">
            <text:p>1.0</text:p>
          </table:table-cell>
          <table:table-cell table:style-name="ce2" office:value-type="float" office:value="0.996078491210937" calcext:value-type="float">
            <text:p>1.0</text:p>
          </table:table-cell>
          <table:table-cell table:style-name="ce2" office:value-type="float" office:value="0.960784375667572" calcext:value-type="float">
            <text:p>1.0</text:p>
          </table:table-cell>
          <table:table-cell table:style-name="ce2" office:value-type="float" office:value="0.921568691730499" calcext:value-type="float">
            <text:p>0.9</text:p>
          </table:table-cell>
          <table:table-cell table:style-name="ce2" office:value-type="float" office:value="0.745098054409027" calcext:value-type="float">
            <text:p>0.7</text:p>
          </table:table-cell>
          <table:table-cell table:style-name="ce2" office:value-type="float" office:value="0.0823529437184333" calcext:value-type="float">
            <text:p>0.1</text:p>
          </table:table-cell>
          <table:table-cell table:number-columns-repeated="9" table:style-name="ce2" office:value-type="float" office:value="0" calcext:value-type="float">
            <text:p>0.0</text:p>
          </table:table-cell>
          <table:table-cell table:number-columns-repeated="5"/>
          <table:table-cell table:style-name="ce3" table:number-matrix-columns-spanned="1" table:number-matrix-rows-spanned="1" table:formula="of:=MAX(0;SUM([.A9:.C11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B9:.D11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C9:.E11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D9:.F11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E9:.G11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F9:.H11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G9:.I11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H9:.J11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I9:.K11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J9:.L11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K9:.M11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L9:.N11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M9:.O11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N9:.P11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O9:.Q11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P9:.R11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Q9:.S11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R9:.T11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S9:.U11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T9:.V11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U9:.W11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V9:.X11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W9:.Y11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X9:.Z11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Y9:.AA11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Z9:.AB11]*[.$AD$11:.$AF$13]))" office:value-type="float" office:value="0" calcext:value-type="float">
            <text:p>0</text:p>
          </table:table-cell>
          <table:table-cell table:number-columns-repeated="5"/>
          <table:table-cell table:style-name="ce5" table:number-matrix-columns-spanned="1" table:number-matrix-rows-spanned="1" table:formula="of:=MAX(0;SUM([.AH9:.AJ11]*[.$BI$11:.$BK$13])+SUM([.AH38:.AJ40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I9:.AK11]*[.$BI$11:.$BK$13])+SUM([.AI38:.AK40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J9:.AL11]*[.$BI$11:.$BK$13])+SUM([.AJ38:.AL40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K9:.AM11]*[.$BI$11:.$BK$13])+SUM([.AK38:.AM40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L9:.AN11]*[.$BI$11:.$BK$13])+SUM([.AL38:.AN40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M9:.AO11]*[.$BI$11:.$BK$13])+SUM([.AM38:.AO40]*[.$BI$15:.$BK$17]))" office:value-type="float" office:value="0.0494769281969688" calcext:value-type="float">
            <text:p>0.049476928196969</text:p>
          </table:table-cell>
          <table:table-cell table:style-name="ce5" table:number-matrix-columns-spanned="1" table:number-matrix-rows-spanned="1" table:formula="of:=MAX(0;SUM([.AN9:.AP11]*[.$BI$11:.$BK$13])+SUM([.AN38:.AP40]*[.$BI$15:.$BK$17]))" office:value-type="float" office:value="0.0343463623106284" calcext:value-type="float">
            <text:p>0.034346362310628</text:p>
          </table:table-cell>
          <table:table-cell table:style-name="ce5" table:number-matrix-columns-spanned="1" table:number-matrix-rows-spanned="1" table:formula="of:=MAX(0;SUM([.AO9:.AQ11]*[.$BI$11:.$BK$13])+SUM([.AO38:.AQ40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P9:.AR11]*[.$BI$11:.$BK$13])+SUM([.AP38:.AR40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Q9:.AS11]*[.$BI$11:.$BK$13])+SUM([.AQ38:.AS40]*[.$BI$15:.$BK$17]))" office:value-type="float" office:value="0.0529612251848772" calcext:value-type="float">
            <text:p>0.052961225184877</text:p>
          </table:table-cell>
          <table:table-cell table:style-name="ce5" table:number-matrix-columns-spanned="1" table:number-matrix-rows-spanned="1" table:formula="of:=MAX(0;SUM([.AR9:.AT11]*[.$BI$11:.$BK$13])+SUM([.AR38:.AT40]*[.$BI$15:.$BK$17]))" office:value-type="float" office:value="0.353170861064043" calcext:value-type="float">
            <text:p>0.353170861064043</text:p>
          </table:table-cell>
          <table:table-cell table:style-name="ce5" table:number-matrix-columns-spanned="1" table:number-matrix-rows-spanned="1" table:formula="of:=MAX(0;SUM([.AS9:.AU11]*[.$BI$11:.$BK$13])+SUM([.AS38:.AU40]*[.$BI$15:.$BK$17]))" office:value-type="float" office:value="0.62378946488023" calcext:value-type="float">
            <text:p>0.62378946488023</text:p>
          </table:table-cell>
          <table:table-cell table:style-name="ce5" table:number-matrix-columns-spanned="1" table:number-matrix-rows-spanned="1" table:formula="of:=MAX(0;SUM([.AT9:.AV11]*[.$BI$11:.$BK$13])+SUM([.AT38:.AV40]*[.$BI$15:.$BK$17]))" office:value-type="float" office:value="0.896974556629894" calcext:value-type="float">
            <text:p>0.896974556629894</text:p>
          </table:table-cell>
          <table:table-cell table:style-name="ce5" table:number-matrix-columns-spanned="1" table:number-matrix-rows-spanned="1" table:formula="of:=MAX(0;SUM([.AU9:.AW11]*[.$BI$11:.$BK$13])+SUM([.AU38:.AW40]*[.$BI$15:.$BK$17]))" office:value-type="float" office:value="1.79504904524906" calcext:value-type="float">
            <text:p>1.79504904524906</text:p>
          </table:table-cell>
          <table:table-cell table:style-name="ce5" table:number-matrix-columns-spanned="1" table:number-matrix-rows-spanned="1" table:formula="of:=MAX(0;SUM([.AV9:.AX11]*[.$BI$11:.$BK$13])+SUM([.AV38:.AX40]*[.$BI$15:.$BK$17]))" office:value-type="float" office:value="2.58075179519191" calcext:value-type="float">
            <text:p>2.58075179519191</text:p>
          </table:table-cell>
          <table:table-cell table:style-name="ce5" table:number-matrix-columns-spanned="1" table:number-matrix-rows-spanned="1" table:formula="of:=MAX(0;SUM([.AW9:.AY11]*[.$BI$11:.$BK$13])+SUM([.AW38:.AY40]*[.$BI$15:.$BK$17]))" office:value-type="float" office:value="3.47229544130438" calcext:value-type="float">
            <text:p>3.47229544130438</text:p>
          </table:table-cell>
          <table:table-cell table:style-name="ce5" table:number-matrix-columns-spanned="1" table:number-matrix-rows-spanned="1" table:formula="of:=MAX(0;SUM([.AX9:.AZ11]*[.$BI$11:.$BK$13])+SUM([.AX38:.AZ40]*[.$BI$15:.$BK$17]))" office:value-type="float" office:value="5.05038719999926" calcext:value-type="float">
            <text:p>5.05038719999926</text:p>
          </table:table-cell>
          <table:table-cell table:style-name="ce5" table:number-matrix-columns-spanned="1" table:number-matrix-rows-spanned="1" table:formula="of:=MAX(0;SUM([.AY9:.BA11]*[.$BI$11:.$BK$13])+SUM([.AY38:.BA40]*[.$BI$15:.$BK$17]))" office:value-type="float" office:value="4.21815746704948" calcext:value-type="float">
            <text:p>4.21815746704948</text:p>
          </table:table-cell>
          <table:table-cell table:style-name="ce5" table:number-matrix-columns-spanned="1" table:number-matrix-rows-spanned="1" table:formula="of:=MAX(0;SUM([.AZ9:.BB11]*[.$BI$11:.$BK$13])+SUM([.AZ38:.BB40]*[.$BI$15:.$BK$17]))" office:value-type="float" office:value="1.74982610341449" calcext:value-type="float">
            <text:p>1.74982610341449</text:p>
          </table:table-cell>
          <table:table-cell table:style-name="ce5" table:number-matrix-columns-spanned="1" table:number-matrix-rows-spanned="1" table:formula="of:=MAX(0;SUM([.BA9:.BC11]*[.$BI$11:.$BK$13])+SUM([.BA38:.BC40]*[.$BI$15:.$BK$17]))" office:value-type="float" office:value="0.373335953370529" calcext:value-type="float">
            <text:p>0.373335953370529</text:p>
          </table:table-cell>
          <table:table-cell table:style-name="ce5" table:number-matrix-columns-spanned="1" table:number-matrix-rows-spanned="1" table:formula="of:=MAX(0;SUM([.BB9:.BD11]*[.$BI$11:.$BK$13])+SUM([.BB38:.BD40]*[.$BI$15:.$BK$17]))" office:value-type="float" office:value="0.0262187056392349" calcext:value-type="float">
            <text:p>0.026218705639235</text:p>
          </table:table-cell>
          <table:table-cell table:style-name="ce5" table:number-matrix-columns-spanned="1" table:number-matrix-rows-spanned="1" table:formula="of:=MAX(0;SUM([.BC9:.BE11]*[.$BI$11:.$BK$13])+SUM([.BC38:.BE40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D9:.BF11]*[.$BI$11:.$BK$13])+SUM([.BD38:.BF40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E9:.BG11]*[.$BI$11:.$BK$13])+SUM([.BE38:.BG40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F9:.BH11]*[.$BI$11:.$BK$13])+SUM([.BF38:.BH40]*[.$BI$15:.$BK$17]))" office:value-type="float" office:value="0" calcext:value-type="float">
            <text:p>0</text:p>
          </table:table-cell>
          <table:table-cell/>
          <table:table-cell table:style-name="ce6" table:formula="of:=MAX([.BM10:.BN11])" office:value-type="float" office:value="0" calcext:value-type="float">
            <text:p>0</text:p>
          </table:table-cell>
          <table:table-cell table:style-name="ce6"/>
          <table:table-cell table:style-name="ce6" table:formula="of:=MAX([.BO10:.BP11])" office:value-type="float" office:value="0.351747610604197" calcext:value-type="float">
            <text:p>0.351747610604197</text:p>
          </table:table-cell>
          <table:table-cell table:style-name="ce6"/>
          <table:table-cell table:style-name="ce6" table:formula="of:=MAX([.BQ10:.BR11])" office:value-type="float" office:value="0.843477103048558" calcext:value-type="float">
            <text:p>0.843477103048558</text:p>
          </table:table-cell>
          <table:table-cell table:style-name="ce6"/>
          <table:table-cell table:style-name="ce6" table:formula="of:=MAX([.BS10:.BT11])" office:value-type="float" office:value="1.54270378385047" calcext:value-type="float">
            <text:p>1.54270378385047</text:p>
          </table:table-cell>
          <table:table-cell table:style-name="ce6"/>
          <table:table-cell table:style-name="ce6" table:formula="of:=MAX([.BU10:.BV11])" office:value-type="float" office:value="1.45064231651228" calcext:value-type="float">
            <text:p>1.45064231651228</text:p>
          </table:table-cell>
          <table:table-cell table:style-name="ce6"/>
          <table:table-cell table:style-name="ce6" table:formula="of:=MAX([.BW10:.BX11])" office:value-type="float" office:value="1.34418944909375" calcext:value-type="float">
            <text:p>1.34418944909375</text:p>
          </table:table-cell>
          <table:table-cell table:style-name="ce6"/>
          <table:table-cell table:style-name="ce6" table:formula="of:=MAX([.BY10:.BZ11])" office:value-type="float" office:value="2.12190166291567" calcext:value-type="float">
            <text:p>2.12190166291567</text:p>
          </table:table-cell>
          <table:table-cell table:style-name="ce6"/>
          <table:table-cell table:style-name="ce6" table:formula="of:=MAX([.CA10:.CB11])" office:value-type="float" office:value="3.47229544130438" calcext:value-type="float">
            <text:p>3.47229544130438</text:p>
          </table:table-cell>
          <table:table-cell table:style-name="ce6"/>
          <table:table-cell table:style-name="ce6" table:formula="of:=MAX([.CC10:.CD11])" office:value-type="float" office:value="6.50980645245358" calcext:value-type="float">
            <text:p>6.50980645245358</text:p>
          </table:table-cell>
          <table:table-cell table:style-name="ce6"/>
          <table:table-cell table:style-name="ce6" table:formula="of:=MAX([.CE10:.CF11])" office:value-type="float" office:value="4.3155053223179" calcext:value-type="float">
            <text:p>4.3155053223179</text:p>
          </table:table-cell>
          <table:table-cell table:style-name="ce6"/>
          <table:table-cell table:style-name="ce6" table:formula="of:=MAX([.CG10:.CH11])" office:value-type="float" office:value="0.216655800868422" calcext:value-type="float">
            <text:p>0.216655800868422</text:p>
          </table:table-cell>
          <table:table-cell table:style-name="ce6"/>
          <table:table-cell table:style-name="ce6" table:formula="of:=MAX([.CI10:.CJ11])" office:value-type="float" office:value="0" calcext:value-type="float">
            <text:p>0</text:p>
          </table:table-cell>
          <table:table-cell table:style-name="ce6"/>
          <table:table-cell table:style-name="ce6" table:formula="of:=MAX([.CK10:.CL11])" office:value-type="float" office:value="0" calcext:value-type="float">
            <text:p>0</text:p>
          </table:table-cell>
          <table:table-cell table:number-columns-repeated="2"/>
          <table:table-cell office:value-type="float" office:value="0.139464355046518" calcext:value-type="float">
            <text:p>0.139464355046518</text:p>
          </table:table-cell>
          <table:table-cell/>
          <table:table-cell office:value-type="float" office:value="0.126997463328169" calcext:value-type="float">
            <text:p>0.126997463328169</text:p>
          </table:table-cell>
          <table:table-cell/>
          <table:table-cell office:value-type="float" office:value="0.422604988287981" calcext:value-type="float">
            <text:p>0.422604988287981</text:p>
          </table:table-cell>
          <table:table-cell/>
          <table:table-cell office:value-type="float" office:value="0.0252640094756899" calcext:value-type="float">
            <text:p>0.02526400947569</text:p>
          </table:table-cell>
          <table:table-cell/>
          <table:table-cell office:value-type="float" office:value="0.567358262583019" calcext:value-type="float">
            <text:p>0.567358262583019</text:p>
          </table:table-cell>
          <table:table-cell/>
          <table:table-cell office:value-type="float" office:value="0.841234916720017" calcext:value-type="float">
            <text:p>0.841234916720017</text:p>
          </table:table-cell>
          <table:table-cell/>
          <table:table-cell office:value-type="float" office:value="0.858746141428934" calcext:value-type="float">
            <text:p>0.858746141428934</text:p>
          </table:table-cell>
          <table:table-cell/>
          <table:table-cell office:value-type="float" office:value="0.9124462529171" calcext:value-type="float">
            <text:p>0.9124462529171</text:p>
          </table:table-cell>
          <table:table-cell/>
          <table:table-cell office:value-type="float" office:value="0.429726254823333" calcext:value-type="float">
            <text:p>0.429726254823333</text:p>
          </table:table-cell>
          <table:table-cell/>
          <table:table-cell office:value-type="float" office:value="0.800893279233546" calcext:value-type="float">
            <text:p>0.800893279233546</text:p>
          </table:table-cell>
          <table:table-cell/>
          <table:table-cell office:value-type="float" office:value="0.96636067826494" calcext:value-type="float">
            <text:p>0.96636067826494</text:p>
          </table:table-cell>
          <table:table-cell/>
          <table:table-cell office:value-type="float" office:value="0.544002260518357" calcext:value-type="float">
            <text:p>0.544002260518357</text:p>
          </table:table-cell>
          <table:table-cell/>
          <table:table-cell office:value-type="float" office:value="0.29766403805958" calcext:value-type="float">
            <text:p>0.29766403805958</text:p>
          </table:table-cell>
          <table:table-cell table:number-columns-repeated="882"/>
        </table:table-row>
        <table:table-row table:style-name="ro1">
          <table:table-cell table:number-columns-repeated="2" table:style-name="ce2" office:value-type="float" office:value="0" calcext:value-type="float">
            <text:p>0.0</text:p>
          </table:table-cell>
          <table:table-cell table:style-name="ce2" office:value-type="float" office:value="0.549019634723663" calcext:value-type="float">
            <text:p>0.5</text:p>
          </table:table-cell>
          <table:table-cell table:style-name="ce2" office:value-type="float" office:value="0.984313786029815" calcext:value-type="float">
            <text:p>1.0</text:p>
          </table:table-cell>
          <table:table-cell table:number-columns-repeated="14" table:style-name="ce2" office:value-type="float" office:value="0.996078491210937" calcext:value-type="float">
            <text:p>1.0</text:p>
          </table:table-cell>
          <table:table-cell table:style-name="ce2" office:value-type="float" office:value="0.741176486015319" calcext:value-type="float">
            <text:p>0.7</text:p>
          </table:table-cell>
          <table:table-cell table:style-name="ce2" office:value-type="float" office:value="0.0901960805058479" calcext:value-type="float">
            <text:p>0.1</text:p>
          </table:table-cell>
          <table:table-cell table:number-columns-repeated="8" table:style-name="ce2" office:value-type="float" office:value="0" calcext:value-type="float">
            <text:p>0.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MAX(0;SUM([.A10:.C12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B10:.D12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C10:.E12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D10:.F12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E10:.G12]*[.$AD$11:.$AF$13]))" office:value-type="float" office:value="0.0552570384514068" calcext:value-type="float">
            <text:p>0.055257038451407</text:p>
          </table:table-cell>
          <table:table-cell table:style-name="ce3" table:number-matrix-columns-spanned="1" table:number-matrix-rows-spanned="1" table:formula="of:=MAX(0;SUM([.F10:.H12]*[.$AD$11:.$AF$13]))" office:value-type="float" office:value="0.470943347789023" calcext:value-type="float">
            <text:p>0.470943347789023</text:p>
          </table:table-cell>
          <table:table-cell table:style-name="ce3" table:number-matrix-columns-spanned="1" table:number-matrix-rows-spanned="1" table:formula="of:=MAX(0;SUM([.G10:.I12]*[.$AD$11:.$AF$13]))" office:value-type="float" office:value="0.470943347789023" calcext:value-type="float">
            <text:p>0.470943347789023</text:p>
          </table:table-cell>
          <table:table-cell table:style-name="ce3" table:number-matrix-columns-spanned="1" table:number-matrix-rows-spanned="1" table:formula="of:=MAX(0;SUM([.H10:.J12]*[.$AD$11:.$AF$13]))" office:value-type="float" office:value="0.706237511016104" calcext:value-type="float">
            <text:p>0.706237511016104</text:p>
          </table:table-cell>
          <table:table-cell table:style-name="ce3" table:number-matrix-columns-spanned="1" table:number-matrix-rows-spanned="1" table:formula="of:=MAX(0;SUM([.I10:.K12]*[.$AD$11:.$AF$13]))" office:value-type="float" office:value="1.24741403875467" calcext:value-type="float">
            <text:p>1.24741403875467</text:p>
          </table:table-cell>
          <table:table-cell table:style-name="ce3" table:number-matrix-columns-spanned="1" table:number-matrix-rows-spanned="1" table:formula="of:=MAX(0;SUM([.J10:.L12]*[.$AD$11:.$AF$13]))" office:value-type="float" office:value="1.85133566079256" calcext:value-type="float">
            <text:p>1.85133566079256</text:p>
          </table:table-cell>
          <table:table-cell table:style-name="ce3" table:number-matrix-columns-spanned="1" table:number-matrix-rows-spanned="1" table:formula="of:=MAX(0;SUM([.K10:.M12]*[.$AD$11:.$AF$13]))" office:value-type="float" office:value="2.21996311960337" calcext:value-type="float">
            <text:p>2.21996311960337</text:p>
          </table:table-cell>
          <table:table-cell table:style-name="ce3" table:number-matrix-columns-spanned="1" table:number-matrix-rows-spanned="1" table:formula="of:=MAX(0;SUM([.L10:.N12]*[.$AD$11:.$AF$13]))" office:value-type="float" office:value="2.27094350872156" calcext:value-type="float">
            <text:p>2.27094350872156</text:p>
          </table:table-cell>
          <table:table-cell table:style-name="ce3" table:number-matrix-columns-spanned="1" table:number-matrix-rows-spanned="1" table:formula="of:=MAX(0;SUM([.M10:.O12]*[.$AD$11:.$AF$13]))" office:value-type="float" office:value="2.28270821390268" calcext:value-type="float">
            <text:p>2.28270821390268</text:p>
          </table:table-cell>
          <table:table-cell table:style-name="ce3" table:number-matrix-columns-spanned="1" table:number-matrix-rows-spanned="1" table:formula="of:=MAX(0;SUM([.N10:.P12]*[.$AD$11:.$AF$13]))" office:value-type="float" office:value="1.99643369135973" calcext:value-type="float">
            <text:p>1.99643369135973</text:p>
          </table:table-cell>
          <table:table-cell table:style-name="ce3" table:number-matrix-columns-spanned="1" table:number-matrix-rows-spanned="1" table:formula="of:=MAX(0;SUM([.O10:.Q12]*[.$AD$11:.$AF$13]))" office:value-type="float" office:value="1.3140807014477" calcext:value-type="float">
            <text:p>1.3140807014477</text:p>
          </table:table-cell>
          <table:table-cell table:style-name="ce3" table:number-matrix-columns-spanned="1" table:number-matrix-rows-spanned="1" table:formula="of:=MAX(0;SUM([.P10:.R12]*[.$AD$11:.$AF$13]))" office:value-type="float" office:value="0.306237475253318" calcext:value-type="float">
            <text:p>0.306237475253318</text:p>
          </table:table-cell>
          <table:table-cell table:style-name="ce3" table:number-matrix-columns-spanned="1" table:number-matrix-rows-spanned="1" table:formula="of:=MAX(0;SUM([.Q10:.S12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R10:.T12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S10:.U12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T10:.V12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U10:.W12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V10:.X12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W10:.Y12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X10:.Z12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Y10:.AA12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Z10:.AB12]*[.$AD$11:.$AF$13]))" office:value-type="float" office:value="0" calcext:value-type="float">
            <text:p>0</text:p>
          </table:table-cell>
          <table:table-cell/>
          <table:table-cell office:value-type="float" office:value="0.51646734636917" calcext:value-type="float">
            <text:p>0.51646734636917</text:p>
          </table:table-cell>
          <table:table-cell office:value-type="float" office:value="0.267090695616894" calcext:value-type="float">
            <text:p>0.267090695616894</text:p>
          </table:table-cell>
          <table:table-cell office:value-type="float" office:value="0.256953085582256" calcext:value-type="float">
            <text:p>0.256953085582256</text:p>
          </table:table-cell>
          <table:table-cell/>
          <table:table-cell table:style-name="ce5" table:number-matrix-columns-spanned="1" table:number-matrix-rows-spanned="1" table:formula="of:=MAX(0;SUM([.AH10:.AJ12]*[.$BI$11:.$BK$13])+SUM([.AH39:.AJ41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I10:.AK12]*[.$BI$11:.$BK$13])+SUM([.AI39:.AK41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J10:.AL12]*[.$BI$11:.$BK$13])+SUM([.AJ39:.AL41]*[.$BI$15:.$BK$17]))" office:value-type="float" office:value="0.107794254002735" calcext:value-type="float">
            <text:p>0.107794254002735</text:p>
          </table:table-cell>
          <table:table-cell table:style-name="ce5" table:number-matrix-columns-spanned="1" table:number-matrix-rows-spanned="1" table:formula="of:=MAX(0;SUM([.AK10:.AM12]*[.$BI$11:.$BK$13])+SUM([.AK39:.AM41]*[.$BI$15:.$BK$17]))" office:value-type="float" office:value="0.351747610604197" calcext:value-type="float">
            <text:p>0.351747610604197</text:p>
          </table:table-cell>
          <table:table-cell table:style-name="ce5" table:number-matrix-columns-spanned="1" table:number-matrix-rows-spanned="1" table:formula="of:=MAX(0;SUM([.AL10:.AN12]*[.$BI$11:.$BK$13])+SUM([.AL39:.AN41]*[.$BI$15:.$BK$17]))" office:value-type="float" office:value="0.251109257127083" calcext:value-type="float">
            <text:p>0.251109257127083</text:p>
          </table:table-cell>
          <table:table-cell table:style-name="ce5" table:number-matrix-columns-spanned="1" table:number-matrix-rows-spanned="1" table:formula="of:=MAX(0;SUM([.AM10:.AO12]*[.$BI$11:.$BK$13])+SUM([.AM39:.AO41]*[.$BI$15:.$BK$17]))" office:value-type="float" office:value="0.843477103048558" calcext:value-type="float">
            <text:p>0.843477103048558</text:p>
          </table:table-cell>
          <table:table-cell table:style-name="ce5" table:number-matrix-columns-spanned="1" table:number-matrix-rows-spanned="1" table:formula="of:=MAX(0;SUM([.AN10:.AP12]*[.$BI$11:.$BK$13])+SUM([.AN39:.AP41]*[.$BI$15:.$BK$17]))" office:value-type="float" office:value="1.27769867287207" calcext:value-type="float">
            <text:p>1.27769867287207</text:p>
          </table:table-cell>
          <table:table-cell table:style-name="ce5" table:number-matrix-columns-spanned="1" table:number-matrix-rows-spanned="1" table:formula="of:=MAX(0;SUM([.AO10:.AQ12]*[.$BI$11:.$BK$13])+SUM([.AO39:.AQ41]*[.$BI$15:.$BK$17]))" office:value-type="float" office:value="1.54270378385047" calcext:value-type="float">
            <text:p>1.54270378385047</text:p>
          </table:table-cell>
          <table:table-cell table:style-name="ce5" table:number-matrix-columns-spanned="1" table:number-matrix-rows-spanned="1" table:formula="of:=MAX(0;SUM([.AP10:.AR12]*[.$BI$11:.$BK$13])+SUM([.AP39:.AR41]*[.$BI$15:.$BK$17]))" office:value-type="float" office:value="1.45064231651228" calcext:value-type="float">
            <text:p>1.45064231651228</text:p>
          </table:table-cell>
          <table:table-cell table:style-name="ce5" table:number-matrix-columns-spanned="1" table:number-matrix-rows-spanned="1" table:formula="of:=MAX(0;SUM([.AQ10:.AS12]*[.$BI$11:.$BK$13])+SUM([.AQ39:.AS41]*[.$BI$15:.$BK$17]))" office:value-type="float" office:value="1.17890467102853" calcext:value-type="float">
            <text:p>1.17890467102853</text:p>
          </table:table-cell>
          <table:table-cell table:style-name="ce5" table:number-matrix-columns-spanned="1" table:number-matrix-rows-spanned="1" table:formula="of:=MAX(0;SUM([.AR10:.AT12]*[.$BI$11:.$BK$13])+SUM([.AR39:.AT41]*[.$BI$15:.$BK$17]))" office:value-type="float" office:value="1.31742025454325" calcext:value-type="float">
            <text:p>1.31742025454325</text:p>
          </table:table-cell>
          <table:table-cell table:style-name="ce5" table:number-matrix-columns-spanned="1" table:number-matrix-rows-spanned="1" table:formula="of:=MAX(0;SUM([.AS10:.AU12]*[.$BI$11:.$BK$13])+SUM([.AS39:.AU41]*[.$BI$15:.$BK$17]))" office:value-type="float" office:value="1.34418944909375" calcext:value-type="float">
            <text:p>1.34418944909375</text:p>
          </table:table-cell>
          <table:table-cell table:style-name="ce5" table:number-matrix-columns-spanned="1" table:number-matrix-rows-spanned="1" table:formula="of:=MAX(0;SUM([.AT10:.AV12]*[.$BI$11:.$BK$13])+SUM([.AT39:.AV41]*[.$BI$15:.$BK$17]))" office:value-type="float" office:value="1.24178655935478" calcext:value-type="float">
            <text:p>1.24178655935478</text:p>
          </table:table-cell>
          <table:table-cell table:style-name="ce5" table:number-matrix-columns-spanned="1" table:number-matrix-rows-spanned="1" table:formula="of:=MAX(0;SUM([.AU10:.AW12]*[.$BI$11:.$BK$13])+SUM([.AU39:.AW41]*[.$BI$15:.$BK$17]))" office:value-type="float" office:value="2.12190166291567" calcext:value-type="float">
            <text:p>2.12190166291567</text:p>
          </table:table-cell>
          <table:table-cell table:style-name="ce5" table:number-matrix-columns-spanned="1" table:number-matrix-rows-spanned="1" table:formula="of:=MAX(0;SUM([.AV10:.AX12]*[.$BI$11:.$BK$13])+SUM([.AV39:.AX41]*[.$BI$15:.$BK$17]))" office:value-type="float" office:value="3.06230639747028" calcext:value-type="float">
            <text:p>3.06230639747028</text:p>
          </table:table-cell>
          <table:table-cell table:style-name="ce5" table:number-matrix-columns-spanned="1" table:number-matrix-rows-spanned="1" table:formula="of:=MAX(0;SUM([.AW10:.AY12]*[.$BI$11:.$BK$13])+SUM([.AW39:.AY41]*[.$BI$15:.$BK$17]))" office:value-type="float" office:value="3.31255541830172" calcext:value-type="float">
            <text:p>3.31255541830172</text:p>
          </table:table-cell>
          <table:table-cell table:style-name="ce5" table:number-matrix-columns-spanned="1" table:number-matrix-rows-spanned="1" table:formula="of:=MAX(0;SUM([.AX10:.AZ12]*[.$BI$11:.$BK$13])+SUM([.AX39:.AZ41]*[.$BI$15:.$BK$17]))" office:value-type="float" office:value="5.47089081213867" calcext:value-type="float">
            <text:p>5.47089081213867</text:p>
          </table:table-cell>
          <table:table-cell table:style-name="ce5" table:number-matrix-columns-spanned="1" table:number-matrix-rows-spanned="1" table:formula="of:=MAX(0;SUM([.AY10:.BA12]*[.$BI$11:.$BK$13])+SUM([.AY39:.BA41]*[.$BI$15:.$BK$17]))" office:value-type="float" office:value="6.50980645245358" calcext:value-type="float">
            <text:p>6.50980645245358</text:p>
          </table:table-cell>
          <table:table-cell table:style-name="ce5" table:number-matrix-columns-spanned="1" table:number-matrix-rows-spanned="1" table:formula="of:=MAX(0;SUM([.AZ10:.BB12]*[.$BI$11:.$BK$13])+SUM([.AZ39:.BB41]*[.$BI$15:.$BK$17]))" office:value-type="float" office:value="4.3155053223179" calcext:value-type="float">
            <text:p>4.3155053223179</text:p>
          </table:table-cell>
          <table:table-cell table:style-name="ce5" table:number-matrix-columns-spanned="1" table:number-matrix-rows-spanned="1" table:formula="of:=MAX(0;SUM([.BA10:.BC12]*[.$BI$11:.$BK$13])+SUM([.BA39:.BC41]*[.$BI$15:.$BK$17]))" office:value-type="float" office:value="1.53044242756269" calcext:value-type="float">
            <text:p>1.53044242756269</text:p>
          </table:table-cell>
          <table:table-cell table:style-name="ce5" table:number-matrix-columns-spanned="1" table:number-matrix-rows-spanned="1" table:formula="of:=MAX(0;SUM([.BB10:.BD12]*[.$BI$11:.$BK$13])+SUM([.BB39:.BD41]*[.$BI$15:.$BK$17]))" office:value-type="float" office:value="0.216655800868422" calcext:value-type="float">
            <text:p>0.216655800868422</text:p>
          </table:table-cell>
          <table:table-cell table:style-name="ce5" table:number-matrix-columns-spanned="1" table:number-matrix-rows-spanned="1" table:formula="of:=MAX(0;SUM([.BC10:.BE12]*[.$BI$11:.$BK$13])+SUM([.BC39:.BE41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D10:.BF12]*[.$BI$11:.$BK$13])+SUM([.BD39:.BF41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E10:.BG12]*[.$BI$11:.$BK$13])+SUM([.BE39:.BG41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F10:.BH12]*[.$BI$11:.$BK$13])+SUM([.BF39:.BH41]*[.$BI$15:.$BK$17]))" office:value-type="float" office:value="0" calcext:value-type="float">
            <text:p>0</text:p>
          </table:table-cell>
          <table:table-cell/>
          <table:table-cell table:style-name="ce6" table:number-columns-repeated="25"/>
          <table:table-cell table:number-columns-repeated="909"/>
        </table:table-row>
        <table:table-row table:style-name="ro1">
          <table:table-cell table:number-columns-repeated="2" table:style-name="ce2" office:value-type="float" office:value="0" calcext:value-type="float">
            <text:p>0.0</text:p>
          </table:table-cell>
          <table:table-cell table:style-name="ce2" office:value-type="float" office:value="0.886274576187133" calcext:value-type="float">
            <text:p>0.9</text:p>
          </table:table-cell>
          <table:table-cell table:style-name="ce2" office:value-type="float" office:value="0.996078491210937" calcext:value-type="float">
            <text:p>1.0</text:p>
          </table:table-cell>
          <table:table-cell table:style-name="ce2" office:value-type="float" office:value="0.815686345100402" calcext:value-type="float">
            <text:p>0.8</text:p>
          </table:table-cell>
          <table:table-cell table:number-columns-repeated="4" table:style-name="ce2" office:value-type="float" office:value="0.780392229557037" calcext:value-type="float">
            <text:p>0.8</text:p>
          </table:table-cell>
          <table:table-cell table:style-name="ce2" office:value-type="float" office:value="0.545098066329956" calcext:value-type="float">
            <text:p>0.5</text:p>
          </table:table-cell>
          <table:table-cell table:number-columns-repeated="5" table:style-name="ce2" office:value-type="float" office:value="0.239215701818466" calcext:value-type="float">
            <text:p>0.2</text:p>
          </table:table-cell>
          <table:table-cell table:style-name="ce2" office:value-type="float" office:value="0.501960813999176" calcext:value-type="float">
            <text:p>0.5</text:p>
          </table:table-cell>
          <table:table-cell table:style-name="ce2" office:value-type="float" office:value="0.870588302612304" calcext:value-type="float">
            <text:p>0.9</text:p>
          </table:table-cell>
          <table:table-cell table:number-columns-repeated="2" table:style-name="ce2" office:value-type="float" office:value="0.996078491210937" calcext:value-type="float">
            <text:p>1.0</text:p>
          </table:table-cell>
          <table:table-cell table:style-name="ce2" office:value-type="float" office:value="0.741176486015319" calcext:value-type="float">
            <text:p>0.7</text:p>
          </table:table-cell>
          <table:table-cell table:style-name="ce2" office:value-type="float" office:value="0.0823529437184333" calcext:value-type="float">
            <text:p>0.1</text:p>
          </table:table-cell>
          <table:table-cell table:number-columns-repeated="7" table:style-name="ce2" office:value-type="float" office:value="0" calcext:value-type="float">
            <text:p>0.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476006275479309" calcext:value-type="float">
            <text:p>0.047600627547931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table:number-matrix-columns-spanned="1" table:number-matrix-rows-spanned="1" table:formula="of:=MAX(0;SUM([.A11:.C13]*[.$AD$11:.$AF$13]))" office:value-type="float" office:value="0.400000020861626" calcext:value-type="float">
            <text:p>0.400000020861626</text:p>
          </table:table-cell>
          <table:table-cell table:style-name="ce3" table:number-matrix-columns-spanned="1" table:number-matrix-rows-spanned="1" table:formula="of:=MAX(0;SUM([.B11:.D13]*[.$AD$11:.$AF$13]))" office:value-type="float" office:value="1.10493239481141" calcext:value-type="float">
            <text:p>1.10493239481141</text:p>
          </table:table-cell>
          <table:table-cell table:style-name="ce3" table:number-matrix-columns-spanned="1" table:number-matrix-rows-spanned="1" table:formula="of:=MAX(0;SUM([.C11:.E13]*[.$AD$11:.$AF$13]))" office:value-type="float" office:value="2.05525722471592" calcext:value-type="float">
            <text:p>2.05525722471592</text:p>
          </table:table-cell>
          <table:table-cell table:style-name="ce3" table:number-matrix-columns-spanned="1" table:number-matrix-rows-spanned="1" table:formula="of:=MAX(0;SUM([.D11:.F13]*[.$AD$11:.$AF$13]))" office:value-type="float" office:value="2.64274891570565" calcext:value-type="float">
            <text:p>2.64274891570565</text:p>
          </table:table-cell>
          <table:table-cell table:style-name="ce3" table:number-matrix-columns-spanned="1" table:number-matrix-rows-spanned="1" table:formula="of:=MAX(0;SUM([.E11:.G13]*[.$AD$11:.$AF$13]))" office:value-type="float" office:value="2.97440223692448" calcext:value-type="float">
            <text:p>2.97440223692448</text:p>
          </table:table-cell>
          <table:table-cell table:style-name="ce3" table:number-matrix-columns-spanned="1" table:number-matrix-rows-spanned="1" table:formula="of:=MAX(0;SUM([.F11:.H13]*[.$AD$11:.$AF$13]))" office:value-type="float" office:value="3.02538263349326" calcext:value-type="float">
            <text:p>3.02538263349326</text:p>
          </table:table-cell>
          <table:table-cell table:style-name="ce3" table:number-matrix-columns-spanned="1" table:number-matrix-rows-spanned="1" table:formula="of:=MAX(0;SUM([.G11:.I13]*[.$AD$11:.$AF$13]))" office:value-type="float" office:value="3.02538263349326" calcext:value-type="float">
            <text:p>3.02538263349326</text:p>
          </table:table-cell>
          <table:table-cell table:style-name="ce3" table:number-matrix-columns-spanned="1" table:number-matrix-rows-spanned="1" table:formula="of:=MAX(0;SUM([.H11:.J13]*[.$AD$11:.$AF$13]))" office:value-type="float" office:value="3.02538263349326" calcext:value-type="float">
            <text:p>3.02538263349326</text:p>
          </table:table-cell>
          <table:table-cell table:style-name="ce3" table:number-matrix-columns-spanned="1" table:number-matrix-rows-spanned="1" table:formula="of:=MAX(0;SUM([.I11:.K13]*[.$AD$11:.$AF$13]))" office:value-type="float" office:value="3.01418248366528" calcext:value-type="float">
            <text:p>3.01418248366528</text:p>
          </table:table-cell>
          <table:table-cell table:style-name="ce3" table:number-matrix-columns-spanned="1" table:number-matrix-rows-spanned="1" table:formula="of:=MAX(0;SUM([.J11:.L13]*[.$AD$11:.$AF$13]))" office:value-type="float" office:value="2.99962229115869" calcext:value-type="float">
            <text:p>2.99962229115869</text:p>
          </table:table-cell>
          <table:table-cell table:style-name="ce3" table:number-matrix-columns-spanned="1" table:number-matrix-rows-spanned="1" table:formula="of:=MAX(0;SUM([.K11:.M13]*[.$AD$11:.$AF$13]))" office:value-type="float" office:value="2.99962229115869" calcext:value-type="float">
            <text:p>2.99962229115869</text:p>
          </table:table-cell>
          <table:table-cell table:style-name="ce3" table:number-matrix-columns-spanned="1" table:number-matrix-rows-spanned="1" table:formula="of:=MAX(0;SUM([.L11:.N13]*[.$AD$11:.$AF$13]))" office:value-type="float" office:value="2.99962229115869" calcext:value-type="float">
            <text:p>2.99962229115869</text:p>
          </table:table-cell>
          <table:table-cell table:style-name="ce3" table:number-matrix-columns-spanned="1" table:number-matrix-rows-spanned="1" table:formula="of:=MAX(0;SUM([.M11:.O13]*[.$AD$11:.$AF$13]))" office:value-type="float" office:value="2.99962229115869" calcext:value-type="float">
            <text:p>2.99962229115869</text:p>
          </table:table-cell>
          <table:table-cell table:style-name="ce3" table:number-matrix-columns-spanned="1" table:number-matrix-rows-spanned="1" table:formula="of:=MAX(0;SUM([.N11:.P13]*[.$AD$11:.$AF$13]))" office:value-type="float" office:value="2.99962229115869" calcext:value-type="float">
            <text:p>2.99962229115869</text:p>
          </table:table-cell>
          <table:table-cell table:style-name="ce3" table:number-matrix-columns-spanned="1" table:number-matrix-rows-spanned="1" table:formula="of:=MAX(0;SUM([.O11:.Q13]*[.$AD$11:.$AF$13]))" office:value-type="float" office:value="2.87879578309643" calcext:value-type="float">
            <text:p>2.87879578309643</text:p>
          </table:table-cell>
          <table:table-cell table:style-name="ce3" table:number-matrix-columns-spanned="1" table:number-matrix-rows-spanned="1" table:formula="of:=MAX(0;SUM([.P11:.R13]*[.$AD$11:.$AF$13]))" office:value-type="float" office:value="2.0610484958169" calcext:value-type="float">
            <text:p>2.0610484958169</text:p>
          </table:table-cell>
          <table:table-cell table:style-name="ce3" table:number-matrix-columns-spanned="1" table:number-matrix-rows-spanned="1" table:formula="of:=MAX(0;SUM([.Q11:.S13]*[.$AD$11:.$AF$13]))" office:value-type="float" office:value="0.816041411138746" calcext:value-type="float">
            <text:p>0.816041411138746</text:p>
          </table:table-cell>
          <table:table-cell table:style-name="ce3" table:number-matrix-columns-spanned="1" table:number-matrix-rows-spanned="1" table:formula="of:=MAX(0;SUM([.R11:.T13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S11:.U13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T11:.V13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U11:.W13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V11:.X13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W11:.Y13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X11:.Z13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Y11:.AA13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Z11:.AB13]*[.$AD$11:.$AF$13]))" office:value-type="float" office:value="0" calcext:value-type="float">
            <text:p>0</text:p>
          </table:table-cell>
          <table:table-cell/>
          <table:table-cell office:value-type="float" office:value="0.859535006395951" calcext:value-type="float">
            <text:p>0.859535006395951</text:p>
          </table:table-cell>
          <table:table-cell office:value-type="float" office:value="-0.5171811576574" calcext:value-type="float">
            <text:p>-0.5171811576574</text:p>
          </table:table-cell>
          <table:table-cell office:value-type="float" office:value="0.0494792913742374" calcext:value-type="float">
            <text:p>0.049479291374237</text:p>
          </table:table-cell>
          <table:table-cell/>
          <table:table-cell table:style-name="ce5" table:number-matrix-columns-spanned="1" table:number-matrix-rows-spanned="1" table:formula="of:=MAX(0;SUM([.AH11:.AJ13]*[.$BI$11:.$BK$13])+SUM([.AH40:.AJ42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I11:.AK13]*[.$BI$11:.$BK$13])+SUM([.AI40:.AK42]*[.$BI$15:.$BK$17]))" office:value-type="float" office:value="0.42178760749746" calcext:value-type="float">
            <text:p>0.42178760749746</text:p>
          </table:table-cell>
          <table:table-cell table:style-name="ce5" table:number-matrix-columns-spanned="1" table:number-matrix-rows-spanned="1" table:formula="of:=MAX(0;SUM([.AJ11:.AL13]*[.$BI$11:.$BK$13])+SUM([.AJ40:.AL42]*[.$BI$15:.$BK$17]))" office:value-type="float" office:value="1.8719378330937" calcext:value-type="float">
            <text:p>1.8719378330937</text:p>
          </table:table-cell>
          <table:table-cell table:style-name="ce5" table:number-matrix-columns-spanned="1" table:number-matrix-rows-spanned="1" table:formula="of:=MAX(0;SUM([.AK11:.AM13]*[.$BI$11:.$BK$13])+SUM([.AK40:.AM42]*[.$BI$15:.$BK$17]))" office:value-type="float" office:value="2.12207594340033" calcext:value-type="float">
            <text:p>2.12207594340033</text:p>
          </table:table-cell>
          <table:table-cell table:style-name="ce5" table:number-matrix-columns-spanned="1" table:number-matrix-rows-spanned="1" table:formula="of:=MAX(0;SUM([.AL11:.AN13]*[.$BI$11:.$BK$13])+SUM([.AL40:.AN42]*[.$BI$15:.$BK$17]))" office:value-type="float" office:value="1.86023965689434" calcext:value-type="float">
            <text:p>1.86023965689434</text:p>
          </table:table-cell>
          <table:table-cell table:style-name="ce5" table:number-matrix-columns-spanned="1" table:number-matrix-rows-spanned="1" table:formula="of:=MAX(0;SUM([.AM11:.AO13]*[.$BI$11:.$BK$13])+SUM([.AM40:.AO42]*[.$BI$15:.$BK$17]))" office:value-type="float" office:value="2.31312461222353" calcext:value-type="float">
            <text:p>2.31312461222353</text:p>
          </table:table-cell>
          <table:table-cell table:style-name="ce5" table:number-matrix-columns-spanned="1" table:number-matrix-rows-spanned="1" table:formula="of:=MAX(0;SUM([.AN11:.AP13]*[.$BI$11:.$BK$13])+SUM([.AN40:.AP42]*[.$BI$15:.$BK$17]))" office:value-type="float" office:value="3.31437275502848" calcext:value-type="float">
            <text:p>3.31437275502848</text:p>
          </table:table-cell>
          <table:table-cell table:style-name="ce5" table:number-matrix-columns-spanned="1" table:number-matrix-rows-spanned="1" table:formula="of:=MAX(0;SUM([.AO11:.AQ13]*[.$BI$11:.$BK$13])+SUM([.AO40:.AQ42]*[.$BI$15:.$BK$17]))" office:value-type="float" office:value="4.69991988447174" calcext:value-type="float">
            <text:p>4.69991988447174</text:p>
          </table:table-cell>
          <table:table-cell table:style-name="ce5" table:number-matrix-columns-spanned="1" table:number-matrix-rows-spanned="1" table:formula="of:=MAX(0;SUM([.AP11:.AR13]*[.$BI$11:.$BK$13])+SUM([.AP40:.AR42]*[.$BI$15:.$BK$17]))" office:value-type="float" office:value="5.02443748400402" calcext:value-type="float">
            <text:p>5.02443748400402</text:p>
          </table:table-cell>
          <table:table-cell table:style-name="ce5" table:number-matrix-columns-spanned="1" table:number-matrix-rows-spanned="1" table:formula="of:=MAX(0;SUM([.AQ11:.AS13]*[.$BI$11:.$BK$13])+SUM([.AQ40:.AS42]*[.$BI$15:.$BK$17]))" office:value-type="float" office:value="4.12321276628997" calcext:value-type="float">
            <text:p>4.12321276628997</text:p>
          </table:table-cell>
          <table:table-cell table:style-name="ce5" table:number-matrix-columns-spanned="1" table:number-matrix-rows-spanned="1" table:formula="of:=MAX(0;SUM([.AR11:.AT13]*[.$BI$11:.$BK$13])+SUM([.AR40:.AT42]*[.$BI$15:.$BK$17]))" office:value-type="float" office:value="3.62302438915348" calcext:value-type="float">
            <text:p>3.62302438915348</text:p>
          </table:table-cell>
          <table:table-cell table:style-name="ce5" table:number-matrix-columns-spanned="1" table:number-matrix-rows-spanned="1" table:formula="of:=MAX(0;SUM([.AS11:.AU13]*[.$BI$11:.$BK$13])+SUM([.AS40:.AU42]*[.$BI$15:.$BK$17]))" office:value-type="float" office:value="3.40809405734899" calcext:value-type="float">
            <text:p>3.40809405734899</text:p>
          </table:table-cell>
          <table:table-cell table:style-name="ce5" table:number-matrix-columns-spanned="1" table:number-matrix-rows-spanned="1" table:formula="of:=MAX(0;SUM([.AT11:.AV13]*[.$BI$11:.$BK$13])+SUM([.AT40:.AV42]*[.$BI$15:.$BK$17]))" office:value-type="float" office:value="2.72654655088975" calcext:value-type="float">
            <text:p>2.72654655088975</text:p>
          </table:table-cell>
          <table:table-cell table:style-name="ce5" table:number-matrix-columns-spanned="1" table:number-matrix-rows-spanned="1" table:formula="of:=MAX(0;SUM([.AU11:.AW13]*[.$BI$11:.$BK$13])+SUM([.AU40:.AW42]*[.$BI$15:.$BK$17]))" office:value-type="float" office:value="2.08757902280246" calcext:value-type="float">
            <text:p>2.08757902280246</text:p>
          </table:table-cell>
          <table:table-cell table:style-name="ce5" table:number-matrix-columns-spanned="1" table:number-matrix-rows-spanned="1" table:formula="of:=MAX(0;SUM([.AV11:.AX13]*[.$BI$11:.$BK$13])+SUM([.AV40:.AX42]*[.$BI$15:.$BK$17]))" office:value-type="float" office:value="1.94003626824327" calcext:value-type="float">
            <text:p>1.94003626824327</text:p>
          </table:table-cell>
          <table:table-cell table:style-name="ce5" table:number-matrix-columns-spanned="1" table:number-matrix-rows-spanned="1" table:formula="of:=MAX(0;SUM([.AW11:.AY13]*[.$BI$11:.$BK$13])+SUM([.AW40:.AY42]*[.$BI$15:.$BK$17]))" office:value-type="float" office:value="2.47109820397063" calcext:value-type="float">
            <text:p>2.47109820397063</text:p>
          </table:table-cell>
          <table:table-cell table:style-name="ce5" table:number-matrix-columns-spanned="1" table:number-matrix-rows-spanned="1" table:formula="of:=MAX(0;SUM([.AX11:.AZ13]*[.$BI$11:.$BK$13])+SUM([.AX40:.AZ42]*[.$BI$15:.$BK$17]))" office:value-type="float" office:value="4.45011626964938" calcext:value-type="float">
            <text:p>4.45011626964938</text:p>
          </table:table-cell>
          <table:table-cell table:style-name="ce5" table:number-matrix-columns-spanned="1" table:number-matrix-rows-spanned="1" table:formula="of:=MAX(0;SUM([.AY11:.BA13]*[.$BI$11:.$BK$13])+SUM([.AY40:.BA42]*[.$BI$15:.$BK$17]))" office:value-type="float" office:value="6.72407108366678" calcext:value-type="float">
            <text:p>6.72407108366678</text:p>
          </table:table-cell>
          <table:table-cell table:style-name="ce5" table:number-matrix-columns-spanned="1" table:number-matrix-rows-spanned="1" table:formula="of:=MAX(0;SUM([.AZ11:.BB13]*[.$BI$11:.$BK$13])+SUM([.AZ40:.BB42]*[.$BI$15:.$BK$17]))" office:value-type="float" office:value="7.01813384395834" calcext:value-type="float">
            <text:p>7.01813384395834</text:p>
          </table:table-cell>
          <table:table-cell table:style-name="ce5" table:number-matrix-columns-spanned="1" table:number-matrix-rows-spanned="1" table:formula="of:=MAX(0;SUM([.BA11:.BC13]*[.$BI$11:.$BK$13])+SUM([.BA40:.BC42]*[.$BI$15:.$BK$17]))" office:value-type="float" office:value="3.83030536605335" calcext:value-type="float">
            <text:p>3.83030536605335</text:p>
          </table:table-cell>
          <table:table-cell table:style-name="ce5" table:number-matrix-columns-spanned="1" table:number-matrix-rows-spanned="1" table:formula="of:=MAX(0;SUM([.BB11:.BD13]*[.$BI$11:.$BK$13])+SUM([.BB40:.BD42]*[.$BI$15:.$BK$17]))" office:value-type="float" office:value="0.833541343340254" calcext:value-type="float">
            <text:p>0.833541343340254</text:p>
          </table:table-cell>
          <table:table-cell table:style-name="ce5" table:number-matrix-columns-spanned="1" table:number-matrix-rows-spanned="1" table:formula="of:=MAX(0;SUM([.BC11:.BE13]*[.$BI$11:.$BK$13])+SUM([.BC40:.BE42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D11:.BF13]*[.$BI$11:.$BK$13])+SUM([.BD40:.BF42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E11:.BG13]*[.$BI$11:.$BK$13])+SUM([.BE40:.BG42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F11:.BH13]*[.$BI$11:.$BK$13])+SUM([.BF40:.BH42]*[.$BI$15:.$BK$17]))" office:value-type="float" office:value="0" calcext:value-type="float">
            <text:p>0</text:p>
          </table:table-cell>
          <table:table-cell/>
          <table:table-cell table:style-name="ce6" table:formula="of:=MAX([.BM12:.BN13])" office:value-type="float" office:value="2.47490338913784" calcext:value-type="float">
            <text:p>2.47490338913784</text:p>
          </table:table-cell>
          <table:table-cell table:style-name="ce6"/>
          <table:table-cell table:style-name="ce6" table:formula="of:=MAX([.BO12:.BP13])" office:value-type="float" office:value="5.29413017308007" calcext:value-type="float">
            <text:p>5.29413017308007</text:p>
          </table:table-cell>
          <table:table-cell table:style-name="ce6"/>
          <table:table-cell table:style-name="ce6" table:formula="of:=MAX([.BQ12:.BR13])" office:value-type="float" office:value="4.24689457715061" calcext:value-type="float">
            <text:p>4.24689457715061</text:p>
          </table:table-cell>
          <table:table-cell table:style-name="ce6"/>
          <table:table-cell table:style-name="ce6" table:formula="of:=MAX([.BS12:.BT13])" office:value-type="float" office:value="4.83563566192791" calcext:value-type="float">
            <text:p>4.83563566192791</text:p>
          </table:table-cell>
          <table:table-cell table:style-name="ce6"/>
          <table:table-cell table:style-name="ce6" table:formula="of:=MAX([.BU12:.BV13])" office:value-type="float" office:value="5.02443748400402" calcext:value-type="float">
            <text:p>5.02443748400402</text:p>
          </table:table-cell>
          <table:table-cell table:style-name="ce6"/>
          <table:table-cell table:style-name="ce6" table:formula="of:=MAX([.BW12:.BX13])" office:value-type="float" office:value="3.62302438915348" calcext:value-type="float">
            <text:p>3.62302438915348</text:p>
          </table:table-cell>
          <table:table-cell table:style-name="ce6"/>
          <table:table-cell table:style-name="ce6" table:formula="of:=MAX([.BY12:.BZ13])" office:value-type="float" office:value="3.19019395628396" calcext:value-type="float">
            <text:p>3.19019395628396</text:p>
          </table:table-cell>
          <table:table-cell table:style-name="ce6"/>
          <table:table-cell table:style-name="ce6" table:formula="of:=MAX([.CA12:.CB13])" office:value-type="float" office:value="2.47109820397063" calcext:value-type="float">
            <text:p>2.47109820397063</text:p>
          </table:table-cell>
          <table:table-cell table:style-name="ce6"/>
          <table:table-cell table:style-name="ce6" table:formula="of:=MAX([.CC12:.CD13])" office:value-type="float" office:value="6.72407108366678" calcext:value-type="float">
            <text:p>6.72407108366678</text:p>
          </table:table-cell>
          <table:table-cell table:style-name="ce6"/>
          <table:table-cell table:style-name="ce6" table:formula="of:=MAX([.CE12:.CF13])" office:value-type="float" office:value="8.14926829816604" calcext:value-type="float">
            <text:p>8.14926829816604</text:p>
          </table:table-cell>
          <table:table-cell table:style-name="ce6"/>
          <table:table-cell table:style-name="ce6" table:formula="of:=MAX([.CG12:.CH13])" office:value-type="float" office:value="1.9946950099745" calcext:value-type="float">
            <text:p>1.9946950099745</text:p>
          </table:table-cell>
          <table:table-cell table:style-name="ce6"/>
          <table:table-cell table:style-name="ce6" table:formula="of:=MAX([.CI12:.CJ13])" office:value-type="float" office:value="0" calcext:value-type="float">
            <text:p>0</text:p>
          </table:table-cell>
          <table:table-cell table:style-name="ce6"/>
          <table:table-cell table:style-name="ce6" table:formula="of:=MAX([.CK12:.CL13])" office:value-type="float" office:value="0" calcext:value-type="float">
            <text:p>0</text:p>
          </table:table-cell>
          <table:table-cell table:number-columns-repeated="2"/>
          <table:table-cell office:value-type="float" office:value="0.152299032642556" calcext:value-type="float">
            <text:p>0.152299032642556</text:p>
          </table:table-cell>
          <table:table-cell/>
          <table:table-cell office:value-type="float" office:value="0.177191701562242" calcext:value-type="float">
            <text:p>0.177191701562242</text:p>
          </table:table-cell>
          <table:table-cell/>
          <table:table-cell office:value-type="float" office:value="0.594999809803313" calcext:value-type="float">
            <text:p>0.594999809803313</text:p>
          </table:table-cell>
          <table:table-cell/>
          <table:table-cell office:value-type="float" office:value="0.62842706515019" calcext:value-type="float">
            <text:p>0.62842706515019</text:p>
          </table:table-cell>
          <table:table-cell/>
          <table:table-cell office:value-type="float" office:value="0.181367146637124" calcext:value-type="float">
            <text:p>0.181367146637124</text:p>
          </table:table-cell>
          <table:table-cell/>
          <table:table-cell office:value-type="float" office:value="0.925004398912992" calcext:value-type="float">
            <text:p>0.925004398912992</text:p>
          </table:table-cell>
          <table:table-cell/>
          <table:table-cell office:value-type="float" office:value="0.432512993006445" calcext:value-type="float">
            <text:p>0.432512993006445</text:p>
          </table:table-cell>
          <table:table-cell/>
          <table:table-cell office:value-type="float" office:value="0.897923630946937" calcext:value-type="float">
            <text:p>0.897923630946937</text:p>
          </table:table-cell>
          <table:table-cell/>
          <table:table-cell office:value-type="float" office:value="0.532038579451971" calcext:value-type="float">
            <text:p>0.532038579451971</text:p>
          </table:table-cell>
          <table:table-cell/>
          <table:table-cell office:value-type="float" office:value="0.408388697618991" calcext:value-type="float">
            <text:p>0.408388697618991</text:p>
          </table:table-cell>
          <table:table-cell/>
          <table:table-cell office:value-type="float" office:value="0.170423305829235" calcext:value-type="float">
            <text:p>0.170423305829235</text:p>
          </table:table-cell>
          <table:table-cell/>
          <table:table-cell office:value-type="float" office:value="0.504424410839726" calcext:value-type="float">
            <text:p>0.504424410839726</text:p>
          </table:table-cell>
          <table:table-cell/>
          <table:table-cell office:value-type="float" office:value="0.110763476355839" calcext:value-type="float">
            <text:p>0.110763476355839</text:p>
          </table:table-cell>
          <table:table-cell table:number-columns-repeated="882"/>
        </table:table-row>
        <table:table-row table:style-name="ro1">
          <table:table-cell table:number-columns-repeated="2" table:style-name="ce2" office:value-type="float" office:value="0" calcext:value-type="float">
            <text:p>0.0</text:p>
          </table:table-cell>
          <table:table-cell table:style-name="ce2" office:value-type="float" office:value="0.149019613862037" calcext:value-type="float">
            <text:p>0.1</text:p>
          </table:table-cell>
          <table:table-cell table:style-name="ce2" office:value-type="float" office:value="0.321568638086318" calcext:value-type="float">
            <text:p>0.3</text:p>
          </table:table-cell>
          <table:table-cell table:style-name="ce2" office:value-type="float" office:value="0.0509803965687751" calcext:value-type="float">
            <text:p>0.1</text:p>
          </table:table-cell>
          <table:table-cell table:number-columns-repeated="11" table:style-name="ce2" office:value-type="float" office:value="0" calcext:value-type="float">
            <text:p>0.0</text:p>
          </table:table-cell>
          <table:table-cell table:style-name="ce2" office:value-type="float" office:value="0.133333340287208" calcext:value-type="float">
            <text:p>0.1</text:p>
          </table:table-cell>
          <table:table-cell table:style-name="ce2" office:value-type="float" office:value="0.835294187068939" calcext:value-type="float">
            <text:p>0.8</text:p>
          </table:table-cell>
          <table:table-cell table:number-columns-repeated="2" table:style-name="ce2" office:value-type="float" office:value="0.996078491210937" calcext:value-type="float">
            <text:p>1.0</text:p>
          </table:table-cell>
          <table:table-cell table:style-name="ce2" office:value-type="float" office:value="0.450980424880981" calcext:value-type="float">
            <text:p>0.5</text:p>
          </table:table-cell>
          <table:table-cell table:number-columns-repeated="7" table:style-name="ce2" office:value-type="float" office:value="0" calcext:value-type="float">
            <text:p>0.0</text:p>
          </table:table-cell>
          <table:table-cell/>
          <table:table-cell table:number-columns-repeated="3" office:value-type="float" office:value="-1" calcext:value-type="float">
            <text:p>-1</text:p>
          </table:table-cell>
          <table:table-cell/>
          <table:table-cell table:style-name="ce3" table:number-matrix-columns-spanned="1" table:number-matrix-rows-spanned="1" table:formula="of:=MAX(0;SUM([.A12:.C14]*[.$AD$11:.$AF$13]))" office:value-type="float" office:value="0.886274576187133" calcext:value-type="float">
            <text:p>0.886274576187133</text:p>
          </table:table-cell>
          <table:table-cell table:style-name="ce3" table:number-matrix-columns-spanned="1" table:number-matrix-rows-spanned="1" table:formula="of:=MAX(0;SUM([.B12:.D14]*[.$AD$11:.$AF$13]))" office:value-type="float" office:value="1.88944649453485" calcext:value-type="float">
            <text:p>1.88944649453485</text:p>
          </table:table-cell>
          <table:table-cell table:style-name="ce3" table:number-matrix-columns-spanned="1" table:number-matrix-rows-spanned="1" table:formula="of:=MAX(0;SUM([.C12:.E14]*[.$AD$11:.$AF$13]))" office:value-type="float" office:value="2.71334628147111" calcext:value-type="float">
            <text:p>2.71334628147111</text:p>
          </table:table-cell>
          <table:table-cell table:style-name="ce3" table:number-matrix-columns-spanned="1" table:number-matrix-rows-spanned="1" table:formula="of:=MAX(0;SUM([.D12:.F14]*[.$AD$11:.$AF$13]))" office:value-type="float" office:value="2.59458376473769" calcext:value-type="float">
            <text:p>2.59458376473769</text:p>
          </table:table-cell>
          <table:table-cell table:style-name="ce3" table:number-matrix-columns-spanned="1" table:number-matrix-rows-spanned="1" table:formula="of:=MAX(0;SUM([.E12:.G14]*[.$AD$11:.$AF$13]))" office:value-type="float" office:value="2.37647080421448" calcext:value-type="float">
            <text:p>2.37647080421448</text:p>
          </table:table-cell>
          <table:table-cell table:style-name="ce3" table:number-matrix-columns-spanned="1" table:number-matrix-rows-spanned="1" table:formula="of:=MAX(0;SUM([.F12:.H14]*[.$AD$11:.$AF$13]))" office:value-type="float" office:value="2.34117668867111" calcext:value-type="float">
            <text:p>2.34117668867111</text:p>
          </table:table-cell>
          <table:table-cell table:style-name="ce3" table:number-matrix-columns-spanned="1" table:number-matrix-rows-spanned="1" table:formula="of:=MAX(0;SUM([.G12:.I14]*[.$AD$11:.$AF$13]))" office:value-type="float" office:value="2.34117668867111" calcext:value-type="float">
            <text:p>2.34117668867111</text:p>
          </table:table-cell>
          <table:table-cell table:style-name="ce3" table:number-matrix-columns-spanned="1" table:number-matrix-rows-spanned="1" table:formula="of:=MAX(0;SUM([.H12:.J14]*[.$AD$11:.$AF$13]))" office:value-type="float" office:value="2.10588252544403" calcext:value-type="float">
            <text:p>2.10588252544403</text:p>
          </table:table-cell>
          <table:table-cell table:style-name="ce3" table:number-matrix-columns-spanned="1" table:number-matrix-rows-spanned="1" table:formula="of:=MAX(0;SUM([.I12:.K14]*[.$AD$11:.$AF$13]))" office:value-type="float" office:value="1.56470599770546" calcext:value-type="float">
            <text:p>1.56470599770546</text:p>
          </table:table-cell>
          <table:table-cell table:style-name="ce3" table:number-matrix-columns-spanned="1" table:number-matrix-rows-spanned="1" table:formula="of:=MAX(0;SUM([.J12:.L14]*[.$AD$11:.$AF$13]))" office:value-type="float" office:value="1.02352946996689" calcext:value-type="float">
            <text:p>1.02352946996689</text:p>
          </table:table-cell>
          <table:table-cell table:style-name="ce3" table:number-matrix-columns-spanned="1" table:number-matrix-rows-spanned="1" table:formula="of:=MAX(0;SUM([.K12:.M14]*[.$AD$11:.$AF$13]))" office:value-type="float" office:value="0.717647105455398" calcext:value-type="float">
            <text:p>0.717647105455398</text:p>
          </table:table-cell>
          <table:table-cell table:style-name="ce3" table:number-matrix-columns-spanned="1" table:number-matrix-rows-spanned="1" table:formula="of:=MAX(0;SUM([.L12:.N14]*[.$AD$11:.$AF$13]))" office:value-type="float" office:value="0.717647105455398" calcext:value-type="float">
            <text:p>0.717647105455398</text:p>
          </table:table-cell>
          <table:table-cell table:style-name="ce3" table:number-matrix-columns-spanned="1" table:number-matrix-rows-spanned="1" table:formula="of:=MAX(0;SUM([.M12:.O14]*[.$AD$11:.$AF$13]))" office:value-type="float" office:value="0.717647105455398" calcext:value-type="float">
            <text:p>0.717647105455398</text:p>
          </table:table-cell>
          <table:table-cell table:style-name="ce3" table:number-matrix-columns-spanned="1" table:number-matrix-rows-spanned="1" table:formula="of:=MAX(0;SUM([.N12:.P14]*[.$AD$11:.$AF$13]))" office:value-type="float" office:value="0.980392217636108" calcext:value-type="float">
            <text:p>0.980392217636108</text:p>
          </table:table-cell>
          <table:table-cell table:style-name="ce3" table:number-matrix-columns-spanned="1" table:number-matrix-rows-spanned="1" table:formula="of:=MAX(0;SUM([.O12:.Q14]*[.$AD$11:.$AF$13]))" office:value-type="float" office:value="1.61176481842995" calcext:value-type="float">
            <text:p>1.61176481842995</text:p>
          </table:table-cell>
          <table:table-cell table:style-name="ce3" table:number-matrix-columns-spanned="1" table:number-matrix-rows-spanned="1" table:formula="of:=MAX(0;SUM([.P12:.R14]*[.$AD$11:.$AF$13]))" office:value-type="float" office:value="2.04556258361942" calcext:value-type="float">
            <text:p>2.04556258361942</text:p>
          </table:table-cell>
          <table:table-cell table:style-name="ce3" table:number-matrix-columns-spanned="1" table:number-matrix-rows-spanned="1" table:formula="of:=MAX(0;SUM([.Q12:.S14]*[.$AD$11:.$AF$13]))" office:value-type="float" office:value="1.57701554644113" calcext:value-type="float">
            <text:p>1.57701554644113</text:p>
          </table:table-cell>
          <table:table-cell table:style-name="ce3" table:number-matrix-columns-spanned="1" table:number-matrix-rows-spanned="1" table:formula="of:=MAX(0;SUM([.R12:.T14]*[.$AD$11:.$AF$13]))" office:value-type="float" office:value="0.459178672410223" calcext:value-type="float">
            <text:p>0.459178672410223</text:p>
          </table:table-cell>
          <table:table-cell table:style-name="ce3" table:number-matrix-columns-spanned="1" table:number-matrix-rows-spanned="1" table:formula="of:=MAX(0;SUM([.S12:.U14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T12:.V14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U12:.W14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V12:.X14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W12:.Y14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X12:.Z14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Y12:.AA14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Z12:.AB14]*[.$AD$11:.$AF$13]))" office:value-type="float" office:value="0" calcext:value-type="float">
            <text:p>0</text:p>
          </table:table-cell>
          <table:table-cell/>
          <table:table-cell office:value-type="float" office:value="0.802265973935455" calcext:value-type="float">
            <text:p>0.802265973935455</text:p>
          </table:table-cell>
          <table:table-cell office:value-type="float" office:value="0.0131633078696716" calcext:value-type="float">
            <text:p>0.013163307869672</text:p>
          </table:table-cell>
          <table:table-cell office:value-type="float" office:value="-0.670883068626068" calcext:value-type="float">
            <text:p>-0.670883068626068</text:p>
          </table:table-cell>
          <table:table-cell/>
          <table:table-cell table:style-name="ce5" table:number-matrix-columns-spanned="1" table:number-matrix-rows-spanned="1" table:formula="of:=MAX(0;SUM([.AH12:.AJ14]*[.$BI$11:.$BK$13])+SUM([.AH41:.AJ43]*[.$BI$15:.$BK$17]))" office:value-type="float" office:value="0.833217002840377" calcext:value-type="float">
            <text:p>0.833217002840377</text:p>
          </table:table-cell>
          <table:table-cell table:style-name="ce5" table:number-matrix-columns-spanned="1" table:number-matrix-rows-spanned="1" table:formula="of:=MAX(0;SUM([.AI12:.AK14]*[.$BI$11:.$BK$13])+SUM([.AI41:.AK43]*[.$BI$15:.$BK$17]))" office:value-type="float" office:value="2.47490338913784" calcext:value-type="float">
            <text:p>2.47490338913784</text:p>
          </table:table-cell>
          <table:table-cell table:style-name="ce5" table:number-matrix-columns-spanned="1" table:number-matrix-rows-spanned="1" table:formula="of:=MAX(0;SUM([.AJ12:.AL14]*[.$BI$11:.$BK$13])+SUM([.AJ41:.AL43]*[.$BI$15:.$BK$17]))" office:value-type="float" office:value="4.77444018740816" calcext:value-type="float">
            <text:p>4.77444018740816</text:p>
          </table:table-cell>
          <table:table-cell table:style-name="ce5" table:number-matrix-columns-spanned="1" table:number-matrix-rows-spanned="1" table:formula="of:=MAX(0;SUM([.AK12:.AM14]*[.$BI$11:.$BK$13])+SUM([.AK41:.AM43]*[.$BI$15:.$BK$17]))" office:value-type="float" office:value="5.29413017308007" calcext:value-type="float">
            <text:p>5.29413017308007</text:p>
          </table:table-cell>
          <table:table-cell table:style-name="ce5" table:number-matrix-columns-spanned="1" table:number-matrix-rows-spanned="1" table:formula="of:=MAX(0;SUM([.AL12:.AN14]*[.$BI$11:.$BK$13])+SUM([.AL41:.AN43]*[.$BI$15:.$BK$17]))" office:value-type="float" office:value="4.24689457715061" calcext:value-type="float">
            <text:p>4.24689457715061</text:p>
          </table:table-cell>
          <table:table-cell table:style-name="ce5" table:number-matrix-columns-spanned="1" table:number-matrix-rows-spanned="1" table:formula="of:=MAX(0;SUM([.AM12:.AO14]*[.$BI$11:.$BK$13])+SUM([.AM41:.AO43]*[.$BI$15:.$BK$17]))" office:value-type="float" office:value="3.99532898423742" calcext:value-type="float">
            <text:p>3.99532898423742</text:p>
          </table:table-cell>
          <table:table-cell table:style-name="ce5" table:number-matrix-columns-spanned="1" table:number-matrix-rows-spanned="1" table:formula="of:=MAX(0;SUM([.AN12:.AP14]*[.$BI$11:.$BK$13])+SUM([.AN41:.AP43]*[.$BI$15:.$BK$17]))" office:value-type="float" office:value="4.1824569314228" calcext:value-type="float">
            <text:p>4.1824569314228</text:p>
          </table:table-cell>
          <table:table-cell table:style-name="ce5" table:number-matrix-columns-spanned="1" table:number-matrix-rows-spanned="1" table:formula="of:=MAX(0;SUM([.AO12:.AQ14]*[.$BI$11:.$BK$13])+SUM([.AO41:.AQ43]*[.$BI$15:.$BK$17]))" office:value-type="float" office:value="4.83563566192791" calcext:value-type="float">
            <text:p>4.83563566192791</text:p>
          </table:table-cell>
          <table:table-cell table:style-name="ce5" table:number-matrix-columns-spanned="1" table:number-matrix-rows-spanned="1" table:formula="of:=MAX(0;SUM([.AP12:.AR14]*[.$BI$11:.$BK$13])+SUM([.AP41:.AR43]*[.$BI$15:.$BK$17]))" office:value-type="float" office:value="4.95755427999878" calcext:value-type="float">
            <text:p>4.95755427999878</text:p>
          </table:table-cell>
          <table:table-cell table:style-name="ce5" table:number-matrix-columns-spanned="1" table:number-matrix-rows-spanned="1" table:formula="of:=MAX(0;SUM([.AQ12:.AS14]*[.$BI$11:.$BK$13])+SUM([.AQ41:.AS43]*[.$BI$15:.$BK$17]))" office:value-type="float" office:value="4.09234880646308" calcext:value-type="float">
            <text:p>4.09234880646308</text:p>
          </table:table-cell>
          <table:table-cell table:style-name="ce5" table:number-matrix-columns-spanned="1" table:number-matrix-rows-spanned="1" table:formula="of:=MAX(0;SUM([.AR12:.AT14]*[.$BI$11:.$BK$13])+SUM([.AR41:.AT43]*[.$BI$15:.$BK$17]))" office:value-type="float" office:value="3.40233829127604" calcext:value-type="float">
            <text:p>3.40233829127604</text:p>
          </table:table-cell>
          <table:table-cell table:style-name="ce5" table:number-matrix-columns-spanned="1" table:number-matrix-rows-spanned="1" table:formula="of:=MAX(0;SUM([.AS12:.AU14]*[.$BI$11:.$BK$13])+SUM([.AS41:.AU43]*[.$BI$15:.$BK$17]))" office:value-type="float" office:value="3.41533873323878" calcext:value-type="float">
            <text:p>3.41533873323878</text:p>
          </table:table-cell>
          <table:table-cell table:style-name="ce5" table:number-matrix-columns-spanned="1" table:number-matrix-rows-spanned="1" table:formula="of:=MAX(0;SUM([.AT12:.AV14]*[.$BI$11:.$BK$13])+SUM([.AT41:.AV43]*[.$BI$15:.$BK$17]))" office:value-type="float" office:value="3.19019395628396" calcext:value-type="float">
            <text:p>3.19019395628396</text:p>
          </table:table-cell>
          <table:table-cell table:style-name="ce5" table:number-matrix-columns-spanned="1" table:number-matrix-rows-spanned="1" table:formula="of:=MAX(0;SUM([.AU12:.AW14]*[.$BI$11:.$BK$13])+SUM([.AU41:.AW43]*[.$BI$15:.$BK$17]))" office:value-type="float" office:value="2.530935409362" calcext:value-type="float">
            <text:p>2.530935409362</text:p>
          </table:table-cell>
          <table:table-cell table:style-name="ce5" table:number-matrix-columns-spanned="1" table:number-matrix-rows-spanned="1" table:formula="of:=MAX(0;SUM([.AV12:.AX14]*[.$BI$11:.$BK$13])+SUM([.AV41:.AX43]*[.$BI$15:.$BK$17]))" office:value-type="float" office:value="2.32847110880482" calcext:value-type="float">
            <text:p>2.32847110880482</text:p>
          </table:table-cell>
          <table:table-cell table:style-name="ce5" table:number-matrix-columns-spanned="1" table:number-matrix-rows-spanned="1" table:formula="of:=MAX(0;SUM([.AW12:.AY14]*[.$BI$11:.$BK$13])+SUM([.AW41:.AY43]*[.$BI$15:.$BK$17]))" office:value-type="float" office:value="1.84950585216291" calcext:value-type="float">
            <text:p>1.84950585216291</text:p>
          </table:table-cell>
          <table:table-cell table:style-name="ce5" table:number-matrix-columns-spanned="1" table:number-matrix-rows-spanned="1" table:formula="of:=MAX(0;SUM([.AX12:.AZ14]*[.$BI$11:.$BK$13])+SUM([.AX41:.AZ43]*[.$BI$15:.$BK$17]))" office:value-type="float" office:value="2.10893435707659" calcext:value-type="float">
            <text:p>2.10893435707659</text:p>
          </table:table-cell>
          <table:table-cell table:style-name="ce5" table:number-matrix-columns-spanned="1" table:number-matrix-rows-spanned="1" table:formula="of:=MAX(0;SUM([.AY12:.BA14]*[.$BI$11:.$BK$13])+SUM([.AY41:.BA43]*[.$BI$15:.$BK$17]))" office:value-type="float" office:value="5.10159041302499" calcext:value-type="float">
            <text:p>5.10159041302499</text:p>
          </table:table-cell>
          <table:table-cell table:style-name="ce5" table:number-matrix-columns-spanned="1" table:number-matrix-rows-spanned="1" table:formula="of:=MAX(0;SUM([.AZ12:.BB14]*[.$BI$11:.$BK$13])+SUM([.AZ41:.BB43]*[.$BI$15:.$BK$17]))" office:value-type="float" office:value="8.14926829816604" calcext:value-type="float">
            <text:p>8.14926829816604</text:p>
          </table:table-cell>
          <table:table-cell table:style-name="ce5" table:number-matrix-columns-spanned="1" table:number-matrix-rows-spanned="1" table:formula="of:=MAX(0;SUM([.BA12:.BC14]*[.$BI$11:.$BK$13])+SUM([.BA41:.BC43]*[.$BI$15:.$BK$17]))" office:value-type="float" office:value="6.3282456508919" calcext:value-type="float">
            <text:p>6.3282456508919</text:p>
          </table:table-cell>
          <table:table-cell table:style-name="ce5" table:number-matrix-columns-spanned="1" table:number-matrix-rows-spanned="1" table:formula="of:=MAX(0;SUM([.BB12:.BD14]*[.$BI$11:.$BK$13])+SUM([.BB41:.BD43]*[.$BI$15:.$BK$17]))" office:value-type="float" office:value="1.9946950099745" calcext:value-type="float">
            <text:p>1.9946950099745</text:p>
          </table:table-cell>
          <table:table-cell table:style-name="ce5" table:number-matrix-columns-spanned="1" table:number-matrix-rows-spanned="1" table:formula="of:=MAX(0;SUM([.BC12:.BE14]*[.$BI$11:.$BK$13])+SUM([.BC41:.BE43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D12:.BF14]*[.$BI$11:.$BK$13])+SUM([.BD41:.BF43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E12:.BG14]*[.$BI$11:.$BK$13])+SUM([.BE41:.BG43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F12:.BH14]*[.$BI$11:.$BK$13])+SUM([.BF41:.BH43]*[.$BI$15:.$BK$17]))" office:value-type="float" office:value="0" calcext:value-type="float">
            <text:p>0</text:p>
          </table:table-cell>
          <table:table-cell/>
          <table:table-cell table:style-name="ce6" table:number-columns-repeated="25"/>
          <table:table-cell table:number-columns-repeated="909"/>
        </table:table-row>
        <table:table-row table:style-name="ro1">
          <table:table-cell table:number-columns-repeated="17" table:style-name="ce2" office:value-type="float" office:value="0" calcext:value-type="float">
            <text:p>0.0</text:p>
          </table:table-cell>
          <table:table-cell table:style-name="ce2" office:value-type="float" office:value="0.329411774873733" calcext:value-type="float">
            <text:p>0.3</text:p>
          </table:table-cell>
          <table:table-cell table:number-columns-repeated="2" table:style-name="ce2" office:value-type="float" office:value="0.996078491210937" calcext:value-type="float">
            <text:p>1.0</text:p>
          </table:table-cell>
          <table:table-cell table:style-name="ce2" office:value-type="float" office:value="0.917647123336791" calcext:value-type="float">
            <text:p>0.9</text:p>
          </table:table-cell>
          <table:table-cell table:number-columns-repeated="7" table:style-name="ce2" office:value-type="float" office:value="0" calcext:value-type="float">
            <text:p>0.0</text:p>
          </table:table-cell>
          <table:table-cell table:number-columns-repeated="5"/>
          <table:table-cell table:style-name="ce3" table:number-matrix-columns-spanned="1" table:number-matrix-rows-spanned="1" table:formula="of:=MAX(0;SUM([.A13:.C15]*[.$AD$11:.$AF$13]))" office:value-type="float" office:value="0.149019613862037" calcext:value-type="float">
            <text:p>0.149019613862037</text:p>
          </table:table-cell>
          <table:table-cell table:style-name="ce3" table:number-matrix-columns-spanned="1" table:number-matrix-rows-spanned="1" table:formula="of:=MAX(0;SUM([.B13:.D15]*[.$AD$11:.$AF$13]))" office:value-type="float" office:value="0.470588251948355" calcext:value-type="float">
            <text:p>0.470588251948355</text:p>
          </table:table-cell>
          <table:table-cell table:style-name="ce3" table:number-matrix-columns-spanned="1" table:number-matrix-rows-spanned="1" table:formula="of:=MAX(0;SUM([.C13:.E15]*[.$AD$11:.$AF$13]))" office:value-type="float" office:value="0.52156864851713" calcext:value-type="float">
            <text:p>0.52156864851713</text:p>
          </table:table-cell>
          <table:table-cell table:style-name="ce3" table:number-matrix-columns-spanned="1" table:number-matrix-rows-spanned="1" table:formula="of:=MAX(0;SUM([.D13:.F15]*[.$AD$11:.$AF$13]))" office:value-type="float" office:value="0.372549034655093" calcext:value-type="float">
            <text:p>0.372549034655093</text:p>
          </table:table-cell>
          <table:table-cell table:style-name="ce3" table:number-matrix-columns-spanned="1" table:number-matrix-rows-spanned="1" table:formula="of:=MAX(0;SUM([.E13:.G15]*[.$AD$11:.$AF$13]))" office:value-type="float" office:value="0.0509803965687751" calcext:value-type="float">
            <text:p>0.050980396568775</text:p>
          </table:table-cell>
          <table:table-cell table:style-name="ce3" table:number-matrix-columns-spanned="1" table:number-matrix-rows-spanned="1" table:formula="of:=MAX(0;SUM([.F13:.H15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G13:.I15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H13:.J15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I13:.K15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J13:.L15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K13:.M15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L13:.N15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M13:.O15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N13:.P15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O13:.Q15]*[.$AD$11:.$AF$13]))" office:value-type="float" office:value="0.133333340287208" calcext:value-type="float">
            <text:p>0.133333340287208</text:p>
          </table:table-cell>
          <table:table-cell table:style-name="ce3" table:number-matrix-columns-spanned="1" table:number-matrix-rows-spanned="1" table:formula="of:=MAX(0;SUM([.P13:.R15]*[.$AD$11:.$AF$13]))" office:value-type="float" office:value="0.639215752482414" calcext:value-type="float">
            <text:p>0.639215752482414</text:p>
          </table:table-cell>
          <table:table-cell table:style-name="ce3" table:number-matrix-columns-spanned="1" table:number-matrix-rows-spanned="1" table:formula="of:=MAX(0;SUM([.Q13:.S15]*[.$AD$11:.$AF$13]))" office:value-type="float" office:value="0.654895959688082" calcext:value-type="float">
            <text:p>0.654895959688082</text:p>
          </table:table-cell>
          <table:table-cell table:style-name="ce3" table:number-matrix-columns-spanned="1" table:number-matrix-rows-spanned="1" table:formula="of:=MAX(0;SUM([.R13:.T15]*[.$AD$11:.$AF$13]))" office:value-type="float" office:value="0.553296373463843" calcext:value-type="float">
            <text:p>0.553296373463843</text:p>
          </table:table-cell>
          <table:table-cell table:style-name="ce3" table:number-matrix-columns-spanned="1" table:number-matrix-rows-spanned="1" table:formula="of:=MAX(0;SUM([.S13:.U15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T13:.V15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U13:.W15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V13:.X15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W13:.Y15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X13:.Z15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Y13:.AA15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Z13:.AB15]*[.$AD$11:.$AF$13]))" office:value-type="float" office:value="0" calcext:value-type="float">
            <text:p>0</text:p>
          </table:table-cell>
          <table:table-cell table:number-columns-repeated="5"/>
          <table:table-cell table:style-name="ce5" table:number-matrix-columns-spanned="1" table:number-matrix-rows-spanned="1" table:formula="of:=MAX(0;SUM([.AH13:.AJ15]*[.$BI$11:.$BK$13])+SUM([.AH42:.AJ44]*[.$BI$15:.$BK$17]))" office:value-type="float" office:value="1.50708332396125" calcext:value-type="float">
            <text:p>1.50708332396125</text:p>
          </table:table-cell>
          <table:table-cell table:style-name="ce5" table:number-matrix-columns-spanned="1" table:number-matrix-rows-spanned="1" table:formula="of:=MAX(0;SUM([.AI13:.AK15]*[.$BI$11:.$BK$13])+SUM([.AI42:.AK44]*[.$BI$15:.$BK$17]))" office:value-type="float" office:value="2.41943461337791" calcext:value-type="float">
            <text:p>2.41943461337791</text:p>
          </table:table-cell>
          <table:table-cell table:style-name="ce5" table:number-matrix-columns-spanned="1" table:number-matrix-rows-spanned="1" table:formula="of:=MAX(0;SUM([.AJ13:.AL15]*[.$BI$11:.$BK$13])+SUM([.AJ42:.AL44]*[.$BI$15:.$BK$17]))" office:value-type="float" office:value="3.43892684946248" calcext:value-type="float">
            <text:p>3.43892684946248</text:p>
          </table:table-cell>
          <table:table-cell table:style-name="ce5" table:number-matrix-columns-spanned="1" table:number-matrix-rows-spanned="1" table:formula="of:=MAX(0;SUM([.AK13:.AM15]*[.$BI$11:.$BK$13])+SUM([.AK42:.AM44]*[.$BI$15:.$BK$17]))" office:value-type="float" office:value="3.54754898039229" calcext:value-type="float">
            <text:p>3.54754898039229</text:p>
          </table:table-cell>
          <table:table-cell table:style-name="ce5" table:number-matrix-columns-spanned="1" table:number-matrix-rows-spanned="1" table:formula="of:=MAX(0;SUM([.AL13:.AN15]*[.$BI$11:.$BK$13])+SUM([.AL42:.AN44]*[.$BI$15:.$BK$17]))" office:value-type="float" office:value="2.59844827815187" calcext:value-type="float">
            <text:p>2.59844827815187</text:p>
          </table:table-cell>
          <table:table-cell table:style-name="ce5" table:number-matrix-columns-spanned="1" table:number-matrix-rows-spanned="1" table:formula="of:=MAX(0;SUM([.AM13:.AO15]*[.$BI$11:.$BK$13])+SUM([.AM42:.AO44]*[.$BI$15:.$BK$17]))" office:value-type="float" office:value="2.24649971900974" calcext:value-type="float">
            <text:p>2.24649971900974</text:p>
          </table:table-cell>
          <table:table-cell table:style-name="ce5" table:number-matrix-columns-spanned="1" table:number-matrix-rows-spanned="1" table:formula="of:=MAX(0;SUM([.AN13:.AP15]*[.$BI$11:.$BK$13])+SUM([.AN42:.AP44]*[.$BI$15:.$BK$17]))" office:value-type="float" office:value="1.96290914088346" calcext:value-type="float">
            <text:p>1.96290914088346</text:p>
          </table:table-cell>
          <table:table-cell table:style-name="ce5" table:number-matrix-columns-spanned="1" table:number-matrix-rows-spanned="1" table:formula="of:=MAX(0;SUM([.AO13:.AQ15]*[.$BI$11:.$BK$13])+SUM([.AO42:.AQ44]*[.$BI$15:.$BK$17]))" office:value-type="float" office:value="1.99341869914259" calcext:value-type="float">
            <text:p>1.99341869914259</text:p>
          </table:table-cell>
          <table:table-cell table:style-name="ce5" table:number-matrix-columns-spanned="1" table:number-matrix-rows-spanned="1" table:formula="of:=MAX(0;SUM([.AP13:.AR15]*[.$BI$11:.$BK$13])+SUM([.AP42:.AR44]*[.$BI$15:.$BK$17]))" office:value-type="float" office:value="1.82551497272867" calcext:value-type="float">
            <text:p>1.82551497272867</text:p>
          </table:table-cell>
          <table:table-cell table:style-name="ce5" table:number-matrix-columns-spanned="1" table:number-matrix-rows-spanned="1" table:formula="of:=MAX(0;SUM([.AQ13:.AS15]*[.$BI$11:.$BK$13])+SUM([.AQ42:.AS44]*[.$BI$15:.$BK$17]))" office:value-type="float" office:value="1.15774624566183" calcext:value-type="float">
            <text:p>1.15774624566183</text:p>
          </table:table-cell>
          <table:table-cell table:style-name="ce5" table:number-matrix-columns-spanned="1" table:number-matrix-rows-spanned="1" table:formula="of:=MAX(0;SUM([.AR13:.AT15]*[.$BI$11:.$BK$13])+SUM([.AR42:.AT44]*[.$BI$15:.$BK$17]))" office:value-type="float" office:value="0.746719798893537" calcext:value-type="float">
            <text:p>0.746719798893537</text:p>
          </table:table-cell>
          <table:table-cell table:style-name="ce5" table:number-matrix-columns-spanned="1" table:number-matrix-rows-spanned="1" table:formula="of:=MAX(0;SUM([.AS13:.AU15]*[.$BI$11:.$BK$13])+SUM([.AS42:.AU44]*[.$BI$15:.$BK$17]))" office:value-type="float" office:value="0.814232966190027" calcext:value-type="float">
            <text:p>0.814232966190027</text:p>
          </table:table-cell>
          <table:table-cell table:style-name="ce5" table:number-matrix-columns-spanned="1" table:number-matrix-rows-spanned="1" table:formula="of:=MAX(0;SUM([.AT13:.AV15]*[.$BI$11:.$BK$13])+SUM([.AT42:.AV44]*[.$BI$15:.$BK$17]))" office:value-type="float" office:value="1.05324011809235" calcext:value-type="float">
            <text:p>1.05324011809235</text:p>
          </table:table-cell>
          <table:table-cell table:style-name="ce5" table:number-matrix-columns-spanned="1" table:number-matrix-rows-spanned="1" table:formula="of:=MAX(0;SUM([.AU13:.AW15]*[.$BI$11:.$BK$13])+SUM([.AU42:.AW44]*[.$BI$15:.$BK$17]))" office:value-type="float" office:value="1.42511202236543" calcext:value-type="float">
            <text:p>1.42511202236543</text:p>
          </table:table-cell>
          <table:table-cell table:style-name="ce5" table:number-matrix-columns-spanned="1" table:number-matrix-rows-spanned="1" table:formula="of:=MAX(0;SUM([.AV13:.AX15]*[.$BI$11:.$BK$13])+SUM([.AV42:.AX44]*[.$BI$15:.$BK$17]))" office:value-type="float" office:value="1.60041176144581" calcext:value-type="float">
            <text:p>1.60041176144581</text:p>
          </table:table-cell>
          <table:table-cell table:style-name="ce5" table:number-matrix-columns-spanned="1" table:number-matrix-rows-spanned="1" table:formula="of:=MAX(0;SUM([.AW13:.AY15]*[.$BI$11:.$BK$13])+SUM([.AW42:.AY44]*[.$BI$15:.$BK$17]))" office:value-type="float" office:value="1.83376501320163" calcext:value-type="float">
            <text:p>1.83376501320163</text:p>
          </table:table-cell>
          <table:table-cell table:style-name="ce5" table:number-matrix-columns-spanned="1" table:number-matrix-rows-spanned="1" table:formula="of:=MAX(0;SUM([.AX13:.AZ15]*[.$BI$11:.$BK$13])+SUM([.AX42:.AZ44]*[.$BI$15:.$BK$17]))" office:value-type="float" office:value="0.691943789569868" calcext:value-type="float">
            <text:p>0.691943789569868</text:p>
          </table:table-cell>
          <table:table-cell table:style-name="ce5" table:number-matrix-columns-spanned="1" table:number-matrix-rows-spanned="1" table:formula="of:=MAX(0;SUM([.AY13:.BA15]*[.$BI$11:.$BK$13])+SUM([.AY42:.BA44]*[.$BI$15:.$BK$17]))" office:value-type="float" office:value="2.71695551400387" calcext:value-type="float">
            <text:p>2.71695551400387</text:p>
          </table:table-cell>
          <table:table-cell table:style-name="ce5" table:number-matrix-columns-spanned="1" table:number-matrix-rows-spanned="1" table:formula="of:=MAX(0;SUM([.AZ13:.BB15]*[.$BI$11:.$BK$13])+SUM([.AZ42:.BB44]*[.$BI$15:.$BK$17]))" office:value-type="float" office:value="7.30460657398099" calcext:value-type="float">
            <text:p>7.30460657398099</text:p>
          </table:table-cell>
          <table:table-cell table:style-name="ce5" table:number-matrix-columns-spanned="1" table:number-matrix-rows-spanned="1" table:formula="of:=MAX(0;SUM([.BA13:.BC15]*[.$BI$11:.$BK$13])+SUM([.BA42:.BC44]*[.$BI$15:.$BK$17]))" office:value-type="float" office:value="8.26371243472457" calcext:value-type="float">
            <text:p>8.26371243472457</text:p>
          </table:table-cell>
          <table:table-cell table:style-name="ce5" table:number-matrix-columns-spanned="1" table:number-matrix-rows-spanned="1" table:formula="of:=MAX(0;SUM([.BB13:.BD15]*[.$BI$11:.$BK$13])+SUM([.BB42:.BD44]*[.$BI$15:.$BK$17]))" office:value-type="float" office:value="3.52815931548553" calcext:value-type="float">
            <text:p>3.52815931548553</text:p>
          </table:table-cell>
          <table:table-cell table:style-name="ce5" table:number-matrix-columns-spanned="1" table:number-matrix-rows-spanned="1" table:formula="of:=MAX(0;SUM([.BC13:.BE15]*[.$BI$11:.$BK$13])+SUM([.BC42:.BE44]*[.$BI$15:.$BK$17]))" office:value-type="float" office:value="0.0636740031370639" calcext:value-type="float">
            <text:p>0.063674003137064</text:p>
          </table:table-cell>
          <table:table-cell table:style-name="ce5" table:number-matrix-columns-spanned="1" table:number-matrix-rows-spanned="1" table:formula="of:=MAX(0;SUM([.BD13:.BF15]*[.$BI$11:.$BK$13])+SUM([.BD42:.BF44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E13:.BG15]*[.$BI$11:.$BK$13])+SUM([.BE42:.BG44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F13:.BH15]*[.$BI$11:.$BK$13])+SUM([.BF42:.BH44]*[.$BI$15:.$BK$17]))" office:value-type="float" office:value="0" calcext:value-type="float">
            <text:p>0</text:p>
          </table:table-cell>
          <table:table-cell/>
          <table:table-cell table:style-name="ce6" table:formula="of:=MAX([.BM14:.BN15])" office:value-type="float" office:value="2.41943461337791" calcext:value-type="float">
            <text:p>2.41943461337791</text:p>
          </table:table-cell>
          <table:table-cell table:style-name="ce6"/>
          <table:table-cell table:style-name="ce6" table:formula="of:=MAX([.BO14:.BP15])" office:value-type="float" office:value="3.54754898039229" calcext:value-type="float">
            <text:p>3.54754898039229</text:p>
          </table:table-cell>
          <table:table-cell table:style-name="ce6"/>
          <table:table-cell table:style-name="ce6" table:formula="of:=MAX([.BQ14:.BR15])" office:value-type="float" office:value="2.59844827815187" calcext:value-type="float">
            <text:p>2.59844827815187</text:p>
          </table:table-cell>
          <table:table-cell table:style-name="ce6"/>
          <table:table-cell table:style-name="ce6" table:formula="of:=MAX([.BS14:.BT15])" office:value-type="float" office:value="1.99341869914259" calcext:value-type="float">
            <text:p>1.99341869914259</text:p>
          </table:table-cell>
          <table:table-cell table:style-name="ce6"/>
          <table:table-cell table:style-name="ce6" table:formula="of:=MAX([.BU14:.BV15])" office:value-type="float" office:value="1.82551497272867" calcext:value-type="float">
            <text:p>1.82551497272867</text:p>
          </table:table-cell>
          <table:table-cell table:style-name="ce6"/>
          <table:table-cell table:style-name="ce6" table:formula="of:=MAX([.BW14:.BX15])" office:value-type="float" office:value="0.814232966190027" calcext:value-type="float">
            <text:p>0.814232966190027</text:p>
          </table:table-cell>
          <table:table-cell table:style-name="ce6"/>
          <table:table-cell table:style-name="ce6" table:formula="of:=MAX([.BY14:.BZ15])" office:value-type="float" office:value="1.42511202236543" calcext:value-type="float">
            <text:p>1.42511202236543</text:p>
          </table:table-cell>
          <table:table-cell table:style-name="ce6"/>
          <table:table-cell table:style-name="ce6" table:formula="of:=MAX([.CA14:.CB15])" office:value-type="float" office:value="1.83376501320163" calcext:value-type="float">
            <text:p>1.83376501320163</text:p>
          </table:table-cell>
          <table:table-cell table:style-name="ce6"/>
          <table:table-cell table:style-name="ce6" table:formula="of:=MAX([.CC14:.CD15])" office:value-type="float" office:value="2.71695551400387" calcext:value-type="float">
            <text:p>2.71695551400387</text:p>
          </table:table-cell>
          <table:table-cell table:style-name="ce6"/>
          <table:table-cell table:style-name="ce6" table:formula="of:=MAX([.CE14:.CF15])" office:value-type="float" office:value="9.21948508164516" calcext:value-type="float">
            <text:p>9.21948508164516</text:p>
          </table:table-cell>
          <table:table-cell table:style-name="ce6"/>
          <table:table-cell table:style-name="ce6" table:formula="of:=MAX([.CG14:.CH15])" office:value-type="float" office:value="5.2570671670716" calcext:value-type="float">
            <text:p>5.2570671670716</text:p>
          </table:table-cell>
          <table:table-cell table:style-name="ce6"/>
          <table:table-cell table:style-name="ce6" table:formula="of:=MAX([.CI14:.CJ15])" office:value-type="float" office:value="0" calcext:value-type="float">
            <text:p>0</text:p>
          </table:table-cell>
          <table:table-cell table:style-name="ce6"/>
          <table:table-cell table:style-name="ce6" table:formula="of:=MAX([.CK14:.CL15])" office:value-type="float" office:value="0" calcext:value-type="float">
            <text:p>0</text:p>
          </table:table-cell>
          <table:table-cell table:number-columns-repeated="2"/>
          <table:table-cell office:value-type="float" office:value="0.313642044341934" calcext:value-type="float">
            <text:p>0.313642044341934</text:p>
          </table:table-cell>
          <table:table-cell/>
          <table:table-cell office:value-type="float" office:value="0.487586255610821" calcext:value-type="float">
            <text:p>0.487586255610821</text:p>
          </table:table-cell>
          <table:table-cell/>
          <table:table-cell office:value-type="float" office:value="0.484033900801497" calcext:value-type="float">
            <text:p>0.484033900801497</text:p>
          </table:table-cell>
          <table:table-cell/>
          <table:table-cell office:value-type="float" office:value="0.0424691343178293" calcext:value-type="float">
            <text:p>0.042469134317829</text:p>
          </table:table-cell>
          <table:table-cell/>
          <table:table-cell office:value-type="float" office:value="0.781570960547642" calcext:value-type="float">
            <text:p>0.781570960547642</text:p>
          </table:table-cell>
          <table:table-cell/>
          <table:table-cell office:value-type="float" office:value="0.029494715000552" calcext:value-type="float">
            <text:p>0.029494715000552</text:p>
          </table:table-cell>
          <table:table-cell/>
          <table:table-cell office:value-type="float" office:value="0.879973675908797" calcext:value-type="float">
            <text:p>0.879973675908797</text:p>
          </table:table-cell>
          <table:table-cell/>
          <table:table-cell office:value-type="float" office:value="0.0199922543378128" calcext:value-type="float">
            <text:p>0.019992254337813</text:p>
          </table:table-cell>
          <table:table-cell/>
          <table:table-cell office:value-type="float" office:value="0.734923354374058" calcext:value-type="float">
            <text:p>0.734923354374058</text:p>
          </table:table-cell>
          <table:table-cell/>
          <table:table-cell office:value-type="float" office:value="0.163208724172621" calcext:value-type="float">
            <text:p>0.163208724172621</text:p>
          </table:table-cell>
          <table:table-cell/>
          <table:table-cell office:value-type="float" office:value="0.185983347616729" calcext:value-type="float">
            <text:p>0.185983347616729</text:p>
          </table:table-cell>
          <table:table-cell/>
          <table:table-cell office:value-type="float" office:value="0.173734552653655" calcext:value-type="float">
            <text:p>0.173734552653655</text:p>
          </table:table-cell>
          <table:table-cell/>
          <table:table-cell office:value-type="float" office:value="0.0236054398227077" calcext:value-type="float">
            <text:p>0.023605439822708</text:p>
          </table:table-cell>
          <table:table-cell table:number-columns-repeated="882"/>
        </table:table-row>
        <table:table-row table:style-name="ro1">
          <table:table-cell table:number-columns-repeated="17" table:style-name="ce2" office:value-type="float" office:value="0" calcext:value-type="float">
            <text:p>0.0</text:p>
          </table:table-cell>
          <table:table-cell table:style-name="ce2" office:value-type="float" office:value="0.329411774873733" calcext:value-type="float">
            <text:p>0.3</text:p>
          </table:table-cell>
          <table:table-cell table:number-columns-repeated="2" table:style-name="ce2" office:value-type="float" office:value="0.996078491210937" calcext:value-type="float">
            <text:p>1.0</text:p>
          </table:table-cell>
          <table:table-cell table:style-name="ce2" office:value-type="float" office:value="0.917647123336791" calcext:value-type="float">
            <text:p>0.9</text:p>
          </table:table-cell>
          <table:table-cell table:number-columns-repeated="7" table:style-name="ce2" office:value-type="float" office:value="0" calcext:value-type="float">
            <text:p>0.0</text:p>
          </table:table-cell>
          <table:table-cell/>
          <table:table-cell office:value-type="string" calcext:value-type="string">
            <text:p>Assume this was generated by training</text:p>
          </table:table-cell>
          <table:table-cell table:number-columns-repeated="3"/>
          <table:table-cell table:style-name="ce3" table:number-matrix-columns-spanned="1" table:number-matrix-rows-spanned="1" table:formula="of:=MAX(0;SUM([.A14:.C16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B14:.D16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C14:.E16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D14:.F16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E14:.G16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F14:.H16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G14:.I16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H14:.J16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I14:.K16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J14:.L16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K14:.M16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L14:.N16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M14:.O16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N14:.P16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O14:.Q16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P14:.R16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Q14:.S16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R14:.T16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S14:.U16]*[.$AD$11:.$AF$13]))" office:value-type="float" office:value="0.0121198457252708" calcext:value-type="float">
            <text:p>0.012119845725271</text:p>
          </table:table-cell>
          <table:table-cell table:style-name="ce3" table:number-matrix-columns-spanned="1" table:number-matrix-rows-spanned="1" table:formula="of:=MAX(0;SUM([.T14:.V16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U14:.W16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V14:.X16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W14:.Y16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X14:.Z16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Y14:.AA16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Z14:.AB16]*[.$AD$11:.$AF$13]))" office:value-type="float" office:value="0" calcext:value-type="float">
            <text:p>0</text:p>
          </table:table-cell>
          <table:table-cell/>
          <table:table-cell office:value-type="float" office:value="0.82727290954498" calcext:value-type="float">
            <text:p>0.82727290954498</text:p>
          </table:table-cell>
          <table:table-cell office:value-type="float" office:value="0.365885432855941" calcext:value-type="float">
            <text:p>0.365885432855941</text:p>
          </table:table-cell>
          <table:table-cell office:value-type="float" office:value="-0.548509636300906" calcext:value-type="float">
            <text:p>-0.548509636300906</text:p>
          </table:table-cell>
          <table:table-cell/>
          <table:table-cell table:style-name="ce5" table:number-matrix-columns-spanned="1" table:number-matrix-rows-spanned="1" table:formula="of:=MAX(0;SUM([.AH14:.AJ16]*[.$BI$11:.$BK$13])+SUM([.AH43:.AJ45]*[.$BI$15:.$BK$17]))" office:value-type="float" office:value="0.282896726249" calcext:value-type="float">
            <text:p>0.282896726249</text:p>
          </table:table-cell>
          <table:table-cell table:style-name="ce5" table:number-matrix-columns-spanned="1" table:number-matrix-rows-spanned="1" table:formula="of:=MAX(0;SUM([.AI14:.AK16]*[.$BI$11:.$BK$13])+SUM([.AI43:.AK45]*[.$BI$15:.$BK$17]))" office:value-type="float" office:value="0.337564847579693" calcext:value-type="float">
            <text:p>0.337564847579693</text:p>
          </table:table-cell>
          <table:table-cell table:style-name="ce5" table:number-matrix-columns-spanned="1" table:number-matrix-rows-spanned="1" table:formula="of:=MAX(0;SUM([.AJ14:.AL16]*[.$BI$11:.$BK$13])+SUM([.AJ43:.AL45]*[.$BI$15:.$BK$17]))" office:value-type="float" office:value="0.552776356967384" calcext:value-type="float">
            <text:p>0.552776356967384</text:p>
          </table:table-cell>
          <table:table-cell table:style-name="ce5" table:number-matrix-columns-spanned="1" table:number-matrix-rows-spanned="1" table:formula="of:=MAX(0;SUM([.AK14:.AM16]*[.$BI$11:.$BK$13])+SUM([.AK43:.AM45]*[.$BI$15:.$BK$17]))" office:value-type="float" office:value="0.49070380821691" calcext:value-type="float">
            <text:p>0.49070380821691</text:p>
          </table:table-cell>
          <table:table-cell table:style-name="ce5" table:number-matrix-columns-spanned="1" table:number-matrix-rows-spanned="1" table:formula="of:=MAX(0;SUM([.AL14:.AN16]*[.$BI$11:.$BK$13])+SUM([.AL43:.AN45]*[.$BI$15:.$BK$17]))" office:value-type="float" office:value="0.0685044111319307" calcext:value-type="float">
            <text:p>0.068504411131931</text:p>
          </table:table-cell>
          <table:table-cell table:style-name="ce5" table:number-matrix-columns-spanned="1" table:number-matrix-rows-spanned="1" table:formula="of:=MAX(0;SUM([.AM14:.AO16]*[.$BI$11:.$BK$13])+SUM([.AM43:.AO45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N14:.AP16]*[.$BI$11:.$BK$13])+SUM([.AN43:.AP45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O14:.AQ16]*[.$BI$11:.$BK$13])+SUM([.AO43:.AQ45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P14:.AR16]*[.$BI$11:.$BK$13])+SUM([.AP43:.AR45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Q14:.AS16]*[.$BI$11:.$BK$13])+SUM([.AQ43:.AS45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R14:.AT16]*[.$BI$11:.$BK$13])+SUM([.AR43:.AT45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S14:.AU16]*[.$BI$11:.$BK$13])+SUM([.AS43:.AU45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T14:.AV16]*[.$BI$11:.$BK$13])+SUM([.AT43:.AV45]*[.$BI$15:.$BK$17]))" office:value-type="float" office:value="0.034260413197787" calcext:value-type="float">
            <text:p>0.034260413197787</text:p>
          </table:table-cell>
          <table:table-cell table:style-name="ce5" table:number-matrix-columns-spanned="1" table:number-matrix-rows-spanned="1" table:formula="of:=MAX(0;SUM([.AU14:.AW16]*[.$BI$11:.$BK$13])+SUM([.AU43:.AW45]*[.$BI$15:.$BK$17]))" office:value-type="float" office:value="0.199860554559374" calcext:value-type="float">
            <text:p>0.199860554559374</text:p>
          </table:table-cell>
          <table:table-cell table:style-name="ce5" table:number-matrix-columns-spanned="1" table:number-matrix-rows-spanned="1" table:formula="of:=MAX(0;SUM([.AV14:.AX16]*[.$BI$11:.$BK$13])+SUM([.AV43:.AX45]*[.$BI$15:.$BK$17]))" office:value-type="float" office:value="0.407868433997682" calcext:value-type="float">
            <text:p>0.407868433997682</text:p>
          </table:table-cell>
          <table:table-cell table:style-name="ce5" table:number-matrix-columns-spanned="1" table:number-matrix-rows-spanned="1" table:formula="of:=MAX(0;SUM([.AW14:.AY16]*[.$BI$11:.$BK$13])+SUM([.AW43:.AY45]*[.$BI$15:.$BK$17]))" office:value-type="float" office:value="0.647221891274754" calcext:value-type="float">
            <text:p>0.647221891274754</text:p>
          </table:table-cell>
          <table:table-cell table:style-name="ce5" table:number-matrix-columns-spanned="1" table:number-matrix-rows-spanned="1" table:formula="of:=MAX(0;SUM([.AX14:.AZ16]*[.$BI$11:.$BK$13])+SUM([.AX43:.AZ45]*[.$BI$15:.$BK$17]))" office:value-type="float" office:value="0.233657187368907" calcext:value-type="float">
            <text:p>0.233657187368907</text:p>
          </table:table-cell>
          <table:table-cell table:style-name="ce5" table:number-matrix-columns-spanned="1" table:number-matrix-rows-spanned="1" table:formula="of:=MAX(0;SUM([.AY14:.BA16]*[.$BI$11:.$BK$13])+SUM([.AY43:.BA45]*[.$BI$15:.$BK$17]))" office:value-type="float" office:value="0.985402116314688" calcext:value-type="float">
            <text:p>0.985402116314688</text:p>
          </table:table-cell>
          <table:table-cell table:style-name="ce5" table:number-matrix-columns-spanned="1" table:number-matrix-rows-spanned="1" table:formula="of:=MAX(0;SUM([.AZ14:.BB16]*[.$BI$11:.$BK$13])+SUM([.AZ43:.BB45]*[.$BI$15:.$BK$17]))" office:value-type="float" office:value="5.40881678990587" calcext:value-type="float">
            <text:p>5.40881678990587</text:p>
          </table:table-cell>
          <table:table-cell table:style-name="ce5" table:number-matrix-columns-spanned="1" table:number-matrix-rows-spanned="1" table:formula="of:=MAX(0;SUM([.BA14:.BC16]*[.$BI$11:.$BK$13])+SUM([.BA43:.BC45]*[.$BI$15:.$BK$17]))" office:value-type="float" office:value="9.21948508164516" calcext:value-type="float">
            <text:p>9.21948508164516</text:p>
          </table:table-cell>
          <table:table-cell table:style-name="ce5" table:number-matrix-columns-spanned="1" table:number-matrix-rows-spanned="1" table:formula="of:=MAX(0;SUM([.BB14:.BD16]*[.$BI$11:.$BK$13])+SUM([.BB43:.BD45]*[.$BI$15:.$BK$17]))" office:value-type="float" office:value="5.2570671670716" calcext:value-type="float">
            <text:p>5.2570671670716</text:p>
          </table:table-cell>
          <table:table-cell table:style-name="ce5" table:number-matrix-columns-spanned="1" table:number-matrix-rows-spanned="1" table:formula="of:=MAX(0;SUM([.BC14:.BE16]*[.$BI$11:.$BK$13])+SUM([.BC43:.BE45]*[.$BI$15:.$BK$17]))" office:value-type="float" office:value="0.477115495532452" calcext:value-type="float">
            <text:p>0.477115495532452</text:p>
          </table:table-cell>
          <table:table-cell table:style-name="ce5" table:number-matrix-columns-spanned="1" table:number-matrix-rows-spanned="1" table:formula="of:=MAX(0;SUM([.BD14:.BF16]*[.$BI$11:.$BK$13])+SUM([.BD43:.BF45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E14:.BG16]*[.$BI$11:.$BK$13])+SUM([.BE43:.BG45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F14:.BH16]*[.$BI$11:.$BK$13])+SUM([.BF43:.BH45]*[.$BI$15:.$BK$17]))" office:value-type="float" office:value="0" calcext:value-type="float">
            <text:p>0</text:p>
          </table:table-cell>
          <table:table-cell/>
          <table:table-cell table:style-name="ce6" table:number-columns-repeated="25"/>
          <table:table-cell table:number-columns-repeated="909"/>
        </table:table-row>
        <table:table-row table:style-name="ro1">
          <table:table-cell table:number-columns-repeated="16" table:style-name="ce2" office:value-type="float" office:value="0" calcext:value-type="float">
            <text:p>0.0</text:p>
          </table:table-cell>
          <table:table-cell table:style-name="ce2" office:value-type="float" office:value="0.415686309337615" calcext:value-type="float">
            <text:p>0.4</text:p>
          </table:table-cell>
          <table:table-cell table:style-name="ce2" office:value-type="float" office:value="0.615686297416687" calcext:value-type="float">
            <text:p>0.6</text:p>
          </table:table-cell>
          <table:table-cell table:number-columns-repeated="2" table:style-name="ce2" office:value-type="float" office:value="0.996078491210937" calcext:value-type="float">
            <text:p>1.0</text:p>
          </table:table-cell>
          <table:table-cell table:style-name="ce2" office:value-type="float" office:value="0.952941238880157" calcext:value-type="float">
            <text:p>1.0</text:p>
          </table:table-cell>
          <table:table-cell table:style-name="ce2" office:value-type="float" office:value="0.200000017881393" calcext:value-type="float">
            <text:p>0.2</text:p>
          </table:table-cell>
          <table:table-cell table:number-columns-repeated="6" table:style-name="ce2" office:value-type="float" office:value="0" calcext:value-type="float">
            <text:p>0.0</text:p>
          </table:table-cell>
          <table:table-cell table:number-columns-repeated="5"/>
          <table:table-cell table:style-name="ce3" table:number-matrix-columns-spanned="1" table:number-matrix-rows-spanned="1" table:formula="of:=MAX(0;SUM([.A15:.C17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B15:.D17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C15:.E17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D15:.F17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E15:.G17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F15:.H17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G15:.I17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H15:.J17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I15:.K17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J15:.L17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K15:.M17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L15:.N17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M15:.O17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N15:.P17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O15:.Q17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P15:.R17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Q15:.S17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R15:.T17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S15:.U17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T15:.V17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U15:.W17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V15:.X17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W15:.Y17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X15:.Z17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Y15:.AA17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Z15:.AB17]*[.$AD$11:.$AF$13]))" office:value-type="float" office:value="0" calcext:value-type="float">
            <text:p>0</text:p>
          </table:table-cell>
          <table:table-cell/>
          <table:table-cell office:value-type="float" office:value="0.568995606073257" calcext:value-type="float">
            <text:p>0.568995606073257</text:p>
          </table:table-cell>
          <table:table-cell office:value-type="float" office:value="0.360499048430684" calcext:value-type="float">
            <text:p>0.360499048430684</text:p>
          </table:table-cell>
          <table:table-cell office:value-type="float" office:value="0.300633805960565" calcext:value-type="float">
            <text:p>0.300633805960565</text:p>
          </table:table-cell>
          <table:table-cell/>
          <table:table-cell table:style-name="ce5" table:number-matrix-columns-spanned="1" table:number-matrix-rows-spanned="1" table:formula="of:=MAX(0;SUM([.AH15:.AJ17]*[.$BI$11:.$BK$13])+SUM([.AH44:.AJ46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I15:.AK17]*[.$BI$11:.$BK$13])+SUM([.AI44:.AK46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J15:.AL17]*[.$BI$11:.$BK$13])+SUM([.AJ44:.AL46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K15:.AM17]*[.$BI$11:.$BK$13])+SUM([.AK44:.AM46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L15:.AN17]*[.$BI$11:.$BK$13])+SUM([.AL44:.AN46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M15:.AO17]*[.$BI$11:.$BK$13])+SUM([.AM44:.AO46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N15:.AP17]*[.$BI$11:.$BK$13])+SUM([.AN44:.AP46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O15:.AQ17]*[.$BI$11:.$BK$13])+SUM([.AO44:.AQ46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P15:.AR17]*[.$BI$11:.$BK$13])+SUM([.AP44:.AR46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Q15:.AS17]*[.$BI$11:.$BK$13])+SUM([.AQ44:.AS46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R15:.AT17]*[.$BI$11:.$BK$13])+SUM([.AR44:.AT46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S15:.AU17]*[.$BI$11:.$BK$13])+SUM([.AS44:.AU46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T15:.AV17]*[.$BI$11:.$BK$13])+SUM([.AT44:.AV46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U15:.AW17]*[.$BI$11:.$BK$13])+SUM([.AU44:.AW46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V15:.AX17]*[.$BI$11:.$BK$13])+SUM([.AV44:.AX46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W15:.AY17]*[.$BI$11:.$BK$13])+SUM([.AW44:.AY46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X15:.AZ17]*[.$BI$11:.$BK$13])+SUM([.AX44:.AZ46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Y15:.BA17]*[.$BI$11:.$BK$13])+SUM([.AY44:.BA46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Z15:.BB17]*[.$BI$11:.$BK$13])+SUM([.AZ44:.BB46]*[.$BI$15:.$BK$17]))" office:value-type="float" office:value="3.91776725786135" calcext:value-type="float">
            <text:p>3.91776725786135</text:p>
          </table:table-cell>
          <table:table-cell table:style-name="ce5" table:number-matrix-columns-spanned="1" table:number-matrix-rows-spanned="1" table:formula="of:=MAX(0;SUM([.BA15:.BC17]*[.$BI$11:.$BK$13])+SUM([.BA44:.BC46]*[.$BI$15:.$BK$17]))" office:value-type="float" office:value="9.11057850132982" calcext:value-type="float">
            <text:p>9.11057850132982</text:p>
          </table:table-cell>
          <table:table-cell table:style-name="ce5" table:number-matrix-columns-spanned="1" table:number-matrix-rows-spanned="1" table:formula="of:=MAX(0;SUM([.BB15:.BD17]*[.$BI$11:.$BK$13])+SUM([.BB44:.BD46]*[.$BI$15:.$BK$17]))" office:value-type="float" office:value="6.54205816904816" calcext:value-type="float">
            <text:p>6.54205816904816</text:p>
          </table:table-cell>
          <table:table-cell table:style-name="ce5" table:number-matrix-columns-spanned="1" table:number-matrix-rows-spanned="1" table:formula="of:=MAX(0;SUM([.BC15:.BE17]*[.$BI$11:.$BK$13])+SUM([.BC44:.BE46]*[.$BI$15:.$BK$17]))" office:value-type="float" office:value="1.35538379789798" calcext:value-type="float">
            <text:p>1.35538379789798</text:p>
          </table:table-cell>
          <table:table-cell table:style-name="ce5" table:number-matrix-columns-spanned="1" table:number-matrix-rows-spanned="1" table:formula="of:=MAX(0;SUM([.BD15:.BF17]*[.$BI$11:.$BK$13])+SUM([.BD44:.BF46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E15:.BG17]*[.$BI$11:.$BK$13])+SUM([.BE44:.BG46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F15:.BH17]*[.$BI$11:.$BK$13])+SUM([.BF44:.BH46]*[.$BI$15:.$BK$17]))" office:value-type="float" office:value="0" calcext:value-type="float">
            <text:p>0</text:p>
          </table:table-cell>
          <table:table-cell/>
          <table:table-cell table:style-name="ce6" table:formula="of:=MAX([.BM16:.BN17])" office:value-type="float" office:value="0" calcext:value-type="float">
            <text:p>0</text:p>
          </table:table-cell>
          <table:table-cell table:style-name="ce6"/>
          <table:table-cell table:style-name="ce6" table:formula="of:=MAX([.BO16:.BP17])" office:value-type="float" office:value="0" calcext:value-type="float">
            <text:p>0</text:p>
          </table:table-cell>
          <table:table-cell table:style-name="ce6"/>
          <table:table-cell table:style-name="ce6" table:formula="of:=MAX([.BQ16:.BR17])" office:value-type="float" office:value="0" calcext:value-type="float">
            <text:p>0</text:p>
          </table:table-cell>
          <table:table-cell table:style-name="ce6"/>
          <table:table-cell table:style-name="ce6" table:formula="of:=MAX([.BS16:.BT17])" office:value-type="float" office:value="0" calcext:value-type="float">
            <text:p>0</text:p>
          </table:table-cell>
          <table:table-cell table:style-name="ce6"/>
          <table:table-cell table:style-name="ce6" table:formula="of:=MAX([.BU16:.BV17])" office:value-type="float" office:value="0" calcext:value-type="float">
            <text:p>0</text:p>
          </table:table-cell>
          <table:table-cell table:style-name="ce6"/>
          <table:table-cell table:style-name="ce6" table:formula="of:=MAX([.BW16:.BX17])" office:value-type="float" office:value="0" calcext:value-type="float">
            <text:p>0</text:p>
          </table:table-cell>
          <table:table-cell table:style-name="ce6"/>
          <table:table-cell table:style-name="ce6" table:formula="of:=MAX([.BY16:.BZ17])" office:value-type="float" office:value="0" calcext:value-type="float">
            <text:p>0</text:p>
          </table:table-cell>
          <table:table-cell table:style-name="ce6"/>
          <table:table-cell table:style-name="ce6" table:formula="of:=MAX([.CA16:.CB17])" office:value-type="float" office:value="0.7899446629877" calcext:value-type="float">
            <text:p>0.7899446629877</text:p>
          </table:table-cell>
          <table:table-cell table:style-name="ce6"/>
          <table:table-cell table:style-name="ce6" table:formula="of:=MAX([.CC16:.CD17])" office:value-type="float" office:value="1.13025603880782" calcext:value-type="float">
            <text:p>1.13025603880782</text:p>
          </table:table-cell>
          <table:table-cell table:style-name="ce6"/>
          <table:table-cell table:style-name="ce6" table:formula="of:=MAX([.CE16:.CF17])" office:value-type="float" office:value="9.11057850132982" calcext:value-type="float">
            <text:p>9.11057850132982</text:p>
          </table:table-cell>
          <table:table-cell table:style-name="ce6"/>
          <table:table-cell table:style-name="ce6" table:formula="of:=MAX([.CG16:.CH17])" office:value-type="float" office:value="7.80518694832909" calcext:value-type="float">
            <text:p>7.80518694832909</text:p>
          </table:table-cell>
          <table:table-cell table:style-name="ce6"/>
          <table:table-cell table:style-name="ce6" table:formula="of:=MAX([.CI16:.CJ17])" office:value-type="float" office:value="0" calcext:value-type="float">
            <text:p>0</text:p>
          </table:table-cell>
          <table:table-cell table:style-name="ce6"/>
          <table:table-cell table:style-name="ce6" table:formula="of:=MAX([.CK16:.CL17])" office:value-type="float" office:value="0" calcext:value-type="float">
            <text:p>0</text:p>
          </table:table-cell>
          <table:table-cell table:number-columns-repeated="2"/>
          <table:table-cell office:value-type="float" office:value="0.321652374612516" calcext:value-type="float">
            <text:p>0.321652374612516</text:p>
          </table:table-cell>
          <table:table-cell/>
          <table:table-cell office:value-type="float" office:value="0.237751234964172" calcext:value-type="float">
            <text:p>0.237751234964172</text:p>
          </table:table-cell>
          <table:table-cell/>
          <table:table-cell office:value-type="float" office:value="0.032312378486418" calcext:value-type="float">
            <text:p>0.032312378486418</text:p>
          </table:table-cell>
          <table:table-cell/>
          <table:table-cell office:value-type="float" office:value="0.204007247327898" calcext:value-type="float">
            <text:p>0.204007247327898</text:p>
          </table:table-cell>
          <table:table-cell/>
          <table:table-cell office:value-type="float" office:value="0.933143009461628" calcext:value-type="float">
            <text:p>0.933143009461628</text:p>
          </table:table-cell>
          <table:table-cell/>
          <table:table-cell office:value-type="float" office:value="0.496930864192509" calcext:value-type="float">
            <text:p>0.496930864192509</text:p>
          </table:table-cell>
          <table:table-cell/>
          <table:table-cell office:value-type="float" office:value="0.0105253560648427" calcext:value-type="float">
            <text:p>0.010525356064843</text:p>
          </table:table-cell>
          <table:table-cell/>
          <table:table-cell office:value-type="float" office:value="0.962697447869764" calcext:value-type="float">
            <text:p>0.962697447869764</text:p>
          </table:table-cell>
          <table:table-cell/>
          <table:table-cell office:value-type="float" office:value="0.472863735401424" calcext:value-type="float">
            <text:p>0.472863735401424</text:p>
          </table:table-cell>
          <table:table-cell/>
          <table:table-cell office:value-type="float" office:value="0.392446215538595" calcext:value-type="float">
            <text:p>0.392446215538595</text:p>
          </table:table-cell>
          <table:table-cell/>
          <table:table-cell office:value-type="float" office:value="0.311313683427074" calcext:value-type="float">
            <text:p>0.311313683427074</text:p>
          </table:table-cell>
          <table:table-cell/>
          <table:table-cell office:value-type="float" office:value="0.0430580602176832" calcext:value-type="float">
            <text:p>0.043058060217683</text:p>
          </table:table-cell>
          <table:table-cell/>
          <table:table-cell office:value-type="float" office:value="0.254538213744939" calcext:value-type="float">
            <text:p>0.254538213744939</text:p>
          </table:table-cell>
          <table:table-cell table:number-columns-repeated="882"/>
        </table:table-row>
        <table:table-row table:style-name="ro1">
          <table:table-cell table:number-columns-repeated="11" table:style-name="ce2" office:value-type="float" office:value="0" calcext:value-type="float">
            <text:p>0.0</text:p>
          </table:table-cell>
          <table:table-cell table:style-name="ce2" office:value-type="float" office:value="0.098039224743843" calcext:value-type="float">
            <text:p>0.1</text:p>
          </table:table-cell>
          <table:table-cell table:style-name="ce2" office:value-type="float" office:value="0.458823561668395" calcext:value-type="float">
            <text:p>0.5</text:p>
          </table:table-cell>
          <table:table-cell table:number-columns-repeated="3" table:style-name="ce2" office:value-type="float" office:value="0.894117712974548" calcext:value-type="float">
            <text:p>0.9</text:p>
          </table:table-cell>
          <table:table-cell table:style-name="ce2" office:value-type="float" office:value="0.99215692281723" calcext:value-type="float">
            <text:p>1.0</text:p>
          </table:table-cell>
          <table:table-cell table:number-columns-repeated="4" table:style-name="ce2" office:value-type="float" office:value="0.996078491210937" calcext:value-type="float">
            <text:p>1.0</text:p>
          </table:table-cell>
          <table:table-cell table:style-name="ce2" office:value-type="float" office:value="0.941176533699035" calcext:value-type="float">
            <text:p>0.9</text:p>
          </table:table-cell>
          <table:table-cell table:number-columns-repeated="6" table:style-name="ce2" office:value-type="float" office:value="0" calcext:value-type="float">
            <text:p>0.0</text:p>
          </table:table-cell>
          <table:table-cell/>
          <table:table-cell office:value-type="string" calcext:value-type="string">
            <text:p>Next run the one below ↓</text:p>
          </table:table-cell>
          <table:table-cell table:number-columns-repeated="3"/>
          <table:table-cell table:style-name="ce3" table:number-matrix-columns-spanned="1" table:number-matrix-rows-spanned="1" table:formula="of:=MAX(0;SUM([.A16:.C18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B16:.D18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C16:.E18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D16:.F18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E16:.G18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F16:.H18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G16:.I18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H16:.J18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I16:.K18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J16:.L18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K16:.M18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L16:.N18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M16:.O18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N16:.P18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O16:.Q18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P16:.R18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Q16:.S18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R16:.T18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S16:.U18]*[.$AD$11:.$AF$13]))" office:value-type="float" office:value="0.0042767089378567" calcext:value-type="float">
            <text:p>0.004276708937857</text:p>
          </table:table-cell>
          <table:table-cell table:style-name="ce3" table:number-matrix-columns-spanned="1" table:number-matrix-rows-spanned="1" table:formula="of:=MAX(0;SUM([.T16:.V18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U16:.W18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V16:.X18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W16:.Y18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X16:.Z18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Y16:.AA18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Z16:.AB18]*[.$AD$11:.$AF$13]))" office:value-type="float" office:value="0" calcext:value-type="float">
            <text:p>0</text:p>
          </table:table-cell>
          <table:table-cell/>
          <table:table-cell office:value-type="float" office:value="0.318369987220825" calcext:value-type="float">
            <text:p>0.318369987220825</text:p>
          </table:table-cell>
          <table:table-cell office:value-type="float" office:value="0.696158557423265" calcext:value-type="float">
            <text:p>0.696158557423265</text:p>
          </table:table-cell>
          <table:table-cell office:value-type="float" office:value="0.591849449207911" calcext:value-type="float">
            <text:p>0.591849449207911</text:p>
          </table:table-cell>
          <table:table-cell/>
          <table:table-cell table:style-name="ce5" table:number-matrix-columns-spanned="1" table:number-matrix-rows-spanned="1" table:formula="of:=MAX(0;SUM([.AH16:.AJ18]*[.$BI$11:.$BK$13])+SUM([.AH45:.AJ47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I16:.AK18]*[.$BI$11:.$BK$13])+SUM([.AI45:.AK47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J16:.AL18]*[.$BI$11:.$BK$13])+SUM([.AJ45:.AL47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K16:.AM18]*[.$BI$11:.$BK$13])+SUM([.AK45:.AM47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L16:.AN18]*[.$BI$11:.$BK$13])+SUM([.AL45:.AN47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M16:.AO18]*[.$BI$11:.$BK$13])+SUM([.AM45:.AO47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N16:.AP18]*[.$BI$11:.$BK$13])+SUM([.AN45:.AP47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O16:.AQ18]*[.$BI$11:.$BK$13])+SUM([.AO45:.AQ47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P16:.AR18]*[.$BI$11:.$BK$13])+SUM([.AP45:.AR47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Q16:.AS18]*[.$BI$11:.$BK$13])+SUM([.AQ45:.AS47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R16:.AT18]*[.$BI$11:.$BK$13])+SUM([.AR45:.AT47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S16:.AU18]*[.$BI$11:.$BK$13])+SUM([.AS45:.AU47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T16:.AV18]*[.$BI$11:.$BK$13])+SUM([.AT45:.AV47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U16:.AW18]*[.$BI$11:.$BK$13])+SUM([.AU45:.AW47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V16:.AX18]*[.$BI$11:.$BK$13])+SUM([.AV45:.AX47]*[.$BI$15:.$BK$17]))" office:value-type="float" office:value="0.103069953414932" calcext:value-type="float">
            <text:p>0.103069953414932</text:p>
          </table:table-cell>
          <table:table-cell table:style-name="ce5" table:number-matrix-columns-spanned="1" table:number-matrix-rows-spanned="1" table:formula="of:=MAX(0;SUM([.AW16:.AY18]*[.$BI$11:.$BK$13])+SUM([.AW45:.AY47]*[.$BI$15:.$BK$17]))" office:value-type="float" office:value="0.7899446629877" calcext:value-type="float">
            <text:p>0.7899446629877</text:p>
          </table:table-cell>
          <table:table-cell table:style-name="ce5" table:number-matrix-columns-spanned="1" table:number-matrix-rows-spanned="1" table:formula="of:=MAX(0;SUM([.AX16:.AZ18]*[.$BI$11:.$BK$13])+SUM([.AX45:.AZ47]*[.$BI$15:.$BK$17]))" office:value-type="float" office:value="1.13025603880782" calcext:value-type="float">
            <text:p>1.13025603880782</text:p>
          </table:table-cell>
          <table:table-cell table:style-name="ce5" table:number-matrix-columns-spanned="1" table:number-matrix-rows-spanned="1" table:formula="of:=MAX(0;SUM([.AY16:.BA18]*[.$BI$11:.$BK$13])+SUM([.AY45:.BA47]*[.$BI$15:.$BK$17]))" office:value-type="float" office:value="0.436129612641462" calcext:value-type="float">
            <text:p>0.436129612641462</text:p>
          </table:table-cell>
          <table:table-cell table:style-name="ce5" table:number-matrix-columns-spanned="1" table:number-matrix-rows-spanned="1" table:formula="of:=MAX(0;SUM([.AZ16:.BB18]*[.$BI$11:.$BK$13])+SUM([.AZ45:.BB47]*[.$BI$15:.$BK$17]))" office:value-type="float" office:value="2.89562986771655" calcext:value-type="float">
            <text:p>2.89562986771655</text:p>
          </table:table-cell>
          <table:table-cell table:style-name="ce5" table:number-matrix-columns-spanned="1" table:number-matrix-rows-spanned="1" table:formula="of:=MAX(0;SUM([.BA16:.BC18]*[.$BI$11:.$BK$13])+SUM([.BA45:.BC47]*[.$BI$15:.$BK$17]))" office:value-type="float" office:value="7.93217800062514" calcext:value-type="float">
            <text:p>7.93217800062514</text:p>
          </table:table-cell>
          <table:table-cell table:style-name="ce5" table:number-matrix-columns-spanned="1" table:number-matrix-rows-spanned="1" table:formula="of:=MAX(0;SUM([.BB16:.BD18]*[.$BI$11:.$BK$13])+SUM([.BB45:.BD47]*[.$BI$15:.$BK$17]))" office:value-type="float" office:value="7.80518694832909" calcext:value-type="float">
            <text:p>7.80518694832909</text:p>
          </table:table-cell>
          <table:table-cell table:style-name="ce5" table:number-matrix-columns-spanned="1" table:number-matrix-rows-spanned="1" table:formula="of:=MAX(0;SUM([.BC16:.BE18]*[.$BI$11:.$BK$13])+SUM([.BC45:.BE47]*[.$BI$15:.$BK$17]))" office:value-type="float" office:value="2.92022314271696" calcext:value-type="float">
            <text:p>2.92022314271696</text:p>
          </table:table-cell>
          <table:table-cell table:style-name="ce5" table:number-matrix-columns-spanned="1" table:number-matrix-rows-spanned="1" table:formula="of:=MAX(0;SUM([.BD16:.BF18]*[.$BI$11:.$BK$13])+SUM([.BD45:.BF47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E16:.BG18]*[.$BI$11:.$BK$13])+SUM([.BE45:.BG47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F16:.BH18]*[.$BI$11:.$BK$13])+SUM([.BF45:.BH47]*[.$BI$15:.$BK$17]))" office:value-type="float" office:value="0" calcext:value-type="float">
            <text:p>0</text:p>
          </table:table-cell>
          <table:table-cell/>
          <table:table-cell table:style-name="ce6" table:number-columns-repeated="25"/>
          <table:table-cell table:number-columns-repeated="909"/>
        </table:table-row>
        <table:table-row table:style-name="ro1">
          <table:table-cell table:number-columns-repeated="9" table:style-name="ce2" office:value-type="float" office:value="0" calcext:value-type="float">
            <text:p>0.0</text:p>
          </table:table-cell>
          <table:table-cell table:style-name="ce2" office:value-type="float" office:value="0.266666680574417" calcext:value-type="float">
            <text:p>0.3</text:p>
          </table:table-cell>
          <table:table-cell table:style-name="ce2" office:value-type="float" office:value="0.46666669845581" calcext:value-type="float">
            <text:p>0.5</text:p>
          </table:table-cell>
          <table:table-cell table:style-name="ce2" office:value-type="float" office:value="0.86274516582489" calcext:value-type="float">
            <text:p>0.9</text:p>
          </table:table-cell>
          <table:table-cell table:number-columns-repeated="9" table:style-name="ce2" office:value-type="float" office:value="0.996078491210937" calcext:value-type="float">
            <text:p>1.0</text:p>
          </table:table-cell>
          <table:table-cell table:style-name="ce2" office:value-type="float" office:value="0.556862771511077" calcext:value-type="float">
            <text:p>0.6</text:p>
          </table:table-cell>
          <table:table-cell table:number-columns-repeated="6" table:style-name="ce2" office:value-type="float" office:value="0" calcext:value-type="float">
            <text:p>0.0</text:p>
          </table:table-cell>
          <table:table-cell table:number-columns-repeated="5"/>
          <table:table-cell table:style-name="ce3" table:number-matrix-columns-spanned="1" table:number-matrix-rows-spanned="1" table:formula="of:=MAX(0;SUM([.A17:.C19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B17:.D19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C17:.E19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D17:.F19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E17:.G19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F17:.H19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G17:.I19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H17:.J19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I17:.K19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J17:.L19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K17:.M19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L17:.N19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M17:.O19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N17:.P19]*[.$AD$11:.$AF$13]))" office:value-type="float" office:value="0.239570812560294" calcext:value-type="float">
            <text:p>0.239570812560294</text:p>
          </table:table-cell>
          <table:table-cell table:style-name="ce3" table:number-matrix-columns-spanned="1" table:number-matrix-rows-spanned="1" table:formula="of:=MAX(0;SUM([.O17:.Q19]*[.$AD$11:.$AF$13]))" office:value-type="float" office:value="0.918002234078619" calcext:value-type="float">
            <text:p>0.918002234078619</text:p>
          </table:table-cell>
          <table:table-cell table:style-name="ce3" table:number-matrix-columns-spanned="1" table:number-matrix-rows-spanned="1" table:formula="of:=MAX(0;SUM([.P17:.R19]*[.$AD$11:.$AF$13]))" office:value-type="float" office:value="1.56113954005358" calcext:value-type="float">
            <text:p>1.56113954005358</text:p>
          </table:table-cell>
          <table:table-cell table:style-name="ce3" table:number-matrix-columns-spanned="1" table:number-matrix-rows-spanned="1" table:formula="of:=MAX(0;SUM([.Q17:.S19]*[.$AD$11:.$AF$13]))" office:value-type="float" office:value="1.6278062027466" calcext:value-type="float">
            <text:p>1.6278062027466</text:p>
          </table:table-cell>
          <table:table-cell table:style-name="ce3" table:number-matrix-columns-spanned="1" table:number-matrix-rows-spanned="1" table:formula="of:=MAX(0;SUM([.R17:.T19]*[.$AD$11:.$AF$13]))" office:value-type="float" office:value="0.929766939259741" calcext:value-type="float">
            <text:p>0.929766939259741</text:p>
          </table:table-cell>
          <table:table-cell table:style-name="ce3" table:number-matrix-columns-spanned="1" table:number-matrix-rows-spanned="1" table:formula="of:=MAX(0;SUM([.S17:.U19]*[.$AD$11:.$AF$13]))" office:value-type="float" office:value="0.200355128623221" calcext:value-type="float">
            <text:p>0.200355128623221</text:p>
          </table:table-cell>
          <table:table-cell table:style-name="ce3" table:number-matrix-columns-spanned="1" table:number-matrix-rows-spanned="1" table:formula="of:=MAX(0;SUM([.T17:.V19]*[.$AD$11:.$AF$13]))" office:value-type="float" office:value="0.529766933299277" calcext:value-type="float">
            <text:p>0.529766933299277</text:p>
          </table:table-cell>
          <table:table-cell table:style-name="ce3" table:number-matrix-columns-spanned="1" table:number-matrix-rows-spanned="1" table:formula="of:=MAX(0;SUM([.U17:.W19]*[.$AD$11:.$AF$13]))" office:value-type="float" office:value="0.508859989412647" calcext:value-type="float">
            <text:p>0.508859989412647</text:p>
          </table:table-cell>
          <table:table-cell table:style-name="ce3" table:number-matrix-columns-spanned="1" table:number-matrix-rows-spanned="1" table:formula="of:=MAX(0;SUM([.V17:.X19]*[.$AD$11:.$AF$13]))" office:value-type="float" office:value="0.48235297203064" calcext:value-type="float">
            <text:p>0.48235297203064</text:p>
          </table:table-cell>
          <table:table-cell table:style-name="ce3" table:number-matrix-columns-spanned="1" table:number-matrix-rows-spanned="1" table:formula="of:=MAX(0;SUM([.W17:.Y19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X17:.Z19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Y17:.AA19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Z17:.AB19]*[.$AD$11:.$AF$13]))" office:value-type="float" office:value="0" calcext:value-type="float">
            <text:p>0</text:p>
          </table:table-cell>
          <table:table-cell table:number-columns-repeated="5"/>
          <table:table-cell table:style-name="ce5" table:number-matrix-columns-spanned="1" table:number-matrix-rows-spanned="1" table:formula="of:=MAX(0;SUM([.AH17:.AJ19]*[.$BI$11:.$BK$13])+SUM([.AH46:.AJ48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I17:.AK19]*[.$BI$11:.$BK$13])+SUM([.AI46:.AK48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J17:.AL19]*[.$BI$11:.$BK$13])+SUM([.AJ46:.AL48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K17:.AM19]*[.$BI$11:.$BK$13])+SUM([.AK46:.AM48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L17:.AN19]*[.$BI$11:.$BK$13])+SUM([.AL46:.AN48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M17:.AO19]*[.$BI$11:.$BK$13])+SUM([.AM46:.AO48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N17:.AP19]*[.$BI$11:.$BK$13])+SUM([.AN46:.AP48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O17:.AQ19]*[.$BI$11:.$BK$13])+SUM([.AO46:.AQ48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P17:.AR19]*[.$BI$11:.$BK$13])+SUM([.AP46:.AR48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Q17:.AS19]*[.$BI$11:.$BK$13])+SUM([.AQ46:.AS48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R17:.AT19]*[.$BI$11:.$BK$13])+SUM([.AR46:.AT48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S17:.AU19]*[.$BI$11:.$BK$13])+SUM([.AS46:.AU48]*[.$BI$15:.$BK$17]))" office:value-type="float" office:value="0.292225405713988" calcext:value-type="float">
            <text:p>0.292225405713988</text:p>
          </table:table-cell>
          <table:table-cell table:style-name="ce5" table:number-matrix-columns-spanned="1" table:number-matrix-rows-spanned="1" table:formula="of:=MAX(0;SUM([.AT17:.AV19]*[.$BI$11:.$BK$13])+SUM([.AT46:.AV48]*[.$BI$15:.$BK$17]))" office:value-type="float" office:value="0.73756403908458" calcext:value-type="float">
            <text:p>0.73756403908458</text:p>
          </table:table-cell>
          <table:table-cell table:style-name="ce5" table:number-matrix-columns-spanned="1" table:number-matrix-rows-spanned="1" table:formula="of:=MAX(0;SUM([.AU17:.AW19]*[.$BI$11:.$BK$13])+SUM([.AU46:.AW48]*[.$BI$15:.$BK$17]))" office:value-type="float" office:value="1.22245037181354" calcext:value-type="float">
            <text:p>1.22245037181354</text:p>
          </table:table-cell>
          <table:table-cell table:style-name="ce5" table:number-matrix-columns-spanned="1" table:number-matrix-rows-spanned="1" table:formula="of:=MAX(0;SUM([.AV17:.AX19]*[.$BI$11:.$BK$13])+SUM([.AV46:.AX48]*[.$BI$15:.$BK$17]))" office:value-type="float" office:value="1.97800543981025" calcext:value-type="float">
            <text:p>1.97800543981025</text:p>
          </table:table-cell>
          <table:table-cell table:style-name="ce5" table:number-matrix-columns-spanned="1" table:number-matrix-rows-spanned="1" table:formula="of:=MAX(0;SUM([.AW17:.AY19]*[.$BI$11:.$BK$13])+SUM([.AW46:.AY48]*[.$BI$15:.$BK$17]))" office:value-type="float" office:value="2.56871662304586" calcext:value-type="float">
            <text:p>2.56871662304586</text:p>
          </table:table-cell>
          <table:table-cell table:style-name="ce5" table:number-matrix-columns-spanned="1" table:number-matrix-rows-spanned="1" table:formula="of:=MAX(0;SUM([.AX17:.AZ19]*[.$BI$11:.$BK$13])+SUM([.AX46:.AZ48]*[.$BI$15:.$BK$17]))" office:value-type="float" office:value="2.49231160664632" calcext:value-type="float">
            <text:p>2.49231160664632</text:p>
          </table:table-cell>
          <table:table-cell table:style-name="ce5" table:number-matrix-columns-spanned="1" table:number-matrix-rows-spanned="1" table:formula="of:=MAX(0;SUM([.AY17:.BA19]*[.$BI$11:.$BK$13])+SUM([.AY46:.BA48]*[.$BI$15:.$BK$17]))" office:value-type="float" office:value="2.08691666233982" calcext:value-type="float">
            <text:p>2.08691666233982</text:p>
          </table:table-cell>
          <table:table-cell table:style-name="ce5" table:number-matrix-columns-spanned="1" table:number-matrix-rows-spanned="1" table:formula="of:=MAX(0;SUM([.AZ17:.BB19]*[.$BI$11:.$BK$13])+SUM([.AZ46:.BB48]*[.$BI$15:.$BK$17]))" office:value-type="float" office:value="3.02857337844826" calcext:value-type="float">
            <text:p>3.02857337844826</text:p>
          </table:table-cell>
          <table:table-cell table:style-name="ce5" table:number-matrix-columns-spanned="1" table:number-matrix-rows-spanned="1" table:formula="of:=MAX(0;SUM([.BA17:.BC19]*[.$BI$11:.$BK$13])+SUM([.BA46:.BC48]*[.$BI$15:.$BK$17]))" office:value-type="float" office:value="7.13701944993152" calcext:value-type="float">
            <text:p>7.13701944993152</text:p>
          </table:table-cell>
          <table:table-cell table:style-name="ce5" table:number-matrix-columns-spanned="1" table:number-matrix-rows-spanned="1" table:formula="of:=MAX(0;SUM([.BB17:.BD19]*[.$BI$11:.$BK$13])+SUM([.BB46:.BD48]*[.$BI$15:.$BK$17]))" office:value-type="float" office:value="7.78688648526381" calcext:value-type="float">
            <text:p>7.78688648526381</text:p>
          </table:table-cell>
          <table:table-cell table:style-name="ce5" table:number-matrix-columns-spanned="1" table:number-matrix-rows-spanned="1" table:formula="of:=MAX(0;SUM([.BC17:.BE19]*[.$BI$11:.$BK$13])+SUM([.BC46:.BE48]*[.$BI$15:.$BK$17]))" office:value-type="float" office:value="3.62510078111476" calcext:value-type="float">
            <text:p>3.62510078111476</text:p>
          </table:table-cell>
          <table:table-cell table:style-name="ce5" table:number-matrix-columns-spanned="1" table:number-matrix-rows-spanned="1" table:formula="of:=MAX(0;SUM([.BD17:.BF19]*[.$BI$11:.$BK$13])+SUM([.BD46:.BF48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E17:.BG19]*[.$BI$11:.$BK$13])+SUM([.BE46:.BG48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F17:.BH19]*[.$BI$11:.$BK$13])+SUM([.BF46:.BH48]*[.$BI$15:.$BK$17]))" office:value-type="float" office:value="0" calcext:value-type="float">
            <text:p>0</text:p>
          </table:table-cell>
          <table:table-cell/>
          <table:table-cell table:style-name="ce6" table:formula="of:=MAX([.BM18:.BN19])" office:value-type="float" office:value="0" calcext:value-type="float">
            <text:p>0</text:p>
          </table:table-cell>
          <table:table-cell table:style-name="ce6"/>
          <table:table-cell table:style-name="ce6" table:formula="of:=MAX([.BO18:.BP19])" office:value-type="float" office:value="0" calcext:value-type="float">
            <text:p>0</text:p>
          </table:table-cell>
          <table:table-cell table:style-name="ce6"/>
          <table:table-cell table:style-name="ce6" table:formula="of:=MAX([.BQ18:.BR19])" office:value-type="float" office:value="0" calcext:value-type="float">
            <text:p>0</text:p>
          </table:table-cell>
          <table:table-cell table:style-name="ce6"/>
          <table:table-cell table:style-name="ce6" table:formula="of:=MAX([.BS18:.BT19])" office:value-type="float" office:value="0" calcext:value-type="float">
            <text:p>0</text:p>
          </table:table-cell>
          <table:table-cell table:style-name="ce6"/>
          <table:table-cell table:style-name="ce6" table:formula="of:=MAX([.BU18:.BV19])" office:value-type="float" office:value="1.06145736222334" calcext:value-type="float">
            <text:p>1.06145736222334</text:p>
          </table:table-cell>
          <table:table-cell table:style-name="ce6"/>
          <table:table-cell table:style-name="ce6" table:formula="of:=MAX([.BW18:.BX19])" office:value-type="float" office:value="2.28551788324857" calcext:value-type="float">
            <text:p>2.28551788324857</text:p>
          </table:table-cell>
          <table:table-cell table:style-name="ce6"/>
          <table:table-cell table:style-name="ce6" table:formula="of:=MAX([.BY18:.BZ19])" office:value-type="float" office:value="4.12912922235717" calcext:value-type="float">
            <text:p>4.12912922235717</text:p>
          </table:table-cell>
          <table:table-cell table:style-name="ce6"/>
          <table:table-cell table:style-name="ce6" table:formula="of:=MAX([.CA18:.CB19])" office:value-type="float" office:value="5.20899032544676" calcext:value-type="float">
            <text:p>5.20899032544676</text:p>
          </table:table-cell>
          <table:table-cell table:style-name="ce6"/>
          <table:table-cell table:style-name="ce6" table:formula="of:=MAX([.CC18:.CD19])" office:value-type="float" office:value="2.64015149511808" calcext:value-type="float">
            <text:p>2.64015149511808</text:p>
          </table:table-cell>
          <table:table-cell table:style-name="ce6"/>
          <table:table-cell table:style-name="ce6" table:formula="of:=MAX([.CE18:.CF19])" office:value-type="float" office:value="7.32971883863482" calcext:value-type="float">
            <text:p>7.32971883863482</text:p>
          </table:table-cell>
          <table:table-cell table:style-name="ce6"/>
          <table:table-cell table:style-name="ce6" table:formula="of:=MAX([.CG18:.CH19])" office:value-type="float" office:value="7.78688648526381" calcext:value-type="float">
            <text:p>7.78688648526381</text:p>
          </table:table-cell>
          <table:table-cell table:style-name="ce6"/>
          <table:table-cell table:style-name="ce6" table:formula="of:=MAX([.CI18:.CJ19])" office:value-type="float" office:value="0" calcext:value-type="float">
            <text:p>0</text:p>
          </table:table-cell>
          <table:table-cell table:style-name="ce6"/>
          <table:table-cell table:style-name="ce6" table:formula="of:=MAX([.CK18:.CL19])" office:value-type="float" office:value="0" calcext:value-type="float">
            <text:p>0</text:p>
          </table:table-cell>
          <table:table-cell table:number-columns-repeated="2"/>
          <table:table-cell office:value-type="float" office:value="0.346820831284614" calcext:value-type="float">
            <text:p>0.346820831284614</text:p>
          </table:table-cell>
          <table:table-cell/>
          <table:table-cell office:value-type="float" office:value="0.301915840594285" calcext:value-type="float">
            <text:p>0.301915840594285</text:p>
          </table:table-cell>
          <table:table-cell/>
          <table:table-cell office:value-type="float" office:value="0.775820039739472" calcext:value-type="float">
            <text:p>0.775820039739472</text:p>
          </table:table-cell>
          <table:table-cell/>
          <table:table-cell office:value-type="float" office:value="0.692677135518389" calcext:value-type="float">
            <text:p>0.692677135518389</text:p>
          </table:table-cell>
          <table:table-cell/>
          <table:table-cell office:value-type="float" office:value="0.243535142483375" calcext:value-type="float">
            <text:p>0.243535142483375</text:p>
          </table:table-cell>
          <table:table-cell/>
          <table:table-cell office:value-type="float" office:value="0.486967792701572" calcext:value-type="float">
            <text:p>0.486967792701572</text:p>
          </table:table-cell>
          <table:table-cell/>
          <table:table-cell office:value-type="float" office:value="0.278104425408666" calcext:value-type="float">
            <text:p>0.278104425408666</text:p>
          </table:table-cell>
          <table:table-cell/>
          <table:table-cell office:value-type="float" office:value="0.00616225756865529" calcext:value-type="float">
            <text:p>0.006162257568655</text:p>
          </table:table-cell>
          <table:table-cell/>
          <table:table-cell office:value-type="float" office:value="0.57889949894463" calcext:value-type="float">
            <text:p>0.57889949894463</text:p>
          </table:table-cell>
          <table:table-cell/>
          <table:table-cell office:value-type="float" office:value="0.241730848351222" calcext:value-type="float">
            <text:p>0.241730848351222</text:p>
          </table:table-cell>
          <table:table-cell/>
          <table:table-cell office:value-type="float" office:value="0.969636781369492" calcext:value-type="float">
            <text:p>0.969636781369492</text:p>
          </table:table-cell>
          <table:table-cell/>
          <table:table-cell office:value-type="float" office:value="0.932705171709724" calcext:value-type="float">
            <text:p>0.932705171709724</text:p>
          </table:table-cell>
          <table:table-cell/>
          <table:table-cell office:value-type="float" office:value="0.785392401292596" calcext:value-type="float">
            <text:p>0.785392401292596</text:p>
          </table:table-cell>
          <table:table-cell table:number-columns-repeated="882"/>
        </table:table-row>
        <table:table-row table:style-name="ro1">
          <table:table-cell table:number-columns-repeated="7" table:style-name="ce2" office:value-type="float" office:value="0" calcext:value-type="float">
            <text:p>0.0</text:p>
          </table:table-cell>
          <table:table-cell table:style-name="ce2" office:value-type="float" office:value="0.14509804546833" calcext:value-type="float">
            <text:p>0.1</text:p>
          </table:table-cell>
          <table:table-cell table:style-name="ce2" office:value-type="float" office:value="0.733333349227905" calcext:value-type="float">
            <text:p>0.7</text:p>
          </table:table-cell>
          <table:table-cell table:style-name="ce2" office:value-type="float" office:value="0.99215692281723" calcext:value-type="float">
            <text:p>1.0</text:p>
          </table:table-cell>
          <table:table-cell table:number-columns-repeated="3" table:style-name="ce2" office:value-type="float" office:value="0.996078491210937" calcext:value-type="float">
            <text:p>1.0</text:p>
          </table:table-cell>
          <table:table-cell table:style-name="ce2" office:value-type="float" office:value="0.874509871006011" calcext:value-type="float">
            <text:p>0.9</text:p>
          </table:table-cell>
          <table:table-cell table:number-columns-repeated="2" table:style-name="ce2" office:value-type="float" office:value="0.807843208312988" calcext:value-type="float">
            <text:p>0.8</text:p>
          </table:table-cell>
          <table:table-cell table:style-name="ce2" office:value-type="float" office:value="0.294117659330368" calcext:value-type="float">
            <text:p>0.3</text:p>
          </table:table-cell>
          <table:table-cell table:style-name="ce2" office:value-type="float" office:value="0.266666680574417" calcext:value-type="float">
            <text:p>0.3</text:p>
          </table:table-cell>
          <table:table-cell table:style-name="ce2" office:value-type="float" office:value="0.843137323856353" calcext:value-type="float">
            <text:p>0.8</text:p>
          </table:table-cell>
          <table:table-cell table:number-columns-repeated="2" table:style-name="ce2" office:value-type="float" office:value="0.996078491210937" calcext:value-type="float">
            <text:p>1.0</text:p>
          </table:table-cell>
          <table:table-cell table:style-name="ce2" office:value-type="float" office:value="0.458823561668395" calcext:value-type="float">
            <text:p>0.5</text:p>
          </table:table-cell>
          <table:table-cell table:number-columns-repeated="6" table:style-name="ce2" office:value-type="float" office:value="0" calcext:value-type="float">
            <text:p>0.0</text:p>
          </table:table-cell>
          <table:table-cell table:number-columns-repeated="5"/>
          <table:table-cell table:style-name="ce3" table:number-matrix-columns-spanned="1" table:number-matrix-rows-spanned="1" table:formula="of:=MAX(0;SUM([.A18:.C20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B18:.D20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C18:.E20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D18:.F20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E18:.G20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F18:.H20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G18:.I20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H18:.J20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I18:.K20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J18:.L20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K18:.M20]*[.$AD$11:.$AF$13]))" office:value-type="float" office:value="0.682708130456183" calcext:value-type="float">
            <text:p>0.682708130456183</text:p>
          </table:table-cell>
          <table:table-cell table:style-name="ce3" table:number-matrix-columns-spanned="1" table:number-matrix-rows-spanned="1" table:formula="of:=MAX(0;SUM([.L18:.N20]*[.$AD$11:.$AF$13]))" office:value-type="float" office:value="1.98074743268606" calcext:value-type="float">
            <text:p>1.98074743268606</text:p>
          </table:table-cell>
          <table:table-cell table:style-name="ce3" table:number-matrix-columns-spanned="1" table:number-matrix-rows-spanned="1" table:formula="of:=MAX(0;SUM([.M18:.O20]*[.$AD$11:.$AF$13]))" office:value-type="float" office:value="2.5592744403412" calcext:value-type="float">
            <text:p>2.5592744403412</text:p>
          </table:table-cell>
          <table:table-cell table:style-name="ce3" table:number-matrix-columns-spanned="1" table:number-matrix-rows-spanned="1" table:formula="of:=MAX(0;SUM([.N18:.P20]*[.$AD$11:.$AF$13]))" office:value-type="float" office:value="2.90512068220276" calcext:value-type="float">
            <text:p>2.90512068220276</text:p>
          </table:table-cell>
          <table:table-cell table:style-name="ce3" table:number-matrix-columns-spanned="1" table:number-matrix-rows-spanned="1" table:formula="of:=MAX(0;SUM([.O18:.Q20]*[.$AD$11:.$AF$13]))" office:value-type="float" office:value="3.02668931730884" calcext:value-type="float">
            <text:p>3.02668931730884</text:p>
          </table:table-cell>
          <table:table-cell table:style-name="ce3" table:number-matrix-columns-spanned="1" table:number-matrix-rows-spanned="1" table:formula="of:=MAX(0;SUM([.P18:.R20]*[.$AD$11:.$AF$13]))" office:value-type="float" office:value="3.00223565878987" calcext:value-type="float">
            <text:p>3.00223565878987</text:p>
          </table:table-cell>
          <table:table-cell table:style-name="ce3" table:number-matrix-columns-spanned="1" table:number-matrix-rows-spanned="1" table:formula="of:=MAX(0;SUM([.Q18:.S20]*[.$AD$11:.$AF$13]))" office:value-type="float" office:value="2.21661517702353" calcext:value-type="float">
            <text:p>2.21661517702353</text:p>
          </table:table-cell>
          <table:table-cell table:style-name="ce3" table:number-matrix-columns-spanned="1" table:number-matrix-rows-spanned="1" table:formula="of:=MAX(0;SUM([.R18:.T20]*[.$AD$11:.$AF$13]))" office:value-type="float" office:value="1.24797705019578" calcext:value-type="float">
            <text:p>1.24797705019578</text:p>
          </table:table-cell>
          <table:table-cell table:style-name="ce3" table:number-matrix-columns-spanned="1" table:number-matrix-rows-spanned="1" table:formula="of:=MAX(0;SUM([.S18:.U20]*[.$AD$11:.$AF$13]))" office:value-type="float" office:value="0.310159043647025" calcext:value-type="float">
            <text:p>0.310159043647025</text:p>
          </table:table-cell>
          <table:table-cell table:style-name="ce3" table:number-matrix-columns-spanned="1" table:number-matrix-rows-spanned="1" table:formula="of:=MAX(0;SUM([.T18:.V20]*[.$AD$11:.$AF$13]))" office:value-type="float" office:value="0.49447280285475" calcext:value-type="float">
            <text:p>0.49447280285475</text:p>
          </table:table-cell>
          <table:table-cell table:style-name="ce3" table:number-matrix-columns-spanned="1" table:number-matrix-rows-spanned="1" table:formula="of:=MAX(0;SUM([.U18:.W20]*[.$AD$11:.$AF$13]))" office:value-type="float" office:value="0.468899131055305" calcext:value-type="float">
            <text:p>0.468899131055305</text:p>
          </table:table-cell>
          <table:table-cell table:style-name="ce3" table:number-matrix-columns-spanned="1" table:number-matrix-rows-spanned="1" table:formula="of:=MAX(0;SUM([.V18:.X20]*[.$AD$11:.$AF$13]))" office:value-type="float" office:value="0.396078452467918" calcext:value-type="float">
            <text:p>0.396078452467918</text:p>
          </table:table-cell>
          <table:table-cell table:style-name="ce3" table:number-matrix-columns-spanned="1" table:number-matrix-rows-spanned="1" table:formula="of:=MAX(0;SUM([.W18:.Y20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X18:.Z20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Y18:.AA20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Z18:.AB20]*[.$AD$11:.$AF$13]))" office:value-type="float" office:value="0" calcext:value-type="float">
            <text:p>0</text:p>
          </table:table-cell>
          <table:table-cell table:number-columns-repeated="5"/>
          <table:table-cell table:style-name="ce5" table:number-matrix-columns-spanned="1" table:number-matrix-rows-spanned="1" table:formula="of:=MAX(0;SUM([.AH18:.AJ20]*[.$BI$11:.$BK$13])+SUM([.AH47:.AJ49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I18:.AK20]*[.$BI$11:.$BK$13])+SUM([.AI47:.AK49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J18:.AL20]*[.$BI$11:.$BK$13])+SUM([.AJ47:.AL49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K18:.AM20]*[.$BI$11:.$BK$13])+SUM([.AK47:.AM49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L18:.AN20]*[.$BI$11:.$BK$13])+SUM([.AL47:.AN49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M18:.AO20]*[.$BI$11:.$BK$13])+SUM([.AM47:.AO49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N18:.AP20]*[.$BI$11:.$BK$13])+SUM([.AN47:.AP49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O18:.AQ20]*[.$BI$11:.$BK$13])+SUM([.AO47:.AQ49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P18:.AR20]*[.$BI$11:.$BK$13])+SUM([.AP47:.AR49]*[.$BI$15:.$BK$17]))" office:value-type="float" office:value="0.529019732795637" calcext:value-type="float">
            <text:p>0.529019732795637</text:p>
          </table:table-cell>
          <table:table-cell table:style-name="ce5" table:number-matrix-columns-spanned="1" table:number-matrix-rows-spanned="1" table:formula="of:=MAX(0;SUM([.AQ18:.AS20]*[.$BI$11:.$BK$13])+SUM([.AQ47:.AS49]*[.$BI$15:.$BK$17]))" office:value-type="float" office:value="1.06145736222334" calcext:value-type="float">
            <text:p>1.06145736222334</text:p>
          </table:table-cell>
          <table:table-cell table:style-name="ce5" table:number-matrix-columns-spanned="1" table:number-matrix-rows-spanned="1" table:formula="of:=MAX(0;SUM([.AR18:.AT20]*[.$BI$11:.$BK$13])+SUM([.AR47:.AT49]*[.$BI$15:.$BK$17]))" office:value-type="float" office:value="1.42772090017973" calcext:value-type="float">
            <text:p>1.42772090017973</text:p>
          </table:table-cell>
          <table:table-cell table:style-name="ce5" table:number-matrix-columns-spanned="1" table:number-matrix-rows-spanned="1" table:formula="of:=MAX(0;SUM([.AS18:.AU20]*[.$BI$11:.$BK$13])+SUM([.AS47:.AU49]*[.$BI$15:.$BK$17]))" office:value-type="float" office:value="2.28551788324857" calcext:value-type="float">
            <text:p>2.28551788324857</text:p>
          </table:table-cell>
          <table:table-cell table:style-name="ce5" table:number-matrix-columns-spanned="1" table:number-matrix-rows-spanned="1" table:formula="of:=MAX(0;SUM([.AT18:.AV20]*[.$BI$11:.$BK$13])+SUM([.AT47:.AV49]*[.$BI$15:.$BK$17]))" office:value-type="float" office:value="2.98244002059772" calcext:value-type="float">
            <text:p>2.98244002059772</text:p>
          </table:table-cell>
          <table:table-cell table:style-name="ce5" table:number-matrix-columns-spanned="1" table:number-matrix-rows-spanned="1" table:formula="of:=MAX(0;SUM([.AU18:.AW20]*[.$BI$11:.$BK$13])+SUM([.AU47:.AW49]*[.$BI$15:.$BK$17]))" office:value-type="float" office:value="4.12912922235717" calcext:value-type="float">
            <text:p>4.12912922235717</text:p>
          </table:table-cell>
          <table:table-cell table:style-name="ce5" table:number-matrix-columns-spanned="1" table:number-matrix-rows-spanned="1" table:formula="of:=MAX(0;SUM([.AV18:.AX20]*[.$BI$11:.$BK$13])+SUM([.AV47:.AX49]*[.$BI$15:.$BK$17]))" office:value-type="float" office:value="5.20899032544676" calcext:value-type="float">
            <text:p>5.20899032544676</text:p>
          </table:table-cell>
          <table:table-cell table:style-name="ce5" table:number-matrix-columns-spanned="1" table:number-matrix-rows-spanned="1" table:formula="of:=MAX(0;SUM([.AW18:.AY20]*[.$BI$11:.$BK$13])+SUM([.AW47:.AY49]*[.$BI$15:.$BK$17]))" office:value-type="float" office:value="4.67498056286669" calcext:value-type="float">
            <text:p>4.67498056286669</text:p>
          </table:table-cell>
          <table:table-cell table:style-name="ce5" table:number-matrix-columns-spanned="1" table:number-matrix-rows-spanned="1" table:formula="of:=MAX(0;SUM([.AX18:.AZ20]*[.$BI$11:.$BK$13])+SUM([.AX47:.AZ49]*[.$BI$15:.$BK$17]))" office:value-type="float" office:value="2.62260748623097" calcext:value-type="float">
            <text:p>2.62260748623097</text:p>
          </table:table-cell>
          <table:table-cell table:style-name="ce5" table:number-matrix-columns-spanned="1" table:number-matrix-rows-spanned="1" table:formula="of:=MAX(0;SUM([.AY18:.BA20]*[.$BI$11:.$BK$13])+SUM([.AY47:.BA49]*[.$BI$15:.$BK$17]))" office:value-type="float" office:value="2.64015149511808" calcext:value-type="float">
            <text:p>2.64015149511808</text:p>
          </table:table-cell>
          <table:table-cell table:style-name="ce5" table:number-matrix-columns-spanned="1" table:number-matrix-rows-spanned="1" table:formula="of:=MAX(0;SUM([.AZ18:.BB20]*[.$BI$11:.$BK$13])+SUM([.AZ47:.BB49]*[.$BI$15:.$BK$17]))" office:value-type="float" office:value="3.71790432895427" calcext:value-type="float">
            <text:p>3.71790432895427</text:p>
          </table:table-cell>
          <table:table-cell table:style-name="ce5" table:number-matrix-columns-spanned="1" table:number-matrix-rows-spanned="1" table:formula="of:=MAX(0;SUM([.BA18:.BC20]*[.$BI$11:.$BK$13])+SUM([.BA47:.BC49]*[.$BI$15:.$BK$17]))" office:value-type="float" office:value="7.32971883863482" calcext:value-type="float">
            <text:p>7.32971883863482</text:p>
          </table:table-cell>
          <table:table-cell table:style-name="ce5" table:number-matrix-columns-spanned="1" table:number-matrix-rows-spanned="1" table:formula="of:=MAX(0;SUM([.BB18:.BD20]*[.$BI$11:.$BK$13])+SUM([.BB47:.BD49]*[.$BI$15:.$BK$17]))" office:value-type="float" office:value="7.65801819739239" calcext:value-type="float">
            <text:p>7.65801819739239</text:p>
          </table:table-cell>
          <table:table-cell table:style-name="ce5" table:number-matrix-columns-spanned="1" table:number-matrix-rows-spanned="1" table:formula="of:=MAX(0;SUM([.BC18:.BE20]*[.$BI$11:.$BK$13])+SUM([.BC47:.BE49]*[.$BI$15:.$BK$17]))" office:value-type="float" office:value="3.44319220853568" calcext:value-type="float">
            <text:p>3.44319220853568</text:p>
          </table:table-cell>
          <table:table-cell table:style-name="ce5" table:number-matrix-columns-spanned="1" table:number-matrix-rows-spanned="1" table:formula="of:=MAX(0;SUM([.BD18:.BF20]*[.$BI$11:.$BK$13])+SUM([.BD47:.BF49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E18:.BG20]*[.$BI$11:.$BK$13])+SUM([.BE47:.BG49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F18:.BH20]*[.$BI$11:.$BK$13])+SUM([.BF47:.BH49]*[.$BI$15:.$BK$17]))" office:value-type="float" office:value="0" calcext:value-type="float">
            <text:p>0</text:p>
          </table:table-cell>
          <table:table-cell/>
          <table:table-cell table:style-name="ce6" table:number-columns-repeated="25"/>
          <table:table-cell table:number-columns-repeated="909"/>
        </table:table-row>
        <table:table-row table:style-name="ro1">
          <table:table-cell table:number-columns-repeated="6" table:style-name="ce2" office:value-type="float" office:value="0" calcext:value-type="float">
            <text:p>0.0</text:p>
          </table:table-cell>
          <table:table-cell table:style-name="ce2" office:value-type="float" office:value="0.443137288093566" calcext:value-type="float">
            <text:p>0.4</text:p>
          </table:table-cell>
          <table:table-cell table:style-name="ce2" office:value-type="float" office:value="0.858823597431182" calcext:value-type="float">
            <text:p>0.9</text:p>
          </table:table-cell>
          <table:table-cell table:style-name="ce2" office:value-type="float" office:value="0.996078491210937" calcext:value-type="float">
            <text:p>1.0</text:p>
          </table:table-cell>
          <table:table-cell table:style-name="ce2" office:value-type="float" office:value="0.94901967048645" calcext:value-type="float">
            <text:p>0.9</text:p>
          </table:table-cell>
          <table:table-cell table:style-name="ce2" office:value-type="float" office:value="0.890196144580841" calcext:value-type="float">
            <text:p>0.9</text:p>
          </table:table-cell>
          <table:table-cell table:style-name="ce2" office:value-type="float" office:value="0.450980424880981" calcext:value-type="float">
            <text:p>0.5</text:p>
          </table:table-cell>
          <table:table-cell table:style-name="ce2" office:value-type="float" office:value="0.349019616842269" calcext:value-type="float">
            <text:p>0.3</text:p>
          </table:table-cell>
          <table:table-cell table:style-name="ce2" office:value-type="float" office:value="0.121568635106086" calcext:value-type="float">
            <text:p>0.1</text:p>
          </table:table-cell>
          <table:table-cell table:number-columns-repeated="4" table:style-name="ce2" office:value-type="float" office:value="0" calcext:value-type="float">
            <text:p>0.0</text:p>
          </table:table-cell>
          <table:table-cell table:style-name="ce2" office:value-type="float" office:value="0.784313797950744" calcext:value-type="float">
            <text:p>0.8</text:p>
          </table:table-cell>
          <table:table-cell table:style-name="ce2" office:value-type="float" office:value="0.996078491210937" calcext:value-type="float">
            <text:p>1.0</text:p>
          </table:table-cell>
          <table:table-cell table:style-name="ce2" office:value-type="float" office:value="0.945098102092742" calcext:value-type="float">
            <text:p>0.9</text:p>
          </table:table-cell>
          <table:table-cell table:style-name="ce2" office:value-type="float" office:value="0.160784319043159" calcext:value-type="float">
            <text:p>0.2</text:p>
          </table:table-cell>
          <table:table-cell table:number-columns-repeated="6" table:style-name="ce2" office:value-type="float" office:value="0" calcext:value-type="float">
            <text:p>0.0</text:p>
          </table:table-cell>
          <table:table-cell table:number-columns-repeated="5"/>
          <table:table-cell table:style-name="ce3" table:number-matrix-columns-spanned="1" table:number-matrix-rows-spanned="1" table:formula="of:=MAX(0;SUM([.A19:.C21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B19:.D21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C19:.E21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D19:.F21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E19:.G21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F19:.H21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G19:.I21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H19:.J21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I19:.K21]*[.$AD$11:.$AF$13]))" office:value-type="float" office:value="1.83340932801726" calcext:value-type="float">
            <text:p>1.83340932801726</text:p>
          </table:table-cell>
          <table:table-cell table:style-name="ce3" table:number-matrix-columns-spanned="1" table:number-matrix-rows-spanned="1" table:formula="of:=MAX(0;SUM([.J19:.L21]*[.$AD$11:.$AF$13]))" office:value-type="float" office:value="2.78355053014973" calcext:value-type="float">
            <text:p>2.78355053014973</text:p>
          </table:table-cell>
          <table:table-cell table:style-name="ce3" table:number-matrix-columns-spanned="1" table:number-matrix-rows-spanned="1" table:formula="of:=MAX(0;SUM([.K19:.M21]*[.$AD$11:.$AF$13]))" office:value-type="float" office:value="3.00970242486898" calcext:value-type="float">
            <text:p>3.00970242486898</text:p>
          </table:table-cell>
          <table:table-cell table:style-name="ce3" table:number-matrix-columns-spanned="1" table:number-matrix-rows-spanned="1" table:formula="of:=MAX(0;SUM([.L19:.N21]*[.$AD$11:.$AF$13]))" office:value-type="float" office:value="2.88328040621612" calcext:value-type="float">
            <text:p>2.88328040621612</text:p>
          </table:table-cell>
          <table:table-cell table:style-name="ce3" table:number-matrix-columns-spanned="1" table:number-matrix-rows-spanned="1" table:formula="of:=MAX(0;SUM([.M19:.O21]*[.$AD$11:.$AF$13]))" office:value-type="float" office:value="2.68421831385113" calcext:value-type="float">
            <text:p>2.68421831385113</text:p>
          </table:table-cell>
          <table:table-cell table:style-name="ce3" table:number-matrix-columns-spanned="1" table:number-matrix-rows-spanned="1" table:formula="of:=MAX(0;SUM([.N19:.P21]*[.$AD$11:.$AF$13]))" office:value-type="float" office:value="2.49019628763199" calcext:value-type="float">
            <text:p>2.49019628763199</text:p>
          </table:table-cell>
          <table:table-cell table:style-name="ce3" table:number-matrix-columns-spanned="1" table:number-matrix-rows-spanned="1" table:formula="of:=MAX(0;SUM([.O19:.Q21]*[.$AD$11:.$AF$13]))" office:value-type="float" office:value="1.90980407595634" calcext:value-type="float">
            <text:p>1.90980407595634</text:p>
          </table:table-cell>
          <table:table-cell table:style-name="ce3" table:number-matrix-columns-spanned="1" table:number-matrix-rows-spanned="1" table:formula="of:=MAX(0;SUM([.P19:.R21]*[.$AD$11:.$AF$13]))" office:value-type="float" office:value="1.1803922355175" calcext:value-type="float">
            <text:p>1.1803922355175</text:p>
          </table:table-cell>
          <table:table-cell table:style-name="ce3" table:number-matrix-columns-spanned="1" table:number-matrix-rows-spanned="1" table:formula="of:=MAX(0;SUM([.Q19:.S21]*[.$AD$11:.$AF$13]))" office:value-type="float" office:value="0.309803932905197" calcext:value-type="float">
            <text:p>0.309803932905197</text:p>
          </table:table-cell>
          <table:table-cell table:style-name="ce3" table:number-matrix-columns-spanned="1" table:number-matrix-rows-spanned="1" table:formula="of:=MAX(0;SUM([.R19:.T21]*[.$AD$11:.$AF$13]))" office:value-type="float" office:value="0.0530201025517856" calcext:value-type="float">
            <text:p>0.053020102551786</text:p>
          </table:table-cell>
          <table:table-cell table:style-name="ce3" table:number-matrix-columns-spanned="1" table:number-matrix-rows-spanned="1" table:formula="of:=MAX(0;SUM([.S19:.U21]*[.$AD$11:.$AF$13]))" office:value-type="float" office:value="0.0631002348434659" calcext:value-type="float">
            <text:p>0.063100234843466</text:p>
          </table:table-cell>
          <table:table-cell table:style-name="ce3" table:number-matrix-columns-spanned="1" table:number-matrix-rows-spanned="1" table:formula="of:=MAX(0;SUM([.T19:.V21]*[.$AD$11:.$AF$13]))" office:value-type="float" office:value="0.582242192296514" calcext:value-type="float">
            <text:p>0.582242192296514</text:p>
          </table:table-cell>
          <table:table-cell table:style-name="ce3" table:number-matrix-columns-spanned="1" table:number-matrix-rows-spanned="1" table:formula="of:=MAX(0;SUM([.U19:.W21]*[.$AD$11:.$AF$13]))" office:value-type="float" office:value="0.544908364028862" calcext:value-type="float">
            <text:p>0.544908364028862</text:p>
          </table:table-cell>
          <table:table-cell table:style-name="ce3" table:number-matrix-columns-spanned="1" table:number-matrix-rows-spanned="1" table:formula="of:=MAX(0;SUM([.V19:.X21]*[.$AD$11:.$AF$13]))" office:value-type="float" office:value="0.458823561668395" calcext:value-type="float">
            <text:p>0.458823561668395</text:p>
          </table:table-cell>
          <table:table-cell table:style-name="ce3" table:number-matrix-columns-spanned="1" table:number-matrix-rows-spanned="1" table:formula="of:=MAX(0;SUM([.W19:.Y21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X19:.Z21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Y19:.AA21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Z19:.AB21]*[.$AD$11:.$AF$13]))" office:value-type="float" office:value="0" calcext:value-type="float">
            <text:p>0</text:p>
          </table:table-cell>
          <table:table-cell table:number-columns-repeated="5"/>
          <table:table-cell table:style-name="ce5" table:number-matrix-columns-spanned="1" table:number-matrix-rows-spanned="1" table:formula="of:=MAX(0;SUM([.AH19:.AJ21]*[.$BI$11:.$BK$13])+SUM([.AH48:.AJ50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I19:.AK21]*[.$BI$11:.$BK$13])+SUM([.AI48:.AK50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J19:.AL21]*[.$BI$11:.$BK$13])+SUM([.AJ48:.AL50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K19:.AM21]*[.$BI$11:.$BK$13])+SUM([.AK48:.AM50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L19:.AN21]*[.$BI$11:.$BK$13])+SUM([.AL48:.AN50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M19:.AO21]*[.$BI$11:.$BK$13])+SUM([.AM48:.AO50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N19:.AP21]*[.$BI$11:.$BK$13])+SUM([.AN48:.AP50]*[.$BI$15:.$BK$17]))" office:value-type="float" office:value="1.07806260573305" calcext:value-type="float">
            <text:p>1.07806260573305</text:p>
          </table:table-cell>
          <table:table-cell table:style-name="ce5" table:number-matrix-columns-spanned="1" table:number-matrix-rows-spanned="1" table:formula="of:=MAX(0;SUM([.AO19:.AQ21]*[.$BI$11:.$BK$13])+SUM([.AO48:.AQ50]*[.$BI$15:.$BK$17]))" office:value-type="float" office:value="1.34885565333692" calcext:value-type="float">
            <text:p>1.34885565333692</text:p>
          </table:table-cell>
          <table:table-cell table:style-name="ce5" table:number-matrix-columns-spanned="1" table:number-matrix-rows-spanned="1" table:formula="of:=MAX(0;SUM([.AP19:.AR21]*[.$BI$11:.$BK$13])+SUM([.AP48:.AR50]*[.$BI$15:.$BK$17]))" office:value-type="float" office:value="3.45599502217766" calcext:value-type="float">
            <text:p>3.45599502217766</text:p>
          </table:table-cell>
          <table:table-cell table:style-name="ce5" table:number-matrix-columns-spanned="1" table:number-matrix-rows-spanned="1" table:formula="of:=MAX(0;SUM([.AQ19:.AS21]*[.$BI$11:.$BK$13])+SUM([.AQ48:.AS50]*[.$BI$15:.$BK$17]))" office:value-type="float" office:value="4.29921051103995" calcext:value-type="float">
            <text:p>4.29921051103995</text:p>
          </table:table-cell>
          <table:table-cell table:style-name="ce5" table:number-matrix-columns-spanned="1" table:number-matrix-rows-spanned="1" table:formula="of:=MAX(0;SUM([.AR19:.AT21]*[.$BI$11:.$BK$13])+SUM([.AR48:.AT50]*[.$BI$15:.$BK$17]))" office:value-type="float" office:value="4.89170866322347" calcext:value-type="float">
            <text:p>4.89170866322347</text:p>
          </table:table-cell>
          <table:table-cell table:style-name="ce5" table:number-matrix-columns-spanned="1" table:number-matrix-rows-spanned="1" table:formula="of:=MAX(0;SUM([.AS19:.AU21]*[.$BI$11:.$BK$13])+SUM([.AS48:.AU50]*[.$BI$15:.$BK$17]))" office:value-type="float" office:value="5.61305478099189" calcext:value-type="float">
            <text:p>5.61305478099189</text:p>
          </table:table-cell>
          <table:table-cell table:style-name="ce5" table:number-matrix-columns-spanned="1" table:number-matrix-rows-spanned="1" table:formula="of:=MAX(0;SUM([.AT19:.AV21]*[.$BI$11:.$BK$13])+SUM([.AT48:.AV50]*[.$BI$15:.$BK$17]))" office:value-type="float" office:value="5.32365105868963" calcext:value-type="float">
            <text:p>5.32365105868963</text:p>
          </table:table-cell>
          <table:table-cell table:style-name="ce5" table:number-matrix-columns-spanned="1" table:number-matrix-rows-spanned="1" table:formula="of:=MAX(0;SUM([.AU19:.AW21]*[.$BI$11:.$BK$13])+SUM([.AU48:.AW50]*[.$BI$15:.$BK$17]))" office:value-type="float" office:value="4.87282440230664" calcext:value-type="float">
            <text:p>4.87282440230664</text:p>
          </table:table-cell>
          <table:table-cell table:style-name="ce5" table:number-matrix-columns-spanned="1" table:number-matrix-rows-spanned="1" table:formula="of:=MAX(0;SUM([.AV19:.AX21]*[.$BI$11:.$BK$13])+SUM([.AV48:.AX50]*[.$BI$15:.$BK$17]))" office:value-type="float" office:value="5.02355962463311" calcext:value-type="float">
            <text:p>5.02355962463311</text:p>
          </table:table-cell>
          <table:table-cell table:style-name="ce5" table:number-matrix-columns-spanned="1" table:number-matrix-rows-spanned="1" table:formula="of:=MAX(0;SUM([.AW19:.AY21]*[.$BI$11:.$BK$13])+SUM([.AW48:.AY50]*[.$BI$15:.$BK$17]))" office:value-type="float" office:value="3.96877529658001" calcext:value-type="float">
            <text:p>3.96877529658001</text:p>
          </table:table-cell>
          <table:table-cell table:style-name="ce5" table:number-matrix-columns-spanned="1" table:number-matrix-rows-spanned="1" table:formula="of:=MAX(0;SUM([.AX19:.AZ21]*[.$BI$11:.$BK$13])+SUM([.AX48:.AZ50]*[.$BI$15:.$BK$17]))" office:value-type="float" office:value="1.81488183946907" calcext:value-type="float">
            <text:p>1.81488183946907</text:p>
          </table:table-cell>
          <table:table-cell table:style-name="ce5" table:number-matrix-columns-spanned="1" table:number-matrix-rows-spanned="1" table:formula="of:=MAX(0;SUM([.AY19:.BA21]*[.$BI$11:.$BK$13])+SUM([.AY48:.BA50]*[.$BI$15:.$BK$17]))" office:value-type="float" office:value="2.07526714608374" calcext:value-type="float">
            <text:p>2.07526714608374</text:p>
          </table:table-cell>
          <table:table-cell table:style-name="ce5" table:number-matrix-columns-spanned="1" table:number-matrix-rows-spanned="1" table:formula="of:=MAX(0;SUM([.AZ19:.BB21]*[.$BI$11:.$BK$13])+SUM([.AZ48:.BB50]*[.$BI$15:.$BK$17]))" office:value-type="float" office:value="4.27446816825776" calcext:value-type="float">
            <text:p>4.27446816825776</text:p>
          </table:table-cell>
          <table:table-cell table:style-name="ce5" table:number-matrix-columns-spanned="1" table:number-matrix-rows-spanned="1" table:formula="of:=MAX(0;SUM([.BA19:.BC21]*[.$BI$11:.$BK$13])+SUM([.BA48:.BC50]*[.$BI$15:.$BK$17]))" office:value-type="float" office:value="8.2599727113649" calcext:value-type="float">
            <text:p>8.2599727113649</text:p>
          </table:table-cell>
          <table:table-cell table:style-name="ce5" table:number-matrix-columns-spanned="1" table:number-matrix-rows-spanned="1" table:formula="of:=MAX(0;SUM([.BB19:.BD21]*[.$BI$11:.$BK$13])+SUM([.BB48:.BD50]*[.$BI$15:.$BK$17]))" office:value-type="float" office:value="6.56871912617085" calcext:value-type="float">
            <text:p>6.56871912617085</text:p>
          </table:table-cell>
          <table:table-cell table:style-name="ce5" table:number-matrix-columns-spanned="1" table:number-matrix-rows-spanned="1" table:formula="of:=MAX(0;SUM([.BC19:.BE21]*[.$BI$11:.$BK$13])+SUM([.BC48:.BE50]*[.$BI$15:.$BK$17]))" office:value-type="float" office:value="2.10493365129489" calcext:value-type="float">
            <text:p>2.10493365129489</text:p>
          </table:table-cell>
          <table:table-cell table:style-name="ce5" table:number-matrix-columns-spanned="1" table:number-matrix-rows-spanned="1" table:formula="of:=MAX(0;SUM([.BD19:.BF21]*[.$BI$11:.$BK$13])+SUM([.BD48:.BF50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E19:.BG21]*[.$BI$11:.$BK$13])+SUM([.BE48:.BG50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F19:.BH21]*[.$BI$11:.$BK$13])+SUM([.BF48:.BH50]*[.$BI$15:.$BK$17]))" office:value-type="float" office:value="0" calcext:value-type="float">
            <text:p>0</text:p>
          </table:table-cell>
          <table:table-cell/>
          <table:table-cell table:style-name="ce6" table:formula="of:=MAX([.BM20:.BN21])" office:value-type="float" office:value="0" calcext:value-type="float">
            <text:p>0</text:p>
          </table:table-cell>
          <table:table-cell table:style-name="ce6"/>
          <table:table-cell table:style-name="ce6" table:formula="of:=MAX([.BO20:.BP21])" office:value-type="float" office:value="0" calcext:value-type="float">
            <text:p>0</text:p>
          </table:table-cell>
          <table:table-cell table:style-name="ce6"/>
          <table:table-cell table:style-name="ce6" table:formula="of:=MAX([.BQ20:.BR21])" office:value-type="float" office:value="1.03805241616789" calcext:value-type="float">
            <text:p>1.03805241616789</text:p>
          </table:table-cell>
          <table:table-cell table:style-name="ce6"/>
          <table:table-cell table:style-name="ce6" table:formula="of:=MAX([.BS20:.BT21])" office:value-type="float" office:value="5.23656633655929" calcext:value-type="float">
            <text:p>5.23656633655929</text:p>
          </table:table-cell>
          <table:table-cell table:style-name="ce6"/>
          <table:table-cell table:style-name="ce6" table:formula="of:=MAX([.BU20:.BV21])" office:value-type="float" office:value="6.24783364511742" calcext:value-type="float">
            <text:p>6.24783364511742</text:p>
          </table:table-cell>
          <table:table-cell table:style-name="ce6"/>
          <table:table-cell table:style-name="ce6" table:formula="of:=MAX([.BW20:.BX21])" office:value-type="float" office:value="5.61305478099189" calcext:value-type="float">
            <text:p>5.61305478099189</text:p>
          </table:table-cell>
          <table:table-cell table:style-name="ce6"/>
          <table:table-cell table:style-name="ce6" table:formula="of:=MAX([.BY20:.BZ21])" office:value-type="float" office:value="5.32365105868963" calcext:value-type="float">
            <text:p>5.32365105868963</text:p>
          </table:table-cell>
          <table:table-cell table:style-name="ce6"/>
          <table:table-cell table:style-name="ce6" table:formula="of:=MAX([.CA20:.CB21])" office:value-type="float" office:value="5.02355962463311" calcext:value-type="float">
            <text:p>5.02355962463311</text:p>
          </table:table-cell>
          <table:table-cell table:style-name="ce6"/>
          <table:table-cell table:style-name="ce6" table:formula="of:=MAX([.CC20:.CD21])" office:value-type="float" office:value="2.07526714608374" calcext:value-type="float">
            <text:p>2.07526714608374</text:p>
          </table:table-cell>
          <table:table-cell table:style-name="ce6"/>
          <table:table-cell table:style-name="ce6" table:formula="of:=MAX([.CE20:.CF21])" office:value-type="float" office:value="8.81458155042271" calcext:value-type="float">
            <text:p>8.81458155042271</text:p>
          </table:table-cell>
          <table:table-cell table:style-name="ce6"/>
          <table:table-cell table:style-name="ce6" table:formula="of:=MAX([.CG20:.CH21])" office:value-type="float" office:value="6.56871912617085" calcext:value-type="float">
            <text:p>6.56871912617085</text:p>
          </table:table-cell>
          <table:table-cell table:style-name="ce6"/>
          <table:table-cell table:style-name="ce6" table:formula="of:=MAX([.CI20:.CJ21])" office:value-type="float" office:value="0" calcext:value-type="float">
            <text:p>0</text:p>
          </table:table-cell>
          <table:table-cell table:style-name="ce6"/>
          <table:table-cell table:style-name="ce6" table:formula="of:=MAX([.CK20:.CL21])" office:value-type="float" office:value="0" calcext:value-type="float">
            <text:p>0</text:p>
          </table:table-cell>
          <table:table-cell table:number-columns-repeated="2"/>
          <table:table-cell office:value-type="float" office:value="0.980730883437094" calcext:value-type="float">
            <text:p>0.980730883437094</text:p>
          </table:table-cell>
          <table:table-cell/>
          <table:table-cell office:value-type="float" office:value="0.328173476669861" calcext:value-type="float">
            <text:p>0.328173476669861</text:p>
          </table:table-cell>
          <table:table-cell/>
          <table:table-cell office:value-type="float" office:value="0.788046079887835" calcext:value-type="float">
            <text:p>0.788046079887835</text:p>
          </table:table-cell>
          <table:table-cell/>
          <table:table-cell office:value-type="float" office:value="0.757723962013344" calcext:value-type="float">
            <text:p>0.757723962013344</text:p>
          </table:table-cell>
          <table:table-cell/>
          <table:table-cell office:value-type="float" office:value="0.684495830190811" calcext:value-type="float">
            <text:p>0.684495830190811</text:p>
          </table:table-cell>
          <table:table-cell/>
          <table:table-cell office:value-type="float" office:value="0.728128108335856" calcext:value-type="float">
            <text:p>0.728128108335856</text:p>
          </table:table-cell>
          <table:table-cell/>
          <table:table-cell office:value-type="float" office:value="0.347020919868196" calcext:value-type="float">
            <text:p>0.347020919868196</text:p>
          </table:table-cell>
          <table:table-cell/>
          <table:table-cell office:value-type="float" office:value="0.0159608573841153" calcext:value-type="float">
            <text:p>0.015960857384115</text:p>
          </table:table-cell>
          <table:table-cell/>
          <table:table-cell office:value-type="float" office:value="0.892735171257711" calcext:value-type="float">
            <text:p>0.892735171257711</text:p>
          </table:table-cell>
          <table:table-cell/>
          <table:table-cell office:value-type="float" office:value="0.978729638738147" calcext:value-type="float">
            <text:p>0.978729638738147</text:p>
          </table:table-cell>
          <table:table-cell/>
          <table:table-cell office:value-type="float" office:value="0.453488305844851" calcext:value-type="float">
            <text:p>0.453488305844851</text:p>
          </table:table-cell>
          <table:table-cell/>
          <table:table-cell office:value-type="float" office:value="0.665803341738032" calcext:value-type="float">
            <text:p>0.665803341738032</text:p>
          </table:table-cell>
          <table:table-cell/>
          <table:table-cell office:value-type="float" office:value="0.701370043231895" calcext:value-type="float">
            <text:p>0.701370043231895</text:p>
          </table:table-cell>
          <table:table-cell table:number-columns-repeated="882"/>
        </table:table-row>
        <table:table-row table:style-name="ro1">
          <table:table-cell table:number-columns-repeated="6" table:style-name="ce2" office:value-type="float" office:value="0" calcext:value-type="float">
            <text:p>0.0</text:p>
          </table:table-cell>
          <table:table-cell table:style-name="ce2" office:value-type="float" office:value="0.662745118141174" calcext:value-type="float">
            <text:p>0.7</text:p>
          </table:table-cell>
          <table:table-cell table:style-name="ce2" office:value-type="float" office:value="0.996078491210937" calcext:value-type="float">
            <text:p>1.0</text:p>
          </table:table-cell>
          <table:table-cell table:style-name="ce2" office:value-type="float" office:value="0.690196096897125" calcext:value-type="float">
            <text:p>0.7</text:p>
          </table:table-cell>
          <table:table-cell table:style-name="ce2" office:value-type="float" office:value="0.243137270212173" calcext:value-type="float">
            <text:p>0.2</text:p>
          </table:table-cell>
          <table:table-cell table:number-columns-repeated="7" table:style-name="ce2" office:value-type="float" office:value="0" calcext:value-type="float">
            <text:p>0.0</text:p>
          </table:table-cell>
          <table:table-cell table:style-name="ce2" office:value-type="float" office:value="0.188235312700271" calcext:value-type="float">
            <text:p>0.2</text:p>
          </table:table-cell>
          <table:table-cell table:style-name="ce2" office:value-type="float" office:value="0.90588241815567" calcext:value-type="float">
            <text:p>0.9</text:p>
          </table:table-cell>
          <table:table-cell table:style-name="ce2" office:value-type="float" office:value="0.996078491210937" calcext:value-type="float">
            <text:p>1.0</text:p>
          </table:table-cell>
          <table:table-cell table:style-name="ce2" office:value-type="float" office:value="0.917647123336791" calcext:value-type="float">
            <text:p>0.9</text:p>
          </table:table-cell>
          <table:table-cell table:number-columns-repeated="7" table:style-name="ce2" office:value-type="float" office:value="0" calcext:value-type="float">
            <text:p>0.0</text:p>
          </table:table-cell>
          <table:table-cell table:number-columns-repeated="5"/>
          <table:table-cell table:style-name="ce3" table:number-matrix-columns-spanned="1" table:number-matrix-rows-spanned="1" table:formula="of:=MAX(0;SUM([.A20:.C22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B20:.D22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C20:.E22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D20:.F22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E20:.G22]*[.$AD$11:.$AF$13]))" office:value-type="float" office:value="0.372549049556255" calcext:value-type="float">
            <text:p>0.372549049556255</text:p>
          </table:table-cell>
          <table:table-cell table:style-name="ce3" table:number-matrix-columns-spanned="1" table:number-matrix-rows-spanned="1" table:formula="of:=MAX(0;SUM([.F20:.H22]*[.$AD$11:.$AF$13]))" office:value-type="float" office:value="0.776645190090938" calcext:value-type="float">
            <text:p>0.776645190090938</text:p>
          </table:table-cell>
          <table:table-cell table:style-name="ce3" table:number-matrix-columns-spanned="1" table:number-matrix-rows-spanned="1" table:formula="of:=MAX(0;SUM([.G20:.I22]*[.$AD$11:.$AF$13]))" office:value-type="float" office:value="1.78859055904266" calcext:value-type="float">
            <text:p>1.78859055904266</text:p>
          </table:table-cell>
          <table:table-cell table:style-name="ce3" table:number-matrix-columns-spanned="1" table:number-matrix-rows-spanned="1" table:formula="of:=MAX(0;SUM([.H20:.J22]*[.$AD$11:.$AF$13]))" office:value-type="float" office:value="2.35050098604766" calcext:value-type="float">
            <text:p>2.35050098604766</text:p>
          </table:table-cell>
          <table:table-cell table:style-name="ce3" table:number-matrix-columns-spanned="1" table:number-matrix-rows-spanned="1" table:formula="of:=MAX(0;SUM([.I20:.K22]*[.$AD$11:.$AF$13]))" office:value-type="float" office:value="2.84686779292062" calcext:value-type="float">
            <text:p>2.84686779292062</text:p>
          </table:table-cell>
          <table:table-cell table:style-name="ce3" table:number-matrix-columns-spanned="1" table:number-matrix-rows-spanned="1" table:formula="of:=MAX(0;SUM([.J20:.L22]*[.$AD$11:.$AF$13]))" office:value-type="float" office:value="2.29019623994827" calcext:value-type="float">
            <text:p>2.29019623994827</text:p>
          </table:table-cell>
          <table:table-cell table:style-name="ce3" table:number-matrix-columns-spanned="1" table:number-matrix-rows-spanned="1" table:formula="of:=MAX(0;SUM([.K20:.M22]*[.$AD$11:.$AF$13]))" office:value-type="float" office:value="1.69019618630409" calcext:value-type="float">
            <text:p>1.69019618630409</text:p>
          </table:table-cell>
          <table:table-cell table:style-name="ce3" table:number-matrix-columns-spanned="1" table:number-matrix-rows-spanned="1" table:formula="of:=MAX(0;SUM([.L20:.N22]*[.$AD$11:.$AF$13]))" office:value-type="float" office:value="0.921568676829336" calcext:value-type="float">
            <text:p>0.921568676829336</text:p>
          </table:table-cell>
          <table:table-cell table:style-name="ce3" table:number-matrix-columns-spanned="1" table:number-matrix-rows-spanned="1" table:formula="of:=MAX(0;SUM([.M20:.O22]*[.$AD$11:.$AF$13]))" office:value-type="float" office:value="0.470588251948355" calcext:value-type="float">
            <text:p>0.470588251948355</text:p>
          </table:table-cell>
          <table:table-cell table:style-name="ce3" table:number-matrix-columns-spanned="1" table:number-matrix-rows-spanned="1" table:formula="of:=MAX(0;SUM([.N20:.P22]*[.$AD$11:.$AF$13]))" office:value-type="float" office:value="0.121568635106086" calcext:value-type="float">
            <text:p>0.121568635106086</text:p>
          </table:table-cell>
          <table:table-cell table:style-name="ce3" table:number-matrix-columns-spanned="1" table:number-matrix-rows-spanned="1" table:formula="of:=MAX(0;SUM([.O20:.Q22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P20:.R22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Q20:.S22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R20:.T22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S20:.U22]*[.$AD$11:.$AF$13]))" office:value-type="float" office:value="0.129766957141134" calcext:value-type="float">
            <text:p>0.129766957141134</text:p>
          </table:table-cell>
          <table:table-cell table:style-name="ce3" table:number-matrix-columns-spanned="1" table:number-matrix-rows-spanned="1" table:formula="of:=MAX(0;SUM([.T20:.V22]*[.$AD$11:.$AF$13]))" office:value-type="float" office:value="0.498582587114234" calcext:value-type="float">
            <text:p>0.498582587114234</text:p>
          </table:table-cell>
          <table:table-cell table:style-name="ce3" table:number-matrix-columns-spanned="1" table:number-matrix-rows-spanned="1" table:formula="of:=MAX(0;SUM([.U20:.W22]*[.$AD$11:.$AF$13]))" office:value-type="float" office:value="0.454902008175849" calcext:value-type="float">
            <text:p>0.454902008175849</text:p>
          </table:table-cell>
          <table:table-cell table:style-name="ce3" table:number-matrix-columns-spanned="1" table:number-matrix-rows-spanned="1" table:formula="of:=MAX(0;SUM([.V20:.X22]*[.$AD$11:.$AF$13]))" office:value-type="float" office:value="0.160784319043159" calcext:value-type="float">
            <text:p>0.160784319043159</text:p>
          </table:table-cell>
          <table:table-cell table:style-name="ce3" table:number-matrix-columns-spanned="1" table:number-matrix-rows-spanned="1" table:formula="of:=MAX(0;SUM([.W20:.Y22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X20:.Z22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Y20:.AA22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Z20:.AB22]*[.$AD$11:.$AF$13]))" office:value-type="float" office:value="0" calcext:value-type="float">
            <text:p>0</text:p>
          </table:table-cell>
          <table:table-cell table:number-columns-repeated="5"/>
          <table:table-cell table:style-name="ce5" table:number-matrix-columns-spanned="1" table:number-matrix-rows-spanned="1" table:formula="of:=MAX(0;SUM([.AH20:.AJ22]*[.$BI$11:.$BK$13])+SUM([.AH49:.AJ51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I20:.AK22]*[.$BI$11:.$BK$13])+SUM([.AI49:.AK51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J20:.AL22]*[.$BI$11:.$BK$13])+SUM([.AJ49:.AL51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K20:.AM22]*[.$BI$11:.$BK$13])+SUM([.AK49:.AM51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L20:.AN22]*[.$BI$11:.$BK$13])+SUM([.AL49:.AN51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M20:.AO22]*[.$BI$11:.$BK$13])+SUM([.AM49:.AO51]*[.$BI$15:.$BK$17]))" office:value-type="float" office:value="1.03805241616789" calcext:value-type="float">
            <text:p>1.03805241616789</text:p>
          </table:table-cell>
          <table:table-cell table:style-name="ce5" table:number-matrix-columns-spanned="1" table:number-matrix-rows-spanned="1" table:formula="of:=MAX(0;SUM([.AN20:.AP22]*[.$BI$11:.$BK$13])+SUM([.AN49:.AP51]*[.$BI$15:.$BK$17]))" office:value-type="float" office:value="3.88195764877748" calcext:value-type="float">
            <text:p>3.88195764877748</text:p>
          </table:table-cell>
          <table:table-cell table:style-name="ce5" table:number-matrix-columns-spanned="1" table:number-matrix-rows-spanned="1" table:formula="of:=MAX(0;SUM([.AO20:.AQ22]*[.$BI$11:.$BK$13])+SUM([.AO49:.AQ51]*[.$BI$15:.$BK$17]))" office:value-type="float" office:value="5.23656633655929" calcext:value-type="float">
            <text:p>5.23656633655929</text:p>
          </table:table-cell>
          <table:table-cell table:style-name="ce5" table:number-matrix-columns-spanned="1" table:number-matrix-rows-spanned="1" table:formula="of:=MAX(0;SUM([.AP20:.AR22]*[.$BI$11:.$BK$13])+SUM([.AP49:.AR51]*[.$BI$15:.$BK$17]))" office:value-type="float" office:value="6.24783364511742" calcext:value-type="float">
            <text:p>6.24783364511742</text:p>
          </table:table-cell>
          <table:table-cell table:style-name="ce5" table:number-matrix-columns-spanned="1" table:number-matrix-rows-spanned="1" table:formula="of:=MAX(0;SUM([.AQ20:.AS22]*[.$BI$11:.$BK$13])+SUM([.AQ49:.AS51]*[.$BI$15:.$BK$17]))" office:value-type="float" office:value="5.67118209712959" calcext:value-type="float">
            <text:p>5.67118209712959</text:p>
          </table:table-cell>
          <table:table-cell table:style-name="ce5" table:number-matrix-columns-spanned="1" table:number-matrix-rows-spanned="1" table:formula="of:=MAX(0;SUM([.AR20:.AT22]*[.$BI$11:.$BK$13])+SUM([.AR49:.AT51]*[.$BI$15:.$BK$17]))" office:value-type="float" office:value="4.86330293255805" calcext:value-type="float">
            <text:p>4.86330293255805</text:p>
          </table:table-cell>
          <table:table-cell table:style-name="ce5" table:number-matrix-columns-spanned="1" table:number-matrix-rows-spanned="1" table:formula="of:=MAX(0;SUM([.AS20:.AU22]*[.$BI$11:.$BK$13])+SUM([.AS49:.AU51]*[.$BI$15:.$BK$17]))" office:value-type="float" office:value="4.21688131311759" calcext:value-type="float">
            <text:p>4.21688131311759</text:p>
          </table:table-cell>
          <table:table-cell table:style-name="ce5" table:number-matrix-columns-spanned="1" table:number-matrix-rows-spanned="1" table:formula="of:=MAX(0;SUM([.AT20:.AV22]*[.$BI$11:.$BK$13])+SUM([.AT49:.AV51]*[.$BI$15:.$BK$17]))" office:value-type="float" office:value="3.35772505635013" calcext:value-type="float">
            <text:p>3.35772505635013</text:p>
          </table:table-cell>
          <table:table-cell table:style-name="ce5" table:number-matrix-columns-spanned="1" table:number-matrix-rows-spanned="1" table:formula="of:=MAX(0;SUM([.AU20:.AW22]*[.$BI$11:.$BK$13])+SUM([.AU49:.AW51]*[.$BI$15:.$BK$17]))" office:value-type="float" office:value="2.42326091148125" calcext:value-type="float">
            <text:p>2.42326091148125</text:p>
          </table:table-cell>
          <table:table-cell table:style-name="ce5" table:number-matrix-columns-spanned="1" table:number-matrix-rows-spanned="1" table:formula="of:=MAX(0;SUM([.AV20:.AX22]*[.$BI$11:.$BK$13])+SUM([.AV49:.AX51]*[.$BI$15:.$BK$17]))" office:value-type="float" office:value="1.93535558181629" calcext:value-type="float">
            <text:p>1.93535558181629</text:p>
          </table:table-cell>
          <table:table-cell table:style-name="ce5" table:number-matrix-columns-spanned="1" table:number-matrix-rows-spanned="1" table:formula="of:=MAX(0;SUM([.AW20:.AY22]*[.$BI$11:.$BK$13])+SUM([.AW49:.AY51]*[.$BI$15:.$BK$17]))" office:value-type="float" office:value="0.997982178308639" calcext:value-type="float">
            <text:p>0.997982178308639</text:p>
          </table:table-cell>
          <table:table-cell table:style-name="ce5" table:number-matrix-columns-spanned="1" table:number-matrix-rows-spanned="1" table:formula="of:=MAX(0;SUM([.AX20:.AZ22]*[.$BI$11:.$BK$13])+SUM([.AX49:.AZ51]*[.$BI$15:.$BK$17]))" office:value-type="float" office:value="0.4241247260468" calcext:value-type="float">
            <text:p>0.4241247260468</text:p>
          </table:table-cell>
          <table:table-cell table:style-name="ce5" table:number-matrix-columns-spanned="1" table:number-matrix-rows-spanned="1" table:formula="of:=MAX(0;SUM([.AY20:.BA22]*[.$BI$11:.$BK$13])+SUM([.AY49:.BA51]*[.$BI$15:.$BK$17]))" office:value-type="float" office:value="1.74658208993348" calcext:value-type="float">
            <text:p>1.74658208993348</text:p>
          </table:table-cell>
          <table:table-cell table:style-name="ce5" table:number-matrix-columns-spanned="1" table:number-matrix-rows-spanned="1" table:formula="of:=MAX(0;SUM([.AZ20:.BB22]*[.$BI$11:.$BK$13])+SUM([.AZ49:.BB51]*[.$BI$15:.$BK$17]))" office:value-type="float" office:value="4.94299809684722" calcext:value-type="float">
            <text:p>4.94299809684722</text:p>
          </table:table-cell>
          <table:table-cell table:style-name="ce5" table:number-matrix-columns-spanned="1" table:number-matrix-rows-spanned="1" table:formula="of:=MAX(0;SUM([.BA20:.BC22]*[.$BI$11:.$BK$13])+SUM([.BA49:.BC51]*[.$BI$15:.$BK$17]))" office:value-type="float" office:value="8.81458155042271" calcext:value-type="float">
            <text:p>8.81458155042271</text:p>
          </table:table-cell>
          <table:table-cell table:style-name="ce5" table:number-matrix-columns-spanned="1" table:number-matrix-rows-spanned="1" table:formula="of:=MAX(0;SUM([.BB20:.BD22]*[.$BI$11:.$BK$13])+SUM([.BB49:.BD51]*[.$BI$15:.$BK$17]))" office:value-type="float" office:value="5.91925480857651" calcext:value-type="float">
            <text:p>5.91925480857651</text:p>
          </table:table-cell>
          <table:table-cell table:style-name="ce5" table:number-matrix-columns-spanned="1" table:number-matrix-rows-spanned="1" table:formula="of:=MAX(0;SUM([.BC20:.BE22]*[.$BI$11:.$BK$13])+SUM([.BC49:.BE51]*[.$BI$15:.$BK$17]))" office:value-type="float" office:value="0.979237523357942" calcext:value-type="float">
            <text:p>0.979237523357942</text:p>
          </table:table-cell>
          <table:table-cell table:style-name="ce5" table:number-matrix-columns-spanned="1" table:number-matrix-rows-spanned="1" table:formula="of:=MAX(0;SUM([.BD20:.BF22]*[.$BI$11:.$BK$13])+SUM([.BD49:.BF51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E20:.BG22]*[.$BI$11:.$BK$13])+SUM([.BE49:.BG51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F20:.BH22]*[.$BI$11:.$BK$13])+SUM([.BF49:.BH51]*[.$BI$15:.$BK$17]))" office:value-type="float" office:value="0" calcext:value-type="float">
            <text:p>0</text:p>
          </table:table-cell>
          <table:table-cell/>
          <table:table-cell table:style-name="ce6" table:number-columns-repeated="25"/>
          <table:table-cell table:number-columns-repeated="909"/>
        </table:table-row>
        <table:table-row table:style-name="ro1">
          <table:table-cell table:number-columns-repeated="6" table:style-name="ce2" office:value-type="float" office:value="0" calcext:value-type="float">
            <text:p>0.0</text:p>
          </table:table-cell>
          <table:table-cell table:style-name="ce2" office:value-type="float" office:value="0.0705882385373115" calcext:value-type="float">
            <text:p>0.1</text:p>
          </table:table-cell>
          <table:table-cell table:style-name="ce2" office:value-type="float" office:value="0.486274540424346" calcext:value-type="float">
            <text:p>0.5</text:p>
          </table:table-cell>
          <table:table-cell table:number-columns-repeated="9" table:style-name="ce2" office:value-type="float" office:value="0" calcext:value-type="float">
            <text:p>0.0</text:p>
          </table:table-cell>
          <table:table-cell table:style-name="ce2" office:value-type="float" office:value="0.329411774873733" calcext:value-type="float">
            <text:p>0.3</text:p>
          </table:table-cell>
          <table:table-cell table:number-columns-repeated="2" table:style-name="ce2" office:value-type="float" office:value="0.996078491210937" calcext:value-type="float">
            <text:p>1.0</text:p>
          </table:table-cell>
          <table:table-cell table:style-name="ce2" office:value-type="float" office:value="0.650980412960052" calcext:value-type="float">
            <text:p>0.7</text:p>
          </table:table-cell>
          <table:table-cell table:number-columns-repeated="7" table:style-name="ce2" office:value-type="float" office:value="0" calcext:value-type="float">
            <text:p>0.0</text:p>
          </table:table-cell>
          <table:table-cell table:number-columns-repeated="5"/>
          <table:table-cell table:style-name="ce3" table:number-matrix-columns-spanned="1" table:number-matrix-rows-spanned="1" table:formula="of:=MAX(0;SUM([.A21:.C23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B21:.D23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C21:.E23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D21:.F23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E21:.G23]*[.$AD$11:.$AF$13]))" office:value-type="float" office:value="0.662745118141174" calcext:value-type="float">
            <text:p>0.662745118141174</text:p>
          </table:table-cell>
          <table:table-cell table:style-name="ce3" table:number-matrix-columns-spanned="1" table:number-matrix-rows-spanned="1" table:formula="of:=MAX(0;SUM([.F21:.H23]*[.$AD$11:.$AF$13]))" office:value-type="float" office:value="1.66218365380399" calcext:value-type="float">
            <text:p>1.66218365380399</text:p>
          </table:table-cell>
          <table:table-cell table:style-name="ce3" table:number-matrix-columns-spanned="1" table:number-matrix-rows-spanned="1" table:formula="of:=MAX(0;SUM([.G21:.I23]*[.$AD$11:.$AF$13]))" office:value-type="float" office:value="2.37216667953402" calcext:value-type="float">
            <text:p>2.37216667953402</text:p>
          </table:table-cell>
          <table:table-cell table:style-name="ce3" table:number-matrix-columns-spanned="1" table:number-matrix-rows-spanned="1" table:formula="of:=MAX(0;SUM([.H21:.J23]*[.$AD$11:.$AF$13]))" office:value-type="float" office:value="1.92941185832024" calcext:value-type="float">
            <text:p>1.92941185832024</text:p>
          </table:table-cell>
          <table:table-cell table:style-name="ce3" table:number-matrix-columns-spanned="1" table:number-matrix-rows-spanned="1" table:formula="of:=MAX(0;SUM([.I21:.K23]*[.$AD$11:.$AF$13]))" office:value-type="float" office:value="0.933333367109298" calcext:value-type="float">
            <text:p>0.933333367109298</text:p>
          </table:table-cell>
          <table:table-cell table:style-name="ce3" table:number-matrix-columns-spanned="1" table:number-matrix-rows-spanned="1" table:formula="of:=MAX(0;SUM([.J21:.L23]*[.$AD$11:.$AF$13]))" office:value-type="float" office:value="0.243137270212173" calcext:value-type="float">
            <text:p>0.243137270212173</text:p>
          </table:table-cell>
          <table:table-cell table:style-name="ce3" table:number-matrix-columns-spanned="1" table:number-matrix-rows-spanned="1" table:formula="of:=MAX(0;SUM([.K21:.M23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L21:.N23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M21:.O23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N21:.P23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O21:.Q23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P21:.R23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Q21:.S23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R21:.T23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S21:.U23]*[.$AD$11:.$AF$13]))" office:value-type="float" office:value="0.71408067760584" calcext:value-type="float">
            <text:p>0.71408067760584</text:p>
          </table:table-cell>
          <table:table-cell table:style-name="ce3" table:number-matrix-columns-spanned="1" table:number-matrix-rows-spanned="1" table:formula="of:=MAX(0;SUM([.T21:.V23]*[.$AD$11:.$AF$13]))" office:value-type="float" office:value="0.78784986557078" calcext:value-type="float">
            <text:p>0.78784986557078</text:p>
          </table:table-cell>
          <table:table-cell table:style-name="ce3" table:number-matrix-columns-spanned="1" table:number-matrix-rows-spanned="1" table:formula="of:=MAX(0;SUM([.U21:.W23]*[.$AD$11:.$AF$13]))" office:value-type="float" office:value="0.694117695093154" calcext:value-type="float">
            <text:p>0.694117695093154</text:p>
          </table:table-cell>
          <table:table-cell table:style-name="ce3" table:number-matrix-columns-spanned="1" table:number-matrix-rows-spanned="1" table:formula="of:=MAX(0;SUM([.V21:.X23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W21:.Y23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X21:.Z23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Y21:.AA23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Z21:.AB23]*[.$AD$11:.$AF$13]))" office:value-type="float" office:value="0" calcext:value-type="float">
            <text:p>0</text:p>
          </table:table-cell>
          <table:table-cell table:number-columns-repeated="5"/>
          <table:table-cell table:style-name="ce5" table:number-matrix-columns-spanned="1" table:number-matrix-rows-spanned="1" table:formula="of:=MAX(0;SUM([.AH21:.AJ23]*[.$BI$11:.$BK$13])+SUM([.AH50:.AJ52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I21:.AK23]*[.$BI$11:.$BK$13])+SUM([.AI50:.AK52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J21:.AL23]*[.$BI$11:.$BK$13])+SUM([.AJ50:.AL52]*[.$BI$15:.$BK$17]))" office:value-type="float" office:value="0.0811633325427566" calcext:value-type="float">
            <text:p>0.081163332542757</text:p>
          </table:table-cell>
          <table:table-cell table:style-name="ce5" table:number-matrix-columns-spanned="1" table:number-matrix-rows-spanned="1" table:formula="of:=MAX(0;SUM([.AK21:.AM23]*[.$BI$11:.$BK$13])+SUM([.AK50:.AM52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L21:.AN23]*[.$BI$11:.$BK$13])+SUM([.AL50:.AN52]*[.$BI$15:.$BK$17]))" office:value-type="float" office:value="0.431920692317975" calcext:value-type="float">
            <text:p>0.431920692317975</text:p>
          </table:table-cell>
          <table:table-cell table:style-name="ce5" table:number-matrix-columns-spanned="1" table:number-matrix-rows-spanned="1" table:formula="of:=MAX(0;SUM([.AM21:.AO23]*[.$BI$11:.$BK$13])+SUM([.AM50:.AO52]*[.$BI$15:.$BK$17]))" office:value-type="float" office:value="2.00277082331899" calcext:value-type="float">
            <text:p>2.00277082331899</text:p>
          </table:table-cell>
          <table:table-cell table:style-name="ce5" table:number-matrix-columns-spanned="1" table:number-matrix-rows-spanned="1" table:formula="of:=MAX(0;SUM([.AN21:.AP23]*[.$BI$11:.$BK$13])+SUM([.AN50:.AP52]*[.$BI$15:.$BK$17]))" office:value-type="float" office:value="4.84702310643918" calcext:value-type="float">
            <text:p>4.84702310643918</text:p>
          </table:table-cell>
          <table:table-cell table:style-name="ce5" table:number-matrix-columns-spanned="1" table:number-matrix-rows-spanned="1" table:formula="of:=MAX(0;SUM([.AO21:.AQ23]*[.$BI$11:.$BK$13])+SUM([.AO50:.AQ52]*[.$BI$15:.$BK$17]))" office:value-type="float" office:value="6.15776604381219" calcext:value-type="float">
            <text:p>6.15776604381219</text:p>
          </table:table-cell>
          <table:table-cell table:style-name="ce5" table:number-matrix-columns-spanned="1" table:number-matrix-rows-spanned="1" table:formula="of:=MAX(0;SUM([.AP21:.AR23]*[.$BI$11:.$BK$13])+SUM([.AP50:.AR52]*[.$BI$15:.$BK$17]))" office:value-type="float" office:value="4.30608075452443" calcext:value-type="float">
            <text:p>4.30608075452443</text:p>
          </table:table-cell>
          <table:table-cell table:style-name="ce5" table:number-matrix-columns-spanned="1" table:number-matrix-rows-spanned="1" table:formula="of:=MAX(0;SUM([.AQ21:.AS23]*[.$BI$11:.$BK$13])+SUM([.AQ50:.AS52]*[.$BI$15:.$BK$17]))" office:value-type="float" office:value="2.84885451828457" calcext:value-type="float">
            <text:p>2.84885451828457</text:p>
          </table:table-cell>
          <table:table-cell table:style-name="ce5" table:number-matrix-columns-spanned="1" table:number-matrix-rows-spanned="1" table:formula="of:=MAX(0;SUM([.AR21:.AT23]*[.$BI$11:.$BK$13])+SUM([.AR50:.AT52]*[.$BI$15:.$BK$17]))" office:value-type="float" office:value="1.61677969438708" calcext:value-type="float">
            <text:p>1.61677969438708</text:p>
          </table:table-cell>
          <table:table-cell table:style-name="ce5" table:number-matrix-columns-spanned="1" table:number-matrix-rows-spanned="1" table:formula="of:=MAX(0;SUM([.AS21:.AU23]*[.$BI$11:.$BK$13])+SUM([.AS50:.AU52]*[.$BI$15:.$BK$17]))" office:value-type="float" office:value="0.966420384002959" calcext:value-type="float">
            <text:p>0.966420384002959</text:p>
          </table:table-cell>
          <table:table-cell table:style-name="ce5" table:number-matrix-columns-spanned="1" table:number-matrix-rows-spanned="1" table:formula="of:=MAX(0;SUM([.AT21:.AV23]*[.$BI$11:.$BK$13])+SUM([.AT50:.AV52]*[.$BI$15:.$BK$17]))" office:value-type="float" office:value="0.608727983622828" calcext:value-type="float">
            <text:p>0.608727983622828</text:p>
          </table:table-cell>
          <table:table-cell table:style-name="ce5" table:number-matrix-columns-spanned="1" table:number-matrix-rows-spanned="1" table:formula="of:=MAX(0;SUM([.AU21:.AW23]*[.$BI$11:.$BK$13])+SUM([.AU50:.AW52]*[.$BI$15:.$BK$17]))" office:value-type="float" office:value="0.163356668848586" calcext:value-type="float">
            <text:p>0.163356668848586</text:p>
          </table:table-cell>
          <table:table-cell table:style-name="ce5" table:number-matrix-columns-spanned="1" table:number-matrix-rows-spanned="1" table:formula="of:=MAX(0;SUM([.AV21:.AX23]*[.$BI$11:.$BK$13])+SUM([.AV50:.AX52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W21:.AY23]*[.$BI$11:.$BK$13])+SUM([.AW50:.AY52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X21:.AZ23]*[.$BI$11:.$BK$13])+SUM([.AX50:.AZ52]*[.$BI$15:.$BK$17]))" office:value-type="float" office:value="0.864708535398177" calcext:value-type="float">
            <text:p>0.864708535398177</text:p>
          </table:table-cell>
          <table:table-cell table:style-name="ce5" table:number-matrix-columns-spanned="1" table:number-matrix-rows-spanned="1" table:formula="of:=MAX(0;SUM([.AY21:.BA23]*[.$BI$11:.$BK$13])+SUM([.AY50:.BA52]*[.$BI$15:.$BK$17]))" office:value-type="float" office:value="1.96966342545647" calcext:value-type="float">
            <text:p>1.96966342545647</text:p>
          </table:table-cell>
          <table:table-cell table:style-name="ce5" table:number-matrix-columns-spanned="1" table:number-matrix-rows-spanned="1" table:formula="of:=MAX(0;SUM([.AZ21:.BB23]*[.$BI$11:.$BK$13])+SUM([.AZ50:.BB52]*[.$BI$15:.$BK$17]))" office:value-type="float" office:value="5.97609772695498" calcext:value-type="float">
            <text:p>5.97609772695498</text:p>
          </table:table-cell>
          <table:table-cell table:style-name="ce5" table:number-matrix-columns-spanned="1" table:number-matrix-rows-spanned="1" table:formula="of:=MAX(0;SUM([.BA21:.BC23]*[.$BI$11:.$BK$13])+SUM([.BA50:.BC52]*[.$BI$15:.$BK$17]))" office:value-type="float" office:value="8.46254220313143" calcext:value-type="float">
            <text:p>8.46254220313143</text:p>
          </table:table-cell>
          <table:table-cell table:style-name="ce5" table:number-matrix-columns-spanned="1" table:number-matrix-rows-spanned="1" table:formula="of:=MAX(0;SUM([.BB21:.BD23]*[.$BI$11:.$BK$13])+SUM([.BB50:.BD52]*[.$BI$15:.$BK$17]))" office:value-type="float" office:value="4.83327680916939" calcext:value-type="float">
            <text:p>4.83327680916939</text:p>
          </table:table-cell>
          <table:table-cell table:style-name="ce5" table:number-matrix-columns-spanned="1" table:number-matrix-rows-spanned="1" table:formula="of:=MAX(0;SUM([.BC21:.BE23]*[.$BI$11:.$BK$13])+SUM([.BC50:.BE52]*[.$BI$15:.$BK$17]))" office:value-type="float" office:value="0.216052362018037" calcext:value-type="float">
            <text:p>0.216052362018037</text:p>
          </table:table-cell>
          <table:table-cell table:style-name="ce5" table:number-matrix-columns-spanned="1" table:number-matrix-rows-spanned="1" table:formula="of:=MAX(0;SUM([.BD21:.BF23]*[.$BI$11:.$BK$13])+SUM([.BD50:.BF52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E21:.BG23]*[.$BI$11:.$BK$13])+SUM([.BE50:.BG52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F21:.BH23]*[.$BI$11:.$BK$13])+SUM([.BF50:.BH52]*[.$BI$15:.$BK$17]))" office:value-type="float" office:value="0" calcext:value-type="float">
            <text:p>0</text:p>
          </table:table-cell>
          <table:table-cell/>
          <table:table-cell table:style-name="ce6" table:formula="of:=MAX([.BM22:.BN23])" office:value-type="float" office:value="0" calcext:value-type="float">
            <text:p>0</text:p>
          </table:table-cell>
          <table:table-cell table:style-name="ce6"/>
          <table:table-cell table:style-name="ce6" table:formula="of:=MAX([.BO22:.BP23])" office:value-type="float" office:value="0.595162542042338" calcext:value-type="float">
            <text:p>0.595162542042338</text:p>
          </table:table-cell>
          <table:table-cell table:style-name="ce6"/>
          <table:table-cell table:style-name="ce6" table:formula="of:=MAX([.BQ22:.BR23])" office:value-type="float" office:value="2.00277082331899" calcext:value-type="float">
            <text:p>2.00277082331899</text:p>
          </table:table-cell>
          <table:table-cell table:style-name="ce6"/>
          <table:table-cell table:style-name="ce6" table:formula="of:=MAX([.BS22:.BT23])" office:value-type="float" office:value="6.15776604381219" calcext:value-type="float">
            <text:p>6.15776604381219</text:p>
          </table:table-cell>
          <table:table-cell table:style-name="ce6"/>
          <table:table-cell table:style-name="ce6" table:formula="of:=MAX([.BU22:.BV23])" office:value-type="float" office:value="4.30608075452443" calcext:value-type="float">
            <text:p>4.30608075452443</text:p>
          </table:table-cell>
          <table:table-cell table:style-name="ce6"/>
          <table:table-cell table:style-name="ce6" table:formula="of:=MAX([.BW22:.BX23])" office:value-type="float" office:value="1.61677969438708" calcext:value-type="float">
            <text:p>1.61677969438708</text:p>
          </table:table-cell>
          <table:table-cell table:style-name="ce6"/>
          <table:table-cell table:style-name="ce6" table:formula="of:=MAX([.BY22:.BZ23])" office:value-type="float" office:value="0.608727983622828" calcext:value-type="float">
            <text:p>0.608727983622828</text:p>
          </table:table-cell>
          <table:table-cell table:style-name="ce6"/>
          <table:table-cell table:style-name="ce6" table:formula="of:=MAX([.CA22:.CB23])" office:value-type="float" office:value="0.17286284512081" calcext:value-type="float">
            <text:p>0.17286284512081</text:p>
          </table:table-cell>
          <table:table-cell table:style-name="ce6"/>
          <table:table-cell table:style-name="ce6" table:formula="of:=MAX([.CC22:.CD23])" office:value-type="float" office:value="3.11184789287424" calcext:value-type="float">
            <text:p>3.11184789287424</text:p>
          </table:table-cell>
          <table:table-cell table:style-name="ce6"/>
          <table:table-cell table:style-name="ce6" table:formula="of:=MAX([.CE22:.CF23])" office:value-type="float" office:value="8.46254220313143" calcext:value-type="float">
            <text:p>8.46254220313143</text:p>
          </table:table-cell>
          <table:table-cell table:style-name="ce6"/>
          <table:table-cell table:style-name="ce6" table:formula="of:=MAX([.CG22:.CH23])" office:value-type="float" office:value="4.83327680916939" calcext:value-type="float">
            <text:p>4.83327680916939</text:p>
          </table:table-cell>
          <table:table-cell table:style-name="ce6"/>
          <table:table-cell table:style-name="ce6" table:formula="of:=MAX([.CI22:.CJ23])" office:value-type="float" office:value="0" calcext:value-type="float">
            <text:p>0</text:p>
          </table:table-cell>
          <table:table-cell table:style-name="ce6"/>
          <table:table-cell table:style-name="ce6" table:formula="of:=MAX([.CK22:.CL23])" office:value-type="float" office:value="0" calcext:value-type="float">
            <text:p>0</text:p>
          </table:table-cell>
          <table:table-cell table:number-columns-repeated="2"/>
          <table:table-cell office:value-type="float" office:value="0.822363866004635" calcext:value-type="float">
            <text:p>0.822363866004635</text:p>
          </table:table-cell>
          <table:table-cell/>
          <table:table-cell office:value-type="float" office:value="0.828082745677968" calcext:value-type="float">
            <text:p>0.828082745677968</text:p>
          </table:table-cell>
          <table:table-cell/>
          <table:table-cell office:value-type="float" office:value="0.331231766251688" calcext:value-type="float">
            <text:p>0.331231766251688</text:p>
          </table:table-cell>
          <table:table-cell/>
          <table:table-cell office:value-type="float" office:value="0.163863720459703" calcext:value-type="float">
            <text:p>0.163863720459703</text:p>
          </table:table-cell>
          <table:table-cell/>
          <table:table-cell office:value-type="float" office:value="0.840477884386306" calcext:value-type="float">
            <text:p>0.840477884386306</text:p>
          </table:table-cell>
          <table:table-cell/>
          <table:table-cell office:value-type="float" office:value="0.902331575950587" calcext:value-type="float">
            <text:p>0.902331575950587</text:p>
          </table:table-cell>
          <table:table-cell/>
          <table:table-cell office:value-type="float" office:value="0.807495504388167" calcext:value-type="float">
            <text:p>0.807495504388167</text:p>
          </table:table-cell>
          <table:table-cell/>
          <table:table-cell office:value-type="float" office:value="0.368269786021521" calcext:value-type="float">
            <text:p>0.368269786021521</text:p>
          </table:table-cell>
          <table:table-cell/>
          <table:table-cell office:value-type="float" office:value="0.737283929207629" calcext:value-type="float">
            <text:p>0.737283929207629</text:p>
          </table:table-cell>
          <table:table-cell/>
          <table:table-cell office:value-type="float" office:value="0.950643291213283" calcext:value-type="float">
            <text:p>0.950643291213283</text:p>
          </table:table-cell>
          <table:table-cell/>
          <table:table-cell office:value-type="float" office:value="0.406212970706346" calcext:value-type="float">
            <text:p>0.406212970706346</text:p>
          </table:table-cell>
          <table:table-cell/>
          <table:table-cell office:value-type="float" office:value="0.253964157870325" calcext:value-type="float">
            <text:p>0.253964157870325</text:p>
          </table:table-cell>
          <table:table-cell/>
          <table:table-cell office:value-type="float" office:value="0.140693013721403" calcext:value-type="float">
            <text:p>0.140693013721403</text:p>
          </table:table-cell>
          <table:table-cell table:number-columns-repeated="882"/>
        </table:table-row>
        <table:table-row table:style-name="ro1">
          <table:table-cell table:number-columns-repeated="17" table:style-name="ce2" office:value-type="float" office:value="0" calcext:value-type="float">
            <text:p>0.0</text:p>
          </table:table-cell>
          <table:table-cell table:style-name="ce2" office:value-type="float" office:value="0.545098066329956" calcext:value-type="float">
            <text:p>0.5</text:p>
          </table:table-cell>
          <table:table-cell table:style-name="ce2" office:value-type="float" office:value="0.996078491210937" calcext:value-type="float">
            <text:p>1.0</text:p>
          </table:table-cell>
          <table:table-cell table:style-name="ce2" office:value-type="float" office:value="0.933333396911621" calcext:value-type="float">
            <text:p>0.9</text:p>
          </table:table-cell>
          <table:table-cell table:style-name="ce2" office:value-type="float" office:value="0.223529428243637" calcext:value-type="float">
            <text:p>0.2</text:p>
          </table:table-cell>
          <table:table-cell table:number-columns-repeated="7" table:style-name="ce2" office:value-type="float" office:value="0" calcext:value-type="float">
            <text:p>0.0</text:p>
          </table:table-cell>
          <table:table-cell table:number-columns-repeated="5"/>
          <table:table-cell table:style-name="ce3" table:number-matrix-columns-spanned="1" table:number-matrix-rows-spanned="1" table:formula="of:=MAX(0;SUM([.A22:.C24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B22:.D24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C22:.E24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D22:.F24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E22:.G24]*[.$AD$11:.$AF$13]))" office:value-type="float" office:value="0.0705882385373115" calcext:value-type="float">
            <text:p>0.070588238537312</text:p>
          </table:table-cell>
          <table:table-cell table:style-name="ce3" table:number-matrix-columns-spanned="1" table:number-matrix-rows-spanned="1" table:formula="of:=MAX(0;SUM([.F22:.H24]*[.$AD$11:.$AF$13]))" office:value-type="float" office:value="0.556862778961658" calcext:value-type="float">
            <text:p>0.556862778961658</text:p>
          </table:table-cell>
          <table:table-cell table:style-name="ce3" table:number-matrix-columns-spanned="1" table:number-matrix-rows-spanned="1" table:formula="of:=MAX(0;SUM([.G22:.I24]*[.$AD$11:.$AF$13]))" office:value-type="float" office:value="0.556862778961658" calcext:value-type="float">
            <text:p>0.556862778961658</text:p>
          </table:table-cell>
          <table:table-cell table:style-name="ce3" table:number-matrix-columns-spanned="1" table:number-matrix-rows-spanned="1" table:formula="of:=MAX(0;SUM([.H22:.J24]*[.$AD$11:.$AF$13]))" office:value-type="float" office:value="0.486274540424346" calcext:value-type="float">
            <text:p>0.486274540424346</text:p>
          </table:table-cell>
          <table:table-cell table:style-name="ce3" table:number-matrix-columns-spanned="1" table:number-matrix-rows-spanned="1" table:formula="of:=MAX(0;SUM([.I22:.K24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J22:.L24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K22:.M24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L22:.N24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M22:.O24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N22:.P24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O22:.Q24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P22:.R24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Q22:.S24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R22:.T24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S22:.U24]*[.$AD$11:.$AF$13]))" office:value-type="float" office:value="1.03266260982796" calcext:value-type="float">
            <text:p>1.03266260982796</text:p>
          </table:table-cell>
          <table:table-cell table:style-name="ce3" table:number-matrix-columns-spanned="1" table:number-matrix-rows-spanned="1" table:formula="of:=MAX(0;SUM([.T22:.V24]*[.$AD$11:.$AF$13]))" office:value-type="float" office:value="0.998875495483349" calcext:value-type="float">
            <text:p>0.998875495483349</text:p>
          </table:table-cell>
          <table:table-cell table:style-name="ce3" table:number-matrix-columns-spanned="1" table:number-matrix-rows-spanned="1" table:formula="of:=MAX(0;SUM([.U22:.W24]*[.$AD$11:.$AF$13]))" office:value-type="float" office:value="0.650980412960052" calcext:value-type="float">
            <text:p>0.650980412960052</text:p>
          </table:table-cell>
          <table:table-cell table:style-name="ce3" table:number-matrix-columns-spanned="1" table:number-matrix-rows-spanned="1" table:formula="of:=MAX(0;SUM([.V22:.X24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W22:.Y24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X22:.Z24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Y22:.AA24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Z22:.AB24]*[.$AD$11:.$AF$13]))" office:value-type="float" office:value="0" calcext:value-type="float">
            <text:p>0</text:p>
          </table:table-cell>
          <table:table-cell table:number-columns-repeated="5"/>
          <table:table-cell table:style-name="ce5" table:number-matrix-columns-spanned="1" table:number-matrix-rows-spanned="1" table:formula="of:=MAX(0;SUM([.AH22:.AJ24]*[.$BI$11:.$BK$13])+SUM([.AH51:.AJ53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I22:.AK24]*[.$BI$11:.$BK$13])+SUM([.AI51:.AK53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J22:.AL24]*[.$BI$11:.$BK$13])+SUM([.AJ51:.AL53]*[.$BI$15:.$BK$17]))" office:value-type="float" office:value="0.173787059083133" calcext:value-type="float">
            <text:p>0.173787059083133</text:p>
          </table:table-cell>
          <table:table-cell table:style-name="ce5" table:number-matrix-columns-spanned="1" table:number-matrix-rows-spanned="1" table:formula="of:=MAX(0;SUM([.AK22:.AM24]*[.$BI$11:.$BK$13])+SUM([.AK51:.AM53]*[.$BI$15:.$BK$17]))" office:value-type="float" office:value="0.595162542042338" calcext:value-type="float">
            <text:p>0.595162542042338</text:p>
          </table:table-cell>
          <table:table-cell table:style-name="ce5" table:number-matrix-columns-spanned="1" table:number-matrix-rows-spanned="1" table:formula="of:=MAX(0;SUM([.AL22:.AN24]*[.$BI$11:.$BK$13])+SUM([.AL51:.AN53]*[.$BI$15:.$BK$17]))" office:value-type="float" office:value="1.1935628578572" calcext:value-type="float">
            <text:p>1.1935628578572</text:p>
          </table:table-cell>
          <table:table-cell table:style-name="ce5" table:number-matrix-columns-spanned="1" table:number-matrix-rows-spanned="1" table:formula="of:=MAX(0;SUM([.AM22:.AO24]*[.$BI$11:.$BK$13])+SUM([.AM51:.AO53]*[.$BI$15:.$BK$17]))" office:value-type="float" office:value="1.71021926206237" calcext:value-type="float">
            <text:p>1.71021926206237</text:p>
          </table:table-cell>
          <table:table-cell table:style-name="ce5" table:number-matrix-columns-spanned="1" table:number-matrix-rows-spanned="1" table:formula="of:=MAX(0;SUM([.AN22:.AP24]*[.$BI$11:.$BK$13])+SUM([.AN51:.AP53]*[.$BI$15:.$BK$17]))" office:value-type="float" office:value="2.53343247483184" calcext:value-type="float">
            <text:p>2.53343247483184</text:p>
          </table:table-cell>
          <table:table-cell table:style-name="ce5" table:number-matrix-columns-spanned="1" table:number-matrix-rows-spanned="1" table:formula="of:=MAX(0;SUM([.AO22:.AQ24]*[.$BI$11:.$BK$13])+SUM([.AO51:.AQ53]*[.$BI$15:.$BK$17]))" office:value-type="float" office:value="3.14723501016508" calcext:value-type="float">
            <text:p>3.14723501016508</text:p>
          </table:table-cell>
          <table:table-cell table:style-name="ce5" table:number-matrix-columns-spanned="1" table:number-matrix-rows-spanned="1" table:formula="of:=MAX(0;SUM([.AP22:.AR24]*[.$BI$11:.$BK$13])+SUM([.AP51:.AR53]*[.$BI$15:.$BK$17]))" office:value-type="float" office:value="1.20691682861177" calcext:value-type="float">
            <text:p>1.20691682861177</text:p>
          </table:table-cell>
          <table:table-cell table:style-name="ce5" table:number-matrix-columns-spanned="1" table:number-matrix-rows-spanned="1" table:formula="of:=MAX(0;SUM([.AQ22:.AS24]*[.$BI$11:.$BK$13])+SUM([.AQ51:.AS53]*[.$BI$15:.$BK$17]))" office:value-type="float" office:value="0.326713337697173" calcext:value-type="float">
            <text:p>0.326713337697173</text:p>
          </table:table-cell>
          <table:table-cell table:style-name="ce5" table:number-matrix-columns-spanned="1" table:number-matrix-rows-spanned="1" table:formula="of:=MAX(0;SUM([.AR22:.AT24]*[.$BI$11:.$BK$13])+SUM([.AR51:.AT53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S22:.AU24]*[.$BI$11:.$BK$13])+SUM([.AS51:.AU53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T22:.AV24]*[.$BI$11:.$BK$13])+SUM([.AT51:.AV53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U22:.AW24]*[.$BI$11:.$BK$13])+SUM([.AU51:.AW53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V22:.AX24]*[.$BI$11:.$BK$13])+SUM([.AV51:.AX53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W22:.AY24]*[.$BI$11:.$BK$13])+SUM([.AW51:.AY53]*[.$BI$15:.$BK$17]))" office:value-type="float" office:value="0.17286284512081" calcext:value-type="float">
            <text:p>0.17286284512081</text:p>
          </table:table-cell>
          <table:table-cell table:style-name="ce5" table:number-matrix-columns-spanned="1" table:number-matrix-rows-spanned="1" table:formula="of:=MAX(0;SUM([.AX22:.AZ24]*[.$BI$11:.$BK$13])+SUM([.AX51:.AZ53]*[.$BI$15:.$BK$17]))" office:value-type="float" office:value="1.67447696749272" calcext:value-type="float">
            <text:p>1.67447696749272</text:p>
          </table:table-cell>
          <table:table-cell table:style-name="ce5" table:number-matrix-columns-spanned="1" table:number-matrix-rows-spanned="1" table:formula="of:=MAX(0;SUM([.AY22:.BA24]*[.$BI$11:.$BK$13])+SUM([.AY51:.BA53]*[.$BI$15:.$BK$17]))" office:value-type="float" office:value="3.11184789287424" calcext:value-type="float">
            <text:p>3.11184789287424</text:p>
          </table:table-cell>
          <table:table-cell table:style-name="ce5" table:number-matrix-columns-spanned="1" table:number-matrix-rows-spanned="1" table:formula="of:=MAX(0;SUM([.AZ22:.BB24]*[.$BI$11:.$BK$13])+SUM([.AZ51:.BB53]*[.$BI$15:.$BK$17]))" office:value-type="float" office:value="7.50294223237784" calcext:value-type="float">
            <text:p>7.50294223237784</text:p>
          </table:table-cell>
          <table:table-cell table:style-name="ce5" table:number-matrix-columns-spanned="1" table:number-matrix-rows-spanned="1" table:formula="of:=MAX(0;SUM([.BA22:.BC24]*[.$BI$11:.$BK$13])+SUM([.BA51:.BC53]*[.$BI$15:.$BK$17]))" office:value-type="float" office:value="7.46343836678946" calcext:value-type="float">
            <text:p>7.46343836678946</text:p>
          </table:table-cell>
          <table:table-cell table:style-name="ce5" table:number-matrix-columns-spanned="1" table:number-matrix-rows-spanned="1" table:formula="of:=MAX(0;SUM([.BB22:.BD24]*[.$BI$11:.$BK$13])+SUM([.BB51:.BD53]*[.$BI$15:.$BK$17]))" office:value-type="float" office:value="3.14871985666585" calcext:value-type="float">
            <text:p>3.14871985666585</text:p>
          </table:table-cell>
          <table:table-cell table:style-name="ce5" table:number-matrix-columns-spanned="1" table:number-matrix-rows-spanned="1" table:formula="of:=MAX(0;SUM([.BC22:.BE24]*[.$BI$11:.$BK$13])+SUM([.BC51:.BE53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D22:.BF24]*[.$BI$11:.$BK$13])+SUM([.BD51:.BF53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E22:.BG24]*[.$BI$11:.$BK$13])+SUM([.BE51:.BG53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F22:.BH24]*[.$BI$11:.$BK$13])+SUM([.BF51:.BH53]*[.$BI$15:.$BK$17]))" office:value-type="float" office:value="0" calcext:value-type="float">
            <text:p>0</text:p>
          </table:table-cell>
          <table:table-cell/>
          <table:table-cell table:style-name="ce6" table:number-columns-repeated="25"/>
          <table:table-cell table:number-columns-repeated="909"/>
        </table:table-row>
        <table:table-row table:style-name="ro1">
          <table:table-cell table:number-columns-repeated="16" table:style-name="ce2" office:value-type="float" office:value="0" calcext:value-type="float">
            <text:p>0.0</text:p>
          </table:table-cell>
          <table:table-cell table:style-name="ce2" office:value-type="float" office:value="0.823529481887817" calcext:value-type="float">
            <text:p>0.8</text:p>
          </table:table-cell>
          <table:table-cell table:style-name="ce2" office:value-type="float" office:value="0.980392217636108" calcext:value-type="float">
            <text:p>1.0</text:p>
          </table:table-cell>
          <table:table-cell table:style-name="ce2" office:value-type="float" office:value="0.996078491210937" calcext:value-type="float">
            <text:p>1.0</text:p>
          </table:table-cell>
          <table:table-cell table:style-name="ce2" office:value-type="float" office:value="0.658823549747467" calcext:value-type="float">
            <text:p>0.7</text:p>
          </table:table-cell>
          <table:table-cell table:number-columns-repeated="8" table:style-name="ce2" office:value-type="float" office:value="0" calcext:value-type="float">
            <text:p>0.0</text:p>
          </table:table-cell>
          <table:table-cell table:number-columns-repeated="5"/>
          <table:table-cell table:style-name="ce3" table:number-matrix-columns-spanned="1" table:number-matrix-rows-spanned="1" table:formula="of:=MAX(0;SUM([.A23:.C25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B23:.D25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C23:.E25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D23:.F25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E23:.G25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F23:.H25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G23:.I25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H23:.J25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I23:.K25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J23:.L25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K23:.M25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L23:.N25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M23:.O25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N23:.P25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O23:.Q25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P23:.R25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Q23:.S25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R23:.T25]*[.$AD$11:.$AF$13]))" office:value-type="float" office:value="0.365061030961249" calcext:value-type="float">
            <text:p>0.365061030961249</text:p>
          </table:table-cell>
          <table:table-cell table:style-name="ce3" table:number-matrix-columns-spanned="1" table:number-matrix-rows-spanned="1" table:formula="of:=MAX(0;SUM([.S23:.U25]*[.$AD$11:.$AF$13]))" office:value-type="float" office:value="1.02351733722857" calcext:value-type="float">
            <text:p>1.02351733722857</text:p>
          </table:table-cell>
          <table:table-cell table:style-name="ce3" table:number-matrix-columns-spanned="1" table:number-matrix-rows-spanned="1" table:formula="of:=MAX(0;SUM([.T23:.V25]*[.$AD$11:.$AF$13]))" office:value-type="float" office:value="0.933333396911621" calcext:value-type="float">
            <text:p>0.933333396911621</text:p>
          </table:table-cell>
          <table:table-cell table:style-name="ce3" table:number-matrix-columns-spanned="1" table:number-matrix-rows-spanned="1" table:formula="of:=MAX(0;SUM([.U23:.W25]*[.$AD$11:.$AF$13]))" office:value-type="float" office:value="0.223529428243637" calcext:value-type="float">
            <text:p>0.223529428243637</text:p>
          </table:table-cell>
          <table:table-cell table:style-name="ce3" table:number-matrix-columns-spanned="1" table:number-matrix-rows-spanned="1" table:formula="of:=MAX(0;SUM([.V23:.X25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W23:.Y25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X23:.Z25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Y23:.AA25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Z23:.AB25]*[.$AD$11:.$AF$13]))" office:value-type="float" office:value="0" calcext:value-type="float">
            <text:p>0</text:p>
          </table:table-cell>
          <table:table-cell table:number-columns-repeated="5"/>
          <table:table-cell table:style-name="ce5" table:number-matrix-columns-spanned="1" table:number-matrix-rows-spanned="1" table:formula="of:=MAX(0;SUM([.AH23:.AJ25]*[.$BI$11:.$BK$13])+SUM([.AH52:.AJ54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I23:.AK25]*[.$BI$11:.$BK$13])+SUM([.AI52:.AK54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J23:.AL25]*[.$BI$11:.$BK$13])+SUM([.AJ52:.AL54]*[.$BI$15:.$BK$17]))" office:value-type="float" office:value="0.0181378656979785" calcext:value-type="float">
            <text:p>0.018137865697979</text:p>
          </table:table-cell>
          <table:table-cell table:style-name="ce5" table:number-matrix-columns-spanned="1" table:number-matrix-rows-spanned="1" table:formula="of:=MAX(0;SUM([.AK23:.AM25]*[.$BI$11:.$BK$13])+SUM([.AK52:.AM54]*[.$BI$15:.$BK$17]))" office:value-type="float" office:value="0.16194107103341" calcext:value-type="float">
            <text:p>0.16194107103341</text:p>
          </table:table-cell>
          <table:table-cell table:style-name="ce5" table:number-matrix-columns-spanned="1" table:number-matrix-rows-spanned="1" table:formula="of:=MAX(0;SUM([.AL23:.AN25]*[.$BI$11:.$BK$13])+SUM([.AL52:.AN54]*[.$BI$15:.$BK$17]))" office:value-type="float" office:value="0.28955866749115" calcext:value-type="float">
            <text:p>0.28955866749115</text:p>
          </table:table-cell>
          <table:table-cell table:style-name="ce5" table:number-matrix-columns-spanned="1" table:number-matrix-rows-spanned="1" table:formula="of:=MAX(0;SUM([.AM23:.AO25]*[.$BI$11:.$BK$13])+SUM([.AM52:.AO54]*[.$BI$15:.$BK$17]))" office:value-type="float" office:value="0.320384989241458" calcext:value-type="float">
            <text:p>0.320384989241458</text:p>
          </table:table-cell>
          <table:table-cell table:style-name="ce5" table:number-matrix-columns-spanned="1" table:number-matrix-rows-spanned="1" table:formula="of:=MAX(0;SUM([.AN23:.AP25]*[.$BI$11:.$BK$13])+SUM([.AN52:.AP54]*[.$BI$15:.$BK$17]))" office:value-type="float" office:value="0.653797355189215" calcext:value-type="float">
            <text:p>0.653797355189215</text:p>
          </table:table-cell>
          <table:table-cell table:style-name="ce5" table:number-matrix-columns-spanned="1" table:number-matrix-rows-spanned="1" table:formula="of:=MAX(0;SUM([.AO23:.AQ25]*[.$BI$11:.$BK$13])+SUM([.AO52:.AQ54]*[.$BI$15:.$BK$17]))" office:value-type="float" office:value="0.653426675394346" calcext:value-type="float">
            <text:p>0.653426675394346</text:p>
          </table:table-cell>
          <table:table-cell table:style-name="ce5" table:number-matrix-columns-spanned="1" table:number-matrix-rows-spanned="1" table:formula="of:=MAX(0;SUM([.AP23:.AR25]*[.$BI$11:.$BK$13])+SUM([.AP52:.AR54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Q23:.AS25]*[.$BI$11:.$BK$13])+SUM([.AQ52:.AS54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R23:.AT25]*[.$BI$11:.$BK$13])+SUM([.AR52:.AT54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S23:.AU25]*[.$BI$11:.$BK$13])+SUM([.AS52:.AU54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T23:.AV25]*[.$BI$11:.$BK$13])+SUM([.AT52:.AV54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U23:.AW25]*[.$BI$11:.$BK$13])+SUM([.AU52:.AW54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V23:.AX25]*[.$BI$11:.$BK$13])+SUM([.AV52:.AX54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W23:.AY25]*[.$BI$11:.$BK$13])+SUM([.AW52:.AY54]*[.$BI$15:.$BK$17]))" office:value-type="float" office:value="0.845756500138943" calcext:value-type="float">
            <text:p>0.845756500138943</text:p>
          </table:table-cell>
          <table:table-cell table:style-name="ce5" table:number-matrix-columns-spanned="1" table:number-matrix-rows-spanned="1" table:formula="of:=MAX(0;SUM([.AX23:.AZ25]*[.$BI$11:.$BK$13])+SUM([.AX52:.AZ54]*[.$BI$15:.$BK$17]))" office:value-type="float" office:value="2.54720099141855" calcext:value-type="float">
            <text:p>2.54720099141855</text:p>
          </table:table-cell>
          <table:table-cell table:style-name="ce5" table:number-matrix-columns-spanned="1" table:number-matrix-rows-spanned="1" table:formula="of:=MAX(0;SUM([.AY23:.BA25]*[.$BI$11:.$BK$13])+SUM([.AY52:.BA54]*[.$BI$15:.$BK$17]))" office:value-type="float" office:value="5.08861316120815" calcext:value-type="float">
            <text:p>5.08861316120815</text:p>
          </table:table-cell>
          <table:table-cell table:style-name="ce5" table:number-matrix-columns-spanned="1" table:number-matrix-rows-spanned="1" table:formula="of:=MAX(0;SUM([.AZ23:.BB25]*[.$BI$11:.$BK$13])+SUM([.AZ52:.BB54]*[.$BI$15:.$BK$17]))" office:value-type="float" office:value="8.26429915018143" calcext:value-type="float">
            <text:p>8.26429915018143</text:p>
          </table:table-cell>
          <table:table-cell table:style-name="ce5" table:number-matrix-columns-spanned="1" table:number-matrix-rows-spanned="1" table:formula="of:=MAX(0;SUM([.BA23:.BC25]*[.$BI$11:.$BK$13])+SUM([.BA52:.BC54]*[.$BI$15:.$BK$17]))" office:value-type="float" office:value="5.76069851833201" calcext:value-type="float">
            <text:p>5.76069851833201</text:p>
          </table:table-cell>
          <table:table-cell table:style-name="ce5" table:number-matrix-columns-spanned="1" table:number-matrix-rows-spanned="1" table:formula="of:=MAX(0;SUM([.BB23:.BD25]*[.$BI$11:.$BK$13])+SUM([.BB52:.BD54]*[.$BI$15:.$BK$17]))" office:value-type="float" office:value="1.37898705821185" calcext:value-type="float">
            <text:p>1.37898705821185</text:p>
          </table:table-cell>
          <table:table-cell table:style-name="ce5" table:number-matrix-columns-spanned="1" table:number-matrix-rows-spanned="1" table:formula="of:=MAX(0;SUM([.BC23:.BE25]*[.$BI$11:.$BK$13])+SUM([.BC52:.BE54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D23:.BF25]*[.$BI$11:.$BK$13])+SUM([.BD52:.BF54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E23:.BG25]*[.$BI$11:.$BK$13])+SUM([.BE52:.BG54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F23:.BH25]*[.$BI$11:.$BK$13])+SUM([.BF52:.BH54]*[.$BI$15:.$BK$17]))" office:value-type="float" office:value="0" calcext:value-type="float">
            <text:p>0</text:p>
          </table:table-cell>
          <table:table-cell/>
          <table:table-cell table:style-name="ce6" table:formula="of:=MAX([.BM24:.BN25])" office:value-type="float" office:value="0" calcext:value-type="float">
            <text:p>0</text:p>
          </table:table-cell>
          <table:table-cell table:style-name="ce6"/>
          <table:table-cell table:style-name="ce6" table:formula="of:=MAX([.BO24:.BP25])" office:value-type="float" office:value="0.16194107103341" calcext:value-type="float">
            <text:p>0.16194107103341</text:p>
          </table:table-cell>
          <table:table-cell table:style-name="ce6"/>
          <table:table-cell table:style-name="ce6" table:formula="of:=MAX([.BQ24:.BR25])" office:value-type="float" office:value="0.320384989241458" calcext:value-type="float">
            <text:p>0.320384989241458</text:p>
          </table:table-cell>
          <table:table-cell table:style-name="ce6"/>
          <table:table-cell table:style-name="ce6" table:formula="of:=MAX([.BS24:.BT25])" office:value-type="float" office:value="0.653797355189215" calcext:value-type="float">
            <text:p>0.653797355189215</text:p>
          </table:table-cell>
          <table:table-cell table:style-name="ce6"/>
          <table:table-cell table:style-name="ce6" table:formula="of:=MAX([.BU24:.BV25])" office:value-type="float" office:value="0" calcext:value-type="float">
            <text:p>0</text:p>
          </table:table-cell>
          <table:table-cell table:style-name="ce6"/>
          <table:table-cell table:style-name="ce6" table:formula="of:=MAX([.BW24:.BX25])" office:value-type="float" office:value="0" calcext:value-type="float">
            <text:p>0</text:p>
          </table:table-cell>
          <table:table-cell table:style-name="ce6"/>
          <table:table-cell table:style-name="ce6" table:formula="of:=MAX([.BY24:.BZ25])" office:value-type="float" office:value="0" calcext:value-type="float">
            <text:p>0</text:p>
          </table:table-cell>
          <table:table-cell table:style-name="ce6"/>
          <table:table-cell table:style-name="ce6" table:formula="of:=MAX([.CA24:.CB25])" office:value-type="float" office:value="1.74800450687072" calcext:value-type="float">
            <text:p>1.74800450687072</text:p>
          </table:table-cell>
          <table:table-cell table:style-name="ce6"/>
          <table:table-cell table:style-name="ce6" table:formula="of:=MAX([.CC24:.CD25])" office:value-type="float" office:value="6.94786183474587" calcext:value-type="float">
            <text:p>6.94786183474587</text:p>
          </table:table-cell>
          <table:table-cell table:style-name="ce6"/>
          <table:table-cell table:style-name="ce6" table:formula="of:=MAX([.CE24:.CF25])" office:value-type="float" office:value="8.26429915018143" calcext:value-type="float">
            <text:p>8.26429915018143</text:p>
          </table:table-cell>
          <table:table-cell table:style-name="ce6"/>
          <table:table-cell table:style-name="ce6" table:formula="of:=MAX([.CG24:.CH25])" office:value-type="float" office:value="1.37898705821185" calcext:value-type="float">
            <text:p>1.37898705821185</text:p>
          </table:table-cell>
          <table:table-cell table:style-name="ce6"/>
          <table:table-cell table:style-name="ce6" table:formula="of:=MAX([.CI24:.CJ25])" office:value-type="float" office:value="0" calcext:value-type="float">
            <text:p>0</text:p>
          </table:table-cell>
          <table:table-cell table:style-name="ce6"/>
          <table:table-cell table:style-name="ce6" table:formula="of:=MAX([.CK24:.CL25])" office:value-type="float" office:value="0" calcext:value-type="float">
            <text:p>0</text:p>
          </table:table-cell>
          <table:table-cell table:number-columns-repeated="2"/>
          <table:table-cell office:value-type="float" office:value="0.954962722813511" calcext:value-type="float">
            <text:p>0.954962722813511</text:p>
          </table:table-cell>
          <table:table-cell/>
          <table:table-cell office:value-type="float" office:value="0.322331461515375" calcext:value-type="float">
            <text:p>0.322331461515375</text:p>
          </table:table-cell>
          <table:table-cell/>
          <table:table-cell office:value-type="float" office:value="0.163076425747968" calcext:value-type="float">
            <text:p>0.163076425747968</text:p>
          </table:table-cell>
          <table:table-cell/>
          <table:table-cell office:value-type="float" office:value="0.494460790408476" calcext:value-type="float">
            <text:p>0.494460790408476</text:p>
          </table:table-cell>
          <table:table-cell/>
          <table:table-cell office:value-type="float" office:value="0.0767573882131357" calcext:value-type="float">
            <text:p>0.076757388213136</text:p>
          </table:table-cell>
          <table:table-cell/>
          <table:table-cell office:value-type="float" office:value="0.632810194984815" calcext:value-type="float">
            <text:p>0.632810194984815</text:p>
          </table:table-cell>
          <table:table-cell/>
          <table:table-cell office:value-type="float" office:value="0.563702772743677" calcext:value-type="float">
            <text:p>0.563702772743677</text:p>
          </table:table-cell>
          <table:table-cell/>
          <table:table-cell office:value-type="float" office:value="0.368084711696488" calcext:value-type="float">
            <text:p>0.368084711696488</text:p>
          </table:table-cell>
          <table:table-cell/>
          <table:table-cell office:value-type="float" office:value="0.454068194194301" calcext:value-type="float">
            <text:p>0.454068194194301</text:p>
          </table:table-cell>
          <table:table-cell/>
          <table:table-cell office:value-type="float" office:value="0.164529963741409" calcext:value-type="float">
            <text:p>0.164529963741409</text:p>
          </table:table-cell>
          <table:table-cell/>
          <table:table-cell office:value-type="float" office:value="0.687019113600085" calcext:value-type="float">
            <text:p>0.687019113600085</text:p>
          </table:table-cell>
          <table:table-cell/>
          <table:table-cell office:value-type="float" office:value="0.384699116636135" calcext:value-type="float">
            <text:p>0.384699116636135</text:p>
          </table:table-cell>
          <table:table-cell/>
          <table:table-cell office:value-type="float" office:value="0.273645519970926" calcext:value-type="float">
            <text:p>0.273645519970926</text:p>
          </table:table-cell>
          <table:table-cell table:number-columns-repeated="882"/>
        </table:table-row>
        <table:table-row table:style-name="ro1">
          <table:table-cell table:number-columns-repeated="16" table:style-name="ce2" office:value-type="float" office:value="0" calcext:value-type="float">
            <text:p>0.0</text:p>
          </table:table-cell>
          <table:table-cell table:style-name="ce2" office:value-type="float" office:value="0.94901967048645" calcext:value-type="float">
            <text:p>0.9</text:p>
          </table:table-cell>
          <table:table-cell table:style-name="ce2" office:value-type="float" office:value="0.996078491210937" calcext:value-type="float">
            <text:p>1.0</text:p>
          </table:table-cell>
          <table:table-cell table:style-name="ce2" office:value-type="float" office:value="0.937254965305328" calcext:value-type="float">
            <text:p>0.9</text:p>
          </table:table-cell>
          <table:table-cell table:style-name="ce2" office:value-type="float" office:value="0.223529428243637" calcext:value-type="float">
            <text:p>0.2</text:p>
          </table:table-cell>
          <table:table-cell table:number-columns-repeated="8" table:style-name="ce2" office:value-type="float" office:value="0" calcext:value-type="float">
            <text:p>0.0</text:p>
          </table:table-cell>
          <table:table-cell table:number-columns-repeated="5"/>
          <table:table-cell table:style-name="ce3" table:number-matrix-columns-spanned="1" table:number-matrix-rows-spanned="1" table:formula="of:=MAX(0;SUM([.A24:.C26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B24:.D26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C24:.E26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D24:.F26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E24:.G26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F24:.H26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G24:.I26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H24:.J26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I24:.K26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J24:.L26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K24:.M26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L24:.N26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M24:.O26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N24:.P26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O24:.Q26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P24:.R26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Q24:.S26]*[.$AD$11:.$AF$13]))" office:value-type="float" office:value="0.580747352219794" calcext:value-type="float">
            <text:p>0.580747352219794</text:p>
          </table:table-cell>
          <table:table-cell table:style-name="ce3" table:number-matrix-columns-spanned="1" table:number-matrix-rows-spanned="1" table:formula="of:=MAX(0;SUM([.R24:.T26]*[.$AD$11:.$AF$13]))" office:value-type="float" office:value="1.39755516936157" calcext:value-type="float">
            <text:p>1.39755516936157</text:p>
          </table:table-cell>
          <table:table-cell table:style-name="ce3" table:number-matrix-columns-spanned="1" table:number-matrix-rows-spanned="1" table:formula="of:=MAX(0;SUM([.S24:.U26]*[.$AD$11:.$AF$13]))" office:value-type="float" office:value="1.32828727035708" calcext:value-type="float">
            <text:p>1.32828727035708</text:p>
          </table:table-cell>
          <table:table-cell table:style-name="ce3" table:number-matrix-columns-spanned="1" table:number-matrix-rows-spanned="1" table:formula="of:=MAX(0;SUM([.T24:.V26]*[.$AD$11:.$AF$13]))" office:value-type="float" office:value="0.658823549747467" calcext:value-type="float">
            <text:p>0.658823549747467</text:p>
          </table:table-cell>
          <table:table-cell table:style-name="ce3" table:number-matrix-columns-spanned="1" table:number-matrix-rows-spanned="1" table:formula="of:=MAX(0;SUM([.U24:.W26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V24:.X26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W24:.Y26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X24:.Z26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Y24:.AA26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Z24:.AB26]*[.$AD$11:.$AF$13]))" office:value-type="float" office:value="0" calcext:value-type="float">
            <text:p>0</text:p>
          </table:table-cell>
          <table:table-cell table:number-columns-repeated="5"/>
          <table:table-cell table:style-name="ce5" table:number-matrix-columns-spanned="1" table:number-matrix-rows-spanned="1" table:formula="of:=MAX(0;SUM([.AH24:.AJ26]*[.$BI$11:.$BK$13])+SUM([.AH53:.AJ55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I24:.AK26]*[.$BI$11:.$BK$13])+SUM([.AI53:.AK55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J24:.AL26]*[.$BI$11:.$BK$13])+SUM([.AJ53:.AL55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K24:.AM26]*[.$BI$11:.$BK$13])+SUM([.AK53:.AM55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L24:.AN26]*[.$BI$11:.$BK$13])+SUM([.AL53:.AN55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M24:.AO26]*[.$BI$11:.$BK$13])+SUM([.AM53:.AO55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N24:.AP26]*[.$BI$11:.$BK$13])+SUM([.AN53:.AP55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O24:.AQ26]*[.$BI$11:.$BK$13])+SUM([.AO53:.AQ55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P24:.AR26]*[.$BI$11:.$BK$13])+SUM([.AP53:.AR55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Q24:.AS26]*[.$BI$11:.$BK$13])+SUM([.AQ53:.AS55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R24:.AT26]*[.$BI$11:.$BK$13])+SUM([.AR53:.AT55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S24:.AU26]*[.$BI$11:.$BK$13])+SUM([.AS53:.AU55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T24:.AV26]*[.$BI$11:.$BK$13])+SUM([.AT53:.AV55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U24:.AW26]*[.$BI$11:.$BK$13])+SUM([.AU53:.AW55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V24:.AX26]*[.$BI$11:.$BK$13])+SUM([.AV53:.AX55]*[.$BI$15:.$BK$17]))" office:value-type="float" office:value="0.232165889568945" calcext:value-type="float">
            <text:p>0.232165889568945</text:p>
          </table:table-cell>
          <table:table-cell table:style-name="ce5" table:number-matrix-columns-spanned="1" table:number-matrix-rows-spanned="1" table:formula="of:=MAX(0;SUM([.AW24:.AY26]*[.$BI$11:.$BK$13])+SUM([.AW53:.AY55]*[.$BI$15:.$BK$17]))" office:value-type="float" office:value="1.74800450687072" calcext:value-type="float">
            <text:p>1.74800450687072</text:p>
          </table:table-cell>
          <table:table-cell table:style-name="ce5" table:number-matrix-columns-spanned="1" table:number-matrix-rows-spanned="1" table:formula="of:=MAX(0;SUM([.AX24:.AZ26]*[.$BI$11:.$BK$13])+SUM([.AX53:.AZ55]*[.$BI$15:.$BK$17]))" office:value-type="float" office:value="3.88904454053577" calcext:value-type="float">
            <text:p>3.88904454053577</text:p>
          </table:table-cell>
          <table:table-cell table:style-name="ce5" table:number-matrix-columns-spanned="1" table:number-matrix-rows-spanned="1" table:formula="of:=MAX(0;SUM([.AY24:.BA26]*[.$BI$11:.$BK$13])+SUM([.AY53:.BA55]*[.$BI$15:.$BK$17]))" office:value-type="float" office:value="6.94786183474587" calcext:value-type="float">
            <text:p>6.94786183474587</text:p>
          </table:table-cell>
          <table:table-cell table:style-name="ce5" table:number-matrix-columns-spanned="1" table:number-matrix-rows-spanned="1" table:formula="of:=MAX(0;SUM([.AZ24:.BB26]*[.$BI$11:.$BK$13])+SUM([.AZ53:.BB55]*[.$BI$15:.$BK$17]))" office:value-type="float" office:value="7.5221613014174" calcext:value-type="float">
            <text:p>7.5221613014174</text:p>
          </table:table-cell>
          <table:table-cell table:style-name="ce5" table:number-matrix-columns-spanned="1" table:number-matrix-rows-spanned="1" table:formula="of:=MAX(0;SUM([.BA24:.BC26]*[.$BI$11:.$BK$13])+SUM([.BA53:.BC55]*[.$BI$15:.$BK$17]))" office:value-type="float" office:value="3.44442515225213" calcext:value-type="float">
            <text:p>3.44442515225213</text:p>
          </table:table-cell>
          <table:table-cell table:style-name="ce5" table:number-matrix-columns-spanned="1" table:number-matrix-rows-spanned="1" table:formula="of:=MAX(0;SUM([.BB24:.BD26]*[.$BI$11:.$BK$13])+SUM([.BB53:.BD55]*[.$BI$15:.$BK$17]))" office:value-type="float" office:value="0.300365491112448" calcext:value-type="float">
            <text:p>0.300365491112448</text:p>
          </table:table-cell>
          <table:table-cell table:style-name="ce5" table:number-matrix-columns-spanned="1" table:number-matrix-rows-spanned="1" table:formula="of:=MAX(0;SUM([.BC24:.BE26]*[.$BI$11:.$BK$13])+SUM([.BC53:.BE55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D24:.BF26]*[.$BI$11:.$BK$13])+SUM([.BD53:.BF55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E24:.BG26]*[.$BI$11:.$BK$13])+SUM([.BE53:.BG55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F24:.BH26]*[.$BI$11:.$BK$13])+SUM([.BF53:.BH55]*[.$BI$15:.$BK$17]))" office:value-type="float" office:value="0" calcext:value-type="float">
            <text:p>0</text:p>
          </table:table-cell>
          <table:table-cell/>
          <table:table-cell table:style-name="ce6" table:number-columns-repeated="25"/>
          <table:table-cell table:number-columns-repeated="909"/>
        </table:table-row>
        <table:table-row table:style-name="ro1">
          <table:table-cell table:number-columns-repeated="15" table:style-name="ce2" office:value-type="float" office:value="0" calcext:value-type="float">
            <text:p>0.0</text:p>
          </table:table-cell>
          <table:table-cell table:style-name="ce2" office:value-type="float" office:value="0.349019616842269" calcext:value-type="float">
            <text:p>0.3</text:p>
          </table:table-cell>
          <table:table-cell table:style-name="ce2" office:value-type="float" office:value="0.984313786029815" calcext:value-type="float">
            <text:p>1.0</text:p>
          </table:table-cell>
          <table:table-cell table:style-name="ce2" office:value-type="float" office:value="0.945098102092742" calcext:value-type="float">
            <text:p>0.9</text:p>
          </table:table-cell>
          <table:table-cell table:style-name="ce2" office:value-type="float" office:value="0.337254911661148" calcext:value-type="float">
            <text:p>0.3</text:p>
          </table:table-cell>
          <table:table-cell table:number-columns-repeated="9" table:style-name="ce2" office:value-type="float" office:value="0" calcext:value-type="float">
            <text:p>0.0</text:p>
          </table:table-cell>
          <table:table-cell table:number-columns-repeated="5"/>
          <table:table-cell table:style-name="ce3" table:number-matrix-columns-spanned="1" table:number-matrix-rows-spanned="1" table:formula="of:=MAX(0;SUM([.A25:.C27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B25:.D27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C25:.E27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D25:.F27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E25:.G27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F25:.H27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G25:.I27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H25:.J27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I25:.K27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J25:.L27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K25:.M27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L25:.N27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M25:.O27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N25:.P27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O25:.Q27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P25:.R27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Q25:.S27]*[.$AD$11:.$AF$13]))" office:value-type="float" office:value="1.34694814827872" calcext:value-type="float">
            <text:p>1.34694814827872</text:p>
          </table:table-cell>
          <table:table-cell table:style-name="ce3" table:number-matrix-columns-spanned="1" table:number-matrix-rows-spanned="1" table:formula="of:=MAX(0;SUM([.R25:.T27]*[.$AD$11:.$AF$13]))" office:value-type="float" office:value="1.55723013278191" calcext:value-type="float">
            <text:p>1.55723013278191</text:p>
          </table:table-cell>
          <table:table-cell table:style-name="ce3" table:number-matrix-columns-spanned="1" table:number-matrix-rows-spanned="1" table:formula="of:=MAX(0;SUM([.S25:.U27]*[.$AD$11:.$AF$13]))" office:value-type="float" office:value="1.16078439354897" calcext:value-type="float">
            <text:p>1.16078439354897</text:p>
          </table:table-cell>
          <table:table-cell table:style-name="ce3" table:number-matrix-columns-spanned="1" table:number-matrix-rows-spanned="1" table:formula="of:=MAX(0;SUM([.T25:.V27]*[.$AD$11:.$AF$13]))" office:value-type="float" office:value="0.223529428243637" calcext:value-type="float">
            <text:p>0.223529428243637</text:p>
          </table:table-cell>
          <table:table-cell table:style-name="ce3" table:number-matrix-columns-spanned="1" table:number-matrix-rows-spanned="1" table:formula="of:=MAX(0;SUM([.U25:.W27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V25:.X27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W25:.Y27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X25:.Z27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Y25:.AA27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Z25:.AB27]*[.$AD$11:.$AF$13]))" office:value-type="float" office:value="0" calcext:value-type="float">
            <text:p>0</text:p>
          </table:table-cell>
          <table:table-cell table:number-columns-repeated="5"/>
          <table:table-cell table:style-name="ce5" table:number-matrix-columns-spanned="1" table:number-matrix-rows-spanned="1" table:formula="of:=MAX(0;SUM([.AH25:.AJ27]*[.$BI$11:.$BK$13])+SUM([.AH54:.AJ56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I25:.AK27]*[.$BI$11:.$BK$13])+SUM([.AI54:.AK56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J25:.AL27]*[.$BI$11:.$BK$13])+SUM([.AJ54:.AL56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K25:.AM27]*[.$BI$11:.$BK$13])+SUM([.AK54:.AM56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L25:.AN27]*[.$BI$11:.$BK$13])+SUM([.AL54:.AN56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M25:.AO27]*[.$BI$11:.$BK$13])+SUM([.AM54:.AO56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N25:.AP27]*[.$BI$11:.$BK$13])+SUM([.AN54:.AP56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O25:.AQ27]*[.$BI$11:.$BK$13])+SUM([.AO54:.AQ56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P25:.AR27]*[.$BI$11:.$BK$13])+SUM([.AP54:.AR56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Q25:.AS27]*[.$BI$11:.$BK$13])+SUM([.AQ54:.AS56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R25:.AT27]*[.$BI$11:.$BK$13])+SUM([.AR54:.AT56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S25:.AU27]*[.$BI$11:.$BK$13])+SUM([.AS54:.AU56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T25:.AV27]*[.$BI$11:.$BK$13])+SUM([.AT54:.AV56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U25:.AW27]*[.$BI$11:.$BK$13])+SUM([.AU54:.AW56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V25:.AX27]*[.$BI$11:.$BK$13])+SUM([.AV54:.AX56]*[.$BI$15:.$BK$17]))" office:value-type="float" office:value="0.754491720672649" calcext:value-type="float">
            <text:p>0.754491720672649</text:p>
          </table:table-cell>
          <table:table-cell table:style-name="ce5" table:number-matrix-columns-spanned="1" table:number-matrix-rows-spanned="1" table:formula="of:=MAX(0;SUM([.AW25:.AY27]*[.$BI$11:.$BK$13])+SUM([.AW54:.AY56]*[.$BI$15:.$BK$17]))" office:value-type="float" office:value="2.93836669544384" calcext:value-type="float">
            <text:p>2.93836669544384</text:p>
          </table:table-cell>
          <table:table-cell table:style-name="ce5" table:number-matrix-columns-spanned="1" table:number-matrix-rows-spanned="1" table:formula="of:=MAX(0;SUM([.AX25:.AZ27]*[.$BI$11:.$BK$13])+SUM([.AX54:.AZ56]*[.$BI$15:.$BK$17]))" office:value-type="float" office:value="6.77636191419806" calcext:value-type="float">
            <text:p>6.77636191419806</text:p>
          </table:table-cell>
          <table:table-cell table:style-name="ce5" table:number-matrix-columns-spanned="1" table:number-matrix-rows-spanned="1" table:formula="of:=MAX(0;SUM([.AY25:.BA27]*[.$BI$11:.$BK$13])+SUM([.AY54:.BA56]*[.$BI$15:.$BK$17]))" office:value-type="float" office:value="7.64808768043068" calcext:value-type="float">
            <text:p>7.64808768043068</text:p>
          </table:table-cell>
          <table:table-cell table:style-name="ce5" table:number-matrix-columns-spanned="1" table:number-matrix-rows-spanned="1" table:formula="of:=MAX(0;SUM([.AZ25:.BB27]*[.$BI$11:.$BK$13])+SUM([.AZ54:.BB56]*[.$BI$15:.$BK$17]))" office:value-type="float" office:value="5.12906124975017" calcext:value-type="float">
            <text:p>5.12906124975017</text:p>
          </table:table-cell>
          <table:table-cell table:style-name="ce5" table:number-matrix-columns-spanned="1" table:number-matrix-rows-spanned="1" table:formula="of:=MAX(0;SUM([.BA25:.BC27]*[.$BI$11:.$BK$13])+SUM([.BA54:.BC56]*[.$BI$15:.$BK$17]))" office:value-type="float" office:value="1.38952619684574" calcext:value-type="float">
            <text:p>1.38952619684574</text:p>
          </table:table-cell>
          <table:table-cell table:style-name="ce5" table:number-matrix-columns-spanned="1" table:number-matrix-rows-spanned="1" table:formula="of:=MAX(0;SUM([.BB25:.BD27]*[.$BI$11:.$BK$13])+SUM([.BB54:.BD56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C25:.BE27]*[.$BI$11:.$BK$13])+SUM([.BC54:.BE56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D25:.BF27]*[.$BI$11:.$BK$13])+SUM([.BD54:.BF56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E25:.BG27]*[.$BI$11:.$BK$13])+SUM([.BE54:.BG56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F25:.BH27]*[.$BI$11:.$BK$13])+SUM([.BF54:.BH56]*[.$BI$15:.$BK$17]))" office:value-type="float" office:value="0" calcext:value-type="float">
            <text:p>0</text:p>
          </table:table-cell>
          <table:table-cell/>
          <table:table-cell table:style-name="ce6" table:formula="of:=MAX([.BM26:.BN27])" office:value-type="float" office:value="0" calcext:value-type="float">
            <text:p>0</text:p>
          </table:table-cell>
          <table:table-cell table:style-name="ce6"/>
          <table:table-cell table:style-name="ce6" table:formula="of:=MAX([.BO26:.BP27])" office:value-type="float" office:value="0" calcext:value-type="float">
            <text:p>0</text:p>
          </table:table-cell>
          <table:table-cell table:style-name="ce6"/>
          <table:table-cell table:style-name="ce6" table:formula="of:=MAX([.BQ26:.BR27])" office:value-type="float" office:value="0" calcext:value-type="float">
            <text:p>0</text:p>
          </table:table-cell>
          <table:table-cell table:style-name="ce6"/>
          <table:table-cell table:style-name="ce6" table:formula="of:=MAX([.BS26:.BT27])" office:value-type="float" office:value="0" calcext:value-type="float">
            <text:p>0</text:p>
          </table:table-cell>
          <table:table-cell table:style-name="ce6"/>
          <table:table-cell table:style-name="ce6" table:formula="of:=MAX([.BU26:.BV27])" office:value-type="float" office:value="0" calcext:value-type="float">
            <text:p>0</text:p>
          </table:table-cell>
          <table:table-cell table:style-name="ce6"/>
          <table:table-cell table:style-name="ce6" table:formula="of:=MAX([.BW26:.BX27])" office:value-type="float" office:value="0" calcext:value-type="float">
            <text:p>0</text:p>
          </table:table-cell>
          <table:table-cell table:style-name="ce6"/>
          <table:table-cell table:style-name="ce6" table:formula="of:=MAX([.BY26:.BZ27])" office:value-type="float" office:value="0" calcext:value-type="float">
            <text:p>0</text:p>
          </table:table-cell>
          <table:table-cell table:style-name="ce6"/>
          <table:table-cell table:style-name="ce6" table:formula="of:=MAX([.CA26:.CB27])" office:value-type="float" office:value="4.60566792522437" calcext:value-type="float">
            <text:p>4.60566792522437</text:p>
          </table:table-cell>
          <table:table-cell table:style-name="ce6"/>
          <table:table-cell table:style-name="ce6" table:formula="of:=MAX([.CC26:.CD27])" office:value-type="float" office:value="7.83496287429437" calcext:value-type="float">
            <text:p>7.83496287429437</text:p>
          </table:table-cell>
          <table:table-cell table:style-name="ce6"/>
          <table:table-cell table:style-name="ce6" table:formula="of:=MAX([.CE26:.CF27])" office:value-type="float" office:value="5.12906124975017" calcext:value-type="float">
            <text:p>5.12906124975017</text:p>
          </table:table-cell>
          <table:table-cell table:style-name="ce6"/>
          <table:table-cell table:style-name="ce6" table:formula="of:=MAX([.CG26:.CH27])" office:value-type="float" office:value="0" calcext:value-type="float">
            <text:p>0</text:p>
          </table:table-cell>
          <table:table-cell table:style-name="ce6"/>
          <table:table-cell table:style-name="ce6" table:formula="of:=MAX([.CI26:.CJ27])" office:value-type="float" office:value="0" calcext:value-type="float">
            <text:p>0</text:p>
          </table:table-cell>
          <table:table-cell table:style-name="ce6"/>
          <table:table-cell table:style-name="ce6" table:formula="of:=MAX([.CK26:.CL27])" office:value-type="float" office:value="0" calcext:value-type="float">
            <text:p>0</text:p>
          </table:table-cell>
          <table:table-cell table:number-columns-repeated="2"/>
          <table:table-cell office:value-type="float" office:value="0.778626728758628" calcext:value-type="float">
            <text:p>0.778626728758628</text:p>
          </table:table-cell>
          <table:table-cell/>
          <table:table-cell office:value-type="float" office:value="0.315167269719656" calcext:value-type="float">
            <text:p>0.315167269719656</text:p>
          </table:table-cell>
          <table:table-cell/>
          <table:table-cell office:value-type="float" office:value="0.971649194777687" calcext:value-type="float">
            <text:p>0.971649194777687</text:p>
          </table:table-cell>
          <table:table-cell/>
          <table:table-cell office:value-type="float" office:value="0.663252272291178" calcext:value-type="float">
            <text:p>0.663252272291178</text:p>
          </table:table-cell>
          <table:table-cell/>
          <table:table-cell office:value-type="float" office:value="0.609213662462871" calcext:value-type="float">
            <text:p>0.609213662462871</text:p>
          </table:table-cell>
          <table:table-cell/>
          <table:table-cell office:value-type="float" office:value="0.385626462427338" calcext:value-type="float">
            <text:p>0.385626462427338</text:p>
          </table:table-cell>
          <table:table-cell/>
          <table:table-cell office:value-type="float" office:value="0.0975342081580657" calcext:value-type="float">
            <text:p>0.097534208158066</text:p>
          </table:table-cell>
          <table:table-cell/>
          <table:table-cell office:value-type="float" office:value="0.0107849440180477" calcext:value-type="float">
            <text:p>0.010784944018048</text:p>
          </table:table-cell>
          <table:table-cell/>
          <table:table-cell office:value-type="float" office:value="0.00338400358852997" calcext:value-type="float">
            <text:p>0.00338400358853</text:p>
          </table:table-cell>
          <table:table-cell/>
          <table:table-cell office:value-type="float" office:value="0.193297622149934" calcext:value-type="float">
            <text:p>0.193297622149934</text:p>
          </table:table-cell>
          <table:table-cell/>
          <table:table-cell office:value-type="float" office:value="0.718371067493071" calcext:value-type="float">
            <text:p>0.718371067493071</text:p>
          </table:table-cell>
          <table:table-cell/>
          <table:table-cell office:value-type="float" office:value="0.649152774302593" calcext:value-type="float">
            <text:p>0.649152774302593</text:p>
          </table:table-cell>
          <table:table-cell/>
          <table:table-cell office:value-type="float" office:value="0.411372740220156" calcext:value-type="float">
            <text:p>0.411372740220156</text:p>
          </table:table-cell>
          <table:table-cell table:number-columns-repeated="882"/>
        </table:table-row>
        <table:table-row table:style-name="ro1">
          <table:table-cell table:number-columns-repeated="14" table:style-name="ce2" office:value-type="float" office:value="0" calcext:value-type="float">
            <text:p>0.0</text:p>
          </table:table-cell>
          <table:table-cell table:style-name="ce2" office:value-type="float" office:value="0.0196078438311815" calcext:value-type="float">
            <text:p>0.0</text:p>
          </table:table-cell>
          <table:table-cell table:style-name="ce2" office:value-type="float" office:value="0.807843208312988" calcext:value-type="float">
            <text:p>0.8</text:p>
          </table:table-cell>
          <table:table-cell table:style-name="ce2" office:value-type="float" office:value="0.964705944061279" calcext:value-type="float">
            <text:p>1.0</text:p>
          </table:table-cell>
          <table:table-cell table:style-name="ce2" office:value-type="float" office:value="0.615686297416687" calcext:value-type="float">
            <text:p>0.6</text:p>
          </table:table-cell>
          <table:table-cell table:number-columns-repeated="10" table:style-name="ce2" office:value-type="float" office:value="0" calcext:value-type="float">
            <text:p>0.0</text:p>
          </table:table-cell>
          <table:table-cell table:number-columns-repeated="5"/>
          <table:table-cell table:style-name="ce3" table:number-matrix-columns-spanned="1" table:number-matrix-rows-spanned="1" table:formula="of:=MAX(0;SUM([.A26:.C28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B26:.D28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C26:.E28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D26:.F28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E26:.G28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F26:.H28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G26:.I28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H26:.J28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I26:.K28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J26:.L28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K26:.M28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L26:.N28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M26:.O28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N26:.P28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O26:.Q28]*[.$AD$11:.$AF$13]))" office:value-type="float" office:value="0.626689160474123" calcext:value-type="float">
            <text:p>0.626689160474123</text:p>
          </table:table-cell>
          <table:table-cell table:style-name="ce3" table:number-matrix-columns-spanned="1" table:number-matrix-rows-spanned="1" table:formula="of:=MAX(0;SUM([.P26:.R28]*[.$AD$11:.$AF$13]))" office:value-type="float" office:value="1.59494030266484" calcext:value-type="float">
            <text:p>1.59494030266484</text:p>
          </table:table-cell>
          <table:table-cell table:style-name="ce3" table:number-matrix-columns-spanned="1" table:number-matrix-rows-spanned="1" table:formula="of:=MAX(0;SUM([.Q26:.S28]*[.$AD$11:.$AF$13]))" office:value-type="float" office:value="2.02538560494528" calcext:value-type="float">
            <text:p>2.02538560494528</text:p>
          </table:table-cell>
          <table:table-cell table:style-name="ce3" table:number-matrix-columns-spanned="1" table:number-matrix-rows-spanned="1" table:formula="of:=MAX(0;SUM([.R26:.T28]*[.$AD$11:.$AF$13]))" office:value-type="float" office:value="1.28235301375389" calcext:value-type="float">
            <text:p>1.28235301375389</text:p>
          </table:table-cell>
          <table:table-cell table:style-name="ce3" table:number-matrix-columns-spanned="1" table:number-matrix-rows-spanned="1" table:formula="of:=MAX(0;SUM([.S26:.U28]*[.$AD$11:.$AF$13]))" office:value-type="float" office:value="0.337254911661148" calcext:value-type="float">
            <text:p>0.337254911661148</text:p>
          </table:table-cell>
          <table:table-cell table:style-name="ce3" table:number-matrix-columns-spanned="1" table:number-matrix-rows-spanned="1" table:formula="of:=MAX(0;SUM([.T26:.V28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U26:.W28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V26:.X28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W26:.Y28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X26:.Z28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Y26:.AA28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Z26:.AB28]*[.$AD$11:.$AF$13]))" office:value-type="float" office:value="0" calcext:value-type="float">
            <text:p>0</text:p>
          </table:table-cell>
          <table:table-cell table:number-columns-repeated="5"/>
          <table:table-cell table:style-name="ce5" table:number-matrix-columns-spanned="1" table:number-matrix-rows-spanned="1" table:formula="of:=MAX(0;SUM([.AH26:.AJ28]*[.$BI$11:.$BK$13])+SUM([.AH55:.AJ57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I26:.AK28]*[.$BI$11:.$BK$13])+SUM([.AI55:.AK57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J26:.AL28]*[.$BI$11:.$BK$13])+SUM([.AJ55:.AL57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K26:.AM28]*[.$BI$11:.$BK$13])+SUM([.AK55:.AM57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L26:.AN28]*[.$BI$11:.$BK$13])+SUM([.AL55:.AN57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M26:.AO28]*[.$BI$11:.$BK$13])+SUM([.AM55:.AO57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N26:.AP28]*[.$BI$11:.$BK$13])+SUM([.AN55:.AP57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O26:.AQ28]*[.$BI$11:.$BK$13])+SUM([.AO55:.AQ57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P26:.AR28]*[.$BI$11:.$BK$13])+SUM([.AP55:.AR57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Q26:.AS28]*[.$BI$11:.$BK$13])+SUM([.AQ55:.AS57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R26:.AT28]*[.$BI$11:.$BK$13])+SUM([.AR55:.AT57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S26:.AU28]*[.$BI$11:.$BK$13])+SUM([.AS55:.AU57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T26:.AV28]*[.$BI$11:.$BK$13])+SUM([.AT55:.AV57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U26:.AW28]*[.$BI$11:.$BK$13])+SUM([.AU55:.AW57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V26:.AX28]*[.$BI$11:.$BK$13])+SUM([.AV55:.AX57]*[.$BI$15:.$BK$17]))" office:value-type="float" office:value="1.46622516031704" calcext:value-type="float">
            <text:p>1.46622516031704</text:p>
          </table:table-cell>
          <table:table-cell table:style-name="ce5" table:number-matrix-columns-spanned="1" table:number-matrix-rows-spanned="1" table:formula="of:=MAX(0;SUM([.AW26:.AY28]*[.$BI$11:.$BK$13])+SUM([.AW55:.AY57]*[.$BI$15:.$BK$17]))" office:value-type="float" office:value="4.60566792522437" calcext:value-type="float">
            <text:p>4.60566792522437</text:p>
          </table:table-cell>
          <table:table-cell table:style-name="ce5" table:number-matrix-columns-spanned="1" table:number-matrix-rows-spanned="1" table:formula="of:=MAX(0;SUM([.AX26:.AZ28]*[.$BI$11:.$BK$13])+SUM([.AX55:.AZ57]*[.$BI$15:.$BK$17]))" office:value-type="float" office:value="7.83496287429437" calcext:value-type="float">
            <text:p>7.83496287429437</text:p>
          </table:table-cell>
          <table:table-cell table:style-name="ce5" table:number-matrix-columns-spanned="1" table:number-matrix-rows-spanned="1" table:formula="of:=MAX(0;SUM([.AY26:.BA28]*[.$BI$11:.$BK$13])+SUM([.AY55:.BA57]*[.$BI$15:.$BK$17]))" office:value-type="float" office:value="6.07317508286775" calcext:value-type="float">
            <text:p>6.07317508286775</text:p>
          </table:table-cell>
          <table:table-cell table:style-name="ce5" table:number-matrix-columns-spanned="1" table:number-matrix-rows-spanned="1" table:formula="of:=MAX(0;SUM([.AZ26:.BB28]*[.$BI$11:.$BK$13])+SUM([.AZ55:.BB57]*[.$BI$15:.$BK$17]))" office:value-type="float" office:value="2.2771424872078" calcext:value-type="float">
            <text:p>2.2771424872078</text:p>
          </table:table-cell>
          <table:table-cell table:style-name="ce5" table:number-matrix-columns-spanned="1" table:number-matrix-rows-spanned="1" table:formula="of:=MAX(0;SUM([.BA26:.BC28]*[.$BI$11:.$BK$13])+SUM([.BA55:.BC57]*[.$BI$15:.$BK$17]))" office:value-type="float" office:value="0.300365491112448" calcext:value-type="float">
            <text:p>0.300365491112448</text:p>
          </table:table-cell>
          <table:table-cell table:style-name="ce5" table:number-matrix-columns-spanned="1" table:number-matrix-rows-spanned="1" table:formula="of:=MAX(0;SUM([.BB26:.BD28]*[.$BI$11:.$BK$13])+SUM([.BB55:.BD57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C26:.BE28]*[.$BI$11:.$BK$13])+SUM([.BC55:.BE57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D26:.BF28]*[.$BI$11:.$BK$13])+SUM([.BD55:.BF57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E26:.BG28]*[.$BI$11:.$BK$13])+SUM([.BE55:.BG57]*[.$BI$15:.$BK$17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F26:.BH28]*[.$BI$11:.$BK$13])+SUM([.BF55:.BH57]*[.$BI$15:.$BK$17]))" office:value-type="float" office:value="0" calcext:value-type="float">
            <text:p>0</text:p>
          </table:table-cell>
          <table:table-cell/>
          <table:table-cell table:style-name="ce6" table:number-columns-repeated="25"/>
          <table:table-cell table:number-columns-repeated="909"/>
        </table:table-row>
        <table:table-row table:style-name="ro1">
          <table:table-cell table:number-columns-repeated="14" table:style-name="ce2" office:value-type="float" office:value="0" calcext:value-type="float">
            <text:p>0.0</text:p>
          </table:table-cell>
          <table:table-cell table:style-name="ce2" office:value-type="float" office:value="0.0156862754374742" calcext:value-type="float">
            <text:p>0.0</text:p>
          </table:table-cell>
          <table:table-cell table:style-name="ce2" office:value-type="float" office:value="0.458823561668395" calcext:value-type="float">
            <text:p>0.5</text:p>
          </table:table-cell>
          <table:table-cell table:style-name="ce2" office:value-type="float" office:value="0.270588248968124" calcext:value-type="float">
            <text:p>0.3</text:p>
          </table:table-cell>
          <table:table-cell table:number-columns-repeated="11" table:style-name="ce2" office:value-type="float" office:value="0" calcext:value-type="float">
            <text:p>0.0</text:p>
          </table:table-cell>
          <table:table-cell table:number-columns-repeated="5"/>
          <table:table-cell table:style-name="ce3" table:number-matrix-columns-spanned="1" table:number-matrix-rows-spanned="1" table:formula="of:=MAX(0;SUM([.A27:.C29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B27:.D29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C27:.E29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D27:.F29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E27:.G29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F27:.H29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G27:.I29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H27:.J29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I27:.K29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J27:.L29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K27:.M29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L27:.N29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M27:.O29]*[.$AD$11:.$AF$13]))" office:value-type="float" office:value="0.0196078438311815" calcext:value-type="float">
            <text:p>0.019607843831182</text:p>
          </table:table-cell>
          <table:table-cell table:style-name="ce3" table:number-matrix-columns-spanned="1" table:number-matrix-rows-spanned="1" table:formula="of:=MAX(0;SUM([.N27:.P29]*[.$AD$11:.$AF$13]))" office:value-type="float" office:value="0.828197728698883" calcext:value-type="float">
            <text:p>0.828197728698883</text:p>
          </table:table-cell>
          <table:table-cell table:style-name="ce3" table:number-matrix-columns-spanned="1" table:number-matrix-rows-spanned="1" table:formula="of:=MAX(0;SUM([.O27:.Q29]*[.$AD$11:.$AF$13]))" office:value-type="float" office:value="1.81399728567464" calcext:value-type="float">
            <text:p>1.81399728567464</text:p>
          </table:table-cell>
          <table:table-cell table:style-name="ce3" table:number-matrix-columns-spanned="1" table:number-matrix-rows-spanned="1" table:formula="of:=MAX(0;SUM([.P27:.R29]*[.$AD$11:.$AF$13]))" office:value-type="float" office:value="2.40111562024893" calcext:value-type="float">
            <text:p>2.40111562024893</text:p>
          </table:table-cell>
          <table:table-cell table:style-name="ce3" table:number-matrix-columns-spanned="1" table:number-matrix-rows-spanned="1" table:formula="of:=MAX(0;SUM([.Q27:.S29]*[.$AD$11:.$AF$13]))" office:value-type="float" office:value="1.58039224147797" calcext:value-type="float">
            <text:p>1.58039224147797</text:p>
          </table:table-cell>
          <table:table-cell table:style-name="ce3" table:number-matrix-columns-spanned="1" table:number-matrix-rows-spanned="1" table:formula="of:=MAX(0;SUM([.R27:.T29]*[.$AD$11:.$AF$13]))" office:value-type="float" office:value="0.615686297416687" calcext:value-type="float">
            <text:p>0.615686297416687</text:p>
          </table:table-cell>
          <table:table-cell table:style-name="ce3" table:number-matrix-columns-spanned="1" table:number-matrix-rows-spanned="1" table:formula="of:=MAX(0;SUM([.S27:.U29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T27:.V29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U27:.W29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V27:.X29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W27:.Y29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X27:.Z29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Y27:.AA29]*[.$AD$11:.$AF$13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MAX(0;SUM([.Z27:.AB29]*[.$AD$11:.$AF$13]))" office:value-type="float" office:value="0" calcext:value-type="float">
            <text:p>0</text:p>
          </table:table-cell>
          <table:table-cell table:number-columns-repeated="965"/>
        </table:table-row>
        <table:table-row table:style-name="ro1">
          <table:table-cell table:number-columns-repeated="28" table:style-name="ce2" office:value-type="float" office:value="0" calcext:value-type="float">
            <text:p>0.0</text:p>
          </table:table-cell>
          <table:table-cell table:number-columns-repeated="996"/>
        </table:table-row>
        <table:table-row table:style-name="ro1">
          <table:table-cell table:style-name="ce2" table:number-columns-repeated="28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3"/>
          <table:table-cell table:style-name="ce4" table:number-matrix-columns-spanned="1" table:number-matrix-rows-spanned="1" table:formula="of:=MAX(0;SUM([.A2:.C4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B2:.D4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C2:.E4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D2:.F4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E2:.G4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F2:.H4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G2:.I4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H2:.J4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I2:.K4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J2:.L4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K2:.M4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L2:.N4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M2:.O4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N2:.P4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O2:.Q4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P2:.R4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Q2:.S4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R2:.T4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S2:.U4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T2:.V4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U2:.W4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V2:.X4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W2:.Y4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X2:.Z4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Y2:.AA4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Z2:.AB4]*[.$AD$38:.$AF$40]))" office:value-type="float" office:value="0" calcext:value-type="float">
            <text:p>0</text:p>
          </table:table-cell>
          <table:table-cell table:number-columns-repeated="965"/>
        </table:table-row>
        <table:table-row table:style-name="ro1">
          <table:table-cell table:number-columns-repeated="33"/>
          <table:table-cell table:style-name="ce4" table:number-matrix-columns-spanned="1" table:number-matrix-rows-spanned="1" table:formula="of:=MAX(0;SUM([.A3:.C5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B3:.D5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C3:.E5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D3:.F5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E3:.G5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F3:.H5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G3:.I5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H3:.J5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I3:.K5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J3:.L5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K3:.M5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L3:.N5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M3:.O5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N3:.P5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O3:.Q5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P3:.R5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Q3:.S5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R3:.T5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S3:.U5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T3:.V5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U3:.W5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V3:.X5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W3:.Y5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X3:.Z5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Y3:.AA5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Z3:.AB5]*[.$AD$38:.$AF$40]))" office:value-type="float" office:value="0" calcext:value-type="float">
            <text:p>0</text:p>
          </table:table-cell>
          <table:table-cell table:number-columns-repeated="5"/>
          <table:table-cell table:style-name="ce5" table:number-matrix-columns-spanned="1" table:number-matrix-rows-spanned="1" table:formula="of:=MAX(0;SUM([.AH3:.AJ5]*[.$BI$38:.$BK$40])+SUM([.AH32:.AJ34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I3:.AK5]*[.$BI$38:.$BK$40])+SUM([.AI32:.AK34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J3:.AL5]*[.$BI$38:.$BK$40])+SUM([.AJ32:.AL34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K3:.AM5]*[.$BI$38:.$BK$40])+SUM([.AK32:.AM34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L3:.AN5]*[.$BI$38:.$BK$40])+SUM([.AL32:.AN34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M3:.AO5]*[.$BI$38:.$BK$40])+SUM([.AM32:.AO34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N3:.AP5]*[.$BI$38:.$BK$40])+SUM([.AN32:.AP34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O3:.AQ5]*[.$BI$38:.$BK$40])+SUM([.AO32:.AQ34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P3:.AR5]*[.$BI$38:.$BK$40])+SUM([.AP32:.AR34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Q3:.AS5]*[.$BI$38:.$BK$40])+SUM([.AQ32:.AS34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R3:.AT5]*[.$BI$38:.$BK$40])+SUM([.AR32:.AT34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S3:.AU5]*[.$BI$38:.$BK$40])+SUM([.AS32:.AU34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T3:.AV5]*[.$BI$38:.$BK$40])+SUM([.AT32:.AV34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U3:.AW5]*[.$BI$38:.$BK$40])+SUM([.AU32:.AW34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V3:.AX5]*[.$BI$38:.$BK$40])+SUM([.AV32:.AX34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W3:.AY5]*[.$BI$38:.$BK$40])+SUM([.AW32:.AY34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X3:.AZ5]*[.$BI$38:.$BK$40])+SUM([.AX32:.AZ34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Y3:.BA5]*[.$BI$38:.$BK$40])+SUM([.AY32:.BA34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Z3:.BB5]*[.$BI$38:.$BK$40])+SUM([.AZ32:.BB34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A3:.BC5]*[.$BI$38:.$BK$40])+SUM([.BA32:.BC34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B3:.BD5]*[.$BI$38:.$BK$40])+SUM([.BB32:.BD34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C3:.BE5]*[.$BI$38:.$BK$40])+SUM([.BC32:.BE34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D3:.BF5]*[.$BI$38:.$BK$40])+SUM([.BD32:.BF34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E3:.BG5]*[.$BI$38:.$BK$40])+SUM([.BE32:.BG34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F3:.BH5]*[.$BI$38:.$BK$40])+SUM([.BF32:.BH34]*[.$BI$42:.$BK$44]))" office:value-type="float" office:value="0" calcext:value-type="float">
            <text:p>0</text:p>
          </table:table-cell>
          <table:table-cell/>
          <table:table-cell table:style-name="ce7" table:formula="of:=MAX([.BM33:.BN34])" office:value-type="float" office:value="0" calcext:value-type="float">
            <text:p>0</text:p>
          </table:table-cell>
          <table:table-cell table:style-name="ce7"/>
          <table:table-cell table:style-name="ce7" table:formula="of:=MAX([.BO33:.BP34])" office:value-type="float" office:value="0" calcext:value-type="float">
            <text:p>0</text:p>
          </table:table-cell>
          <table:table-cell table:style-name="ce7"/>
          <table:table-cell table:style-name="ce7" table:formula="of:=MAX([.BQ33:.BR34])" office:value-type="float" office:value="0" calcext:value-type="float">
            <text:p>0</text:p>
          </table:table-cell>
          <table:table-cell table:style-name="ce7"/>
          <table:table-cell table:style-name="ce7" table:formula="of:=MAX([.BS33:.BT34])" office:value-type="float" office:value="0" calcext:value-type="float">
            <text:p>0</text:p>
          </table:table-cell>
          <table:table-cell table:style-name="ce7"/>
          <table:table-cell table:style-name="ce7" table:formula="of:=MAX([.BU33:.BV34])" office:value-type="float" office:value="0" calcext:value-type="float">
            <text:p>0</text:p>
          </table:table-cell>
          <table:table-cell table:style-name="ce7"/>
          <table:table-cell table:style-name="ce7" table:formula="of:=MAX([.BW33:.BX34])" office:value-type="float" office:value="0" calcext:value-type="float">
            <text:p>0</text:p>
          </table:table-cell>
          <table:table-cell table:style-name="ce7"/>
          <table:table-cell table:style-name="ce7" table:formula="of:=MAX([.BY33:.BZ34])" office:value-type="float" office:value="0" calcext:value-type="float">
            <text:p>0</text:p>
          </table:table-cell>
          <table:table-cell table:style-name="ce7"/>
          <table:table-cell table:style-name="ce7" table:formula="of:=MAX([.CA33:.CB34])" office:value-type="float" office:value="0" calcext:value-type="float">
            <text:p>0</text:p>
          </table:table-cell>
          <table:table-cell table:style-name="ce7"/>
          <table:table-cell table:style-name="ce7" table:formula="of:=MAX([.CC33:.CD34])" office:value-type="float" office:value="0" calcext:value-type="float">
            <text:p>0</text:p>
          </table:table-cell>
          <table:table-cell table:style-name="ce7"/>
          <table:table-cell table:style-name="ce7" table:formula="of:=MAX([.CE33:.CF34])" office:value-type="float" office:value="0" calcext:value-type="float">
            <text:p>0</text:p>
          </table:table-cell>
          <table:table-cell table:style-name="ce7"/>
          <table:table-cell table:style-name="ce7" table:formula="of:=MAX([.CG33:.CH34])" office:value-type="float" office:value="0" calcext:value-type="float">
            <text:p>0</text:p>
          </table:table-cell>
          <table:table-cell table:style-name="ce7"/>
          <table:table-cell table:style-name="ce7" table:formula="of:=MAX([.CI33:.CJ34])" office:value-type="float" office:value="0" calcext:value-type="float">
            <text:p>0</text:p>
          </table:table-cell>
          <table:table-cell table:style-name="ce7"/>
          <table:table-cell table:style-name="ce7" table:formula="of:=MAX([.CK33:.CL34])" office:value-type="float" office:value="0" calcext:value-type="float">
            <text:p>0</text:p>
          </table:table-cell>
          <table:table-cell table:number-columns-repeated="2"/>
          <table:table-cell office:value-type="float" office:value="0.00112835415134149" calcext:value-type="float">
            <text:p>0.001128354151341</text:p>
          </table:table-cell>
          <table:table-cell/>
          <table:table-cell office:value-type="float" office:value="0.149287217863115" calcext:value-type="float">
            <text:p>0.149287217863115</text:p>
          </table:table-cell>
          <table:table-cell/>
          <table:table-cell office:value-type="float" office:value="0.0138254428569797" calcext:value-type="float">
            <text:p>0.01382544285698</text:p>
          </table:table-cell>
          <table:table-cell/>
          <table:table-cell office:value-type="float" office:value="0.0580934978174894" calcext:value-type="float">
            <text:p>0.058093497817489</text:p>
          </table:table-cell>
          <table:table-cell/>
          <table:table-cell office:value-type="float" office:value="0.897187281284923" calcext:value-type="float">
            <text:p>0.897187281284923</text:p>
          </table:table-cell>
          <table:table-cell/>
          <table:table-cell office:value-type="float" office:value="0.851793991270348" calcext:value-type="float">
            <text:p>0.851793991270348</text:p>
          </table:table-cell>
          <table:table-cell/>
          <table:table-cell office:value-type="float" office:value="0.768000185444295" calcext:value-type="float">
            <text:p>0.768000185444295</text:p>
          </table:table-cell>
          <table:table-cell/>
          <table:table-cell office:value-type="float" office:value="0.418238035681442" calcext:value-type="float">
            <text:p>0.418238035681442</text:p>
          </table:table-cell>
          <table:table-cell/>
          <table:table-cell office:value-type="float" office:value="0.887445339157041" calcext:value-type="float">
            <text:p>0.887445339157041</text:p>
          </table:table-cell>
          <table:table-cell/>
          <table:table-cell office:value-type="float" office:value="0.771873311594526" calcext:value-type="float">
            <text:p>0.771873311594526</text:p>
          </table:table-cell>
          <table:table-cell/>
          <table:table-cell office:value-type="float" office:value="0.890026437997746" calcext:value-type="float">
            <text:p>0.890026437997746</text:p>
          </table:table-cell>
          <table:table-cell/>
          <table:table-cell office:value-type="float" office:value="0.91325139153309" calcext:value-type="float">
            <text:p>0.91325139153309</text:p>
          </table:table-cell>
          <table:table-cell/>
          <table:table-cell office:value-type="float" office:value="0.124186780179578" calcext:value-type="float">
            <text:p>0.124186780179578</text:p>
          </table:table-cell>
          <table:table-cell table:number-columns-repeated="882"/>
        </table:table-row>
        <table:table-row table:style-name="ro1">
          <table:table-cell table:number-columns-repeated="33"/>
          <table:table-cell table:style-name="ce4" table:number-matrix-columns-spanned="1" table:number-matrix-rows-spanned="1" table:formula="of:=MAX(0;SUM([.A4:.C6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B4:.D6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C4:.E6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D4:.F6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E4:.G6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F4:.H6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G4:.I6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H4:.J6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I4:.K6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J4:.L6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K4:.M6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L4:.N6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M4:.O6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N4:.P6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O4:.Q6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P4:.R6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Q4:.S6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R4:.T6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S4:.U6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T4:.V6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U4:.W6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V4:.X6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W4:.Y6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X4:.Z6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Y4:.AA6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Z4:.AB6]*[.$AD$38:.$AF$40]))" office:value-type="float" office:value="0" calcext:value-type="float">
            <text:p>0</text:p>
          </table:table-cell>
          <table:table-cell table:number-columns-repeated="5"/>
          <table:table-cell table:style-name="ce5" table:number-matrix-columns-spanned="1" table:number-matrix-rows-spanned="1" table:formula="of:=MAX(0;SUM([.AH4:.AJ6]*[.$BI$38:.$BK$40])+SUM([.AH33:.AJ35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I4:.AK6]*[.$BI$38:.$BK$40])+SUM([.AI33:.AK35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J4:.AL6]*[.$BI$38:.$BK$40])+SUM([.AJ33:.AL35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K4:.AM6]*[.$BI$38:.$BK$40])+SUM([.AK33:.AM35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L4:.AN6]*[.$BI$38:.$BK$40])+SUM([.AL33:.AN35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M4:.AO6]*[.$BI$38:.$BK$40])+SUM([.AM33:.AO35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N4:.AP6]*[.$BI$38:.$BK$40])+SUM([.AN33:.AP35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O4:.AQ6]*[.$BI$38:.$BK$40])+SUM([.AO33:.AQ35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P4:.AR6]*[.$BI$38:.$BK$40])+SUM([.AP33:.AR35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Q4:.AS6]*[.$BI$38:.$BK$40])+SUM([.AQ33:.AS35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R4:.AT6]*[.$BI$38:.$BK$40])+SUM([.AR33:.AT35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S4:.AU6]*[.$BI$38:.$BK$40])+SUM([.AS33:.AU35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T4:.AV6]*[.$BI$38:.$BK$40])+SUM([.AT33:.AV35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U4:.AW6]*[.$BI$38:.$BK$40])+SUM([.AU33:.AW35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V4:.AX6]*[.$BI$38:.$BK$40])+SUM([.AV33:.AX35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W4:.AY6]*[.$BI$38:.$BK$40])+SUM([.AW33:.AY35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X4:.AZ6]*[.$BI$38:.$BK$40])+SUM([.AX33:.AZ35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Y4:.BA6]*[.$BI$38:.$BK$40])+SUM([.AY33:.BA35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Z4:.BB6]*[.$BI$38:.$BK$40])+SUM([.AZ33:.BB35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A4:.BC6]*[.$BI$38:.$BK$40])+SUM([.BA33:.BC35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B4:.BD6]*[.$BI$38:.$BK$40])+SUM([.BB33:.BD35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C4:.BE6]*[.$BI$38:.$BK$40])+SUM([.BC33:.BE35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D4:.BF6]*[.$BI$38:.$BK$40])+SUM([.BD33:.BF35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E4:.BG6]*[.$BI$38:.$BK$40])+SUM([.BE33:.BG35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F4:.BH6]*[.$BI$38:.$BK$40])+SUM([.BF33:.BH35]*[.$BI$42:.$BK$44]))" office:value-type="float" office:value="0" calcext:value-type="float">
            <text:p>0</text:p>
          </table:table-cell>
          <table:table-cell/>
          <table:table-cell table:style-name="ce7" table:number-columns-repeated="25"/>
          <table:table-cell table:number-columns-repeated="909"/>
        </table:table-row>
        <table:table-row table:style-name="ro1">
          <table:table-cell table:number-columns-repeated="33"/>
          <table:table-cell table:style-name="ce4" table:number-matrix-columns-spanned="1" table:number-matrix-rows-spanned="1" table:formula="of:=MAX(0;SUM([.A5:.C7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B5:.D7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C5:.E7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D5:.F7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E5:.G7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F5:.H7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G5:.I7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H5:.J7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I5:.K7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J5:.L7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K5:.M7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L5:.N7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M5:.O7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N5:.P7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O5:.Q7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P5:.R7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Q5:.S7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R5:.T7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S5:.U7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T5:.V7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U5:.W7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V5:.X7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W5:.Y7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X5:.Z7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Y5:.AA7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Z5:.AB7]*[.$AD$38:.$AF$40]))" office:value-type="float" office:value="0" calcext:value-type="float">
            <text:p>0</text:p>
          </table:table-cell>
          <table:table-cell table:number-columns-repeated="5"/>
          <table:table-cell table:style-name="ce5" table:number-matrix-columns-spanned="1" table:number-matrix-rows-spanned="1" table:formula="of:=MAX(0;SUM([.AH5:.AJ7]*[.$BI$38:.$BK$40])+SUM([.AH34:.AJ36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I5:.AK7]*[.$BI$38:.$BK$40])+SUM([.AI34:.AK36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J5:.AL7]*[.$BI$38:.$BK$40])+SUM([.AJ34:.AL36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K5:.AM7]*[.$BI$38:.$BK$40])+SUM([.AK34:.AM36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L5:.AN7]*[.$BI$38:.$BK$40])+SUM([.AL34:.AN36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M5:.AO7]*[.$BI$38:.$BK$40])+SUM([.AM34:.AO36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N5:.AP7]*[.$BI$38:.$BK$40])+SUM([.AN34:.AP36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O5:.AQ7]*[.$BI$38:.$BK$40])+SUM([.AO34:.AQ36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P5:.AR7]*[.$BI$38:.$BK$40])+SUM([.AP34:.AR36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Q5:.AS7]*[.$BI$38:.$BK$40])+SUM([.AQ34:.AS36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R5:.AT7]*[.$BI$38:.$BK$40])+SUM([.AR34:.AT36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S5:.AU7]*[.$BI$38:.$BK$40])+SUM([.AS34:.AU36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T5:.AV7]*[.$BI$38:.$BK$40])+SUM([.AT34:.AV36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U5:.AW7]*[.$BI$38:.$BK$40])+SUM([.AU34:.AW36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V5:.AX7]*[.$BI$38:.$BK$40])+SUM([.AV34:.AX36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W5:.AY7]*[.$BI$38:.$BK$40])+SUM([.AW34:.AY36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X5:.AZ7]*[.$BI$38:.$BK$40])+SUM([.AX34:.AZ36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Y5:.BA7]*[.$BI$38:.$BK$40])+SUM([.AY34:.BA36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Z5:.BB7]*[.$BI$38:.$BK$40])+SUM([.AZ34:.BB36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A5:.BC7]*[.$BI$38:.$BK$40])+SUM([.BA34:.BC36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B5:.BD7]*[.$BI$38:.$BK$40])+SUM([.BB34:.BD36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C5:.BE7]*[.$BI$38:.$BK$40])+SUM([.BC34:.BE36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D5:.BF7]*[.$BI$38:.$BK$40])+SUM([.BD34:.BF36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E5:.BG7]*[.$BI$38:.$BK$40])+SUM([.BE34:.BG36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F5:.BH7]*[.$BI$38:.$BK$40])+SUM([.BF34:.BH36]*[.$BI$42:.$BK$44]))" office:value-type="float" office:value="0" calcext:value-type="float">
            <text:p>0</text:p>
          </table:table-cell>
          <table:table-cell/>
          <table:table-cell table:style-name="ce7" table:formula="of:=MAX([.BM35:.BN36])" office:value-type="float" office:value="0" calcext:value-type="float">
            <text:p>0</text:p>
          </table:table-cell>
          <table:table-cell table:style-name="ce7"/>
          <table:table-cell table:style-name="ce7" table:formula="of:=MAX([.BO35:.BP36])" office:value-type="float" office:value="0" calcext:value-type="float">
            <text:p>0</text:p>
          </table:table-cell>
          <table:table-cell table:style-name="ce7"/>
          <table:table-cell table:style-name="ce7" table:formula="of:=MAX([.BQ35:.BR36])" office:value-type="float" office:value="0" calcext:value-type="float">
            <text:p>0</text:p>
          </table:table-cell>
          <table:table-cell table:style-name="ce7"/>
          <table:table-cell table:style-name="ce7" table:formula="of:=MAX([.BS35:.BT36])" office:value-type="float" office:value="0" calcext:value-type="float">
            <text:p>0</text:p>
          </table:table-cell>
          <table:table-cell table:style-name="ce7"/>
          <table:table-cell table:style-name="ce7" table:formula="of:=MAX([.BU35:.BV36])" office:value-type="float" office:value="0.0656489911211809" calcext:value-type="float">
            <text:p>0.065648991121181</text:p>
          </table:table-cell>
          <table:table-cell table:style-name="ce7"/>
          <table:table-cell table:style-name="ce7" table:formula="of:=MAX([.BW35:.BX36])" office:value-type="float" office:value="0.0709112441692646" calcext:value-type="float">
            <text:p>0.070911244169265</text:p>
          </table:table-cell>
          <table:table-cell table:style-name="ce7"/>
          <table:table-cell table:style-name="ce7" table:formula="of:=MAX([.BY35:.BZ36])" office:value-type="float" office:value="0.397254265165535" calcext:value-type="float">
            <text:p>0.397254265165535</text:p>
          </table:table-cell>
          <table:table-cell table:style-name="ce7"/>
          <table:table-cell table:style-name="ce7" table:formula="of:=MAX([.CA35:.CB36])" office:value-type="float" office:value="0.146353460523584" calcext:value-type="float">
            <text:p>0.146353460523584</text:p>
          </table:table-cell>
          <table:table-cell table:style-name="ce7"/>
          <table:table-cell table:style-name="ce7" table:formula="of:=MAX([.CC35:.CD36])" office:value-type="float" office:value="0" calcext:value-type="float">
            <text:p>0</text:p>
          </table:table-cell>
          <table:table-cell table:style-name="ce7"/>
          <table:table-cell table:style-name="ce7" table:formula="of:=MAX([.CE35:.CF36])" office:value-type="float" office:value="0" calcext:value-type="float">
            <text:p>0</text:p>
          </table:table-cell>
          <table:table-cell table:style-name="ce7"/>
          <table:table-cell table:style-name="ce7" table:formula="of:=MAX([.CG35:.CH36])" office:value-type="float" office:value="0" calcext:value-type="float">
            <text:p>0</text:p>
          </table:table-cell>
          <table:table-cell table:style-name="ce7"/>
          <table:table-cell table:style-name="ce7" table:formula="of:=MAX([.CI35:.CJ36])" office:value-type="float" office:value="0" calcext:value-type="float">
            <text:p>0</text:p>
          </table:table-cell>
          <table:table-cell table:style-name="ce7"/>
          <table:table-cell table:style-name="ce7" table:formula="of:=MAX([.CK35:.CL36])" office:value-type="float" office:value="0" calcext:value-type="float">
            <text:p>0</text:p>
          </table:table-cell>
          <table:table-cell table:number-columns-repeated="2"/>
          <table:table-cell office:value-type="float" office:value="0.703247175645309" calcext:value-type="float">
            <text:p>0.703247175645309</text:p>
          </table:table-cell>
          <table:table-cell/>
          <table:table-cell office:value-type="float" office:value="0.372879387580367" calcext:value-type="float">
            <text:p>0.372879387580367</text:p>
          </table:table-cell>
          <table:table-cell/>
          <table:table-cell office:value-type="float" office:value="0.357648058860644" calcext:value-type="float">
            <text:p>0.357648058860644</text:p>
          </table:table-cell>
          <table:table-cell/>
          <table:table-cell office:value-type="float" office:value="0.915139107064866" calcext:value-type="float">
            <text:p>0.915139107064866</text:p>
          </table:table-cell>
          <table:table-cell/>
          <table:table-cell office:value-type="float" office:value="0.293709027991274" calcext:value-type="float">
            <text:p>0.293709027991274</text:p>
          </table:table-cell>
          <table:table-cell/>
          <table:table-cell office:value-type="float" office:value="0.407324653341685" calcext:value-type="float">
            <text:p>0.407324653341685</text:p>
          </table:table-cell>
          <table:table-cell/>
          <table:table-cell office:value-type="float" office:value="0.327965316578206" calcext:value-type="float">
            <text:p>0.327965316578206</text:p>
          </table:table-cell>
          <table:table-cell/>
          <table:table-cell office:value-type="float" office:value="0.679917996591947" calcext:value-type="float">
            <text:p>0.679917996591947</text:p>
          </table:table-cell>
          <table:table-cell/>
          <table:table-cell office:value-type="float" office:value="0.0667201326780957" calcext:value-type="float">
            <text:p>0.066720132678096</text:p>
          </table:table-cell>
          <table:table-cell/>
          <table:table-cell office:value-type="float" office:value="0.279864795651246" calcext:value-type="float">
            <text:p>0.279864795651246</text:p>
          </table:table-cell>
          <table:table-cell/>
          <table:table-cell office:value-type="float" office:value="0.636986847159318" calcext:value-type="float">
            <text:p>0.636986847159318</text:p>
          </table:table-cell>
          <table:table-cell/>
          <table:table-cell office:value-type="float" office:value="0.435324008854579" calcext:value-type="float">
            <text:p>0.435324008854579</text:p>
          </table:table-cell>
          <table:table-cell/>
          <table:table-cell office:value-type="float" office:value="0.0645841700537525" calcext:value-type="float">
            <text:p>0.064584170053753</text:p>
          </table:table-cell>
          <table:table-cell table:number-columns-repeated="882"/>
        </table:table-row>
        <table:table-row table:style-name="ro1">
          <table:table-cell table:number-columns-repeated="29"/>
          <table:table-cell table:style-name="ce1" office:value-type="string" calcext:value-type="string">
            <text:p>filter 2/1</text:p>
          </table:table-cell>
          <table:table-cell table:number-columns-repeated="3"/>
          <table:table-cell table:style-name="ce4" table:number-matrix-columns-spanned="1" table:number-matrix-rows-spanned="1" table:formula="of:=MAX(0;SUM([.A6:.C8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B6:.D8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C6:.E8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D6:.F8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E6:.G8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F6:.H8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G6:.I8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H6:.J8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I6:.K8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J6:.L8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K6:.M8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L6:.N8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M6:.O8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N6:.P8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O6:.Q8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P6:.R8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Q6:.S8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R6:.T8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S6:.U8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T6:.V8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U6:.W8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V6:.X8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W6:.Y8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X6:.Z8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Y6:.AA8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Z6:.AB8]*[.$AD$38:.$AF$40])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filter 2/2</text:p>
          </table:table-cell>
          <table:table-cell table:number-columns-repeated="3"/>
          <table:table-cell table:style-name="ce5" table:number-matrix-columns-spanned="1" table:number-matrix-rows-spanned="1" table:formula="of:=MAX(0;SUM([.AH6:.AJ8]*[.$BI$38:.$BK$40])+SUM([.AH35:.AJ37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I6:.AK8]*[.$BI$38:.$BK$40])+SUM([.AI35:.AK37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J6:.AL8]*[.$BI$38:.$BK$40])+SUM([.AJ35:.AL37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K6:.AM8]*[.$BI$38:.$BK$40])+SUM([.AK35:.AM37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L6:.AN8]*[.$BI$38:.$BK$40])+SUM([.AL35:.AN37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M6:.AO8]*[.$BI$38:.$BK$40])+SUM([.AM35:.AO37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N6:.AP8]*[.$BI$38:.$BK$40])+SUM([.AN35:.AP37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O6:.AQ8]*[.$BI$38:.$BK$40])+SUM([.AO35:.AQ37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P6:.AR8]*[.$BI$38:.$BK$40])+SUM([.AP35:.AR37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Q6:.AS8]*[.$BI$38:.$BK$40])+SUM([.AQ35:.AS37]*[.$BI$42:.$BK$44]))" office:value-type="float" office:value="0.0656489911211809" calcext:value-type="float">
            <text:p>0.065648991121181</text:p>
          </table:table-cell>
          <table:table-cell table:style-name="ce5" table:number-matrix-columns-spanned="1" table:number-matrix-rows-spanned="1" table:formula="of:=MAX(0;SUM([.AR6:.AT8]*[.$BI$38:.$BK$40])+SUM([.AR35:.AT37]*[.$BI$42:.$BK$44]))" office:value-type="float" office:value="0.0124066482606741" calcext:value-type="float">
            <text:p>0.012406648260674</text:p>
          </table:table-cell>
          <table:table-cell table:style-name="ce5" table:number-matrix-columns-spanned="1" table:number-matrix-rows-spanned="1" table:formula="of:=MAX(0;SUM([.AS6:.AU8]*[.$BI$38:.$BK$40])+SUM([.AS35:.AU37]*[.$BI$42:.$BK$44]))" office:value-type="float" office:value="0.0709112441692646" calcext:value-type="float">
            <text:p>0.070911244169265</text:p>
          </table:table-cell>
          <table:table-cell table:style-name="ce5" table:number-matrix-columns-spanned="1" table:number-matrix-rows-spanned="1" table:formula="of:=MAX(0;SUM([.AT6:.AV8]*[.$BI$38:.$BK$40])+SUM([.AT35:.AV37]*[.$BI$42:.$BK$44]))" office:value-type="float" office:value="0.397254265165535" calcext:value-type="float">
            <text:p>0.397254265165535</text:p>
          </table:table-cell>
          <table:table-cell table:style-name="ce5" table:number-matrix-columns-spanned="1" table:number-matrix-rows-spanned="1" table:formula="of:=MAX(0;SUM([.AU6:.AW8]*[.$BI$38:.$BK$40])+SUM([.AU35:.AW37]*[.$BI$42:.$BK$44]))" office:value-type="float" office:value="0.288142229526055" calcext:value-type="float">
            <text:p>0.288142229526055</text:p>
          </table:table-cell>
          <table:table-cell table:style-name="ce5" table:number-matrix-columns-spanned="1" table:number-matrix-rows-spanned="1" table:formula="of:=MAX(0;SUM([.AV6:.AX8]*[.$BI$38:.$BK$40])+SUM([.AV35:.AX37]*[.$BI$42:.$BK$44]))" office:value-type="float" office:value="0.146353460523584" calcext:value-type="float">
            <text:p>0.146353460523584</text:p>
          </table:table-cell>
          <table:table-cell table:style-name="ce5" table:number-matrix-columns-spanned="1" table:number-matrix-rows-spanned="1" table:formula="of:=MAX(0;SUM([.AW6:.AY8]*[.$BI$38:.$BK$40])+SUM([.AW35:.AY37]*[.$BI$42:.$BK$44]))" office:value-type="float" office:value="0.0560958029203855" calcext:value-type="float">
            <text:p>0.056095802920386</text:p>
          </table:table-cell>
          <table:table-cell table:style-name="ce5" table:number-matrix-columns-spanned="1" table:number-matrix-rows-spanned="1" table:formula="of:=MAX(0;SUM([.AX6:.AZ8]*[.$BI$38:.$BK$40])+SUM([.AX35:.AZ37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Y6:.BA8]*[.$BI$38:.$BK$40])+SUM([.AY35:.BA37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Z6:.BB8]*[.$BI$38:.$BK$40])+SUM([.AZ35:.BB37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A6:.BC8]*[.$BI$38:.$BK$40])+SUM([.BA35:.BC37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B6:.BD8]*[.$BI$38:.$BK$40])+SUM([.BB35:.BD37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C6:.BE8]*[.$BI$38:.$BK$40])+SUM([.BC35:.BE37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D6:.BF8]*[.$BI$38:.$BK$40])+SUM([.BD35:.BF37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E6:.BG8]*[.$BI$38:.$BK$40])+SUM([.BE35:.BG37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F6:.BH8]*[.$BI$38:.$BK$40])+SUM([.BF35:.BH37]*[.$BI$42:.$BK$44]))" office:value-type="float" office:value="0" calcext:value-type="float">
            <text:p>0</text:p>
          </table:table-cell>
          <table:table-cell/>
          <table:table-cell table:style-name="ce7" table:number-columns-repeated="25"/>
          <table:table-cell table:number-columns-repeated="909"/>
        </table:table-row>
        <table:table-row table:style-name="ro1">
          <table:table-cell table:number-columns-repeated="33"/>
          <table:table-cell table:style-name="ce4" table:number-matrix-columns-spanned="1" table:number-matrix-rows-spanned="1" table:formula="of:=MAX(0;SUM([.A7:.C9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B7:.D9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C7:.E9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D7:.F9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E7:.G9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F7:.H9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G7:.I9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H7:.J9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I7:.K9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J7:.L9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K7:.M9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L7:.N9]*[.$AD$38:.$AF$40]))" office:value-type="float" office:value="0.078431397676468" calcext:value-type="float">
            <text:p>0.078431397676468</text:p>
          </table:table-cell>
          <table:table-cell table:style-name="ce4" table:number-matrix-columns-spanned="1" table:number-matrix-rows-spanned="1" table:formula="of:=MAX(0;SUM([.M7:.O9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N7:.P9]*[.$AD$38:.$AF$40]))" office:value-type="float" office:value="0.062745094299316" calcext:value-type="float">
            <text:p>0.062745094299316</text:p>
          </table:table-cell>
          <table:table-cell table:style-name="ce4" table:number-matrix-columns-spanned="1" table:number-matrix-rows-spanned="1" table:formula="of:=MAX(0;SUM([.O7:.Q9]*[.$AD$38:.$AF$40]))" office:value-type="float" office:value="0.462745130062103" calcext:value-type="float">
            <text:p>0.462745130062103</text:p>
          </table:table-cell>
          <table:table-cell table:style-name="ce4" table:number-matrix-columns-spanned="1" table:number-matrix-rows-spanned="1" table:formula="of:=MAX(0;SUM([.P7:.R9]*[.$AD$38:.$AF$40]))" office:value-type="float" office:value="0.239215701818466" calcext:value-type="float">
            <text:p>0.239215701818466</text:p>
          </table:table-cell>
          <table:table-cell table:style-name="ce4" table:number-matrix-columns-spanned="1" table:number-matrix-rows-spanned="1" table:formula="of:=MAX(0;SUM([.Q7:.S9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R7:.T9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S7:.U9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T7:.V9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U7:.W9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V7:.X9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W7:.Y9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X7:.Z9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Y7:.AA9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Z7:.AB9]*[.$AD$38:.$AF$40]))" office:value-type="float" office:value="0" calcext:value-type="float">
            <text:p>0</text:p>
          </table:table-cell>
          <table:table-cell table:number-columns-repeated="5"/>
          <table:table-cell table:style-name="ce5" table:number-matrix-columns-spanned="1" table:number-matrix-rows-spanned="1" table:formula="of:=MAX(0;SUM([.AH7:.AJ9]*[.$BI$38:.$BK$40])+SUM([.AH36:.AJ38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I7:.AK9]*[.$BI$38:.$BK$40])+SUM([.AI36:.AK38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J7:.AL9]*[.$BI$38:.$BK$40])+SUM([.AJ36:.AL38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K7:.AM9]*[.$BI$38:.$BK$40])+SUM([.AK36:.AM38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L7:.AN9]*[.$BI$38:.$BK$40])+SUM([.AL36:.AN38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M7:.AO9]*[.$BI$38:.$BK$40])+SUM([.AM36:.AO38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N7:.AP9]*[.$BI$38:.$BK$40])+SUM([.AN36:.AP38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O7:.AQ9]*[.$BI$38:.$BK$40])+SUM([.AO36:.AQ38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P7:.AR9]*[.$BI$38:.$BK$40])+SUM([.AP36:.AR38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Q7:.AS9]*[.$BI$38:.$BK$40])+SUM([.AQ36:.AS38]*[.$BI$42:.$BK$44]))" office:value-type="float" office:value="0.117726144076521" calcext:value-type="float">
            <text:p>0.117726144076521</text:p>
          </table:table-cell>
          <table:table-cell table:style-name="ce5" table:number-matrix-columns-spanned="1" table:number-matrix-rows-spanned="1" table:formula="of:=MAX(0;SUM([.AR7:.AT9]*[.$BI$38:.$BK$40])+SUM([.AR36:.AT38]*[.$BI$42:.$BK$44]))" office:value-type="float" office:value="0.0455100011201155" calcext:value-type="float">
            <text:p>0.045510001120116</text:p>
          </table:table-cell>
          <table:table-cell table:style-name="ce5" table:number-matrix-columns-spanned="1" table:number-matrix-rows-spanned="1" table:formula="of:=MAX(0;SUM([.AS7:.AU9]*[.$BI$38:.$BK$40])+SUM([.AS36:.AU38]*[.$BI$42:.$BK$44]))" office:value-type="float" office:value="0.0487333451311288" calcext:value-type="float">
            <text:p>0.048733345131129</text:p>
          </table:table-cell>
          <table:table-cell table:style-name="ce5" table:number-matrix-columns-spanned="1" table:number-matrix-rows-spanned="1" table:formula="of:=MAX(0;SUM([.AT7:.AV9]*[.$BI$38:.$BK$40])+SUM([.AT36:.AV38]*[.$BI$42:.$BK$44]))" office:value-type="float" office:value="0.735631459919056" calcext:value-type="float">
            <text:p>0.735631459919056</text:p>
          </table:table-cell>
          <table:table-cell table:style-name="ce5" table:number-matrix-columns-spanned="1" table:number-matrix-rows-spanned="1" table:formula="of:=MAX(0;SUM([.AU7:.AW9]*[.$BI$38:.$BK$40])+SUM([.AU36:.AW38]*[.$BI$42:.$BK$44]))" office:value-type="float" office:value="0.741498506126257" calcext:value-type="float">
            <text:p>0.741498506126257</text:p>
          </table:table-cell>
          <table:table-cell table:style-name="ce5" table:number-matrix-columns-spanned="1" table:number-matrix-rows-spanned="1" table:formula="of:=MAX(0;SUM([.AV7:.AX9]*[.$BI$38:.$BK$40])+SUM([.AV36:.AX38]*[.$BI$42:.$BK$44]))" office:value-type="float" office:value="0.591126962033756" calcext:value-type="float">
            <text:p>0.591126962033756</text:p>
          </table:table-cell>
          <table:table-cell table:style-name="ce5" table:number-matrix-columns-spanned="1" table:number-matrix-rows-spanned="1" table:formula="of:=MAX(0;SUM([.AW7:.AY9]*[.$BI$38:.$BK$40])+SUM([.AW36:.AY38]*[.$BI$42:.$BK$44]))" office:value-type="float" office:value="0.653958323236781" calcext:value-type="float">
            <text:p>0.653958323236781</text:p>
          </table:table-cell>
          <table:table-cell table:style-name="ce5" table:number-matrix-columns-spanned="1" table:number-matrix-rows-spanned="1" table:formula="of:=MAX(0;SUM([.AX7:.AZ9]*[.$BI$38:.$BK$40])+SUM([.AX36:.AZ38]*[.$BI$42:.$BK$44]))" office:value-type="float" office:value="0.383589657414888" calcext:value-type="float">
            <text:p>0.383589657414888</text:p>
          </table:table-cell>
          <table:table-cell table:style-name="ce5" table:number-matrix-columns-spanned="1" table:number-matrix-rows-spanned="1" table:formula="of:=MAX(0;SUM([.AY7:.BA9]*[.$BI$38:.$BK$40])+SUM([.AY36:.BA38]*[.$BI$42:.$BK$44]))" office:value-type="float" office:value="0.187751601158811" calcext:value-type="float">
            <text:p>0.187751601158811</text:p>
          </table:table-cell>
          <table:table-cell table:style-name="ce5" table:number-matrix-columns-spanned="1" table:number-matrix-rows-spanned="1" table:formula="of:=MAX(0;SUM([.AZ7:.BB9]*[.$BI$38:.$BK$40])+SUM([.AZ36:.BB38]*[.$BI$42:.$BK$44]))" office:value-type="float" office:value="0.0193116691990752" calcext:value-type="float">
            <text:p>0.019311669199075</text:p>
          </table:table-cell>
          <table:table-cell table:style-name="ce5" table:number-matrix-columns-spanned="1" table:number-matrix-rows-spanned="1" table:formula="of:=MAX(0;SUM([.BA7:.BC9]*[.$BI$38:.$BK$40])+SUM([.BA36:.BC38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B7:.BD9]*[.$BI$38:.$BK$40])+SUM([.BB36:.BD38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C7:.BE9]*[.$BI$38:.$BK$40])+SUM([.BC36:.BE38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D7:.BF9]*[.$BI$38:.$BK$40])+SUM([.BD36:.BF38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E7:.BG9]*[.$BI$38:.$BK$40])+SUM([.BE36:.BG38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F7:.BH9]*[.$BI$38:.$BK$40])+SUM([.BF36:.BH38]*[.$BI$42:.$BK$44]))" office:value-type="float" office:value="0" calcext:value-type="float">
            <text:p>0</text:p>
          </table:table-cell>
          <table:table-cell/>
          <table:table-cell table:style-name="ce7" table:formula="of:=MAX([.BM37:.BN38])" office:value-type="float" office:value="0" calcext:value-type="float">
            <text:p>0</text:p>
          </table:table-cell>
          <table:table-cell table:style-name="ce7"/>
          <table:table-cell table:style-name="ce7" table:formula="of:=MAX([.BO37:.BP38])" office:value-type="float" office:value="0" calcext:value-type="float">
            <text:p>0</text:p>
          </table:table-cell>
          <table:table-cell table:style-name="ce7"/>
          <table:table-cell table:style-name="ce7" table:formula="of:=MAX([.BQ37:.BR38])" office:value-type="float" office:value="0" calcext:value-type="float">
            <text:p>0</text:p>
          </table:table-cell>
          <table:table-cell table:style-name="ce7"/>
          <table:table-cell table:style-name="ce7" table:formula="of:=MAX([.BS37:.BT38])" office:value-type="float" office:value="0" calcext:value-type="float">
            <text:p>0</text:p>
          </table:table-cell>
          <table:table-cell table:style-name="ce7"/>
          <table:table-cell table:style-name="ce7" table:formula="of:=MAX([.BU37:.BV38])" office:value-type="float" office:value="0.17805910573168" calcext:value-type="float">
            <text:p>0.17805910573168</text:p>
          </table:table-cell>
          <table:table-cell table:style-name="ce7"/>
          <table:table-cell table:style-name="ce7" table:formula="of:=MAX([.BW37:.BX38])" office:value-type="float" office:value="0.150263734609164" calcext:value-type="float">
            <text:p>0.150263734609164</text:p>
          </table:table-cell>
          <table:table-cell table:style-name="ce7"/>
          <table:table-cell table:style-name="ce7" table:formula="of:=MAX([.BY37:.BZ38])" office:value-type="float" office:value="1.17664975157175" calcext:value-type="float">
            <text:p>1.17664975157175</text:p>
          </table:table-cell>
          <table:table-cell table:style-name="ce7"/>
          <table:table-cell table:style-name="ce7" table:formula="of:=MAX([.CA37:.CB38])" office:value-type="float" office:value="2.18940112648996" calcext:value-type="float">
            <text:p>2.18940112648996</text:p>
          </table:table-cell>
          <table:table-cell table:style-name="ce7"/>
          <table:table-cell table:style-name="ce7" table:formula="of:=MAX([.CC37:.CD38])" office:value-type="float" office:value="0.814510780915042" calcext:value-type="float">
            <text:p>0.814510780915042</text:p>
          </table:table-cell>
          <table:table-cell table:style-name="ce7"/>
          <table:table-cell table:style-name="ce7" table:formula="of:=MAX([.CE37:.CF38])" office:value-type="float" office:value="0.135388070798213" calcext:value-type="float">
            <text:p>0.135388070798213</text:p>
          </table:table-cell>
          <table:table-cell table:style-name="ce7"/>
          <table:table-cell table:style-name="ce7" table:formula="of:=MAX([.CG37:.CH38])" office:value-type="float" office:value="0" calcext:value-type="float">
            <text:p>0</text:p>
          </table:table-cell>
          <table:table-cell table:style-name="ce7"/>
          <table:table-cell table:style-name="ce7" table:formula="of:=MAX([.CI37:.CJ38])" office:value-type="float" office:value="0" calcext:value-type="float">
            <text:p>0</text:p>
          </table:table-cell>
          <table:table-cell table:style-name="ce7"/>
          <table:table-cell table:style-name="ce7" table:formula="of:=MAX([.CK37:.CL38])" office:value-type="float" office:value="0" calcext:value-type="float">
            <text:p>0</text:p>
          </table:table-cell>
          <table:table-cell table:number-columns-repeated="2"/>
          <table:table-cell office:value-type="float" office:value="0.860265150252619" calcext:value-type="float">
            <text:p>0.860265150252619</text:p>
          </table:table-cell>
          <table:table-cell/>
          <table:table-cell office:value-type="float" office:value="0.959518198426056" calcext:value-type="float">
            <text:p>0.959518198426056</text:p>
          </table:table-cell>
          <table:table-cell/>
          <table:table-cell office:value-type="float" office:value="0.989936681035858" calcext:value-type="float">
            <text:p>0.989936681035858</text:p>
          </table:table-cell>
          <table:table-cell/>
          <table:table-cell office:value-type="float" office:value="0.231768880596344" calcext:value-type="float">
            <text:p>0.231768880596344</text:p>
          </table:table-cell>
          <table:table-cell/>
          <table:table-cell office:value-type="float" office:value="0.738526901206016" calcext:value-type="float">
            <text:p>0.738526901206016</text:p>
          </table:table-cell>
          <table:table-cell/>
          <table:table-cell office:value-type="float" office:value="0.209395594441572" calcext:value-type="float">
            <text:p>0.209395594441572</text:p>
          </table:table-cell>
          <table:table-cell/>
          <table:table-cell office:value-type="float" office:value="0.569490470294984" calcext:value-type="float">
            <text:p>0.569490470294984</text:p>
          </table:table-cell>
          <table:table-cell/>
          <table:table-cell office:value-type="float" office:value="0.302532005780875" calcext:value-type="float">
            <text:p>0.302532005780875</text:p>
          </table:table-cell>
          <table:table-cell/>
          <table:table-cell office:value-type="float" office:value="0.244526413471581" calcext:value-type="float">
            <text:p>0.244526413471581</text:p>
          </table:table-cell>
          <table:table-cell/>
          <table:table-cell office:value-type="float" office:value="0.519928108097676" calcext:value-type="float">
            <text:p>0.519928108097676</text:p>
          </table:table-cell>
          <table:table-cell/>
          <table:table-cell office:value-type="float" office:value="0.816760040254004" calcext:value-type="float">
            <text:p>0.816760040254004</text:p>
          </table:table-cell>
          <table:table-cell/>
          <table:table-cell office:value-type="float" office:value="0.0556810373804991" calcext:value-type="float">
            <text:p>0.055681037380499</text:p>
          </table:table-cell>
          <table:table-cell/>
          <table:table-cell office:value-type="float" office:value="0.925717918633054" calcext:value-type="float">
            <text:p>0.925717918633054</text:p>
          </table:table-cell>
          <table:table-cell table:number-columns-repeated="882"/>
        </table:table-row>
        <table:table-row table:style-name="ro1">
          <table:table-cell table:number-columns-repeated="29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4" table:number-matrix-columns-spanned="1" table:number-matrix-rows-spanned="1" table:formula="of:=MAX(0;SUM([.A8:.C10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B8:.D10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C8:.E10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D8:.F10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E8:.G10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F8:.H10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G8:.I10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H8:.J10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I8:.K10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J8:.L10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K8:.M10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L8:.N10]*[.$AD$38:.$AF$40]))" office:value-type="float" office:value="0.0901961028575901" calcext:value-type="float">
            <text:p>0.09019610285759</text:p>
          </table:table-cell>
          <table:table-cell table:style-name="ce4" table:number-matrix-columns-spanned="1" table:number-matrix-rows-spanned="1" table:formula="of:=MAX(0;SUM([.M8:.O10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N8:.P10]*[.$AD$38:.$AF$40]))" office:value-type="float" office:value="0.0745097994804371" calcext:value-type="float">
            <text:p>0.074509799480437</text:p>
          </table:table-cell>
          <table:table-cell table:style-name="ce4" table:number-matrix-columns-spanned="1" table:number-matrix-rows-spanned="1" table:formula="of:=MAX(0;SUM([.O8:.Q10]*[.$AD$38:.$AF$40]))" office:value-type="float" office:value="0.537254929542541" calcext:value-type="float">
            <text:p>0.537254929542541</text:p>
          </table:table-cell>
          <table:table-cell table:style-name="ce4" table:number-matrix-columns-spanned="1" table:number-matrix-rows-spanned="1" table:formula="of:=MAX(0;SUM([.P8:.R10]*[.$AD$38:.$AF$40]))" office:value-type="float" office:value="0.454902023077011" calcext:value-type="float">
            <text:p>0.454902023077011</text:p>
          </table:table-cell>
          <table:table-cell table:style-name="ce4" table:number-matrix-columns-spanned="1" table:number-matrix-rows-spanned="1" table:formula="of:=MAX(0;SUM([.Q8:.S10]*[.$AD$38:.$AF$40]))" office:value-type="float" office:value="0.839215748012066" calcext:value-type="float">
            <text:p>0.839215748012066</text:p>
          </table:table-cell>
          <table:table-cell table:style-name="ce4" table:number-matrix-columns-spanned="1" table:number-matrix-rows-spanned="1" table:formula="of:=MAX(0;SUM([.R8:.T10]*[.$AD$38:.$AF$40]))" office:value-type="float" office:value="0.745098054409027" calcext:value-type="float">
            <text:p>0.745098054409027</text:p>
          </table:table-cell>
          <table:table-cell table:style-name="ce4" table:number-matrix-columns-spanned="1" table:number-matrix-rows-spanned="1" table:formula="of:=MAX(0;SUM([.S8:.U10]*[.$AD$38:.$AF$40]))" office:value-type="float" office:value="0.0823529437184333" calcext:value-type="float">
            <text:p>0.082352943718433</text:p>
          </table:table-cell>
          <table:table-cell table:style-name="ce4" table:number-matrix-columns-spanned="1" table:number-matrix-rows-spanned="1" table:formula="of:=MAX(0;SUM([.T8:.V10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U8:.W10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V8:.X10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W8:.Y10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X8:.Z10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Y8:.AA10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Z8:.AB10]*[.$AD$38:.$AF$40]))" office:value-type="float" office:value="0" calcext:value-type="float">
            <text:p>0</text:p>
          </table:table-cell>
          <table:table-cell/>
          <table:table-cell office:value-type="float" office:value="0.017247060502671" calcext:value-type="float">
            <text:p>0.017247060502671</text:p>
          </table:table-cell>
          <table:table-cell office:value-type="float" office:value="0.257591832707463" calcext:value-type="float">
            <text:p>0.257591832707463</text:p>
          </table:table-cell>
          <table:table-cell office:value-type="float" office:value="0.436008891961467" calcext:value-type="float">
            <text:p>0.436008891961467</text:p>
          </table:table-cell>
          <table:table-cell/>
          <table:table-cell table:style-name="ce5" table:number-matrix-columns-spanned="1" table:number-matrix-rows-spanned="1" table:formula="of:=MAX(0;SUM([.AH8:.AJ10]*[.$BI$38:.$BK$40])+SUM([.AH37:.AJ39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I8:.AK10]*[.$BI$38:.$BK$40])+SUM([.AI37:.AK39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J8:.AL10]*[.$BI$38:.$BK$40])+SUM([.AJ37:.AL39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K8:.AM10]*[.$BI$38:.$BK$40])+SUM([.AK37:.AM39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L8:.AN10]*[.$BI$38:.$BK$40])+SUM([.AL37:.AN39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M8:.AO10]*[.$BI$38:.$BK$40])+SUM([.AM37:.AO39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N8:.AP10]*[.$BI$38:.$BK$40])+SUM([.AN37:.AP39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O8:.AQ10]*[.$BI$38:.$BK$40])+SUM([.AO37:.AQ39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P8:.AR10]*[.$BI$38:.$BK$40])+SUM([.AP37:.AR39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Q8:.AS10]*[.$BI$38:.$BK$40])+SUM([.AQ37:.AS39]*[.$BI$42:.$BK$44]))" office:value-type="float" office:value="0.17805910573168" calcext:value-type="float">
            <text:p>0.17805910573168</text:p>
          </table:table-cell>
          <table:table-cell table:style-name="ce5" table:number-matrix-columns-spanned="1" table:number-matrix-rows-spanned="1" table:formula="of:=MAX(0;SUM([.AR8:.AT10]*[.$BI$38:.$BK$40])+SUM([.AR37:.AT39]*[.$BI$42:.$BK$44]))" office:value-type="float" office:value="0.0646206000612111" calcext:value-type="float">
            <text:p>0.064620600061211</text:p>
          </table:table-cell>
          <table:table-cell table:style-name="ce5" table:number-matrix-columns-spanned="1" table:number-matrix-rows-spanned="1" table:formula="of:=MAX(0;SUM([.AS8:.AU10]*[.$BI$38:.$BK$40])+SUM([.AS37:.AU39]*[.$BI$42:.$BK$44]))" office:value-type="float" office:value="0.150263734609164" calcext:value-type="float">
            <text:p>0.150263734609164</text:p>
          </table:table-cell>
          <table:table-cell table:style-name="ce5" table:number-matrix-columns-spanned="1" table:number-matrix-rows-spanned="1" table:formula="of:=MAX(0;SUM([.AT8:.AV10]*[.$BI$38:.$BK$40])+SUM([.AT37:.AV39]*[.$BI$42:.$BK$44]))" office:value-type="float" office:value="1.11056653524373" calcext:value-type="float">
            <text:p>1.11056653524373</text:p>
          </table:table-cell>
          <table:table-cell table:style-name="ce5" table:number-matrix-columns-spanned="1" table:number-matrix-rows-spanned="1" table:formula="of:=MAX(0;SUM([.AU8:.AW10]*[.$BI$38:.$BK$40])+SUM([.AU37:.AW39]*[.$BI$42:.$BK$44]))" office:value-type="float" office:value="1.17664975157175" calcext:value-type="float">
            <text:p>1.17664975157175</text:p>
          </table:table-cell>
          <table:table-cell table:style-name="ce5" table:number-matrix-columns-spanned="1" table:number-matrix-rows-spanned="1" table:formula="of:=MAX(0;SUM([.AV8:.AX10]*[.$BI$38:.$BK$40])+SUM([.AV37:.AX39]*[.$BI$42:.$BK$44]))" office:value-type="float" office:value="1.68858153962833" calcext:value-type="float">
            <text:p>1.68858153962833</text:p>
          </table:table-cell>
          <table:table-cell table:style-name="ce5" table:number-matrix-columns-spanned="1" table:number-matrix-rows-spanned="1" table:formula="of:=MAX(0;SUM([.AW8:.AY10]*[.$BI$38:.$BK$40])+SUM([.AW37:.AY39]*[.$BI$42:.$BK$44]))" office:value-type="float" office:value="2.18940112648996" calcext:value-type="float">
            <text:p>2.18940112648996</text:p>
          </table:table-cell>
          <table:table-cell table:style-name="ce5" table:number-matrix-columns-spanned="1" table:number-matrix-rows-spanned="1" table:formula="of:=MAX(0;SUM([.AX8:.AZ10]*[.$BI$38:.$BK$40])+SUM([.AX37:.AZ39]*[.$BI$42:.$BK$44]))" office:value-type="float" office:value="0.814510780915042" calcext:value-type="float">
            <text:p>0.814510780915042</text:p>
          </table:table-cell>
          <table:table-cell table:style-name="ce5" table:number-matrix-columns-spanned="1" table:number-matrix-rows-spanned="1" table:formula="of:=MAX(0;SUM([.AY8:.BA10]*[.$BI$38:.$BK$40])+SUM([.AY37:.BA39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Z8:.BB10]*[.$BI$38:.$BK$40])+SUM([.AZ37:.BB39]*[.$BI$42:.$BK$44]))" office:value-type="float" office:value="0.135388070798213" calcext:value-type="float">
            <text:p>0.135388070798213</text:p>
          </table:table-cell>
          <table:table-cell table:style-name="ce5" table:number-matrix-columns-spanned="1" table:number-matrix-rows-spanned="1" table:formula="of:=MAX(0;SUM([.BA8:.BC10]*[.$BI$38:.$BK$40])+SUM([.BA37:.BC39]*[.$BI$42:.$BK$44]))" office:value-type="float" office:value="0.0211508756230679" calcext:value-type="float">
            <text:p>0.021150875623068</text:p>
          </table:table-cell>
          <table:table-cell table:style-name="ce5" table:number-matrix-columns-spanned="1" table:number-matrix-rows-spanned="1" table:formula="of:=MAX(0;SUM([.BB8:.BD10]*[.$BI$38:.$BK$40])+SUM([.BB37:.BD39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C8:.BE10]*[.$BI$38:.$BK$40])+SUM([.BC37:.BE39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D8:.BF10]*[.$BI$38:.$BK$40])+SUM([.BD37:.BF39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E8:.BG10]*[.$BI$38:.$BK$40])+SUM([.BE37:.BG39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F8:.BH10]*[.$BI$38:.$BK$40])+SUM([.BF37:.BH39]*[.$BI$42:.$BK$44]))" office:value-type="float" office:value="0" calcext:value-type="float">
            <text:p>0</text:p>
          </table:table-cell>
          <table:table-cell/>
          <table:table-cell table:style-name="ce7" table:number-columns-repeated="25"/>
          <table:table-cell table:number-columns-repeated="909"/>
        </table:table-row>
        <table:table-row table:style-name="ro1">
          <table:table-cell table:number-columns-repeated="29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4" table:number-matrix-columns-spanned="1" table:number-matrix-rows-spanned="1" table:formula="of:=MAX(0;SUM([.A9:.C11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B9:.D11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C9:.E11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D9:.F11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E9:.G11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F9:.H11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G9:.I11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H9:.J11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I9:.K11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J9:.L11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K9:.M11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L9:.N11]*[.$AD$38:.$AF$40]))" office:value-type="float" office:value="0.09019610285759" calcext:value-type="float">
            <text:p>0.09019610285759</text:p>
          </table:table-cell>
          <table:table-cell table:style-name="ce4" table:number-matrix-columns-spanned="1" table:number-matrix-rows-spanned="1" table:formula="of:=MAX(0;SUM([.M9:.O11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N9:.P11]*[.$AD$38:.$AF$40]))" office:value-type="float" office:value="0.074509799480437" calcext:value-type="float">
            <text:p>0.074509799480437</text:p>
          </table:table-cell>
          <table:table-cell table:style-name="ce4" table:number-matrix-columns-spanned="1" table:number-matrix-rows-spanned="1" table:formula="of:=MAX(0;SUM([.O9:.Q11]*[.$AD$38:.$AF$40]))" office:value-type="float" office:value="0.537254929542541" calcext:value-type="float">
            <text:p>0.537254929542541</text:p>
          </table:table-cell>
          <table:table-cell table:style-name="ce4" table:number-matrix-columns-spanned="1" table:number-matrix-rows-spanned="1" table:formula="of:=MAX(0;SUM([.P9:.R11]*[.$AD$38:.$AF$40]))" office:value-type="float" office:value="0.454902023077011" calcext:value-type="float">
            <text:p>0.454902023077011</text:p>
          </table:table-cell>
          <table:table-cell table:style-name="ce4" table:number-matrix-columns-spanned="1" table:number-matrix-rows-spanned="1" table:formula="of:=MAX(0;SUM([.Q9:.S11]*[.$AD$38:.$AF$40]))" office:value-type="float" office:value="1.09411775320768" calcext:value-type="float">
            <text:p>1.09411775320768</text:p>
          </table:table-cell>
          <table:table-cell table:style-name="ce4" table:number-matrix-columns-spanned="1" table:number-matrix-rows-spanned="1" table:formula="of:=MAX(0;SUM([.R9:.T11]*[.$AD$38:.$AF$40]))" office:value-type="float" office:value="1.65098046511412" calcext:value-type="float">
            <text:p>1.65098046511412</text:p>
          </table:table-cell>
          <table:table-cell table:style-name="ce4" table:number-matrix-columns-spanned="1" table:number-matrix-rows-spanned="1" table:formula="of:=MAX(0;SUM([.S9:.U11]*[.$AD$38:.$AF$40]))" office:value-type="float" office:value="0.823529429733752" calcext:value-type="float">
            <text:p>0.823529429733752</text:p>
          </table:table-cell>
          <table:table-cell table:style-name="ce4" table:number-matrix-columns-spanned="1" table:number-matrix-rows-spanned="1" table:formula="of:=MAX(0;SUM([.T9:.V11]*[.$AD$38:.$AF$40]))" office:value-type="float" office:value="0.0901960805058479" calcext:value-type="float">
            <text:p>0.090196080505848</text:p>
          </table:table-cell>
          <table:table-cell table:style-name="ce4" table:number-matrix-columns-spanned="1" table:number-matrix-rows-spanned="1" table:formula="of:=MAX(0;SUM([.U9:.W11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V9:.X11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W9:.Y11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X9:.Z11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Y9:.AA11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Z9:.AB11]*[.$AD$38:.$AF$40]))" office:value-type="float" office:value="0" calcext:value-type="float">
            <text:p>0</text:p>
          </table:table-cell>
          <table:table-cell/>
          <table:table-cell office:value-type="float" office:value="0.554911681815742" calcext:value-type="float">
            <text:p>0.554911681815742</text:p>
          </table:table-cell>
          <table:table-cell office:value-type="float" office:value="0.19528290944465" calcext:value-type="float">
            <text:p>0.19528290944465</text:p>
          </table:table-cell>
          <table:table-cell office:value-type="float" office:value="0.173799349766957" calcext:value-type="float">
            <text:p>0.173799349766957</text:p>
          </table:table-cell>
          <table:table-cell/>
          <table:table-cell table:style-name="ce5" table:number-matrix-columns-spanned="1" table:number-matrix-rows-spanned="1" table:formula="of:=MAX(0;SUM([.AH9:.AJ11]*[.$BI$38:.$BK$40])+SUM([.AH38:.AJ40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I9:.AK11]*[.$BI$38:.$BK$40])+SUM([.AI38:.AK40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J9:.AL11]*[.$BI$38:.$BK$40])+SUM([.AJ38:.AL40]*[.$BI$42:.$BK$44]))" office:value-type="float" office:value="0.0350243111341391" calcext:value-type="float">
            <text:p>0.035024311134139</text:p>
          </table:table-cell>
          <table:table-cell table:style-name="ce5" table:number-matrix-columns-spanned="1" table:number-matrix-rows-spanned="1" table:formula="of:=MAX(0;SUM([.AK9:.AM11]*[.$BI$38:.$BK$40])+SUM([.AK38:.AM40]*[.$BI$42:.$BK$44]))" office:value-type="float" office:value="0.323015165072948" calcext:value-type="float">
            <text:p>0.323015165072948</text:p>
          </table:table-cell>
          <table:table-cell table:style-name="ce5" table:number-matrix-columns-spanned="1" table:number-matrix-rows-spanned="1" table:formula="of:=MAX(0;SUM([.AL9:.AN11]*[.$BI$38:.$BK$40])+SUM([.AL38:.AN40]*[.$BI$42:.$BK$44]))" office:value-type="float" office:value="0.454360702615195" calcext:value-type="float">
            <text:p>0.454360702615195</text:p>
          </table:table-cell>
          <table:table-cell table:style-name="ce5" table:number-matrix-columns-spanned="1" table:number-matrix-rows-spanned="1" table:formula="of:=MAX(0;SUM([.AM9:.AO11]*[.$BI$38:.$BK$40])+SUM([.AM38:.AO40]*[.$BI$42:.$BK$44]))" office:value-type="float" office:value="0.401410482816331" calcext:value-type="float">
            <text:p>0.401410482816331</text:p>
          </table:table-cell>
          <table:table-cell table:style-name="ce5" table:number-matrix-columns-spanned="1" table:number-matrix-rows-spanned="1" table:formula="of:=MAX(0;SUM([.AN9:.AP11]*[.$BI$38:.$BK$40])+SUM([.AN38:.AP40]*[.$BI$42:.$BK$44]))" office:value-type="float" office:value="1.14205395681996" calcext:value-type="float">
            <text:p>1.14205395681996</text:p>
          </table:table-cell>
          <table:table-cell table:style-name="ce5" table:number-matrix-columns-spanned="1" table:number-matrix-rows-spanned="1" table:formula="of:=MAX(0;SUM([.AO9:.AQ11]*[.$BI$38:.$BK$40])+SUM([.AO38:.AQ40]*[.$BI$42:.$BK$44]))" office:value-type="float" office:value="1.39312587065976" calcext:value-type="float">
            <text:p>1.39312587065976</text:p>
          </table:table-cell>
          <table:table-cell table:style-name="ce5" table:number-matrix-columns-spanned="1" table:number-matrix-rows-spanned="1" table:formula="of:=MAX(0;SUM([.AP9:.AR11]*[.$BI$38:.$BK$40])+SUM([.AP38:.AR40]*[.$BI$42:.$BK$44]))" office:value-type="float" office:value="1.19623559854848" calcext:value-type="float">
            <text:p>1.19623559854848</text:p>
          </table:table-cell>
          <table:table-cell table:style-name="ce5" table:number-matrix-columns-spanned="1" table:number-matrix-rows-spanned="1" table:formula="of:=MAX(0;SUM([.AQ9:.AS11]*[.$BI$38:.$BK$40])+SUM([.AQ38:.AS40]*[.$BI$42:.$BK$44]))" office:value-type="float" office:value="0.824490944899214" calcext:value-type="float">
            <text:p>0.824490944899214</text:p>
          </table:table-cell>
          <table:table-cell table:style-name="ce5" table:number-matrix-columns-spanned="1" table:number-matrix-rows-spanned="1" table:formula="of:=MAX(0;SUM([.AR9:.AT11]*[.$BI$38:.$BK$40])+SUM([.AR38:.AT40]*[.$BI$42:.$BK$44]))" office:value-type="float" office:value="0.377551183105422" calcext:value-type="float">
            <text:p>0.377551183105422</text:p>
          </table:table-cell>
          <table:table-cell table:style-name="ce5" table:number-matrix-columns-spanned="1" table:number-matrix-rows-spanned="1" table:formula="of:=MAX(0;SUM([.AS9:.AU11]*[.$BI$38:.$BK$40])+SUM([.AS38:.AU40]*[.$BI$42:.$BK$44]))" office:value-type="float" office:value="0.184947723230211" calcext:value-type="float">
            <text:p>0.184947723230211</text:p>
          </table:table-cell>
          <table:table-cell table:style-name="ce5" table:number-matrix-columns-spanned="1" table:number-matrix-rows-spanned="1" table:formula="of:=MAX(0;SUM([.AT9:.AV11]*[.$BI$38:.$BK$40])+SUM([.AT38:.AV40]*[.$BI$42:.$BK$44]))" office:value-type="float" office:value="0.229763820677914" calcext:value-type="float">
            <text:p>0.229763820677914</text:p>
          </table:table-cell>
          <table:table-cell table:style-name="ce5" table:number-matrix-columns-spanned="1" table:number-matrix-rows-spanned="1" table:formula="of:=MAX(0;SUM([.AU9:.AW11]*[.$BI$38:.$BK$40])+SUM([.AU38:.AW40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V9:.AX11]*[.$BI$38:.$BK$40])+SUM([.AV38:.AX40]*[.$BI$42:.$BK$44]))" office:value-type="float" office:value="1.07385685520396" calcext:value-type="float">
            <text:p>1.07385685520396</text:p>
          </table:table-cell>
          <table:table-cell table:style-name="ce5" table:number-matrix-columns-spanned="1" table:number-matrix-rows-spanned="1" table:formula="of:=MAX(0;SUM([.AW9:.AY11]*[.$BI$38:.$BK$40])+SUM([.AW38:.AY40]*[.$BI$42:.$BK$44]))" office:value-type="float" office:value="3.41015704938897" calcext:value-type="float">
            <text:p>3.41015704938897</text:p>
          </table:table-cell>
          <table:table-cell table:style-name="ce5" table:number-matrix-columns-spanned="1" table:number-matrix-rows-spanned="1" table:formula="of:=MAX(0;SUM([.AX9:.AZ11]*[.$BI$38:.$BK$40])+SUM([.AX38:.AZ40]*[.$BI$42:.$BK$44]))" office:value-type="float" office:value="2.98744010686928" calcext:value-type="float">
            <text:p>2.98744010686928</text:p>
          </table:table-cell>
          <table:table-cell table:style-name="ce5" table:number-matrix-columns-spanned="1" table:number-matrix-rows-spanned="1" table:formula="of:=MAX(0;SUM([.AY9:.BA11]*[.$BI$38:.$BK$40])+SUM([.AY38:.BA40]*[.$BI$42:.$BK$44]))" office:value-type="float" office:value="0.957696113824852" calcext:value-type="float">
            <text:p>0.957696113824852</text:p>
          </table:table-cell>
          <table:table-cell table:style-name="ce5" table:number-matrix-columns-spanned="1" table:number-matrix-rows-spanned="1" table:formula="of:=MAX(0;SUM([.AZ9:.BB11]*[.$BI$38:.$BK$40])+SUM([.AZ38:.BB40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A9:.BC11]*[.$BI$38:.$BK$40])+SUM([.BA38:.BC40]*[.$BI$42:.$BK$44]))" office:value-type="float" office:value="0.129129826754354" calcext:value-type="float">
            <text:p>0.129129826754354</text:p>
          </table:table-cell>
          <table:table-cell table:style-name="ce5" table:number-matrix-columns-spanned="1" table:number-matrix-rows-spanned="1" table:formula="of:=MAX(0;SUM([.BB9:.BD11]*[.$BI$38:.$BK$40])+SUM([.BB38:.BD40]*[.$BI$42:.$BK$44]))" office:value-type="float" office:value="0.0193116691990752" calcext:value-type="float">
            <text:p>0.019311669199075</text:p>
          </table:table-cell>
          <table:table-cell table:style-name="ce5" table:number-matrix-columns-spanned="1" table:number-matrix-rows-spanned="1" table:formula="of:=MAX(0;SUM([.BC9:.BE11]*[.$BI$38:.$BK$40])+SUM([.BC38:.BE40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D9:.BF11]*[.$BI$38:.$BK$40])+SUM([.BD38:.BF40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E9:.BG11]*[.$BI$38:.$BK$40])+SUM([.BE38:.BG40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F9:.BH11]*[.$BI$38:.$BK$40])+SUM([.BF38:.BH40]*[.$BI$42:.$BK$44]))" office:value-type="float" office:value="0" calcext:value-type="float">
            <text:p>0</text:p>
          </table:table-cell>
          <table:table-cell/>
          <table:table-cell table:style-name="ce7" table:formula="of:=MAX([.BM39:.BN40])" office:value-type="float" office:value="1.96592781383942" calcext:value-type="float">
            <text:p>1.96592781383942</text:p>
          </table:table-cell>
          <table:table-cell table:style-name="ce7"/>
          <table:table-cell table:style-name="ce7" table:formula="of:=MAX([.BO39:.BP40])" office:value-type="float" office:value="1.24957502203767" calcext:value-type="float">
            <text:p>1.24957502203767</text:p>
          </table:table-cell>
          <table:table-cell table:style-name="ce7"/>
          <table:table-cell table:style-name="ce7" table:formula="of:=MAX([.BQ39:.BR40])" office:value-type="float" office:value="1.15508469242561" calcext:value-type="float">
            <text:p>1.15508469242561</text:p>
          </table:table-cell>
          <table:table-cell table:style-name="ce7"/>
          <table:table-cell table:style-name="ce7" table:formula="of:=MAX([.BS39:.BT40])" office:value-type="float" office:value="1.83966480335978" calcext:value-type="float">
            <text:p>1.83966480335978</text:p>
          </table:table-cell>
          <table:table-cell table:style-name="ce7"/>
          <table:table-cell table:style-name="ce7" table:formula="of:=MAX([.BU39:.BV40])" office:value-type="float" office:value="2.13551791962624" calcext:value-type="float">
            <text:p>2.13551791962624</text:p>
          </table:table-cell>
          <table:table-cell table:style-name="ce7"/>
          <table:table-cell table:style-name="ce7" table:formula="of:=MAX([.BW39:.BX40])" office:value-type="float" office:value="2.51794327484168" calcext:value-type="float">
            <text:p>2.51794327484168</text:p>
          </table:table-cell>
          <table:table-cell table:style-name="ce7"/>
          <table:table-cell table:style-name="ce7" table:formula="of:=MAX([.BY39:.BZ40])" office:value-type="float" office:value="2.54434410047372" calcext:value-type="float">
            <text:p>2.54434410047372</text:p>
          </table:table-cell>
          <table:table-cell table:style-name="ce7"/>
          <table:table-cell table:style-name="ce7" table:formula="of:=MAX([.CA39:.CB40])" office:value-type="float" office:value="3.41015704938897" calcext:value-type="float">
            <text:p>3.41015704938897</text:p>
          </table:table-cell>
          <table:table-cell table:style-name="ce7"/>
          <table:table-cell table:style-name="ce7" table:formula="of:=MAX([.CC39:.CD40])" office:value-type="float" office:value="3.80350025601007" calcext:value-type="float">
            <text:p>3.80350025601007</text:p>
          </table:table-cell>
          <table:table-cell table:style-name="ce7"/>
          <table:table-cell table:style-name="ce7" table:formula="of:=MAX([.CE39:.CF40])" office:value-type="float" office:value="0.778669254410058" calcext:value-type="float">
            <text:p>0.778669254410058</text:p>
          </table:table-cell>
          <table:table-cell table:style-name="ce7"/>
          <table:table-cell table:style-name="ce7" table:formula="of:=MAX([.CG39:.CH40])" office:value-type="float" office:value="0.0530697918535551" calcext:value-type="float">
            <text:p>0.053069791853555</text:p>
          </table:table-cell>
          <table:table-cell table:style-name="ce7"/>
          <table:table-cell table:style-name="ce7" table:formula="of:=MAX([.CI39:.CJ40])" office:value-type="float" office:value="0" calcext:value-type="float">
            <text:p>0</text:p>
          </table:table-cell>
          <table:table-cell table:style-name="ce7"/>
          <table:table-cell table:style-name="ce7" table:formula="of:=MAX([.CK39:.CL40])" office:value-type="float" office:value="0" calcext:value-type="float">
            <text:p>0</text:p>
          </table:table-cell>
          <table:table-cell table:number-columns-repeated="2"/>
          <table:table-cell office:value-type="float" office:value="0.265081935027391" calcext:value-type="float">
            <text:p>0.265081935027391</text:p>
          </table:table-cell>
          <table:table-cell/>
          <table:table-cell office:value-type="float" office:value="0.0716029290363907" calcext:value-type="float">
            <text:p>0.071602929036391</text:p>
          </table:table-cell>
          <table:table-cell/>
          <table:table-cell office:value-type="float" office:value="0.50296713371874" calcext:value-type="float">
            <text:p>0.50296713371874</text:p>
          </table:table-cell>
          <table:table-cell/>
          <table:table-cell office:value-type="float" office:value="0.987924438665075" calcext:value-type="float">
            <text:p>0.987924438665075</text:p>
          </table:table-cell>
          <table:table-cell/>
          <table:table-cell office:value-type="float" office:value="0.111050247506184" calcext:value-type="float">
            <text:p>0.111050247506184</text:p>
          </table:table-cell>
          <table:table-cell/>
          <table:table-cell office:value-type="float" office:value="0.601259969505043" calcext:value-type="float">
            <text:p>0.601259969505043</text:p>
          </table:table-cell>
          <table:table-cell/>
          <table:table-cell office:value-type="float" office:value="0.376478510952448" calcext:value-type="float">
            <text:p>0.376478510952448</text:p>
          </table:table-cell>
          <table:table-cell/>
          <table:table-cell office:value-type="float" office:value="0.0229034877979699" calcext:value-type="float">
            <text:p>0.02290348779797</text:p>
          </table:table-cell>
          <table:table-cell/>
          <table:table-cell office:value-type="float" office:value="0.945864410630574" calcext:value-type="float">
            <text:p>0.945864410630574</text:p>
          </table:table-cell>
          <table:table-cell/>
          <table:table-cell office:value-type="float" office:value="0.705047582382693" calcext:value-type="float">
            <text:p>0.705047582382693</text:p>
          </table:table-cell>
          <table:table-cell/>
          <table:table-cell office:value-type="float" office:value="0.100027123885164" calcext:value-type="float">
            <text:p>0.100027123885164</text:p>
          </table:table-cell>
          <table:table-cell/>
          <table:table-cell office:value-type="float" office:value="0.230859164434265" calcext:value-type="float">
            <text:p>0.230859164434265</text:p>
          </table:table-cell>
          <table:table-cell/>
          <table:table-cell office:value-type="float" office:value="0.393434966490464" calcext:value-type="float">
            <text:p>0.393434966490464</text:p>
          </table:table-cell>
          <table:table-cell table:number-columns-repeated="882"/>
        </table:table-row>
        <table:table-row table:style-name="ro1">
          <table:table-cell table:number-columns-repeated="29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4" table:number-matrix-columns-spanned="1" table:number-matrix-rows-spanned="1" table:formula="of:=MAX(0;SUM([.A10:.C12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B10:.D12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C10:.E12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D10:.F12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E10:.G12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F10:.H12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G10:.I12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H10:.J12]*[.$AD$38:.$AF$40]))" office:value-type="float" office:value="0.235294163227081" calcext:value-type="float">
            <text:p>0.235294163227081</text:p>
          </table:table-cell>
          <table:table-cell table:style-name="ce4" table:number-matrix-columns-spanned="1" table:number-matrix-rows-spanned="1" table:formula="of:=MAX(0;SUM([.I10:.K12]*[.$AD$38:.$AF$40]))" office:value-type="float" office:value="0.541176527738571" calcext:value-type="float">
            <text:p>0.541176527738571</text:p>
          </table:table-cell>
          <table:table-cell table:style-name="ce4" table:number-matrix-columns-spanned="1" table:number-matrix-rows-spanned="1" table:formula="of:=MAX(0;SUM([.J10:.L12]*[.$AD$38:.$AF$40]))" office:value-type="float" office:value="0.243137270212174" calcext:value-type="float">
            <text:p>0.243137270212174</text:p>
          </table:table-cell>
          <table:table-cell table:style-name="ce4" table:number-matrix-columns-spanned="1" table:number-matrix-rows-spanned="1" table:formula="of:=MAX(0;SUM([.K10:.M12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L10:.N12]*[.$AD$38:.$AF$40]))" office:value-type="float" office:value="0.0117647051811219" calcext:value-type="float">
            <text:p>0.011764705181122</text:p>
          </table:table-cell>
          <table:table-cell table:style-name="ce4" table:number-matrix-columns-spanned="1" table:number-matrix-rows-spanned="1" table:formula="of:=MAX(0;SUM([.M10:.O12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N10:.P12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O10:.Q12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P10:.R12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Q10:.S12]*[.$AD$38:.$AF$40]))" office:value-type="float" office:value="0.96862756460905" calcext:value-type="float">
            <text:p>0.96862756460905</text:p>
          </table:table-cell>
          <table:table-cell table:style-name="ce4" table:number-matrix-columns-spanned="1" table:number-matrix-rows-spanned="1" table:formula="of:=MAX(0;SUM([.R10:.T12]*[.$AD$38:.$AF$40]))" office:value-type="float" office:value="1.90588247030973" calcext:value-type="float">
            <text:p>1.90588247030973</text:p>
          </table:table-cell>
          <table:table-cell table:style-name="ce4" table:number-matrix-columns-spanned="1" table:number-matrix-rows-spanned="1" table:formula="of:=MAX(0;SUM([.S10:.U12]*[.$AD$38:.$AF$40]))" office:value-type="float" office:value="1.73725497722626" calcext:value-type="float">
            <text:p>1.73725497722626</text:p>
          </table:table-cell>
          <table:table-cell table:style-name="ce4" table:number-matrix-columns-spanned="1" table:number-matrix-rows-spanned="1" table:formula="of:=MAX(0;SUM([.T10:.V12]*[.$AD$38:.$AF$40]))" office:value-type="float" office:value="0.831372566521167" calcext:value-type="float">
            <text:p>0.831372566521167</text:p>
          </table:table-cell>
          <table:table-cell table:style-name="ce4" table:number-matrix-columns-spanned="1" table:number-matrix-rows-spanned="1" table:formula="of:=MAX(0;SUM([.U10:.W12]*[.$AD$38:.$AF$40]))" office:value-type="float" office:value="0.0823529437184333" calcext:value-type="float">
            <text:p>0.082352943718433</text:p>
          </table:table-cell>
          <table:table-cell table:style-name="ce4" table:number-matrix-columns-spanned="1" table:number-matrix-rows-spanned="1" table:formula="of:=MAX(0;SUM([.V10:.X12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W10:.Y12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X10:.Z12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Y10:.AA12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Z10:.AB12]*[.$AD$38:.$AF$40]))" office:value-type="float" office:value="0" calcext:value-type="float">
            <text:p>0</text:p>
          </table:table-cell>
          <table:table-cell/>
          <table:table-cell office:value-type="float" office:value="-0.959947008656919" calcext:value-type="float">
            <text:p>-0.959947008656919</text:p>
          </table:table-cell>
          <table:table-cell office:value-type="float" office:value="0.443578155375708" calcext:value-type="float">
            <text:p>0.443578155375708</text:p>
          </table:table-cell>
          <table:table-cell office:value-type="float" office:value="0.633843436342315" calcext:value-type="float">
            <text:p>0.633843436342315</text:p>
          </table:table-cell>
          <table:table-cell/>
          <table:table-cell table:style-name="ce5" table:number-matrix-columns-spanned="1" table:number-matrix-rows-spanned="1" table:formula="of:=MAX(0;SUM([.AH10:.AJ12]*[.$BI$38:.$BK$40])+SUM([.AH39:.AJ41]*[.$BI$42:.$BK$44]))" office:value-type="float" office:value="1.40885635189779" calcext:value-type="float">
            <text:p>1.40885635189779</text:p>
          </table:table-cell>
          <table:table-cell table:style-name="ce5" table:number-matrix-columns-spanned="1" table:number-matrix-rows-spanned="1" table:formula="of:=MAX(0;SUM([.AI10:.AK12]*[.$BI$38:.$BK$40])+SUM([.AI39:.AK41]*[.$BI$42:.$BK$44]))" office:value-type="float" office:value="1.96592781383942" calcext:value-type="float">
            <text:p>1.96592781383942</text:p>
          </table:table-cell>
          <table:table-cell table:style-name="ce5" table:number-matrix-columns-spanned="1" table:number-matrix-rows-spanned="1" table:formula="of:=MAX(0;SUM([.AJ10:.AL12]*[.$BI$38:.$BK$40])+SUM([.AJ39:.AL41]*[.$BI$42:.$BK$44]))" office:value-type="float" office:value="1.24957502203767" calcext:value-type="float">
            <text:p>1.24957502203767</text:p>
          </table:table-cell>
          <table:table-cell table:style-name="ce5" table:number-matrix-columns-spanned="1" table:number-matrix-rows-spanned="1" table:formula="of:=MAX(0;SUM([.AK10:.AM12]*[.$BI$38:.$BK$40])+SUM([.AK39:.AM41]*[.$BI$42:.$BK$44]))" office:value-type="float" office:value="0.929614415335728" calcext:value-type="float">
            <text:p>0.929614415335728</text:p>
          </table:table-cell>
          <table:table-cell table:style-name="ce5" table:number-matrix-columns-spanned="1" table:number-matrix-rows-spanned="1" table:formula="of:=MAX(0;SUM([.AL10:.AN12]*[.$BI$38:.$BK$40])+SUM([.AL39:.AN41]*[.$BI$42:.$BK$44]))" office:value-type="float" office:value="0.629054925969213" calcext:value-type="float">
            <text:p>0.629054925969213</text:p>
          </table:table-cell>
          <table:table-cell table:style-name="ce5" table:number-matrix-columns-spanned="1" table:number-matrix-rows-spanned="1" table:formula="of:=MAX(0;SUM([.AM10:.AO12]*[.$BI$38:.$BK$40])+SUM([.AM39:.AO41]*[.$BI$42:.$BK$44]))" office:value-type="float" office:value="1.15508469242561" calcext:value-type="float">
            <text:p>1.15508469242561</text:p>
          </table:table-cell>
          <table:table-cell table:style-name="ce5" table:number-matrix-columns-spanned="1" table:number-matrix-rows-spanned="1" table:formula="of:=MAX(0;SUM([.AN10:.AP12]*[.$BI$38:.$BK$40])+SUM([.AN39:.AP41]*[.$BI$42:.$BK$44]))" office:value-type="float" office:value="1.83966480335978" calcext:value-type="float">
            <text:p>1.83966480335978</text:p>
          </table:table-cell>
          <table:table-cell table:style-name="ce5" table:number-matrix-columns-spanned="1" table:number-matrix-rows-spanned="1" table:formula="of:=MAX(0;SUM([.AO10:.AQ12]*[.$BI$38:.$BK$40])+SUM([.AO39:.AQ41]*[.$BI$42:.$BK$44]))" office:value-type="float" office:value="1.82896242196748" calcext:value-type="float">
            <text:p>1.82896242196748</text:p>
          </table:table-cell>
          <table:table-cell table:style-name="ce5" table:number-matrix-columns-spanned="1" table:number-matrix-rows-spanned="1" table:formula="of:=MAX(0;SUM([.AP10:.AR12]*[.$BI$38:.$BK$40])+SUM([.AP39:.AR41]*[.$BI$42:.$BK$44]))" office:value-type="float" office:value="1.57699348628725" calcext:value-type="float">
            <text:p>1.57699348628725</text:p>
          </table:table-cell>
          <table:table-cell table:style-name="ce5" table:number-matrix-columns-spanned="1" table:number-matrix-rows-spanned="1" table:formula="of:=MAX(0;SUM([.AQ10:.AS12]*[.$BI$38:.$BK$40])+SUM([.AQ39:.AS41]*[.$BI$42:.$BK$44]))" office:value-type="float" office:value="2.13551791962624" calcext:value-type="float">
            <text:p>2.13551791962624</text:p>
          </table:table-cell>
          <table:table-cell table:style-name="ce5" table:number-matrix-columns-spanned="1" table:number-matrix-rows-spanned="1" table:formula="of:=MAX(0;SUM([.AR10:.AT12]*[.$BI$38:.$BK$40])+SUM([.AR39:.AT41]*[.$BI$42:.$BK$44]))" office:value-type="float" office:value="2.44574674032412" calcext:value-type="float">
            <text:p>2.44574674032412</text:p>
          </table:table-cell>
          <table:table-cell table:style-name="ce5" table:number-matrix-columns-spanned="1" table:number-matrix-rows-spanned="1" table:formula="of:=MAX(0;SUM([.AS10:.AU12]*[.$BI$38:.$BK$40])+SUM([.AS39:.AU41]*[.$BI$42:.$BK$44]))" office:value-type="float" office:value="2.51794327484168" calcext:value-type="float">
            <text:p>2.51794327484168</text:p>
          </table:table-cell>
          <table:table-cell table:style-name="ce5" table:number-matrix-columns-spanned="1" table:number-matrix-rows-spanned="1" table:formula="of:=MAX(0;SUM([.AT10:.AV12]*[.$BI$38:.$BK$40])+SUM([.AT39:.AV41]*[.$BI$42:.$BK$44]))" office:value-type="float" office:value="2.54434410047372" calcext:value-type="float">
            <text:p>2.54434410047372</text:p>
          </table:table-cell>
          <table:table-cell table:style-name="ce5" table:number-matrix-columns-spanned="1" table:number-matrix-rows-spanned="1" table:formula="of:=MAX(0;SUM([.AU10:.AW12]*[.$BI$38:.$BK$40])+SUM([.AU39:.AW41]*[.$BI$42:.$BK$44]))" office:value-type="float" office:value="1.59272574448734" calcext:value-type="float">
            <text:p>1.59272574448734</text:p>
          </table:table-cell>
          <table:table-cell table:style-name="ce5" table:number-matrix-columns-spanned="1" table:number-matrix-rows-spanned="1" table:formula="of:=MAX(0;SUM([.AV10:.AX12]*[.$BI$38:.$BK$40])+SUM([.AV39:.AX41]*[.$BI$42:.$BK$44]))" office:value-type="float" office:value="1.24210009883822" calcext:value-type="float">
            <text:p>1.24210009883822</text:p>
          </table:table-cell>
          <table:table-cell table:style-name="ce5" table:number-matrix-columns-spanned="1" table:number-matrix-rows-spanned="1" table:formula="of:=MAX(0;SUM([.AW10:.AY12]*[.$BI$38:.$BK$40])+SUM([.AW39:.AY41]*[.$BI$42:.$BK$44]))" office:value-type="float" office:value="2.5015906784897" calcext:value-type="float">
            <text:p>2.5015906784897</text:p>
          </table:table-cell>
          <table:table-cell table:style-name="ce5" table:number-matrix-columns-spanned="1" table:number-matrix-rows-spanned="1" table:formula="of:=MAX(0;SUM([.AX10:.AZ12]*[.$BI$38:.$BK$40])+SUM([.AX39:.AZ41]*[.$BI$42:.$BK$44]))" office:value-type="float" office:value="3.80350025601007" calcext:value-type="float">
            <text:p>3.80350025601007</text:p>
          </table:table-cell>
          <table:table-cell table:style-name="ce5" table:number-matrix-columns-spanned="1" table:number-matrix-rows-spanned="1" table:formula="of:=MAX(0;SUM([.AY10:.BA12]*[.$BI$38:.$BK$40])+SUM([.AY39:.BA41]*[.$BI$42:.$BK$44]))" office:value-type="float" office:value="3.11017623471095" calcext:value-type="float">
            <text:p>3.11017623471095</text:p>
          </table:table-cell>
          <table:table-cell table:style-name="ce5" table:number-matrix-columns-spanned="1" table:number-matrix-rows-spanned="1" table:formula="of:=MAX(0;SUM([.AZ10:.BB12]*[.$BI$38:.$BK$40])+SUM([.AZ39:.BB41]*[.$BI$42:.$BK$44]))" office:value-type="float" office:value="0.778669254410058" calcext:value-type="float">
            <text:p>0.778669254410058</text:p>
          </table:table-cell>
          <table:table-cell table:style-name="ce5" table:number-matrix-columns-spanned="1" table:number-matrix-rows-spanned="1" table:formula="of:=MAX(0;SUM([.BA10:.BC12]*[.$BI$38:.$BK$40])+SUM([.BA39:.BC41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B10:.BD12]*[.$BI$38:.$BK$40])+SUM([.BB39:.BD41]*[.$BI$42:.$BK$44]))" office:value-type="float" office:value="0.0530697918535551" calcext:value-type="float">
            <text:p>0.053069791853555</text:p>
          </table:table-cell>
          <table:table-cell table:style-name="ce5" table:number-matrix-columns-spanned="1" table:number-matrix-rows-spanned="1" table:formula="of:=MAX(0;SUM([.BC10:.BE12]*[.$BI$38:.$BK$40])+SUM([.BC39:.BE41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D10:.BF12]*[.$BI$38:.$BK$40])+SUM([.BD39:.BF41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E10:.BG12]*[.$BI$38:.$BK$40])+SUM([.BE39:.BG41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F10:.BH12]*[.$BI$38:.$BK$40])+SUM([.BF39:.BH41]*[.$BI$42:.$BK$44]))" office:value-type="float" office:value="0" calcext:value-type="float">
            <text:p>0</text:p>
          </table:table-cell>
          <table:table-cell/>
          <table:table-cell table:style-name="ce7" table:number-columns-repeated="25"/>
          <table:table-cell table:number-columns-repeated="909"/>
        </table:table-row>
        <table:table-row table:style-name="ro1">
          <table:table-cell table:number-columns-repeated="33"/>
          <table:table-cell table:style-name="ce4" table:number-matrix-columns-spanned="1" table:number-matrix-rows-spanned="1" table:formula="of:=MAX(0;SUM([.A11:.C13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B11:.D13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C11:.E13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D11:.F13]*[.$AD$38:.$AF$40]))" office:value-type="float" office:value="0.525490194559096" calcext:value-type="float">
            <text:p>0.525490194559096</text:p>
          </table:table-cell>
          <table:table-cell table:style-name="ce4" table:number-matrix-columns-spanned="1" table:number-matrix-rows-spanned="1" table:formula="of:=MAX(0;SUM([.E11:.G13]*[.$AD$38:.$AF$40]))" office:value-type="float" office:value="0.0862745121121401" calcext:value-type="float">
            <text:p>0.08627451211214</text:p>
          </table:table-cell>
          <table:table-cell table:style-name="ce4" table:number-matrix-columns-spanned="1" table:number-matrix-rows-spanned="1" table:formula="of:=MAX(0;SUM([.F11:.H13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G11:.I13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H11:.J13]*[.$AD$38:.$AF$40]))" office:value-type="float" office:value="0.235294163227081" calcext:value-type="float">
            <text:p>0.235294163227081</text:p>
          </table:table-cell>
          <table:table-cell table:style-name="ce4" table:number-matrix-columns-spanned="1" table:number-matrix-rows-spanned="1" table:formula="of:=MAX(0;SUM([.I11:.K13]*[.$AD$38:.$AF$40]))" office:value-type="float" office:value="0.541176527738571" calcext:value-type="float">
            <text:p>0.541176527738571</text:p>
          </table:table-cell>
          <table:table-cell table:style-name="ce4" table:number-matrix-columns-spanned="1" table:number-matrix-rows-spanned="1" table:formula="of:=MAX(0;SUM([.J11:.L13]*[.$AD$38:.$AF$40]))" office:value-type="float" office:value="0.30588236451149" calcext:value-type="float">
            <text:p>0.30588236451149</text:p>
          </table:table-cell>
          <table:table-cell table:style-name="ce4" table:number-matrix-columns-spanned="1" table:number-matrix-rows-spanned="1" table:formula="of:=MAX(0;SUM([.K11:.M13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L11:.N13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M11:.O13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N11:.P13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O11:.Q13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P11:.R13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Q11:.S13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R11:.T13]*[.$AD$38:.$AF$40]))" office:value-type="float" office:value="1.00000011175871" calcext:value-type="float">
            <text:p>1.00000011175871</text:p>
          </table:table-cell>
          <table:table-cell table:style-name="ce4" table:number-matrix-columns-spanned="1" table:number-matrix-rows-spanned="1" table:formula="of:=MAX(0;SUM([.S11:.U13]*[.$AD$38:.$AF$40]))" office:value-type="float" office:value="2.20000009983778" calcext:value-type="float">
            <text:p>2.20000009983778</text:p>
          </table:table-cell>
          <table:table-cell table:style-name="ce4" table:number-matrix-columns-spanned="1" table:number-matrix-rows-spanned="1" table:formula="of:=MAX(0;SUM([.T11:.V13]*[.$AD$38:.$AF$40]))" office:value-type="float" office:value="1.8274510577321" calcext:value-type="float">
            <text:p>1.8274510577321</text:p>
          </table:table-cell>
          <table:table-cell table:style-name="ce4" table:number-matrix-columns-spanned="1" table:number-matrix-rows-spanned="1" table:formula="of:=MAX(0;SUM([.U11:.W13]*[.$AD$38:.$AF$40]))" office:value-type="float" office:value="0.533333368599414" calcext:value-type="float">
            <text:p>0.533333368599414</text:p>
          </table:table-cell>
          <table:table-cell table:style-name="ce4" table:number-matrix-columns-spanned="1" table:number-matrix-rows-spanned="1" table:formula="of:=MAX(0;SUM([.V11:.X13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W11:.Y13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X11:.Z13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Y11:.AA13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Z11:.AB13]*[.$AD$38:.$AF$40]))" office:value-type="float" office:value="0" calcext:value-type="float">
            <text:p>0</text:p>
          </table:table-cell>
          <table:table-cell table:number-columns-repeated="5"/>
          <table:table-cell table:style-name="ce5" table:number-matrix-columns-spanned="1" table:number-matrix-rows-spanned="1" table:formula="of:=MAX(0;SUM([.AH11:.AJ13]*[.$BI$38:.$BK$40])+SUM([.AH40:.AJ42]*[.$BI$42:.$BK$44]))" office:value-type="float" office:value="2.64326404337671" calcext:value-type="float">
            <text:p>2.64326404337671</text:p>
          </table:table-cell>
          <table:table-cell table:style-name="ce5" table:number-matrix-columns-spanned="1" table:number-matrix-rows-spanned="1" table:formula="of:=MAX(0;SUM([.AI11:.AK13]*[.$BI$38:.$BK$40])+SUM([.AI40:.AK42]*[.$BI$42:.$BK$44]))" office:value-type="float" office:value="3.26748641483066" calcext:value-type="float">
            <text:p>3.26748641483066</text:p>
          </table:table-cell>
          <table:table-cell table:style-name="ce5" table:number-matrix-columns-spanned="1" table:number-matrix-rows-spanned="1" table:formula="of:=MAX(0;SUM([.AJ11:.AL13]*[.$BI$38:.$BK$40])+SUM([.AJ40:.AL42]*[.$BI$42:.$BK$44]))" office:value-type="float" office:value="2.70267294686404" calcext:value-type="float">
            <text:p>2.70267294686404</text:p>
          </table:table-cell>
          <table:table-cell table:style-name="ce5" table:number-matrix-columns-spanned="1" table:number-matrix-rows-spanned="1" table:formula="of:=MAX(0;SUM([.AK11:.AM13]*[.$BI$38:.$BK$40])+SUM([.AK40:.AM42]*[.$BI$42:.$BK$44]))" office:value-type="float" office:value="2.55474288340582" calcext:value-type="float">
            <text:p>2.55474288340582</text:p>
          </table:table-cell>
          <table:table-cell table:style-name="ce5" table:number-matrix-columns-spanned="1" table:number-matrix-rows-spanned="1" table:formula="of:=MAX(0;SUM([.AL11:.AN13]*[.$BI$38:.$BK$40])+SUM([.AL40:.AN42]*[.$BI$42:.$BK$44]))" office:value-type="float" office:value="3.28070016721449" calcext:value-type="float">
            <text:p>3.28070016721449</text:p>
          </table:table-cell>
          <table:table-cell table:style-name="ce5" table:number-matrix-columns-spanned="1" table:number-matrix-rows-spanned="1" table:formula="of:=MAX(0;SUM([.AM11:.AO13]*[.$BI$38:.$BK$40])+SUM([.AM40:.AO42]*[.$BI$42:.$BK$44]))" office:value-type="float" office:value="3.84431551466448" calcext:value-type="float">
            <text:p>3.84431551466448</text:p>
          </table:table-cell>
          <table:table-cell table:style-name="ce5" table:number-matrix-columns-spanned="1" table:number-matrix-rows-spanned="1" table:formula="of:=MAX(0;SUM([.AN11:.AP13]*[.$BI$38:.$BK$40])+SUM([.AN40:.AP42]*[.$BI$42:.$BK$44]))" office:value-type="float" office:value="4.49708502191604" calcext:value-type="float">
            <text:p>4.49708502191604</text:p>
          </table:table-cell>
          <table:table-cell table:style-name="ce5" table:number-matrix-columns-spanned="1" table:number-matrix-rows-spanned="1" table:formula="of:=MAX(0;SUM([.AO11:.AQ13]*[.$BI$38:.$BK$40])+SUM([.AO40:.AQ42]*[.$BI$42:.$BK$44]))" office:value-type="float" office:value="4.27591244717423" calcext:value-type="float">
            <text:p>4.27591244717423</text:p>
          </table:table-cell>
          <table:table-cell table:style-name="ce5" table:number-matrix-columns-spanned="1" table:number-matrix-rows-spanned="1" table:formula="of:=MAX(0;SUM([.AP11:.AR13]*[.$BI$38:.$BK$40])+SUM([.AP40:.AR42]*[.$BI$42:.$BK$44]))" office:value-type="float" office:value="3.95137675267758" calcext:value-type="float">
            <text:p>3.95137675267758</text:p>
          </table:table-cell>
          <table:table-cell table:style-name="ce5" table:number-matrix-columns-spanned="1" table:number-matrix-rows-spanned="1" table:formula="of:=MAX(0;SUM([.AQ11:.AS13]*[.$BI$38:.$BK$40])+SUM([.AQ40:.AS42]*[.$BI$42:.$BK$44]))" office:value-type="float" office:value="4.16172257804631" calcext:value-type="float">
            <text:p>4.16172257804631</text:p>
          </table:table-cell>
          <table:table-cell table:style-name="ce5" table:number-matrix-columns-spanned="1" table:number-matrix-rows-spanned="1" table:formula="of:=MAX(0;SUM([.AR11:.AT13]*[.$BI$38:.$BK$40])+SUM([.AR40:.AT42]*[.$BI$42:.$BK$44]))" office:value-type="float" office:value="4.4766471708076" calcext:value-type="float">
            <text:p>4.4766471708076</text:p>
          </table:table-cell>
          <table:table-cell table:style-name="ce5" table:number-matrix-columns-spanned="1" table:number-matrix-rows-spanned="1" table:formula="of:=MAX(0;SUM([.AS11:.AU13]*[.$BI$38:.$BK$40])+SUM([.AS40:.AU42]*[.$BI$42:.$BK$44]))" office:value-type="float" office:value="4.52945666052623" calcext:value-type="float">
            <text:p>4.52945666052623</text:p>
          </table:table-cell>
          <table:table-cell table:style-name="ce5" table:number-matrix-columns-spanned="1" table:number-matrix-rows-spanned="1" table:formula="of:=MAX(0;SUM([.AT11:.AV13]*[.$BI$38:.$BK$40])+SUM([.AT40:.AV42]*[.$BI$42:.$BK$44]))" office:value-type="float" office:value="4.64480307494274" calcext:value-type="float">
            <text:p>4.64480307494274</text:p>
          </table:table-cell>
          <table:table-cell table:style-name="ce5" table:number-matrix-columns-spanned="1" table:number-matrix-rows-spanned="1" table:formula="of:=MAX(0;SUM([.AU11:.AW13]*[.$BI$38:.$BK$40])+SUM([.AU40:.AW42]*[.$BI$42:.$BK$44]))" office:value-type="float" office:value="4.16175079185112" calcext:value-type="float">
            <text:p>4.16175079185112</text:p>
          </table:table-cell>
          <table:table-cell table:style-name="ce5" table:number-matrix-columns-spanned="1" table:number-matrix-rows-spanned="1" table:formula="of:=MAX(0;SUM([.AV11:.AX13]*[.$BI$38:.$BK$40])+SUM([.AV40:.AX42]*[.$BI$42:.$BK$44]))" office:value-type="float" office:value="3.26996099079946" calcext:value-type="float">
            <text:p>3.26996099079946</text:p>
          </table:table-cell>
          <table:table-cell table:style-name="ce5" table:number-matrix-columns-spanned="1" table:number-matrix-rows-spanned="1" table:formula="of:=MAX(0;SUM([.AW11:.AY13]*[.$BI$38:.$BK$40])+SUM([.AW40:.AY42]*[.$BI$42:.$BK$44]))" office:value-type="float" office:value="2.36401827046831" calcext:value-type="float">
            <text:p>2.36401827046831</text:p>
          </table:table-cell>
          <table:table-cell table:style-name="ce5" table:number-matrix-columns-spanned="1" table:number-matrix-rows-spanned="1" table:formula="of:=MAX(0;SUM([.AX11:.AZ13]*[.$BI$38:.$BK$40])+SUM([.AX40:.AZ42]*[.$BI$42:.$BK$44]))" office:value-type="float" office:value="4.32802873768775" calcext:value-type="float">
            <text:p>4.32802873768775</text:p>
          </table:table-cell>
          <table:table-cell table:style-name="ce5" table:number-matrix-columns-spanned="1" table:number-matrix-rows-spanned="1" table:formula="of:=MAX(0;SUM([.AY11:.BA13]*[.$BI$38:.$BK$40])+SUM([.AY40:.BA42]*[.$BI$42:.$BK$44]))" office:value-type="float" office:value="5.48165237046394" calcext:value-type="float">
            <text:p>5.48165237046394</text:p>
          </table:table-cell>
          <table:table-cell table:style-name="ce5" table:number-matrix-columns-spanned="1" table:number-matrix-rows-spanned="1" table:formula="of:=MAX(0;SUM([.AZ11:.BB13]*[.$BI$38:.$BK$40])+SUM([.AZ40:.BB42]*[.$BI$42:.$BK$44]))" office:value-type="float" office:value="2.68829114515205" calcext:value-type="float">
            <text:p>2.68829114515205</text:p>
          </table:table-cell>
          <table:table-cell table:style-name="ce5" table:number-matrix-columns-spanned="1" table:number-matrix-rows-spanned="1" table:formula="of:=MAX(0;SUM([.BA11:.BC13]*[.$BI$38:.$BK$40])+SUM([.BA40:.BC42]*[.$BI$42:.$BK$44]))" office:value-type="float" office:value="0.160640956130601" calcext:value-type="float">
            <text:p>0.160640956130601</text:p>
          </table:table-cell>
          <table:table-cell table:style-name="ce5" table:number-matrix-columns-spanned="1" table:number-matrix-rows-spanned="1" table:formula="of:=MAX(0;SUM([.BB11:.BD13]*[.$BI$38:.$BK$40])+SUM([.BB40:.BD42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C11:.BE13]*[.$BI$38:.$BK$40])+SUM([.BC40:.BE42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D11:.BF13]*[.$BI$38:.$BK$40])+SUM([.BD40:.BF42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E11:.BG13]*[.$BI$38:.$BK$40])+SUM([.BE40:.BG42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F11:.BH13]*[.$BI$38:.$BK$40])+SUM([.BF40:.BH42]*[.$BI$42:.$BK$44]))" office:value-type="float" office:value="0" calcext:value-type="float">
            <text:p>0</text:p>
          </table:table-cell>
          <table:table-cell/>
          <table:table-cell table:style-name="ce7" table:formula="of:=MAX([.BM41:.BN42])" office:value-type="float" office:value="4.74867784324228" calcext:value-type="float">
            <text:p>4.74867784324228</text:p>
          </table:table-cell>
          <table:table-cell table:style-name="ce7"/>
          <table:table-cell table:style-name="ce7" table:formula="of:=MAX([.BO41:.BP42])" office:value-type="float" office:value="4.52093978889703" calcext:value-type="float">
            <text:p>4.52093978889703</text:p>
          </table:table-cell>
          <table:table-cell table:style-name="ce7"/>
          <table:table-cell table:style-name="ce7" table:formula="of:=MAX([.BQ41:.BR42])" office:value-type="float" office:value="4.56161051304449" calcext:value-type="float">
            <text:p>4.56161051304449</text:p>
          </table:table-cell>
          <table:table-cell table:style-name="ce7"/>
          <table:table-cell table:style-name="ce7" table:formula="of:=MAX([.BS41:.BT42])" office:value-type="float" office:value="4.92901215159632" calcext:value-type="float">
            <text:p>4.92901215159632</text:p>
          </table:table-cell>
          <table:table-cell table:style-name="ce7"/>
          <table:table-cell table:style-name="ce7" table:formula="of:=MAX([.BU41:.BV42])" office:value-type="float" office:value="4.16172257804631" calcext:value-type="float">
            <text:p>4.16172257804631</text:p>
          </table:table-cell>
          <table:table-cell table:style-name="ce7"/>
          <table:table-cell table:style-name="ce7" table:formula="of:=MAX([.BW41:.BX42])" office:value-type="float" office:value="4.52945666052623" calcext:value-type="float">
            <text:p>4.52945666052623</text:p>
          </table:table-cell>
          <table:table-cell table:style-name="ce7"/>
          <table:table-cell table:style-name="ce7" table:formula="of:=MAX([.BY41:.BZ42])" office:value-type="float" office:value="4.64480307494274" calcext:value-type="float">
            <text:p>4.64480307494274</text:p>
          </table:table-cell>
          <table:table-cell table:style-name="ce7"/>
          <table:table-cell table:style-name="ce7" table:formula="of:=MAX([.CA41:.CB42])" office:value-type="float" office:value="3.26996099079946" calcext:value-type="float">
            <text:p>3.26996099079946</text:p>
          </table:table-cell>
          <table:table-cell table:style-name="ce7"/>
          <table:table-cell table:style-name="ce7" table:formula="of:=MAX([.CC41:.CD42])" office:value-type="float" office:value="6.87685621927589" calcext:value-type="float">
            <text:p>6.87685621927589</text:p>
          </table:table-cell>
          <table:table-cell table:style-name="ce7"/>
          <table:table-cell table:style-name="ce7" table:formula="of:=MAX([.CE41:.CF42])" office:value-type="float" office:value="5.5273798022327" calcext:value-type="float">
            <text:p>5.5273798022327</text:p>
          </table:table-cell>
          <table:table-cell table:style-name="ce7"/>
          <table:table-cell table:style-name="ce7" table:formula="of:=MAX([.CG41:.CH42])" office:value-type="float" office:value="0" calcext:value-type="float">
            <text:p>0</text:p>
          </table:table-cell>
          <table:table-cell table:style-name="ce7"/>
          <table:table-cell table:style-name="ce7" table:formula="of:=MAX([.CI41:.CJ42])" office:value-type="float" office:value="0" calcext:value-type="float">
            <text:p>0</text:p>
          </table:table-cell>
          <table:table-cell table:style-name="ce7"/>
          <table:table-cell table:style-name="ce7" table:formula="of:=MAX([.CK41:.CL42])" office:value-type="float" office:value="0" calcext:value-type="float">
            <text:p>0</text:p>
          </table:table-cell>
          <table:table-cell table:number-columns-repeated="2"/>
          <table:table-cell office:value-type="float" office:value="0.765375405130307" calcext:value-type="float">
            <text:p>0.765375405130307</text:p>
          </table:table-cell>
          <table:table-cell/>
          <table:table-cell office:value-type="float" office:value="0.00679130442817533" calcext:value-type="float">
            <text:p>0.006791304428175</text:p>
          </table:table-cell>
          <table:table-cell/>
          <table:table-cell office:value-type="float" office:value="0.278518670119258" calcext:value-type="float">
            <text:p>0.278518670119258</text:p>
          </table:table-cell>
          <table:table-cell/>
          <table:table-cell office:value-type="float" office:value="0.142727940169782" calcext:value-type="float">
            <text:p>0.142727940169782</text:p>
          </table:table-cell>
          <table:table-cell/>
          <table:table-cell office:value-type="float" office:value="0.984749422203123" calcext:value-type="float">
            <text:p>0.984749422203123</text:p>
          </table:table-cell>
          <table:table-cell/>
          <table:table-cell office:value-type="float" office:value="0.774531586974779" calcext:value-type="float">
            <text:p>0.774531586974779</text:p>
          </table:table-cell>
          <table:table-cell/>
          <table:table-cell office:value-type="float" office:value="0.618460631285477" calcext:value-type="float">
            <text:p>0.618460631285477</text:p>
          </table:table-cell>
          <table:table-cell/>
          <table:table-cell office:value-type="float" office:value="0.112161650540882" calcext:value-type="float">
            <text:p>0.112161650540882</text:p>
          </table:table-cell>
          <table:table-cell/>
          <table:table-cell office:value-type="float" office:value="0.413027526383006" calcext:value-type="float">
            <text:p>0.413027526383006</text:p>
          </table:table-cell>
          <table:table-cell/>
          <table:table-cell office:value-type="float" office:value="0.49745554367929" calcext:value-type="float">
            <text:p>0.49745554367929</text:p>
          </table:table-cell>
          <table:table-cell/>
          <table:table-cell office:value-type="float" office:value="0.312706256047547" calcext:value-type="float">
            <text:p>0.312706256047547</text:p>
          </table:table-cell>
          <table:table-cell/>
          <table:table-cell office:value-type="float" office:value="0.228655341858138" calcext:value-type="float">
            <text:p>0.228655341858138</text:p>
          </table:table-cell>
          <table:table-cell/>
          <table:table-cell office:value-type="float" office:value="0.0275678333462265" calcext:value-type="float">
            <text:p>0.027567833346227</text:p>
          </table:table-cell>
          <table:table-cell table:number-columns-repeated="882"/>
        </table:table-row>
        <table:table-row table:style-name="ro3">
          <table:table-cell table:number-columns-repeated="29"/>
          <table:table-cell office:value-type="string" calcext:value-type="string">
            <text:p>Note: In PyTorch, rather than store these</text:p>
            <text:p>Filters as different arrays, they’d be stored as</text:p>
            <text:p>Tensors – arrays with more dimensions</text:p>
          </table:table-cell>
          <table:table-cell table:number-columns-repeated="3"/>
          <table:table-cell table:style-name="ce4" table:number-matrix-columns-spanned="1" table:number-matrix-rows-spanned="1" table:formula="of:=MAX(0;SUM([.A12:.C14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B12:.D14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C12:.E14]*[.$AD$38:.$AF$40]))" office:value-type="float" office:value="0.168627448379993" calcext:value-type="float">
            <text:p>0.168627448379993</text:p>
          </table:table-cell>
          <table:table-cell table:style-name="ce4" table:number-matrix-columns-spanned="1" table:number-matrix-rows-spanned="1" table:formula="of:=MAX(0;SUM([.D12:.F14]*[.$AD$38:.$AF$40]))" office:value-type="float" office:value="0.537254899740218" calcext:value-type="float">
            <text:p>0.537254899740218</text:p>
          </table:table-cell>
          <table:table-cell table:style-name="ce4" table:number-matrix-columns-spanned="1" table:number-matrix-rows-spanned="1" table:formula="of:=MAX(0;SUM([.E12:.G14]*[.$AD$38:.$AF$40]))" office:value-type="float" office:value="0.0862745121121401" calcext:value-type="float">
            <text:p>0.08627451211214</text:p>
          </table:table-cell>
          <table:table-cell table:style-name="ce4" table:number-matrix-columns-spanned="1" table:number-matrix-rows-spanned="1" table:formula="of:=MAX(0;SUM([.F12:.H14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G12:.I14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H12:.J14]*[.$AD$38:.$AF$40]))" office:value-type="float" office:value="0.235294163227081" calcext:value-type="float">
            <text:p>0.235294163227081</text:p>
          </table:table-cell>
          <table:table-cell table:style-name="ce4" table:number-matrix-columns-spanned="1" table:number-matrix-rows-spanned="1" table:formula="of:=MAX(0;SUM([.I12:.K14]*[.$AD$38:.$AF$40]))" office:value-type="float" office:value="0.541176527738571" calcext:value-type="float">
            <text:p>0.541176527738571</text:p>
          </table:table-cell>
          <table:table-cell table:style-name="ce4" table:number-matrix-columns-spanned="1" table:number-matrix-rows-spanned="1" table:formula="of:=MAX(0;SUM([.J12:.L14]*[.$AD$38:.$AF$40]))" office:value-type="float" office:value="0.30588236451149" calcext:value-type="float">
            <text:p>0.30588236451149</text:p>
          </table:table-cell>
          <table:table-cell table:style-name="ce4" table:number-matrix-columns-spanned="1" table:number-matrix-rows-spanned="1" table:formula="of:=MAX(0;SUM([.K12:.M14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L12:.N14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M12:.O14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N12:.P14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O12:.Q14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P12:.R14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Q12:.S14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R12:.T14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S12:.U14]*[.$AD$38:.$AF$40]))" office:value-type="float" office:value="1.53725498169661" calcext:value-type="float">
            <text:p>1.53725498169661</text:p>
          </table:table-cell>
          <table:table-cell table:style-name="ce4" table:number-matrix-columns-spanned="1" table:number-matrix-rows-spanned="1" table:formula="of:=MAX(0;SUM([.T12:.V14]*[.$AD$38:.$AF$40]))" office:value-type="float" office:value="2.73333346843719" calcext:value-type="float">
            <text:p>2.73333346843719</text:p>
          </table:table-cell>
          <table:table-cell table:style-name="ce4" table:number-matrix-columns-spanned="1" table:number-matrix-rows-spanned="1" table:formula="of:=MAX(0;SUM([.U12:.W14]*[.$AD$38:.$AF$40]))" office:value-type="float" office:value="1.45098049193621" calcext:value-type="float">
            <text:p>1.45098049193621</text:p>
          </table:table-cell>
          <table:table-cell table:style-name="ce4" table:number-matrix-columns-spanned="1" table:number-matrix-rows-spanned="1" table:formula="of:=MAX(0;SUM([.V12:.X14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W12:.Y14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X12:.Z14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Y12:.AA14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Z12:.AB14]*[.$AD$38:.$AF$40]))" office:value-type="float" office:value="0" calcext:value-type="float">
            <text:p>0</text:p>
          </table:table-cell>
          <table:table-cell/>
          <table:table-cell office:value-type="float" office:value="0.794099350821507" calcext:value-type="float">
            <text:p>0.794099350821507</text:p>
          </table:table-cell>
          <table:table-cell office:value-type="float" office:value="0.183909093806948" calcext:value-type="float">
            <text:p>0.183909093806948</text:p>
          </table:table-cell>
          <table:table-cell office:value-type="float" office:value="0.688480563364824" calcext:value-type="float">
            <text:p>0.688480563364824</text:p>
          </table:table-cell>
          <table:table-cell/>
          <table:table-cell table:style-name="ce5" table:number-matrix-columns-spanned="1" table:number-matrix-rows-spanned="1" table:formula="of:=MAX(0;SUM([.AH12:.AJ14]*[.$BI$38:.$BK$40])+SUM([.AH41:.AJ43]*[.$BI$42:.$BK$44]))" office:value-type="float" office:value="3.0891292255073" calcext:value-type="float">
            <text:p>3.0891292255073</text:p>
          </table:table-cell>
          <table:table-cell table:style-name="ce5" table:number-matrix-columns-spanned="1" table:number-matrix-rows-spanned="1" table:formula="of:=MAX(0;SUM([.AI12:.AK14]*[.$BI$38:.$BK$40])+SUM([.AI41:.AK43]*[.$BI$42:.$BK$44]))" office:value-type="float" office:value="4.74867784324228" calcext:value-type="float">
            <text:p>4.74867784324228</text:p>
          </table:table-cell>
          <table:table-cell table:style-name="ce5" table:number-matrix-columns-spanned="1" table:number-matrix-rows-spanned="1" table:formula="of:=MAX(0;SUM([.AJ12:.AL14]*[.$BI$38:.$BK$40])+SUM([.AJ41:.AL43]*[.$BI$42:.$BK$44]))" office:value-type="float" office:value="4.52093978889703" calcext:value-type="float">
            <text:p>4.52093978889703</text:p>
          </table:table-cell>
          <table:table-cell table:style-name="ce5" table:number-matrix-columns-spanned="1" table:number-matrix-rows-spanned="1" table:formula="of:=MAX(0;SUM([.AK12:.AM14]*[.$BI$38:.$BK$40])+SUM([.AK41:.AM43]*[.$BI$42:.$BK$44]))" office:value-type="float" office:value="4.18789210868514" calcext:value-type="float">
            <text:p>4.18789210868514</text:p>
          </table:table-cell>
          <table:table-cell table:style-name="ce5" table:number-matrix-columns-spanned="1" table:number-matrix-rows-spanned="1" table:formula="of:=MAX(0;SUM([.AL12:.AN14]*[.$BI$38:.$BK$40])+SUM([.AL41:.AN43]*[.$BI$42:.$BK$44]))" office:value-type="float" office:value="4.28862771917072" calcext:value-type="float">
            <text:p>4.28862771917072</text:p>
          </table:table-cell>
          <table:table-cell table:style-name="ce5" table:number-matrix-columns-spanned="1" table:number-matrix-rows-spanned="1" table:formula="of:=MAX(0;SUM([.AM12:.AO14]*[.$BI$38:.$BK$40])+SUM([.AM41:.AO43]*[.$BI$42:.$BK$44]))" office:value-type="float" office:value="4.56161051304449" calcext:value-type="float">
            <text:p>4.56161051304449</text:p>
          </table:table-cell>
          <table:table-cell table:style-name="ce5" table:number-matrix-columns-spanned="1" table:number-matrix-rows-spanned="1" table:formula="of:=MAX(0;SUM([.AN12:.AP14]*[.$BI$38:.$BK$40])+SUM([.AN41:.AP43]*[.$BI$42:.$BK$44]))" office:value-type="float" office:value="4.92901215159632" calcext:value-type="float">
            <text:p>4.92901215159632</text:p>
          </table:table-cell>
          <table:table-cell table:style-name="ce5" table:number-matrix-columns-spanned="1" table:number-matrix-rows-spanned="1" table:formula="of:=MAX(0;SUM([.AO12:.AQ14]*[.$BI$38:.$BK$40])+SUM([.AO41:.AQ43]*[.$BI$42:.$BK$44]))" office:value-type="float" office:value="4.46003072013513" calcext:value-type="float">
            <text:p>4.46003072013513</text:p>
          </table:table-cell>
          <table:table-cell table:style-name="ce5" table:number-matrix-columns-spanned="1" table:number-matrix-rows-spanned="1" table:formula="of:=MAX(0;SUM([.AP12:.AR14]*[.$BI$38:.$BK$40])+SUM([.AP41:.AR43]*[.$BI$42:.$BK$44]))" office:value-type="float" office:value="3.46013334546536" calcext:value-type="float">
            <text:p>3.46013334546536</text:p>
          </table:table-cell>
          <table:table-cell table:style-name="ce5" table:number-matrix-columns-spanned="1" table:number-matrix-rows-spanned="1" table:formula="of:=MAX(0;SUM([.AQ12:.AS14]*[.$BI$38:.$BK$40])+SUM([.AQ41:.AS43]*[.$BI$42:.$BK$44]))" office:value-type="float" office:value="2.94060043920365" calcext:value-type="float">
            <text:p>2.94060043920365</text:p>
          </table:table-cell>
          <table:table-cell table:style-name="ce5" table:number-matrix-columns-spanned="1" table:number-matrix-rows-spanned="1" table:formula="of:=MAX(0;SUM([.AR12:.AT14]*[.$BI$38:.$BK$40])+SUM([.AR41:.AT43]*[.$BI$42:.$BK$44]))" office:value-type="float" office:value="2.79537643925812" calcext:value-type="float">
            <text:p>2.79537643925812</text:p>
          </table:table-cell>
          <table:table-cell table:style-name="ce5" table:number-matrix-columns-spanned="1" table:number-matrix-rows-spanned="1" table:formula="of:=MAX(0;SUM([.AS12:.AU14]*[.$BI$38:.$BK$40])+SUM([.AS41:.AU43]*[.$BI$42:.$BK$44]))" office:value-type="float" office:value="2.84104136890957" calcext:value-type="float">
            <text:p>2.84104136890957</text:p>
          </table:table-cell>
          <table:table-cell table:style-name="ce5" table:number-matrix-columns-spanned="1" table:number-matrix-rows-spanned="1" table:formula="of:=MAX(0;SUM([.AT12:.AV14]*[.$BI$38:.$BK$40])+SUM([.AT41:.AV43]*[.$BI$42:.$BK$44]))" office:value-type="float" office:value="3.03391417702407" calcext:value-type="float">
            <text:p>3.03391417702407</text:p>
          </table:table-cell>
          <table:table-cell table:style-name="ce5" table:number-matrix-columns-spanned="1" table:number-matrix-rows-spanned="1" table:formula="of:=MAX(0;SUM([.AU12:.AW14]*[.$BI$38:.$BK$40])+SUM([.AU41:.AW43]*[.$BI$42:.$BK$44]))" office:value-type="float" office:value="3.37052955044307" calcext:value-type="float">
            <text:p>3.37052955044307</text:p>
          </table:table-cell>
          <table:table-cell table:style-name="ce5" table:number-matrix-columns-spanned="1" table:number-matrix-rows-spanned="1" table:formula="of:=MAX(0;SUM([.AV12:.AX14]*[.$BI$38:.$BK$40])+SUM([.AV41:.AX43]*[.$BI$42:.$BK$44]))" office:value-type="float" office:value="3.07494686000388" calcext:value-type="float">
            <text:p>3.07494686000388</text:p>
          </table:table-cell>
          <table:table-cell table:style-name="ce5" table:number-matrix-columns-spanned="1" table:number-matrix-rows-spanned="1" table:formula="of:=MAX(0;SUM([.AW12:.AY14]*[.$BI$38:.$BK$40])+SUM([.AW41:.AY43]*[.$BI$42:.$BK$44]))" office:value-type="float" office:value="2.48469655040269" calcext:value-type="float">
            <text:p>2.48469655040269</text:p>
          </table:table-cell>
          <table:table-cell table:style-name="ce5" table:number-matrix-columns-spanned="1" table:number-matrix-rows-spanned="1" table:formula="of:=MAX(0;SUM([.AX12:.AZ14]*[.$BI$38:.$BK$40])+SUM([.AX41:.AZ43]*[.$BI$42:.$BK$44]))" office:value-type="float" office:value="3.70944191384041" calcext:value-type="float">
            <text:p>3.70944191384041</text:p>
          </table:table-cell>
          <table:table-cell table:style-name="ce5" table:number-matrix-columns-spanned="1" table:number-matrix-rows-spanned="1" table:formula="of:=MAX(0;SUM([.AY12:.BA14]*[.$BI$38:.$BK$40])+SUM([.AY41:.BA43]*[.$BI$42:.$BK$44]))" office:value-type="float" office:value="6.87685621927589" calcext:value-type="float">
            <text:p>6.87685621927589</text:p>
          </table:table-cell>
          <table:table-cell table:style-name="ce5" table:number-matrix-columns-spanned="1" table:number-matrix-rows-spanned="1" table:formula="of:=MAX(0;SUM([.AZ12:.BB14]*[.$BI$38:.$BK$40])+SUM([.AZ41:.BB43]*[.$BI$42:.$BK$44]))" office:value-type="float" office:value="5.5273798022327" calcext:value-type="float">
            <text:p>5.5273798022327</text:p>
          </table:table-cell>
          <table:table-cell table:style-name="ce5" table:number-matrix-columns-spanned="1" table:number-matrix-rows-spanned="1" table:formula="of:=MAX(0;SUM([.BA12:.BC14]*[.$BI$38:.$BK$40])+SUM([.BA41:.BC43]*[.$BI$42:.$BK$44]))" office:value-type="float" office:value="0.800047218679141" calcext:value-type="float">
            <text:p>0.800047218679141</text:p>
          </table:table-cell>
          <table:table-cell table:style-name="ce5" table:number-matrix-columns-spanned="1" table:number-matrix-rows-spanned="1" table:formula="of:=MAX(0;SUM([.BB12:.BD14]*[.$BI$38:.$BK$40])+SUM([.BB41:.BD43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C12:.BE14]*[.$BI$38:.$BK$40])+SUM([.BC41:.BE43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D12:.BF14]*[.$BI$38:.$BK$40])+SUM([.BD41:.BF43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E12:.BG14]*[.$BI$38:.$BK$40])+SUM([.BE41:.BG43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F12:.BH14]*[.$BI$38:.$BK$40])+SUM([.BF41:.BH43]*[.$BI$42:.$BK$44]))" office:value-type="float" office:value="0" calcext:value-type="float">
            <text:p>0</text:p>
          </table:table-cell>
          <table:table-cell/>
          <table:table-cell table:style-name="ce7" table:number-columns-repeated="25"/>
          <table:table-cell table:number-columns-repeated="909"/>
        </table:table-row>
        <table:table-row table:style-name="ro1">
          <table:table-cell table:number-columns-repeated="33"/>
          <table:table-cell table:style-name="ce4" table:number-matrix-columns-spanned="1" table:number-matrix-rows-spanned="1" table:formula="of:=MAX(0;SUM([.A13:.C15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B13:.D15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C13:.E15]*[.$AD$38:.$AF$40]))" office:value-type="float" office:value="0.0980392172932619" calcext:value-type="float">
            <text:p>0.098039217293262</text:p>
          </table:table-cell>
          <table:table-cell table:style-name="ce4" table:number-matrix-columns-spanned="1" table:number-matrix-rows-spanned="1" table:formula="of:=MAX(0;SUM([.D13:.F15]*[.$AD$38:.$AF$40]))" office:value-type="float" office:value="0.321568638086318" calcext:value-type="float">
            <text:p>0.321568638086318</text:p>
          </table:table-cell>
          <table:table-cell table:style-name="ce4" table:number-matrix-columns-spanned="1" table:number-matrix-rows-spanned="1" table:formula="of:=MAX(0;SUM([.E13:.G15]*[.$AD$38:.$AF$40]))" office:value-type="float" office:value="0.0509803965687751" calcext:value-type="float">
            <text:p>0.050980396568775</text:p>
          </table:table-cell>
          <table:table-cell table:style-name="ce4" table:number-matrix-columns-spanned="1" table:number-matrix-rows-spanned="1" table:formula="of:=MAX(0;SUM([.F13:.H15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G13:.I15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H13:.J15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I13:.K15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J13:.L15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K13:.M15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L13:.N15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M13:.O15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N13:.P15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O13:.Q15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P13:.R15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Q13:.S15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R13:.T15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S13:.U15]*[.$AD$38:.$AF$40]))" office:value-type="float" office:value="0.701960802078248" calcext:value-type="float">
            <text:p>0.701960802078248</text:p>
          </table:table-cell>
          <table:table-cell table:style-name="ce4" table:number-matrix-columns-spanned="1" table:number-matrix-rows-spanned="1" table:formula="of:=MAX(0;SUM([.T13:.V15]*[.$AD$38:.$AF$40]))" office:value-type="float" office:value="2.98823547363281" calcext:value-type="float">
            <text:p>2.98823547363281</text:p>
          </table:table-cell>
          <table:table-cell table:style-name="ce4" table:number-matrix-columns-spanned="1" table:number-matrix-rows-spanned="1" table:formula="of:=MAX(0;SUM([.U13:.W15]*[.$AD$38:.$AF$40]))" office:value-type="float" office:value="2.28627467155456" calcext:value-type="float">
            <text:p>2.28627467155456</text:p>
          </table:table-cell>
          <table:table-cell table:style-name="ce4" table:number-matrix-columns-spanned="1" table:number-matrix-rows-spanned="1" table:formula="of:=MAX(0;SUM([.V13:.X15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W13:.Y15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X13:.Z15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Y13:.AA15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Z13:.AB15]*[.$AD$38:.$AF$40]))" office:value-type="float" office:value="0" calcext:value-type="float">
            <text:p>0</text:p>
          </table:table-cell>
          <table:table-cell/>
          <table:table-cell office:value-type="float" office:value="-0.874240281543229" calcext:value-type="float">
            <text:p>-0.874240281543229</text:p>
          </table:table-cell>
          <table:table-cell office:value-type="float" office:value="0.398339915557246" calcext:value-type="float">
            <text:p>0.398339915557246</text:p>
          </table:table-cell>
          <table:table-cell office:value-type="float" office:value="0.538429879869696" calcext:value-type="float">
            <text:p>0.538429879869696</text:p>
          </table:table-cell>
          <table:table-cell/>
          <table:table-cell table:style-name="ce5" table:number-matrix-columns-spanned="1" table:number-matrix-rows-spanned="1" table:formula="of:=MAX(0;SUM([.AH13:.AJ15]*[.$BI$38:.$BK$40])+SUM([.AH42:.AJ44]*[.$BI$42:.$BK$44]))" office:value-type="float" office:value="2.11915754642232" calcext:value-type="float">
            <text:p>2.11915754642232</text:p>
          </table:table-cell>
          <table:table-cell table:style-name="ce5" table:number-matrix-columns-spanned="1" table:number-matrix-rows-spanned="1" table:formula="of:=MAX(0;SUM([.AI13:.AK15]*[.$BI$38:.$BK$40])+SUM([.AI42:.AK44]*[.$BI$42:.$BK$44]))" office:value-type="float" office:value="2.90361874723349" calcext:value-type="float">
            <text:p>2.90361874723349</text:p>
          </table:table-cell>
          <table:table-cell table:style-name="ce5" table:number-matrix-columns-spanned="1" table:number-matrix-rows-spanned="1" table:formula="of:=MAX(0;SUM([.AJ13:.AL15]*[.$BI$38:.$BK$40])+SUM([.AJ42:.AL44]*[.$BI$42:.$BK$44]))" office:value-type="float" office:value="2.48428508554059" calcext:value-type="float">
            <text:p>2.48428508554059</text:p>
          </table:table-cell>
          <table:table-cell table:style-name="ce5" table:number-matrix-columns-spanned="1" table:number-matrix-rows-spanned="1" table:formula="of:=MAX(0;SUM([.AK13:.AM15]*[.$BI$38:.$BK$40])+SUM([.AK42:.AM44]*[.$BI$42:.$BK$44]))" office:value-type="float" office:value="2.07604938308124" calcext:value-type="float">
            <text:p>2.07604938308124</text:p>
          </table:table-cell>
          <table:table-cell table:style-name="ce5" table:number-matrix-columns-spanned="1" table:number-matrix-rows-spanned="1" table:formula="of:=MAX(0;SUM([.AL13:.AN15]*[.$BI$38:.$BK$40])+SUM([.AL42:.AN44]*[.$BI$42:.$BK$44]))" office:value-type="float" office:value="1.71706001899424" calcext:value-type="float">
            <text:p>1.71706001899424</text:p>
          </table:table-cell>
          <table:table-cell table:style-name="ce5" table:number-matrix-columns-spanned="1" table:number-matrix-rows-spanned="1" table:formula="of:=MAX(0;SUM([.AM13:.AO15]*[.$BI$38:.$BK$40])+SUM([.AM42:.AO44]*[.$BI$42:.$BK$44]))" office:value-type="float" office:value="1.72362537449864" calcext:value-type="float">
            <text:p>1.72362537449864</text:p>
          </table:table-cell>
          <table:table-cell table:style-name="ce5" table:number-matrix-columns-spanned="1" table:number-matrix-rows-spanned="1" table:formula="of:=MAX(0;SUM([.AN13:.AP15]*[.$BI$38:.$BK$40])+SUM([.AN42:.AP44]*[.$BI$42:.$BK$44]))" office:value-type="float" office:value="1.68092454053215" calcext:value-type="float">
            <text:p>1.68092454053215</text:p>
          </table:table-cell>
          <table:table-cell table:style-name="ce5" table:number-matrix-columns-spanned="1" table:number-matrix-rows-spanned="1" table:formula="of:=MAX(0;SUM([.AO13:.AQ15]*[.$BI$38:.$BK$40])+SUM([.AO42:.AQ44]*[.$BI$42:.$BK$44]))" office:value-type="float" office:value="1.38261200873427" calcext:value-type="float">
            <text:p>1.38261200873427</text:p>
          </table:table-cell>
          <table:table-cell table:style-name="ce5" table:number-matrix-columns-spanned="1" table:number-matrix-rows-spanned="1" table:formula="of:=MAX(0;SUM([.AP13:.AR15]*[.$BI$38:.$BK$40])+SUM([.AP42:.AR44]*[.$BI$42:.$BK$44]))" office:value-type="float" office:value="1.08954240810502" calcext:value-type="float">
            <text:p>1.08954240810502</text:p>
          </table:table-cell>
          <table:table-cell table:style-name="ce5" table:number-matrix-columns-spanned="1" table:number-matrix-rows-spanned="1" table:formula="of:=MAX(0;SUM([.AQ13:.AS15]*[.$BI$38:.$BK$40])+SUM([.AQ42:.AS44]*[.$BI$42:.$BK$44]))" office:value-type="float" office:value="0.758314414181532" calcext:value-type="float">
            <text:p>0.758314414181532</text:p>
          </table:table-cell>
          <table:table-cell table:style-name="ce5" table:number-matrix-columns-spanned="1" table:number-matrix-rows-spanned="1" table:formula="of:=MAX(0;SUM([.AR13:.AT15]*[.$BI$38:.$BK$40])+SUM([.AR42:.AT44]*[.$BI$42:.$BK$44]))" office:value-type="float" office:value="0.51013785544778" calcext:value-type="float">
            <text:p>0.51013785544778</text:p>
          </table:table-cell>
          <table:table-cell table:style-name="ce5" table:number-matrix-columns-spanned="1" table:number-matrix-rows-spanned="1" table:formula="of:=MAX(0;SUM([.AS13:.AU15]*[.$BI$38:.$BK$40])+SUM([.AS42:.AU44]*[.$BI$42:.$BK$44]))" office:value-type="float" office:value="0.624697060677983" calcext:value-type="float">
            <text:p>0.624697060677983</text:p>
          </table:table-cell>
          <table:table-cell table:style-name="ce5" table:number-matrix-columns-spanned="1" table:number-matrix-rows-spanned="1" table:formula="of:=MAX(0;SUM([.AT13:.AV15]*[.$BI$38:.$BK$40])+SUM([.AT42:.AV44]*[.$BI$42:.$BK$44]))" office:value-type="float" office:value="0.990835371590664" calcext:value-type="float">
            <text:p>0.990835371590664</text:p>
          </table:table-cell>
          <table:table-cell table:style-name="ce5" table:number-matrix-columns-spanned="1" table:number-matrix-rows-spanned="1" table:formula="of:=MAX(0;SUM([.AU13:.AW15]*[.$BI$38:.$BK$40])+SUM([.AU42:.AW44]*[.$BI$42:.$BK$44]))" office:value-type="float" office:value="1.46110281764794" calcext:value-type="float">
            <text:p>1.46110281764794</text:p>
          </table:table-cell>
          <table:table-cell table:style-name="ce5" table:number-matrix-columns-spanned="1" table:number-matrix-rows-spanned="1" table:formula="of:=MAX(0;SUM([.AV13:.AX15]*[.$BI$38:.$BK$40])+SUM([.AV42:.AX44]*[.$BI$42:.$BK$44]))" office:value-type="float" office:value="1.55494785314898" calcext:value-type="float">
            <text:p>1.55494785314898</text:p>
          </table:table-cell>
          <table:table-cell table:style-name="ce5" table:number-matrix-columns-spanned="1" table:number-matrix-rows-spanned="1" table:formula="of:=MAX(0;SUM([.AW13:.AY15]*[.$BI$38:.$BK$40])+SUM([.AW42:.AY44]*[.$BI$42:.$BK$44]))" office:value-type="float" office:value="1.22047307720853" calcext:value-type="float">
            <text:p>1.22047307720853</text:p>
          </table:table-cell>
          <table:table-cell table:style-name="ce5" table:number-matrix-columns-spanned="1" table:number-matrix-rows-spanned="1" table:formula="of:=MAX(0;SUM([.AX13:.AZ15]*[.$BI$38:.$BK$40])+SUM([.AX42:.AZ44]*[.$BI$42:.$BK$44]))" office:value-type="float" office:value="2.2283520968906" calcext:value-type="float">
            <text:p>2.2283520968906</text:p>
          </table:table-cell>
          <table:table-cell table:style-name="ce5" table:number-matrix-columns-spanned="1" table:number-matrix-rows-spanned="1" table:formula="of:=MAX(0;SUM([.AY13:.BA15]*[.$BI$38:.$BK$40])+SUM([.AY42:.BA44]*[.$BI$42:.$BK$44]))" office:value-type="float" office:value="6.73892057585358" calcext:value-type="float">
            <text:p>6.73892057585358</text:p>
          </table:table-cell>
          <table:table-cell table:style-name="ce5" table:number-matrix-columns-spanned="1" table:number-matrix-rows-spanned="1" table:formula="of:=MAX(0;SUM([.AZ13:.BB15]*[.$BI$38:.$BK$40])+SUM([.AZ42:.BB44]*[.$BI$42:.$BK$44]))" office:value-type="float" office:value="7.34018221552052" calcext:value-type="float">
            <text:p>7.34018221552052</text:p>
          </table:table-cell>
          <table:table-cell table:style-name="ce5" table:number-matrix-columns-spanned="1" table:number-matrix-rows-spanned="1" table:formula="of:=MAX(0;SUM([.BA13:.BC15]*[.$BI$38:.$BK$40])+SUM([.BA42:.BC44]*[.$BI$42:.$BK$44]))" office:value-type="float" office:value="1.99796456203352" calcext:value-type="float">
            <text:p>1.99796456203352</text:p>
          </table:table-cell>
          <table:table-cell table:style-name="ce5" table:number-matrix-columns-spanned="1" table:number-matrix-rows-spanned="1" table:formula="of:=MAX(0;SUM([.BB13:.BD15]*[.$BI$38:.$BK$40])+SUM([.BB42:.BD44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C13:.BE15]*[.$BI$38:.$BK$40])+SUM([.BC42:.BE44]*[.$BI$42:.$BK$44]))" office:value-type="float" office:value="0.0468997708004222" calcext:value-type="float">
            <text:p>0.046899770800422</text:p>
          </table:table-cell>
          <table:table-cell table:style-name="ce5" table:number-matrix-columns-spanned="1" table:number-matrix-rows-spanned="1" table:formula="of:=MAX(0;SUM([.BD13:.BF15]*[.$BI$38:.$BK$40])+SUM([.BD42:.BF44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E13:.BG15]*[.$BI$38:.$BK$40])+SUM([.BE42:.BG44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F13:.BH15]*[.$BI$38:.$BK$40])+SUM([.BF42:.BH44]*[.$BI$42:.$BK$44]))" office:value-type="float" office:value="0" calcext:value-type="float">
            <text:p>0</text:p>
          </table:table-cell>
          <table:table-cell/>
          <table:table-cell table:style-name="ce7" table:formula="of:=MAX([.BM43:.BN44])" office:value-type="float" office:value="2.90361874723349" calcext:value-type="float">
            <text:p>2.90361874723349</text:p>
          </table:table-cell>
          <table:table-cell table:style-name="ce7"/>
          <table:table-cell table:style-name="ce7" table:formula="of:=MAX([.BO43:.BP44])" office:value-type="float" office:value="2.48428508554059" calcext:value-type="float">
            <text:p>2.48428508554059</text:p>
          </table:table-cell>
          <table:table-cell table:style-name="ce7"/>
          <table:table-cell table:style-name="ce7" table:formula="of:=MAX([.BQ43:.BR44])" office:value-type="float" office:value="1.72362537449864" calcext:value-type="float">
            <text:p>1.72362537449864</text:p>
          </table:table-cell>
          <table:table-cell table:style-name="ce7"/>
          <table:table-cell table:style-name="ce7" table:formula="of:=MAX([.BS43:.BT44])" office:value-type="float" office:value="1.68092454053215" calcext:value-type="float">
            <text:p>1.68092454053215</text:p>
          </table:table-cell>
          <table:table-cell table:style-name="ce7"/>
          <table:table-cell table:style-name="ce7" table:formula="of:=MAX([.BU43:.BV44])" office:value-type="float" office:value="1.08954240810502" calcext:value-type="float">
            <text:p>1.08954240810502</text:p>
          </table:table-cell>
          <table:table-cell table:style-name="ce7"/>
          <table:table-cell table:style-name="ce7" table:formula="of:=MAX([.BW43:.BX44])" office:value-type="float" office:value="0.624697060677983" calcext:value-type="float">
            <text:p>0.624697060677983</text:p>
          </table:table-cell>
          <table:table-cell table:style-name="ce7"/>
          <table:table-cell table:style-name="ce7" table:formula="of:=MAX([.BY43:.BZ44])" office:value-type="float" office:value="1.46110281764794" calcext:value-type="float">
            <text:p>1.46110281764794</text:p>
          </table:table-cell>
          <table:table-cell table:style-name="ce7"/>
          <table:table-cell table:style-name="ce7" table:formula="of:=MAX([.CA43:.CB44])" office:value-type="float" office:value="1.55494785314898" calcext:value-type="float">
            <text:p>1.55494785314898</text:p>
          </table:table-cell>
          <table:table-cell table:style-name="ce7"/>
          <table:table-cell table:style-name="ce7" table:formula="of:=MAX([.CC43:.CD44])" office:value-type="float" office:value="6.73892057585358" calcext:value-type="float">
            <text:p>6.73892057585358</text:p>
          </table:table-cell>
          <table:table-cell table:style-name="ce7"/>
          <table:table-cell table:style-name="ce7" table:formula="of:=MAX([.CE43:.CF44])" office:value-type="float" office:value="7.84501234193175" calcext:value-type="float">
            <text:p>7.84501234193175</text:p>
          </table:table-cell>
          <table:table-cell table:style-name="ce7"/>
          <table:table-cell table:style-name="ce7" table:formula="of:=MAX([.CG43:.CH44])" office:value-type="float" office:value="0.310356165820273" calcext:value-type="float">
            <text:p>0.310356165820273</text:p>
          </table:table-cell>
          <table:table-cell table:style-name="ce7"/>
          <table:table-cell table:style-name="ce7" table:formula="of:=MAX([.CI43:.CJ44])" office:value-type="float" office:value="0" calcext:value-type="float">
            <text:p>0</text:p>
          </table:table-cell>
          <table:table-cell table:style-name="ce7"/>
          <table:table-cell table:style-name="ce7" table:formula="of:=MAX([.CK43:.CL44])" office:value-type="float" office:value="0" calcext:value-type="float">
            <text:p>0</text:p>
          </table:table-cell>
          <table:table-cell table:number-columns-repeated="2"/>
          <table:table-cell office:value-type="float" office:value="0.506507390734882" calcext:value-type="float">
            <text:p>0.506507390734882</text:p>
          </table:table-cell>
          <table:table-cell/>
          <table:table-cell office:value-type="float" office:value="0.812795379856488" calcext:value-type="float">
            <text:p>0.812795379856488</text:p>
          </table:table-cell>
          <table:table-cell/>
          <table:table-cell office:value-type="float" office:value="0.525609899268912" calcext:value-type="float">
            <text:p>0.525609899268912</text:p>
          </table:table-cell>
          <table:table-cell/>
          <table:table-cell office:value-type="float" office:value="0.0310092820589625" calcext:value-type="float">
            <text:p>0.031009282058963</text:p>
          </table:table-cell>
          <table:table-cell/>
          <table:table-cell office:value-type="float" office:value="0.24762234409151" calcext:value-type="float">
            <text:p>0.24762234409151</text:p>
          </table:table-cell>
          <table:table-cell/>
          <table:table-cell office:value-type="float" office:value="0.672046164528274" calcext:value-type="float">
            <text:p>0.672046164528274</text:p>
          </table:table-cell>
          <table:table-cell/>
          <table:table-cell office:value-type="float" office:value="0.616244021626318" calcext:value-type="float">
            <text:p>0.616244021626318</text:p>
          </table:table-cell>
          <table:table-cell/>
          <table:table-cell office:value-type="float" office:value="0.717418228604588" calcext:value-type="float">
            <text:p>0.717418228604588</text:p>
          </table:table-cell>
          <table:table-cell/>
          <table:table-cell office:value-type="float" office:value="0.823262817333547" calcext:value-type="float">
            <text:p>0.823262817333547</text:p>
          </table:table-cell>
          <table:table-cell/>
          <table:table-cell office:value-type="float" office:value="0.0300533959504824" calcext:value-type="float">
            <text:p>0.030053395950482</text:p>
          </table:table-cell>
          <table:table-cell/>
          <table:table-cell office:value-type="float" office:value="0.361613308922035" calcext:value-type="float">
            <text:p>0.361613308922035</text:p>
          </table:table-cell>
          <table:table-cell/>
          <table:table-cell office:value-type="float" office:value="0.614981842506982" calcext:value-type="float">
            <text:p>0.614981842506982</text:p>
          </table:table-cell>
          <table:table-cell/>
          <table:table-cell office:value-type="float" office:value="0.608811161573383" calcext:value-type="float">
            <text:p>0.608811161573383</text:p>
          </table:table-cell>
          <table:table-cell table:number-columns-repeated="882"/>
        </table:table-row>
        <table:table-row table:style-name="ro1">
          <table:table-cell table:number-columns-repeated="33"/>
          <table:table-cell table:style-name="ce4" table:number-matrix-columns-spanned="1" table:number-matrix-rows-spanned="1" table:formula="of:=MAX(0;SUM([.A14:.C16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B14:.D16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C14:.E16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D14:.F16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E14:.G16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F14:.H16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G14:.I16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H14:.J16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I14:.K16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J14:.L16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K14:.M16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L14:.N16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M14:.O16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N14:.P16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O14:.Q16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P14:.R16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Q14:.S16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R14:.T16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S14:.U16]*[.$AD$38:.$AF$40]))" office:value-type="float" office:value="0.199999988079072" calcext:value-type="float">
            <text:p>0.199999988079072</text:p>
          </table:table-cell>
          <table:table-cell table:style-name="ce4" table:number-matrix-columns-spanned="1" table:number-matrix-rows-spanned="1" table:formula="of:=MAX(0;SUM([.T14:.V16]*[.$AD$38:.$AF$40]))" office:value-type="float" office:value="2.78823545575142" calcext:value-type="float">
            <text:p>2.78823545575142</text:p>
          </table:table-cell>
          <table:table-cell table:style-name="ce4" table:number-matrix-columns-spanned="1" table:number-matrix-rows-spanned="1" table:formula="of:=MAX(0;SUM([.U14:.W16]*[.$AD$38:.$AF$40]))" office:value-type="float" office:value="2.78823548555374" calcext:value-type="float">
            <text:p>2.78823548555374</text:p>
          </table:table-cell>
          <table:table-cell table:style-name="ce4" table:number-matrix-columns-spanned="1" table:number-matrix-rows-spanned="1" table:formula="of:=MAX(0;SUM([.V14:.X16]*[.$AD$38:.$AF$40]))" office:value-type="float" office:value="0.200000017881393" calcext:value-type="float">
            <text:p>0.200000017881393</text:p>
          </table:table-cell>
          <table:table-cell table:style-name="ce4" table:number-matrix-columns-spanned="1" table:number-matrix-rows-spanned="1" table:formula="of:=MAX(0;SUM([.W14:.Y16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X14:.Z16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Y14:.AA16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Z14:.AB16]*[.$AD$38:.$AF$40]))" office:value-type="float" office:value="0" calcext:value-type="float">
            <text:p>0</text:p>
          </table:table-cell>
          <table:table-cell/>
          <table:table-cell office:value-type="float" office:value="0.234498833036282" calcext:value-type="float">
            <text:p>0.234498833036282</text:p>
          </table:table-cell>
          <table:table-cell office:value-type="float" office:value="0.158184714645172" calcext:value-type="float">
            <text:p>0.158184714645172</text:p>
          </table:table-cell>
          <table:table-cell office:value-type="float" office:value="0.837024368633402" calcext:value-type="float">
            <text:p>0.837024368633402</text:p>
          </table:table-cell>
          <table:table-cell/>
          <table:table-cell table:style-name="ce5" table:number-matrix-columns-spanned="1" table:number-matrix-rows-spanned="1" table:formula="of:=MAX(0;SUM([.AH14:.AJ16]*[.$BI$38:.$BK$40])+SUM([.AH43:.AJ45]*[.$BI$42:.$BK$44]))" office:value-type="float" office:value="0.418696504642046" calcext:value-type="float">
            <text:p>0.418696504642046</text:p>
          </table:table-cell>
          <table:table-cell table:style-name="ce5" table:number-matrix-columns-spanned="1" table:number-matrix-rows-spanned="1" table:formula="of:=MAX(0;SUM([.AI14:.AK16]*[.$BI$38:.$BK$40])+SUM([.AI43:.AK45]*[.$BI$42:.$BK$44]))" office:value-type="float" office:value="0.544326840628837" calcext:value-type="float">
            <text:p>0.544326840628837</text:p>
          </table:table-cell>
          <table:table-cell table:style-name="ce5" table:number-matrix-columns-spanned="1" table:number-matrix-rows-spanned="1" table:formula="of:=MAX(0;SUM([.AJ14:.AL16]*[.$BI$38:.$BK$40])+SUM([.AJ43:.AL45]*[.$BI$42:.$BK$44]))" office:value-type="float" office:value="0.29928030865223" calcext:value-type="float">
            <text:p>0.29928030865223</text:p>
          </table:table-cell>
          <table:table-cell table:style-name="ce5" table:number-matrix-columns-spanned="1" table:number-matrix-rows-spanned="1" table:formula="of:=MAX(0;SUM([.AK14:.AM16]*[.$BI$38:.$BK$40])+SUM([.AK43:.AM45]*[.$BI$42:.$BK$44]))" office:value-type="float" office:value="0.284290714808996" calcext:value-type="float">
            <text:p>0.284290714808996</text:p>
          </table:table-cell>
          <table:table-cell table:style-name="ce5" table:number-matrix-columns-spanned="1" table:number-matrix-rows-spanned="1" table:formula="of:=MAX(0;SUM([.AL14:.AN16]*[.$BI$38:.$BK$40])+SUM([.AL43:.AN45]*[.$BI$42:.$BK$44]))" office:value-type="float" office:value="0.0413627618039591" calcext:value-type="float">
            <text:p>0.041362761803959</text:p>
          </table:table-cell>
          <table:table-cell table:style-name="ce5" table:number-matrix-columns-spanned="1" table:number-matrix-rows-spanned="1" table:formula="of:=MAX(0;SUM([.AM14:.AO16]*[.$BI$38:.$BK$40])+SUM([.AM43:.AO45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N14:.AP16]*[.$BI$38:.$BK$40])+SUM([.AN43:.AP45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O14:.AQ16]*[.$BI$38:.$BK$40])+SUM([.AO43:.AQ45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P14:.AR16]*[.$BI$38:.$BK$40])+SUM([.AP43:.AR45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Q14:.AS16]*[.$BI$38:.$BK$40])+SUM([.AQ43:.AS45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R14:.AT16]*[.$BI$38:.$BK$40])+SUM([.AR43:.AT45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S14:.AU16]*[.$BI$38:.$BK$40])+SUM([.AS43:.AU45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T14:.AV16]*[.$BI$38:.$BK$40])+SUM([.AT43:.AV45]*[.$BI$42:.$BK$44]))" office:value-type="float" office:value="0.0581345219601468" calcext:value-type="float">
            <text:p>0.058134521960147</text:p>
          </table:table-cell>
          <table:table-cell table:style-name="ce5" table:number-matrix-columns-spanned="1" table:number-matrix-rows-spanned="1" table:formula="of:=MAX(0;SUM([.AU14:.AW16]*[.$BI$38:.$BK$40])+SUM([.AU43:.AW45]*[.$BI$42:.$BK$44]))" office:value-type="float" office:value="0.313049331449762" calcext:value-type="float">
            <text:p>0.313049331449762</text:p>
          </table:table-cell>
          <table:table-cell table:style-name="ce5" table:number-matrix-columns-spanned="1" table:number-matrix-rows-spanned="1" table:formula="of:=MAX(0;SUM([.AV14:.AX16]*[.$BI$38:.$BK$40])+SUM([.AV43:.AX45]*[.$BI$42:.$BK$44]))" office:value-type="float" office:value="0.452496827098024" calcext:value-type="float">
            <text:p>0.452496827098024</text:p>
          </table:table-cell>
          <table:table-cell table:style-name="ce5" table:number-matrix-columns-spanned="1" table:number-matrix-rows-spanned="1" table:formula="of:=MAX(0;SUM([.AW14:.AY16]*[.$BI$38:.$BK$40])+SUM([.AW43:.AY45]*[.$BI$42:.$BK$44]))" office:value-type="float" office:value="0.420962581966358" calcext:value-type="float">
            <text:p>0.420962581966358</text:p>
          </table:table-cell>
          <table:table-cell table:style-name="ce5" table:number-matrix-columns-spanned="1" table:number-matrix-rows-spanned="1" table:formula="of:=MAX(0;SUM([.AX14:.AZ16]*[.$BI$38:.$BK$40])+SUM([.AX43:.AZ45]*[.$BI$42:.$BK$44]))" office:value-type="float" office:value="0.848654314019841" calcext:value-type="float">
            <text:p>0.848654314019841</text:p>
          </table:table-cell>
          <table:table-cell table:style-name="ce5" table:number-matrix-columns-spanned="1" table:number-matrix-rows-spanned="1" table:formula="of:=MAX(0;SUM([.AY14:.BA16]*[.$BI$38:.$BK$40])+SUM([.AY43:.BA45]*[.$BI$42:.$BK$44]))" office:value-type="float" office:value="5.34454943752401" calcext:value-type="float">
            <text:p>5.34454943752401</text:p>
          </table:table-cell>
          <table:table-cell table:style-name="ce5" table:number-matrix-columns-spanned="1" table:number-matrix-rows-spanned="1" table:formula="of:=MAX(0;SUM([.AZ14:.BB16]*[.$BI$38:.$BK$40])+SUM([.AZ43:.BB45]*[.$BI$42:.$BK$44]))" office:value-type="float" office:value="7.84501234193175" calcext:value-type="float">
            <text:p>7.84501234193175</text:p>
          </table:table-cell>
          <table:table-cell table:style-name="ce5" table:number-matrix-columns-spanned="1" table:number-matrix-rows-spanned="1" table:formula="of:=MAX(0;SUM([.BA14:.BC16]*[.$BI$38:.$BK$40])+SUM([.BA43:.BC45]*[.$BI$42:.$BK$44]))" office:value-type="float" office:value="3.41597489892772" calcext:value-type="float">
            <text:p>3.41597489892772</text:p>
          </table:table-cell>
          <table:table-cell table:style-name="ce5" table:number-matrix-columns-spanned="1" table:number-matrix-rows-spanned="1" table:formula="of:=MAX(0;SUM([.BB14:.BD16]*[.$BI$38:.$BK$40])+SUM([.BB43:.BD45]*[.$BI$42:.$BK$44]))" office:value-type="float" office:value="0.310356165820273" calcext:value-type="float">
            <text:p>0.310356165820273</text:p>
          </table:table-cell>
          <table:table-cell table:style-name="ce5" table:number-matrix-columns-spanned="1" table:number-matrix-rows-spanned="1" table:formula="of:=MAX(0;SUM([.BC14:.BE16]*[.$BI$38:.$BK$40])+SUM([.BC43:.BE45]*[.$BI$42:.$BK$44]))" office:value-type="float" office:value="0.092756497692699" calcext:value-type="float">
            <text:p>0.092756497692699</text:p>
          </table:table-cell>
          <table:table-cell table:style-name="ce5" table:number-matrix-columns-spanned="1" table:number-matrix-rows-spanned="1" table:formula="of:=MAX(0;SUM([.BD14:.BF16]*[.$BI$38:.$BK$40])+SUM([.BD43:.BF45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E14:.BG16]*[.$BI$38:.$BK$40])+SUM([.BE43:.BG45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F14:.BH16]*[.$BI$38:.$BK$40])+SUM([.BF43:.BH45]*[.$BI$42:.$BK$44]))" office:value-type="float" office:value="0" calcext:value-type="float">
            <text:p>0</text:p>
          </table:table-cell>
          <table:table-cell/>
          <table:table-cell table:style-name="ce7" table:number-columns-repeated="25"/>
          <table:table-cell table:number-columns-repeated="909"/>
        </table:table-row>
        <table:table-row table:style-name="ro1">
          <table:table-cell table:number-columns-repeated="33"/>
          <table:table-cell table:style-name="ce4" table:number-matrix-columns-spanned="1" table:number-matrix-rows-spanned="1" table:formula="of:=MAX(0;SUM([.A15:.C17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B15:.D17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C15:.E17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D15:.F17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E15:.G17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F15:.H17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G15:.I17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H15:.J17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I15:.K17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J15:.L17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K15:.M17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L15:.N17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M15:.O17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N15:.P17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O15:.Q17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P15:.R17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Q15:.S17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R15:.T17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S15:.U17]*[.$AD$38:.$AF$40]))" office:value-type="float" office:value="0.121568620204926" calcext:value-type="float">
            <text:p>0.121568620204926</text:p>
          </table:table-cell>
          <table:table-cell table:style-name="ce4" table:number-matrix-columns-spanned="1" table:number-matrix-rows-spanned="1" table:formula="of:=MAX(0;SUM([.T15:.V17]*[.$AD$38:.$AF$40]))" office:value-type="float" office:value="1.84705892205238" calcext:value-type="float">
            <text:p>1.84705892205238</text:p>
          </table:table-cell>
          <table:table-cell table:style-name="ce4" table:number-matrix-columns-spanned="1" table:number-matrix-rows-spanned="1" table:formula="of:=MAX(0;SUM([.U15:.W17]*[.$AD$38:.$AF$40]))" office:value-type="float" office:value="2.86666685342789" calcext:value-type="float">
            <text:p>2.86666685342789</text:p>
          </table:table-cell>
          <table:table-cell table:style-name="ce4" table:number-matrix-columns-spanned="1" table:number-matrix-rows-spanned="1" table:formula="of:=MAX(0;SUM([.V15:.X17]*[.$AD$38:.$AF$40]))" office:value-type="float" office:value="1.14117655158043" calcext:value-type="float">
            <text:p>1.14117655158043</text:p>
          </table:table-cell>
          <table:table-cell table:style-name="ce4" table:number-matrix-columns-spanned="1" table:number-matrix-rows-spanned="1" table:formula="of:=MAX(0;SUM([.W15:.Y17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X15:.Z17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Y15:.AA17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Z15:.AB17]*[.$AD$38:.$AF$40]))" office:value-type="float" office:value="0" calcext:value-type="float">
            <text:p>0</text:p>
          </table:table-cell>
          <table:table-cell table:number-columns-repeated="5"/>
          <table:table-cell table:style-name="ce5" table:number-matrix-columns-spanned="1" table:number-matrix-rows-spanned="1" table:formula="of:=MAX(0;SUM([.AH15:.AJ17]*[.$BI$38:.$BK$40])+SUM([.AH44:.AJ46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I15:.AK17]*[.$BI$38:.$BK$40])+SUM([.AI44:.AK46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J15:.AL17]*[.$BI$38:.$BK$40])+SUM([.AJ44:.AL46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K15:.AM17]*[.$BI$38:.$BK$40])+SUM([.AK44:.AM46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L15:.AN17]*[.$BI$38:.$BK$40])+SUM([.AL44:.AN46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M15:.AO17]*[.$BI$38:.$BK$40])+SUM([.AM44:.AO46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N15:.AP17]*[.$BI$38:.$BK$40])+SUM([.AN44:.AP46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O15:.AQ17]*[.$BI$38:.$BK$40])+SUM([.AO44:.AQ46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P15:.AR17]*[.$BI$38:.$BK$40])+SUM([.AP44:.AR46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Q15:.AS17]*[.$BI$38:.$BK$40])+SUM([.AQ44:.AS46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R15:.AT17]*[.$BI$38:.$BK$40])+SUM([.AR44:.AT46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S15:.AU17]*[.$BI$38:.$BK$40])+SUM([.AS44:.AU46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T15:.AV17]*[.$BI$38:.$BK$40])+SUM([.AT44:.AV46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U15:.AW17]*[.$BI$38:.$BK$40])+SUM([.AU44:.AW46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V15:.AX17]*[.$BI$38:.$BK$40])+SUM([.AV44:.AX46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W15:.AY17]*[.$BI$38:.$BK$40])+SUM([.AW44:.AY46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X15:.AZ17]*[.$BI$38:.$BK$40])+SUM([.AX44:.AZ46]*[.$BI$42:.$BK$44]))" office:value-type="float" office:value="0.247254337830078" calcext:value-type="float">
            <text:p>0.247254337830078</text:p>
          </table:table-cell>
          <table:table-cell table:style-name="ce5" table:number-matrix-columns-spanned="1" table:number-matrix-rows-spanned="1" table:formula="of:=MAX(0;SUM([.AY15:.BA17]*[.$BI$38:.$BK$40])+SUM([.AY44:.BA46]*[.$BI$42:.$BK$44]))" office:value-type="float" office:value="4.09113338156313" calcext:value-type="float">
            <text:p>4.09113338156313</text:p>
          </table:table-cell>
          <table:table-cell table:style-name="ce5" table:number-matrix-columns-spanned="1" table:number-matrix-rows-spanned="1" table:formula="of:=MAX(0;SUM([.AZ15:.BB17]*[.$BI$38:.$BK$40])+SUM([.AZ44:.BB46]*[.$BI$42:.$BK$44]))" office:value-type="float" office:value="7.43965139662686" calcext:value-type="float">
            <text:p>7.43965139662686</text:p>
          </table:table-cell>
          <table:table-cell table:style-name="ce5" table:number-matrix-columns-spanned="1" table:number-matrix-rows-spanned="1" table:formula="of:=MAX(0;SUM([.BA15:.BC17]*[.$BI$38:.$BK$40])+SUM([.BA44:.BC46]*[.$BI$42:.$BK$44]))" office:value-type="float" office:value="5.19591133141687" calcext:value-type="float">
            <text:p>5.19591133141687</text:p>
          </table:table-cell>
          <table:table-cell table:style-name="ce5" table:number-matrix-columns-spanned="1" table:number-matrix-rows-spanned="1" table:formula="of:=MAX(0;SUM([.BB15:.BD17]*[.$BI$38:.$BK$40])+SUM([.BB44:.BD46]*[.$BI$42:.$BK$44]))" office:value-type="float" office:value="1.15856430707874" calcext:value-type="float">
            <text:p>1.15856430707874</text:p>
          </table:table-cell>
          <table:table-cell table:style-name="ce5" table:number-matrix-columns-spanned="1" table:number-matrix-rows-spanned="1" table:formula="of:=MAX(0;SUM([.BC15:.BE17]*[.$BI$38:.$BK$40])+SUM([.BC44:.BE46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D15:.BF17]*[.$BI$38:.$BK$40])+SUM([.BD44:.BF46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E15:.BG17]*[.$BI$38:.$BK$40])+SUM([.BE44:.BG46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F15:.BH17]*[.$BI$38:.$BK$40])+SUM([.BF44:.BH46]*[.$BI$42:.$BK$44]))" office:value-type="float" office:value="0" calcext:value-type="float">
            <text:p>0</text:p>
          </table:table-cell>
          <table:table-cell/>
          <table:table-cell table:style-name="ce7" table:formula="of:=MAX([.BM45:.BN46])" office:value-type="float" office:value="0" calcext:value-type="float">
            <text:p>0</text:p>
          </table:table-cell>
          <table:table-cell table:style-name="ce7"/>
          <table:table-cell table:style-name="ce7" table:formula="of:=MAX([.BO45:.BP46])" office:value-type="float" office:value="0" calcext:value-type="float">
            <text:p>0</text:p>
          </table:table-cell>
          <table:table-cell table:style-name="ce7"/>
          <table:table-cell table:style-name="ce7" table:formula="of:=MAX([.BQ45:.BR46])" office:value-type="float" office:value="0" calcext:value-type="float">
            <text:p>0</text:p>
          </table:table-cell>
          <table:table-cell table:style-name="ce7"/>
          <table:table-cell table:style-name="ce7" table:formula="of:=MAX([.BS45:.BT46])" office:value-type="float" office:value="0" calcext:value-type="float">
            <text:p>0</text:p>
          </table:table-cell>
          <table:table-cell table:style-name="ce7"/>
          <table:table-cell table:style-name="ce7" table:formula="of:=MAX([.BU45:.BV46])" office:value-type="float" office:value="0" calcext:value-type="float">
            <text:p>0</text:p>
          </table:table-cell>
          <table:table-cell table:style-name="ce7"/>
          <table:table-cell table:style-name="ce7" table:formula="of:=MAX([.BW45:.BX46])" office:value-type="float" office:value="0.207652008330061" calcext:value-type="float">
            <text:p>0.207652008330061</text:p>
          </table:table-cell>
          <table:table-cell table:style-name="ce7"/>
          <table:table-cell table:style-name="ce7" table:formula="of:=MAX([.BY45:.BZ46])" office:value-type="float" office:value="1.61577126838563" calcext:value-type="float">
            <text:p>1.61577126838563</text:p>
          </table:table-cell>
          <table:table-cell table:style-name="ce7"/>
          <table:table-cell table:style-name="ce7" table:formula="of:=MAX([.CA45:.CB46])" office:value-type="float" office:value="1.00998335560526" calcext:value-type="float">
            <text:p>1.00998335560526</text:p>
          </table:table-cell>
          <table:table-cell table:style-name="ce7"/>
          <table:table-cell table:style-name="ce7" table:formula="of:=MAX([.CC45:.CD46])" office:value-type="float" office:value="4.09113338156313" calcext:value-type="float">
            <text:p>4.09113338156313</text:p>
          </table:table-cell>
          <table:table-cell table:style-name="ce7"/>
          <table:table-cell table:style-name="ce7" table:formula="of:=MAX([.CE45:.CF46])" office:value-type="float" office:value="7.50377287356583" calcext:value-type="float">
            <text:p>7.50377287356583</text:p>
          </table:table-cell>
          <table:table-cell table:style-name="ce7"/>
          <table:table-cell table:style-name="ce7" table:formula="of:=MAX([.CG45:.CH46])" office:value-type="float" office:value="1.32373051772602" calcext:value-type="float">
            <text:p>1.32373051772602</text:p>
          </table:table-cell>
          <table:table-cell table:style-name="ce7"/>
          <table:table-cell table:style-name="ce7" table:formula="of:=MAX([.CI45:.CJ46])" office:value-type="float" office:value="0" calcext:value-type="float">
            <text:p>0</text:p>
          </table:table-cell>
          <table:table-cell table:style-name="ce7"/>
          <table:table-cell table:style-name="ce7" table:formula="of:=MAX([.CK45:.CL46])" office:value-type="float" office:value="0" calcext:value-type="float">
            <text:p>0</text:p>
          </table:table-cell>
          <table:table-cell table:number-columns-repeated="2"/>
          <table:table-cell office:value-type="float" office:value="0.950675527740899" calcext:value-type="float">
            <text:p>0.950675527740899</text:p>
          </table:table-cell>
          <table:table-cell/>
          <table:table-cell office:value-type="float" office:value="0.816090608666015" calcext:value-type="float">
            <text:p>0.816090608666015</text:p>
          </table:table-cell>
          <table:table-cell/>
          <table:table-cell office:value-type="float" office:value="0.62983613370886" calcext:value-type="float">
            <text:p>0.62983613370886</text:p>
          </table:table-cell>
          <table:table-cell/>
          <table:table-cell office:value-type="float" office:value="0.246834002294929" calcext:value-type="float">
            <text:p>0.246834002294929</text:p>
          </table:table-cell>
          <table:table-cell/>
          <table:table-cell office:value-type="float" office:value="0.986314165138849" calcext:value-type="float">
            <text:p>0.986314165138849</text:p>
          </table:table-cell>
          <table:table-cell/>
          <table:table-cell office:value-type="float" office:value="0.35243728132568" calcext:value-type="float">
            <text:p>0.35243728132568</text:p>
          </table:table-cell>
          <table:table-cell/>
          <table:table-cell office:value-type="float" office:value="0.971539601076218" calcext:value-type="float">
            <text:p>0.971539601076218</text:p>
          </table:table-cell>
          <table:table-cell/>
          <table:table-cell office:value-type="float" office:value="0.994900266658249" calcext:value-type="float">
            <text:p>0.994900266658249</text:p>
          </table:table-cell>
          <table:table-cell/>
          <table:table-cell office:value-type="float" office:value="0.00367158111845123" calcext:value-type="float">
            <text:p>0.003671581118451</text:p>
          </table:table-cell>
          <table:table-cell/>
          <table:table-cell office:value-type="float" office:value="0.203539613514286" calcext:value-type="float">
            <text:p>0.203539613514286</text:p>
          </table:table-cell>
          <table:table-cell/>
          <table:table-cell office:value-type="float" office:value="0.721258988056806" calcext:value-type="float">
            <text:p>0.721258988056806</text:p>
          </table:table-cell>
          <table:table-cell/>
          <table:table-cell office:value-type="float" office:value="0.223484843035508" calcext:value-type="float">
            <text:p>0.223484843035508</text:p>
          </table:table-cell>
          <table:table-cell/>
          <table:table-cell office:value-type="float" office:value="0.866785372019066" calcext:value-type="float">
            <text:p>0.866785372019066</text:p>
          </table:table-cell>
          <table:table-cell table:number-columns-repeated="882"/>
        </table:table-row>
        <table:table-row table:style-name="ro1">
          <table:table-cell table:number-columns-repeated="33"/>
          <table:table-cell table:style-name="ce4" table:number-matrix-columns-spanned="1" table:number-matrix-rows-spanned="1" table:formula="of:=MAX(0;SUM([.A16:.C18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B16:.D18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C16:.E18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D16:.F18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E16:.G18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F16:.H18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G16:.I18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H16:.J18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I16:.K18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J16:.L18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K16:.M18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L16:.N18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M16:.O18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N16:.P18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O16:.Q18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P16:.R18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Q16:.S18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R16:.T18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S16:.U18]*[.$AD$38:.$AF$40]))" office:value-type="float" office:value="0.04313725233078" calcext:value-type="float">
            <text:p>0.04313725233078</text:p>
          </table:table-cell>
          <table:table-cell table:style-name="ce4" table:number-matrix-columns-spanned="1" table:number-matrix-rows-spanned="1" table:formula="of:=MAX(0;SUM([.T16:.V18]*[.$AD$38:.$AF$40]))" office:value-type="float" office:value="1.29019615054131" calcext:value-type="float">
            <text:p>1.29019615054131</text:p>
          </table:table-cell>
          <table:table-cell table:style-name="ce4" table:number-matrix-columns-spanned="1" table:number-matrix-rows-spanned="1" table:formula="of:=MAX(0;SUM([.U16:.W18]*[.$AD$38:.$AF$40]))" office:value-type="float" office:value="2.94509822130203" calcext:value-type="float">
            <text:p>2.94509822130203</text:p>
          </table:table-cell>
          <table:table-cell table:style-name="ce4" table:number-matrix-columns-spanned="1" table:number-matrix-rows-spanned="1" table:formula="of:=MAX(0;SUM([.V16:.X18]*[.$AD$38:.$AF$40]))" office:value-type="float" office:value="1.69803932309151" calcext:value-type="float">
            <text:p>1.69803932309151</text:p>
          </table:table-cell>
          <table:table-cell table:style-name="ce4" table:number-matrix-columns-spanned="1" table:number-matrix-rows-spanned="1" table:formula="of:=MAX(0;SUM([.W16:.Y18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X16:.Z18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Y16:.AA18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Z16:.AB18]*[.$AD$38:.$AF$40]))" office:value-type="float" office:value="0" calcext:value-type="float">
            <text:p>0</text:p>
          </table:table-cell>
          <table:table-cell table:number-columns-repeated="5"/>
          <table:table-cell table:style-name="ce5" table:number-matrix-columns-spanned="1" table:number-matrix-rows-spanned="1" table:formula="of:=MAX(0;SUM([.AH16:.AJ18]*[.$BI$38:.$BK$40])+SUM([.AH45:.AJ47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I16:.AK18]*[.$BI$38:.$BK$40])+SUM([.AI45:.AK47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J16:.AL18]*[.$BI$38:.$BK$40])+SUM([.AJ45:.AL47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K16:.AM18]*[.$BI$38:.$BK$40])+SUM([.AK45:.AM47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L16:.AN18]*[.$BI$38:.$BK$40])+SUM([.AL45:.AN47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M16:.AO18]*[.$BI$38:.$BK$40])+SUM([.AM45:.AO47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N16:.AP18]*[.$BI$38:.$BK$40])+SUM([.AN45:.AP47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O16:.AQ18]*[.$BI$38:.$BK$40])+SUM([.AO45:.AQ47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P16:.AR18]*[.$BI$38:.$BK$40])+SUM([.AP45:.AR47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Q16:.AS18]*[.$BI$38:.$BK$40])+SUM([.AQ45:.AS47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R16:.AT18]*[.$BI$38:.$BK$40])+SUM([.AR45:.AT47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S16:.AU18]*[.$BI$38:.$BK$40])+SUM([.AS45:.AU47]*[.$BI$42:.$BK$44]))" office:value-type="float" office:value="0.207652008330061" calcext:value-type="float">
            <text:p>0.207652008330061</text:p>
          </table:table-cell>
          <table:table-cell table:style-name="ce5" table:number-matrix-columns-spanned="1" table:number-matrix-rows-spanned="1" table:formula="of:=MAX(0;SUM([.AT16:.AV18]*[.$BI$38:.$BK$40])+SUM([.AT45:.AV47]*[.$BI$42:.$BK$44]))" office:value-type="float" office:value="1.04662331231825" calcext:value-type="float">
            <text:p>1.04662331231825</text:p>
          </table:table-cell>
          <table:table-cell table:style-name="ce5" table:number-matrix-columns-spanned="1" table:number-matrix-rows-spanned="1" table:formula="of:=MAX(0;SUM([.AU16:.AW18]*[.$BI$38:.$BK$40])+SUM([.AU45:.AW47]*[.$BI$42:.$BK$44]))" office:value-type="float" office:value="1.61577126838563" calcext:value-type="float">
            <text:p>1.61577126838563</text:p>
          </table:table-cell>
          <table:table-cell table:style-name="ce5" table:number-matrix-columns-spanned="1" table:number-matrix-rows-spanned="1" table:formula="of:=MAX(0;SUM([.AV16:.AX18]*[.$BI$38:.$BK$40])+SUM([.AV45:.AX47]*[.$BI$42:.$BK$44]))" office:value-type="float" office:value="1.00998335560526" calcext:value-type="float">
            <text:p>1.00998335560526</text:p>
          </table:table-cell>
          <table:table-cell table:style-name="ce5" table:number-matrix-columns-spanned="1" table:number-matrix-rows-spanned="1" table:formula="of:=MAX(0;SUM([.AW16:.AY18]*[.$BI$38:.$BK$40])+SUM([.AW45:.AY47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X16:.AZ18]*[.$BI$38:.$BK$40])+SUM([.AX45:.AZ47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Y16:.BA18]*[.$BI$38:.$BK$40])+SUM([.AY45:.BA47]*[.$BI$42:.$BK$44]))" office:value-type="float" office:value="2.40213982270076" calcext:value-type="float">
            <text:p>2.40213982270076</text:p>
          </table:table-cell>
          <table:table-cell table:style-name="ce5" table:number-matrix-columns-spanned="1" table:number-matrix-rows-spanned="1" table:formula="of:=MAX(0;SUM([.AZ16:.BB18]*[.$BI$38:.$BK$40])+SUM([.AZ45:.BB47]*[.$BI$42:.$BK$44]))" office:value-type="float" office:value="7.50377287356583" calcext:value-type="float">
            <text:p>7.50377287356583</text:p>
          </table:table-cell>
          <table:table-cell table:style-name="ce5" table:number-matrix-columns-spanned="1" table:number-matrix-rows-spanned="1" table:formula="of:=MAX(0;SUM([.BA16:.BC18]*[.$BI$38:.$BK$40])+SUM([.BA45:.BC47]*[.$BI$42:.$BK$44]))" office:value-type="float" office:value="6.11451412086803" calcext:value-type="float">
            <text:p>6.11451412086803</text:p>
          </table:table-cell>
          <table:table-cell table:style-name="ce5" table:number-matrix-columns-spanned="1" table:number-matrix-rows-spanned="1" table:formula="of:=MAX(0;SUM([.BB16:.BD18]*[.$BI$38:.$BK$40])+SUM([.BB45:.BD47]*[.$BI$42:.$BK$44]))" office:value-type="float" office:value="1.32373051772602" calcext:value-type="float">
            <text:p>1.32373051772602</text:p>
          </table:table-cell>
          <table:table-cell table:style-name="ce5" table:number-matrix-columns-spanned="1" table:number-matrix-rows-spanned="1" table:formula="of:=MAX(0;SUM([.BC16:.BE18]*[.$BI$38:.$BK$40])+SUM([.BC45:.BE47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D16:.BF18]*[.$BI$38:.$BK$40])+SUM([.BD45:.BF47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E16:.BG18]*[.$BI$38:.$BK$40])+SUM([.BE45:.BG47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F16:.BH18]*[.$BI$38:.$BK$40])+SUM([.BF45:.BH47]*[.$BI$42:.$BK$44]))" office:value-type="float" office:value="0" calcext:value-type="float">
            <text:p>0</text:p>
          </table:table-cell>
          <table:table-cell/>
          <table:table-cell table:style-name="ce7" table:number-columns-repeated="25"/>
          <table:table-cell table:number-columns-repeated="909"/>
        </table:table-row>
        <table:table-row table:style-name="ro1">
          <table:table-cell table:number-columns-repeated="33"/>
          <table:table-cell table:style-name="ce4" table:number-matrix-columns-spanned="1" table:number-matrix-rows-spanned="1" table:formula="of:=MAX(0;SUM([.A17:.C19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B17:.D19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C17:.E19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D17:.F19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E17:.G19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F17:.H19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G17:.I19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H17:.J19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I17:.K19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J17:.L19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K17:.M19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L17:.N19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M17:.O19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N17:.P19]*[.$AD$38:.$AF$40]))" office:value-type="float" office:value="0.066666662693023" calcext:value-type="float">
            <text:p>0.066666662693023</text:p>
          </table:table-cell>
          <table:table-cell table:style-name="ce4" table:number-matrix-columns-spanned="1" table:number-matrix-rows-spanned="1" table:formula="of:=MAX(0;SUM([.O17:.Q19]*[.$AD$38:.$AF$40]))" office:value-type="float" office:value="0.415686339139938" calcext:value-type="float">
            <text:p>0.415686339139938</text:p>
          </table:table-cell>
          <table:table-cell table:style-name="ce4" table:number-matrix-columns-spanned="1" table:number-matrix-rows-spanned="1" table:formula="of:=MAX(0;SUM([.P17:.R19]*[.$AD$38:.$AF$40]))" office:value-type="float" office:value="0.439215749502182" calcext:value-type="float">
            <text:p>0.439215749502182</text:p>
          </table:table-cell>
          <table:table-cell table:style-name="ce4" table:number-matrix-columns-spanned="1" table:number-matrix-rows-spanned="1" table:formula="of:=MAX(0;SUM([.Q17:.S19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R17:.T19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S17:.U19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T17:.V19]*[.$AD$38:.$AF$40]))" office:value-type="float" office:value="1.0313726067543" calcext:value-type="float">
            <text:p>1.0313726067543</text:p>
          </table:table-cell>
          <table:table-cell table:style-name="ce4" table:number-matrix-columns-spanned="1" table:number-matrix-rows-spanned="1" table:formula="of:=MAX(0;SUM([.U17:.W19]*[.$AD$38:.$AF$40]))" office:value-type="float" office:value="2.98823547363281" calcext:value-type="float">
            <text:p>2.98823547363281</text:p>
          </table:table-cell>
          <table:table-cell table:style-name="ce4" table:number-matrix-columns-spanned="1" table:number-matrix-rows-spanned="1" table:formula="of:=MAX(0;SUM([.V17:.X19]*[.$AD$38:.$AF$40]))" office:value-type="float" office:value="1.95686286687851" calcext:value-type="float">
            <text:p>1.95686286687851</text:p>
          </table:table-cell>
          <table:table-cell table:style-name="ce4" table:number-matrix-columns-spanned="1" table:number-matrix-rows-spanned="1" table:formula="of:=MAX(0;SUM([.W17:.Y19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X17:.Z19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Y17:.AA19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Z17:.AB19]*[.$AD$38:.$AF$40]))" office:value-type="float" office:value="0" calcext:value-type="float">
            <text:p>0</text:p>
          </table:table-cell>
          <table:table-cell table:number-columns-repeated="5"/>
          <table:table-cell table:style-name="ce5" table:number-matrix-columns-spanned="1" table:number-matrix-rows-spanned="1" table:formula="of:=MAX(0;SUM([.AH17:.AJ19]*[.$BI$38:.$BK$40])+SUM([.AH46:.AJ48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I17:.AK19]*[.$BI$38:.$BK$40])+SUM([.AI46:.AK48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J17:.AL19]*[.$BI$38:.$BK$40])+SUM([.AJ46:.AL48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K17:.AM19]*[.$BI$38:.$BK$40])+SUM([.AK46:.AM48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L17:.AN19]*[.$BI$38:.$BK$40])+SUM([.AL46:.AN48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M17:.AO19]*[.$BI$38:.$BK$40])+SUM([.AM46:.AO48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N17:.AP19]*[.$BI$38:.$BK$40])+SUM([.AN46:.AP48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O17:.AQ19]*[.$BI$38:.$BK$40])+SUM([.AO46:.AQ48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P17:.AR19]*[.$BI$38:.$BK$40])+SUM([.AP46:.AR48]*[.$BI$42:.$BK$44]))" office:value-type="float" office:value="0.442577437298842" calcext:value-type="float">
            <text:p>0.442577437298842</text:p>
          </table:table-cell>
          <table:table-cell table:style-name="ce5" table:number-matrix-columns-spanned="1" table:number-matrix-rows-spanned="1" table:formula="of:=MAX(0;SUM([.AQ17:.AS19]*[.$BI$38:.$BK$40])+SUM([.AQ46:.AS48]*[.$BI$42:.$BK$44]))" office:value-type="float" office:value="1.82605752410428" calcext:value-type="float">
            <text:p>1.82605752410428</text:p>
          </table:table-cell>
          <table:table-cell table:style-name="ce5" table:number-matrix-columns-spanned="1" table:number-matrix-rows-spanned="1" table:formula="of:=MAX(0;SUM([.AR17:.AT19]*[.$BI$38:.$BK$40])+SUM([.AR46:.AT48]*[.$BI$42:.$BK$44]))" office:value-type="float" office:value="2.348133143957" calcext:value-type="float">
            <text:p>2.348133143957</text:p>
          </table:table-cell>
          <table:table-cell table:style-name="ce5" table:number-matrix-columns-spanned="1" table:number-matrix-rows-spanned="1" table:formula="of:=MAX(0;SUM([.AS17:.AU19]*[.$BI$38:.$BK$40])+SUM([.AS46:.AU48]*[.$BI$42:.$BK$44]))" office:value-type="float" office:value="1.46978082821922" calcext:value-type="float">
            <text:p>1.46978082821922</text:p>
          </table:table-cell>
          <table:table-cell table:style-name="ce5" table:number-matrix-columns-spanned="1" table:number-matrix-rows-spanned="1" table:formula="of:=MAX(0;SUM([.AT17:.AV19]*[.$BI$38:.$BK$40])+SUM([.AT46:.AV48]*[.$BI$42:.$BK$44]))" office:value-type="float" office:value="1.7927959999264" calcext:value-type="float">
            <text:p>1.7927959999264</text:p>
          </table:table-cell>
          <table:table-cell table:style-name="ce5" table:number-matrix-columns-spanned="1" table:number-matrix-rows-spanned="1" table:formula="of:=MAX(0;SUM([.AU17:.AW19]*[.$BI$38:.$BK$40])+SUM([.AU46:.AW48]*[.$BI$42:.$BK$44]))" office:value-type="float" office:value="1.96246563989411" calcext:value-type="float">
            <text:p>1.96246563989411</text:p>
          </table:table-cell>
          <table:table-cell table:style-name="ce5" table:number-matrix-columns-spanned="1" table:number-matrix-rows-spanned="1" table:formula="of:=MAX(0;SUM([.AV17:.AX19]*[.$BI$38:.$BK$40])+SUM([.AV46:.AX48]*[.$BI$42:.$BK$44]))" office:value-type="float" office:value="0.946058793490807" calcext:value-type="float">
            <text:p>0.946058793490807</text:p>
          </table:table-cell>
          <table:table-cell table:style-name="ce5" table:number-matrix-columns-spanned="1" table:number-matrix-rows-spanned="1" table:formula="of:=MAX(0;SUM([.AW17:.AY19]*[.$BI$38:.$BK$40])+SUM([.AW46:.AY48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X17:.AZ19]*[.$BI$38:.$BK$40])+SUM([.AX46:.AZ48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Y17:.BA19]*[.$BI$38:.$BK$40])+SUM([.AY46:.BA48]*[.$BI$42:.$BK$44]))" office:value-type="float" office:value="2.86926698308506" calcext:value-type="float">
            <text:p>2.86926698308506</text:p>
          </table:table-cell>
          <table:table-cell table:style-name="ce5" table:number-matrix-columns-spanned="1" table:number-matrix-rows-spanned="1" table:formula="of:=MAX(0;SUM([.AZ17:.BB19]*[.$BI$38:.$BK$40])+SUM([.AZ46:.BB48]*[.$BI$42:.$BK$44]))" office:value-type="float" office:value="7.58607352913124" calcext:value-type="float">
            <text:p>7.58607352913124</text:p>
          </table:table-cell>
          <table:table-cell table:style-name="ce5" table:number-matrix-columns-spanned="1" table:number-matrix-rows-spanned="1" table:formula="of:=MAX(0;SUM([.BA17:.BC19]*[.$BI$38:.$BK$40])+SUM([.BA46:.BC48]*[.$BI$42:.$BK$44]))" office:value-type="float" office:value="6.41331656858098" calcext:value-type="float">
            <text:p>6.41331656858098</text:p>
          </table:table-cell>
          <table:table-cell table:style-name="ce5" table:number-matrix-columns-spanned="1" table:number-matrix-rows-spanned="1" table:formula="of:=MAX(0;SUM([.BB17:.BD19]*[.$BI$38:.$BK$40])+SUM([.BB46:.BD48]*[.$BI$42:.$BK$44]))" office:value-type="float" office:value="1.79506986562449" calcext:value-type="float">
            <text:p>1.79506986562449</text:p>
          </table:table-cell>
          <table:table-cell table:style-name="ce5" table:number-matrix-columns-spanned="1" table:number-matrix-rows-spanned="1" table:formula="of:=MAX(0;SUM([.BC17:.BE19]*[.$BI$38:.$BK$40])+SUM([.BC46:.BE48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D17:.BF19]*[.$BI$38:.$BK$40])+SUM([.BD46:.BF48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E17:.BG19]*[.$BI$38:.$BK$40])+SUM([.BE46:.BG48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F17:.BH19]*[.$BI$38:.$BK$40])+SUM([.BF46:.BH48]*[.$BI$42:.$BK$44]))" office:value-type="float" office:value="0" calcext:value-type="float">
            <text:p>0</text:p>
          </table:table-cell>
          <table:table-cell/>
          <table:table-cell table:style-name="ce7" table:formula="of:=MAX([.BM47:.BN48])" office:value-type="float" office:value="0" calcext:value-type="float">
            <text:p>0</text:p>
          </table:table-cell>
          <table:table-cell table:style-name="ce7"/>
          <table:table-cell table:style-name="ce7" table:formula="of:=MAX([.BO47:.BP48])" office:value-type="float" office:value="0" calcext:value-type="float">
            <text:p>0</text:p>
          </table:table-cell>
          <table:table-cell table:style-name="ce7"/>
          <table:table-cell table:style-name="ce7" table:formula="of:=MAX([.BQ47:.BR48])" office:value-type="float" office:value="0" calcext:value-type="float">
            <text:p>0</text:p>
          </table:table-cell>
          <table:table-cell table:style-name="ce7"/>
          <table:table-cell table:style-name="ce7" table:formula="of:=MAX([.BS47:.BT48])" office:value-type="float" office:value="3.279061094038" calcext:value-type="float">
            <text:p>3.279061094038</text:p>
          </table:table-cell>
          <table:table-cell table:style-name="ce7"/>
          <table:table-cell table:style-name="ce7" table:formula="of:=MAX([.BU47:.BV48])" office:value-type="float" office:value="2.20208169258961" calcext:value-type="float">
            <text:p>2.20208169258961</text:p>
          </table:table-cell>
          <table:table-cell table:style-name="ce7"/>
          <table:table-cell table:style-name="ce7" table:formula="of:=MAX([.BW47:.BX48])" office:value-type="float" office:value="2.64140214649312" calcext:value-type="float">
            <text:p>2.64140214649312</text:p>
          </table:table-cell>
          <table:table-cell table:style-name="ce7"/>
          <table:table-cell table:style-name="ce7" table:formula="of:=MAX([.BY47:.BZ48])" office:value-type="float" office:value="4.03514492652733" calcext:value-type="float">
            <text:p>4.03514492652733</text:p>
          </table:table-cell>
          <table:table-cell table:style-name="ce7"/>
          <table:table-cell table:style-name="ce7" table:formula="of:=MAX([.CA47:.CB48])" office:value-type="float" office:value="3.01905976771437" calcext:value-type="float">
            <text:p>3.01905976771437</text:p>
          </table:table-cell>
          <table:table-cell table:style-name="ce7"/>
          <table:table-cell table:style-name="ce7" table:formula="of:=MAX([.CC47:.CD48])" office:value-type="float" office:value="5.1519846537089" calcext:value-type="float">
            <text:p>5.1519846537089</text:p>
          </table:table-cell>
          <table:table-cell table:style-name="ce7"/>
          <table:table-cell table:style-name="ce7" table:formula="of:=MAX([.CE47:.CF48])" office:value-type="float" office:value="8.5728483949941" calcext:value-type="float">
            <text:p>8.5728483949941</text:p>
          </table:table-cell>
          <table:table-cell table:style-name="ce7"/>
          <table:table-cell table:style-name="ce7" table:formula="of:=MAX([.CG47:.CH48])" office:value-type="float" office:value="1.79506986562449" calcext:value-type="float">
            <text:p>1.79506986562449</text:p>
          </table:table-cell>
          <table:table-cell table:style-name="ce7"/>
          <table:table-cell table:style-name="ce7" table:formula="of:=MAX([.CI47:.CJ48])" office:value-type="float" office:value="0" calcext:value-type="float">
            <text:p>0</text:p>
          </table:table-cell>
          <table:table-cell table:style-name="ce7"/>
          <table:table-cell table:style-name="ce7" table:formula="of:=MAX([.CK47:.CL48])" office:value-type="float" office:value="0" calcext:value-type="float">
            <text:p>0</text:p>
          </table:table-cell>
          <table:table-cell table:number-columns-repeated="2"/>
          <table:table-cell office:value-type="float" office:value="0.231196291822798" calcext:value-type="float">
            <text:p>0.231196291822798</text:p>
          </table:table-cell>
          <table:table-cell/>
          <table:table-cell office:value-type="float" office:value="0.394321030287892" calcext:value-type="float">
            <text:p>0.394321030287892</text:p>
          </table:table-cell>
          <table:table-cell/>
          <table:table-cell office:value-type="float" office:value="0.978170377345237" calcext:value-type="float">
            <text:p>0.978170377345237</text:p>
          </table:table-cell>
          <table:table-cell/>
          <table:table-cell office:value-type="float" office:value="0.917012957914088" calcext:value-type="float">
            <text:p>0.917012957914088</text:p>
          </table:table-cell>
          <table:table-cell/>
          <table:table-cell office:value-type="float" office:value="0.570855212969282" calcext:value-type="float">
            <text:p>0.570855212969282</text:p>
          </table:table-cell>
          <table:table-cell/>
          <table:table-cell office:value-type="float" office:value="0.978667631924775" calcext:value-type="float">
            <text:p>0.978667631924775</text:p>
          </table:table-cell>
          <table:table-cell/>
          <table:table-cell office:value-type="float" office:value="0.0130601505903429" calcext:value-type="float">
            <text:p>0.013060150590343</text:p>
          </table:table-cell>
          <table:table-cell/>
          <table:table-cell office:value-type="float" office:value="0.6115449525017" calcext:value-type="float">
            <text:p>0.6115449525017</text:p>
          </table:table-cell>
          <table:table-cell/>
          <table:table-cell office:value-type="float" office:value="0.240891924024357" calcext:value-type="float">
            <text:p>0.240891924024357</text:p>
          </table:table-cell>
          <table:table-cell/>
          <table:table-cell office:value-type="float" office:value="0.236087055218597" calcext:value-type="float">
            <text:p>0.236087055218597</text:p>
          </table:table-cell>
          <table:table-cell/>
          <table:table-cell office:value-type="float" office:value="0.823573415548941" calcext:value-type="float">
            <text:p>0.823573415548941</text:p>
          </table:table-cell>
          <table:table-cell/>
          <table:table-cell office:value-type="float" office:value="0.573446047287007" calcext:value-type="float">
            <text:p>0.573446047287007</text:p>
          </table:table-cell>
          <table:table-cell/>
          <table:table-cell office:value-type="float" office:value="0.475747281741596" calcext:value-type="float">
            <text:p>0.475747281741596</text:p>
          </table:table-cell>
          <table:table-cell table:number-columns-repeated="882"/>
        </table:table-row>
        <table:table-row table:style-name="ro1">
          <table:table-cell table:number-columns-repeated="33"/>
          <table:table-cell table:style-name="ce4" table:number-matrix-columns-spanned="1" table:number-matrix-rows-spanned="1" table:formula="of:=MAX(0;SUM([.A18:.C20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B18:.D20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C18:.E20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D18:.F20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E18:.G20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F18:.H20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G18:.I20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H18:.J20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I18:.K20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J18:.L20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K18:.M20]*[.$AD$38:.$AF$40]))" office:value-type="float" office:value="0.011764734983445" calcext:value-type="float">
            <text:p>0.011764734983445</text:p>
          </table:table-cell>
          <table:table-cell table:style-name="ce4" table:number-matrix-columns-spanned="1" table:number-matrix-rows-spanned="1" table:formula="of:=MAX(0;SUM([.L18:.N20]*[.$AD$38:.$AF$40]))" office:value-type="float" office:value="0.317647084593774" calcext:value-type="float">
            <text:p>0.317647084593774</text:p>
          </table:table-cell>
          <table:table-cell table:style-name="ce4" table:number-matrix-columns-spanned="1" table:number-matrix-rows-spanned="1" table:formula="of:=MAX(0;SUM([.M18:.O20]*[.$AD$38:.$AF$40]))" office:value-type="float" office:value="0.537254899740218" calcext:value-type="float">
            <text:p>0.537254899740218</text:p>
          </table:table-cell>
          <table:table-cell table:style-name="ce4" table:number-matrix-columns-spanned="1" table:number-matrix-rows-spanned="1" table:formula="of:=MAX(0;SUM([.N18:.P20]*[.$AD$38:.$AF$40]))" office:value-type="float" office:value="0.188235297799109" calcext:value-type="float">
            <text:p>0.188235297799109</text:p>
          </table:table-cell>
          <table:table-cell table:style-name="ce4" table:number-matrix-columns-spanned="1" table:number-matrix-rows-spanned="1" table:formula="of:=MAX(0;SUM([.O18:.Q20]*[.$AD$38:.$AF$40]))" office:value-type="float" office:value="0.51372554898262" calcext:value-type="float">
            <text:p>0.51372554898262</text:p>
          </table:table-cell>
          <table:table-cell table:style-name="ce4" table:number-matrix-columns-spanned="1" table:number-matrix-rows-spanned="1" table:formula="of:=MAX(0;SUM([.P18:.R20]*[.$AD$38:.$AF$40]))" office:value-type="float" office:value="0.541176527738571" calcext:value-type="float">
            <text:p>0.541176527738571</text:p>
          </table:table-cell>
          <table:table-cell table:style-name="ce4" table:number-matrix-columns-spanned="1" table:number-matrix-rows-spanned="1" table:formula="of:=MAX(0;SUM([.Q18:.S20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R18:.T20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S18:.U20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T18:.V20]*[.$AD$38:.$AF$40]))" office:value-type="float" office:value="1.81176482141018" calcext:value-type="float">
            <text:p>1.81176482141018</text:p>
          </table:table-cell>
          <table:table-cell table:style-name="ce4" table:number-matrix-columns-spanned="1" table:number-matrix-rows-spanned="1" table:formula="of:=MAX(0;SUM([.U18:.W20]*[.$AD$38:.$AF$40]))" office:value-type="float" office:value="2.93725508451462" calcext:value-type="float">
            <text:p>2.93725508451462</text:p>
          </table:table-cell>
          <table:table-cell table:style-name="ce4" table:number-matrix-columns-spanned="1" table:number-matrix-rows-spanned="1" table:formula="of:=MAX(0;SUM([.V18:.X20]*[.$AD$38:.$AF$40]))" office:value-type="float" office:value="1.17647065222263" calcext:value-type="float">
            <text:p>1.17647065222263</text:p>
          </table:table-cell>
          <table:table-cell table:style-name="ce4" table:number-matrix-columns-spanned="1" table:number-matrix-rows-spanned="1" table:formula="of:=MAX(0;SUM([.W18:.Y20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X18:.Z20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Y18:.AA20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Z18:.AB20]*[.$AD$38:.$AF$40]))" office:value-type="float" office:value="0" calcext:value-type="float">
            <text:p>0</text:p>
          </table:table-cell>
          <table:table-cell table:number-columns-repeated="5"/>
          <table:table-cell table:style-name="ce5" table:number-matrix-columns-spanned="1" table:number-matrix-rows-spanned="1" table:formula="of:=MAX(0;SUM([.AH18:.AJ20]*[.$BI$38:.$BK$40])+SUM([.AH47:.AJ49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I18:.AK20]*[.$BI$38:.$BK$40])+SUM([.AI47:.AK49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J18:.AL20]*[.$BI$38:.$BK$40])+SUM([.AJ47:.AL49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K18:.AM20]*[.$BI$38:.$BK$40])+SUM([.AK47:.AM49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L18:.AN20]*[.$BI$38:.$BK$40])+SUM([.AL47:.AN49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M18:.AO20]*[.$BI$38:.$BK$40])+SUM([.AM47:.AO49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N18:.AP20]*[.$BI$38:.$BK$40])+SUM([.AN47:.AP49]*[.$BI$42:.$BK$44]))" office:value-type="float" office:value="1.60850743868871" calcext:value-type="float">
            <text:p>1.60850743868871</text:p>
          </table:table-cell>
          <table:table-cell table:style-name="ce5" table:number-matrix-columns-spanned="1" table:number-matrix-rows-spanned="1" table:formula="of:=MAX(0;SUM([.AO18:.AQ20]*[.$BI$38:.$BK$40])+SUM([.AO47:.AQ49]*[.$BI$42:.$BK$44]))" office:value-type="float" office:value="3.279061094038" calcext:value-type="float">
            <text:p>3.279061094038</text:p>
          </table:table-cell>
          <table:table-cell table:style-name="ce5" table:number-matrix-columns-spanned="1" table:number-matrix-rows-spanned="1" table:formula="of:=MAX(0;SUM([.AP18:.AR20]*[.$BI$38:.$BK$40])+SUM([.AP47:.AR49]*[.$BI$42:.$BK$44]))" office:value-type="float" office:value="2.20208169258961" calcext:value-type="float">
            <text:p>2.20208169258961</text:p>
          </table:table-cell>
          <table:table-cell table:style-name="ce5" table:number-matrix-columns-spanned="1" table:number-matrix-rows-spanned="1" table:formula="of:=MAX(0;SUM([.AQ18:.AS20]*[.$BI$38:.$BK$40])+SUM([.AQ47:.AS49]*[.$BI$42:.$BK$44]))" office:value-type="float" office:value="1.77978936897763" calcext:value-type="float">
            <text:p>1.77978936897763</text:p>
          </table:table-cell>
          <table:table-cell table:style-name="ce5" table:number-matrix-columns-spanned="1" table:number-matrix-rows-spanned="1" table:formula="of:=MAX(0;SUM([.AR18:.AT20]*[.$BI$38:.$BK$40])+SUM([.AR47:.AT49]*[.$BI$42:.$BK$44]))" office:value-type="float" office:value="2.35508790995257" calcext:value-type="float">
            <text:p>2.35508790995257</text:p>
          </table:table-cell>
          <table:table-cell table:style-name="ce5" table:number-matrix-columns-spanned="1" table:number-matrix-rows-spanned="1" table:formula="of:=MAX(0;SUM([.AS18:.AU20]*[.$BI$38:.$BK$40])+SUM([.AS47:.AU49]*[.$BI$42:.$BK$44]))" office:value-type="float" office:value="2.64140214649312" calcext:value-type="float">
            <text:p>2.64140214649312</text:p>
          </table:table-cell>
          <table:table-cell table:style-name="ce5" table:number-matrix-columns-spanned="1" table:number-matrix-rows-spanned="1" table:formula="of:=MAX(0;SUM([.AT18:.AV20]*[.$BI$38:.$BK$40])+SUM([.AT47:.AV49]*[.$BI$42:.$BK$44]))" office:value-type="float" office:value="3.48001498407417" calcext:value-type="float">
            <text:p>3.48001498407417</text:p>
          </table:table-cell>
          <table:table-cell table:style-name="ce5" table:number-matrix-columns-spanned="1" table:number-matrix-rows-spanned="1" table:formula="of:=MAX(0;SUM([.AU18:.AW20]*[.$BI$38:.$BK$40])+SUM([.AU47:.AW49]*[.$BI$42:.$BK$44]))" office:value-type="float" office:value="4.03514492652733" calcext:value-type="float">
            <text:p>4.03514492652733</text:p>
          </table:table-cell>
          <table:table-cell table:style-name="ce5" table:number-matrix-columns-spanned="1" table:number-matrix-rows-spanned="1" table:formula="of:=MAX(0;SUM([.AV18:.AX20]*[.$BI$38:.$BK$40])+SUM([.AV47:.AX49]*[.$BI$42:.$BK$44]))" office:value-type="float" office:value="3.01905976771437" calcext:value-type="float">
            <text:p>3.01905976771437</text:p>
          </table:table-cell>
          <table:table-cell table:style-name="ce5" table:number-matrix-columns-spanned="1" table:number-matrix-rows-spanned="1" table:formula="of:=MAX(0;SUM([.AW18:.AY20]*[.$BI$38:.$BK$40])+SUM([.AW47:.AY49]*[.$BI$42:.$BK$44]))" office:value-type="float" office:value="2.16370323367864" calcext:value-type="float">
            <text:p>2.16370323367864</text:p>
          </table:table-cell>
          <table:table-cell table:style-name="ce5" table:number-matrix-columns-spanned="1" table:number-matrix-rows-spanned="1" table:formula="of:=MAX(0;SUM([.AX18:.AZ20]*[.$BI$38:.$BK$40])+SUM([.AX47:.AZ49]*[.$BI$42:.$BK$44]))" office:value-type="float" office:value="1.64869041509538" calcext:value-type="float">
            <text:p>1.64869041509538</text:p>
          </table:table-cell>
          <table:table-cell table:style-name="ce5" table:number-matrix-columns-spanned="1" table:number-matrix-rows-spanned="1" table:formula="of:=MAX(0;SUM([.AY18:.BA20]*[.$BI$38:.$BK$40])+SUM([.AY47:.BA49]*[.$BI$42:.$BK$44]))" office:value-type="float" office:value="5.1519846537089" calcext:value-type="float">
            <text:p>5.1519846537089</text:p>
          </table:table-cell>
          <table:table-cell table:style-name="ce5" table:number-matrix-columns-spanned="1" table:number-matrix-rows-spanned="1" table:formula="of:=MAX(0;SUM([.AZ18:.BB20]*[.$BI$38:.$BK$40])+SUM([.AZ47:.BB49]*[.$BI$42:.$BK$44]))" office:value-type="float" office:value="8.5728483949941" calcext:value-type="float">
            <text:p>8.5728483949941</text:p>
          </table:table-cell>
          <table:table-cell table:style-name="ce5" table:number-matrix-columns-spanned="1" table:number-matrix-rows-spanned="1" table:formula="of:=MAX(0;SUM([.BA18:.BC20]*[.$BI$38:.$BK$40])+SUM([.BA47:.BC49]*[.$BI$42:.$BK$44]))" office:value-type="float" office:value="5.22061294901452" calcext:value-type="float">
            <text:p>5.22061294901452</text:p>
          </table:table-cell>
          <table:table-cell table:style-name="ce5" table:number-matrix-columns-spanned="1" table:number-matrix-rows-spanned="1" table:formula="of:=MAX(0;SUM([.BB18:.BD20]*[.$BI$38:.$BK$40])+SUM([.BB47:.BD49]*[.$BI$42:.$BK$44]))" office:value-type="float" office:value="1.5530249938585" calcext:value-type="float">
            <text:p>1.5530249938585</text:p>
          </table:table-cell>
          <table:table-cell table:style-name="ce5" table:number-matrix-columns-spanned="1" table:number-matrix-rows-spanned="1" table:formula="of:=MAX(0;SUM([.BC18:.BE20]*[.$BI$38:.$BK$40])+SUM([.BC47:.BE49]*[.$BI$42:.$BK$44]))" office:value-type="float" office:value="0.458384248532735" calcext:value-type="float">
            <text:p>0.458384248532735</text:p>
          </table:table-cell>
          <table:table-cell table:style-name="ce5" table:number-matrix-columns-spanned="1" table:number-matrix-rows-spanned="1" table:formula="of:=MAX(0;SUM([.BD18:.BF20]*[.$BI$38:.$BK$40])+SUM([.BD47:.BF49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E18:.BG20]*[.$BI$38:.$BK$40])+SUM([.BE47:.BG49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F18:.BH20]*[.$BI$38:.$BK$40])+SUM([.BF47:.BH49]*[.$BI$42:.$BK$44]))" office:value-type="float" office:value="0" calcext:value-type="float">
            <text:p>0</text:p>
          </table:table-cell>
          <table:table-cell/>
          <table:table-cell table:style-name="ce7" table:number-columns-repeated="25"/>
          <table:table-cell table:number-columns-repeated="909"/>
        </table:table-row>
        <table:table-row table:style-name="ro1">
          <table:table-cell table:number-columns-repeated="33"/>
          <table:table-cell table:style-name="ce4" table:number-matrix-columns-spanned="1" table:number-matrix-rows-spanned="1" table:formula="of:=MAX(0;SUM([.A19:.C21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B19:.D21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C19:.E21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D19:.F21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E19:.G21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F19:.H21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G19:.I21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H19:.J21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I19:.K21]*[.$AD$38:.$AF$40]))" office:value-type="float" office:value="0.533333301544189" calcext:value-type="float">
            <text:p>0.533333301544189</text:p>
          </table:table-cell>
          <table:table-cell table:style-name="ce4" table:number-matrix-columns-spanned="1" table:number-matrix-rows-spanned="1" table:formula="of:=MAX(0;SUM([.J19:.L21]*[.$AD$38:.$AF$40]))" office:value-type="float" office:value="0.737254947423935" calcext:value-type="float">
            <text:p>0.737254947423935</text:p>
          </table:table-cell>
          <table:table-cell table:style-name="ce4" table:number-matrix-columns-spanned="1" table:number-matrix-rows-spanned="1" table:formula="of:=MAX(0;SUM([.K19:.M21]*[.$AD$38:.$AF$40]))" office:value-type="float" office:value="0.541176527738572" calcext:value-type="float">
            <text:p>0.541176527738572</text:p>
          </table:table-cell>
          <table:table-cell table:style-name="ce4" table:number-matrix-columns-spanned="1" table:number-matrix-rows-spanned="1" table:formula="of:=MAX(0;SUM([.L19:.N21]*[.$AD$38:.$AF$40]))" office:value-type="float" office:value="0.450980409979821" calcext:value-type="float">
            <text:p>0.450980409979821</text:p>
          </table:table-cell>
          <table:table-cell table:style-name="ce4" table:number-matrix-columns-spanned="1" table:number-matrix-rows-spanned="1" table:formula="of:=MAX(0;SUM([.M19:.O21]*[.$AD$38:.$AF$40]))" office:value-type="float" office:value="0.537254899740218" calcext:value-type="float">
            <text:p>0.537254899740218</text:p>
          </table:table-cell>
          <table:table-cell table:style-name="ce4" table:number-matrix-columns-spanned="1" table:number-matrix-rows-spanned="1" table:formula="of:=MAX(0;SUM([.N19:.P21]*[.$AD$38:.$AF$40]))" office:value-type="float" office:value="0.188235297799109" calcext:value-type="float">
            <text:p>0.188235297799109</text:p>
          </table:table-cell>
          <table:table-cell table:style-name="ce4" table:number-matrix-columns-spanned="1" table:number-matrix-rows-spanned="1" table:formula="of:=MAX(0;SUM([.O19:.Q21]*[.$AD$38:.$AF$40]))" office:value-type="float" office:value="0.51372554898262" calcext:value-type="float">
            <text:p>0.51372554898262</text:p>
          </table:table-cell>
          <table:table-cell table:style-name="ce4" table:number-matrix-columns-spanned="1" table:number-matrix-rows-spanned="1" table:formula="of:=MAX(0;SUM([.P19:.R21]*[.$AD$38:.$AF$40]))" office:value-type="float" office:value="0.3529412150383" calcext:value-type="float">
            <text:p>0.3529412150383</text:p>
          </table:table-cell>
          <table:table-cell table:style-name="ce4" table:number-matrix-columns-spanned="1" table:number-matrix-rows-spanned="1" table:formula="of:=MAX(0;SUM([.Q19:.S21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R19:.T21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S19:.U21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T19:.V21]*[.$AD$38:.$AF$40]))" office:value-type="float" office:value="2.36862759292126" calcext:value-type="float">
            <text:p>2.36862759292126</text:p>
          </table:table-cell>
          <table:table-cell table:style-name="ce4" table:number-matrix-columns-spanned="1" table:number-matrix-rows-spanned="1" table:formula="of:=MAX(0;SUM([.U19:.W21]*[.$AD$38:.$AF$40]))" office:value-type="float" office:value="2.85882371664047" calcext:value-type="float">
            <text:p>2.85882371664047</text:p>
          </table:table-cell>
          <table:table-cell table:style-name="ce4" table:number-matrix-columns-spanned="1" table:number-matrix-rows-spanned="1" table:formula="of:=MAX(0;SUM([.V19:.X21]*[.$AD$38:.$AF$40]))" office:value-type="float" office:value="0.619607880711554" calcext:value-type="float">
            <text:p>0.619607880711554</text:p>
          </table:table-cell>
          <table:table-cell table:style-name="ce4" table:number-matrix-columns-spanned="1" table:number-matrix-rows-spanned="1" table:formula="of:=MAX(0;SUM([.W19:.Y21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X19:.Z21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Y19:.AA21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Z19:.AB21]*[.$AD$38:.$AF$40]))" office:value-type="float" office:value="0" calcext:value-type="float">
            <text:p>0</text:p>
          </table:table-cell>
          <table:table-cell table:number-columns-repeated="5"/>
          <table:table-cell table:style-name="ce5" table:number-matrix-columns-spanned="1" table:number-matrix-rows-spanned="1" table:formula="of:=MAX(0;SUM([.AH19:.AJ21]*[.$BI$38:.$BK$40])+SUM([.AH48:.AJ50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I19:.AK21]*[.$BI$38:.$BK$40])+SUM([.AI48:.AK50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J19:.AL21]*[.$BI$38:.$BK$40])+SUM([.AJ48:.AL50]*[.$BI$42:.$BK$44]))" office:value-type="float" office:value="0.2361377697768" calcext:value-type="float">
            <text:p>0.2361377697768</text:p>
          </table:table-cell>
          <table:table-cell table:style-name="ce5" table:number-matrix-columns-spanned="1" table:number-matrix-rows-spanned="1" table:formula="of:=MAX(0;SUM([.AK19:.AM21]*[.$BI$38:.$BK$40])+SUM([.AK48:.AM50]*[.$BI$42:.$BK$44]))" office:value-type="float" office:value="0.657526076295107" calcext:value-type="float">
            <text:p>0.657526076295107</text:p>
          </table:table-cell>
          <table:table-cell table:style-name="ce5" table:number-matrix-columns-spanned="1" table:number-matrix-rows-spanned="1" table:formula="of:=MAX(0;SUM([.AL19:.AN21]*[.$BI$38:.$BK$40])+SUM([.AL48:.AN50]*[.$BI$42:.$BK$44]))" office:value-type="float" office:value="1.12056188125547" calcext:value-type="float">
            <text:p>1.12056188125547</text:p>
          </table:table-cell>
          <table:table-cell table:style-name="ce5" table:number-matrix-columns-spanned="1" table:number-matrix-rows-spanned="1" table:formula="of:=MAX(0;SUM([.AM19:.AO21]*[.$BI$38:.$BK$40])+SUM([.AM48:.AO50]*[.$BI$42:.$BK$44]))" office:value-type="float" office:value="2.49944857521286" calcext:value-type="float">
            <text:p>2.49944857521286</text:p>
          </table:table-cell>
          <table:table-cell table:style-name="ce5" table:number-matrix-columns-spanned="1" table:number-matrix-rows-spanned="1" table:formula="of:=MAX(0;SUM([.AN19:.AP21]*[.$BI$38:.$BK$40])+SUM([.AN48:.AP50]*[.$BI$42:.$BK$44]))" office:value-type="float" office:value="2.58404954206106" calcext:value-type="float">
            <text:p>2.58404954206106</text:p>
          </table:table-cell>
          <table:table-cell table:style-name="ce5" table:number-matrix-columns-spanned="1" table:number-matrix-rows-spanned="1" table:formula="of:=MAX(0;SUM([.AO19:.AQ21]*[.$BI$38:.$BK$40])+SUM([.AO48:.AQ50]*[.$BI$42:.$BK$44]))" office:value-type="float" office:value="2.92505266612583" calcext:value-type="float">
            <text:p>2.92505266612583</text:p>
          </table:table-cell>
          <table:table-cell table:style-name="ce5" table:number-matrix-columns-spanned="1" table:number-matrix-rows-spanned="1" table:formula="of:=MAX(0;SUM([.AP19:.AR21]*[.$BI$38:.$BK$40])+SUM([.AP48:.AR50]*[.$BI$42:.$BK$44]))" office:value-type="float" office:value="2.61987202534538" calcext:value-type="float">
            <text:p>2.61987202534538</text:p>
          </table:table-cell>
          <table:table-cell table:style-name="ce5" table:number-matrix-columns-spanned="1" table:number-matrix-rows-spanned="1" table:formula="of:=MAX(0;SUM([.AQ19:.AS21]*[.$BI$38:.$BK$40])+SUM([.AQ48:.AS50]*[.$BI$42:.$BK$44]))" office:value-type="float" office:value="3.37821090864604" calcext:value-type="float">
            <text:p>3.37821090864604</text:p>
          </table:table-cell>
          <table:table-cell table:style-name="ce5" table:number-matrix-columns-spanned="1" table:number-matrix-rows-spanned="1" table:formula="of:=MAX(0;SUM([.AR19:.AT21]*[.$BI$38:.$BK$40])+SUM([.AR48:.AT50]*[.$BI$42:.$BK$44]))" office:value-type="float" office:value="4.32672401658857" calcext:value-type="float">
            <text:p>4.32672401658857</text:p>
          </table:table-cell>
          <table:table-cell table:style-name="ce5" table:number-matrix-columns-spanned="1" table:number-matrix-rows-spanned="1" table:formula="of:=MAX(0;SUM([.AS19:.AU21]*[.$BI$38:.$BK$40])+SUM([.AS48:.AU50]*[.$BI$42:.$BK$44]))" office:value-type="float" office:value="4.55410645410337" calcext:value-type="float">
            <text:p>4.55410645410337</text:p>
          </table:table-cell>
          <table:table-cell table:style-name="ce5" table:number-matrix-columns-spanned="1" table:number-matrix-rows-spanned="1" table:formula="of:=MAX(0;SUM([.AT19:.AV21]*[.$BI$38:.$BK$40])+SUM([.AT48:.AV50]*[.$BI$42:.$BK$44]))" office:value-type="float" office:value="4.8199577068816" calcext:value-type="float">
            <text:p>4.8199577068816</text:p>
          </table:table-cell>
          <table:table-cell table:style-name="ce5" table:number-matrix-columns-spanned="1" table:number-matrix-rows-spanned="1" table:formula="of:=MAX(0;SUM([.AU19:.AW21]*[.$BI$38:.$BK$40])+SUM([.AU48:.AW50]*[.$BI$42:.$BK$44]))" office:value-type="float" office:value="4.85716190507838" calcext:value-type="float">
            <text:p>4.85716190507838</text:p>
          </table:table-cell>
          <table:table-cell table:style-name="ce5" table:number-matrix-columns-spanned="1" table:number-matrix-rows-spanned="1" table:formula="of:=MAX(0;SUM([.AV19:.AX21]*[.$BI$38:.$BK$40])+SUM([.AV48:.AX50]*[.$BI$42:.$BK$44]))" office:value-type="float" office:value="3.33509096541421" calcext:value-type="float">
            <text:p>3.33509096541421</text:p>
          </table:table-cell>
          <table:table-cell table:style-name="ce5" table:number-matrix-columns-spanned="1" table:number-matrix-rows-spanned="1" table:formula="of:=MAX(0;SUM([.AW19:.AY21]*[.$BI$38:.$BK$40])+SUM([.AW48:.AY50]*[.$BI$42:.$BK$44]))" office:value-type="float" office:value="2.0128110122465" calcext:value-type="float">
            <text:p>2.0128110122465</text:p>
          </table:table-cell>
          <table:table-cell table:style-name="ce5" table:number-matrix-columns-spanned="1" table:number-matrix-rows-spanned="1" table:formula="of:=MAX(0;SUM([.AX19:.AZ21]*[.$BI$38:.$BK$40])+SUM([.AX48:.AZ50]*[.$BI$42:.$BK$44]))" office:value-type="float" office:value="0.914845123186839" calcext:value-type="float">
            <text:p>0.914845123186839</text:p>
          </table:table-cell>
          <table:table-cell table:style-name="ce5" table:number-matrix-columns-spanned="1" table:number-matrix-rows-spanned="1" table:formula="of:=MAX(0;SUM([.AY19:.BA21]*[.$BI$38:.$BK$40])+SUM([.AY48:.BA50]*[.$BI$42:.$BK$44]))" office:value-type="float" office:value="5.75018006298305" calcext:value-type="float">
            <text:p>5.75018006298305</text:p>
          </table:table-cell>
          <table:table-cell table:style-name="ce5" table:number-matrix-columns-spanned="1" table:number-matrix-rows-spanned="1" table:formula="of:=MAX(0;SUM([.AZ19:.BB21]*[.$BI$38:.$BK$40])+SUM([.AZ48:.BB50]*[.$BI$42:.$BK$44]))" office:value-type="float" office:value="8.39552481026266" calcext:value-type="float">
            <text:p>8.39552481026266</text:p>
          </table:table-cell>
          <table:table-cell table:style-name="ce5" table:number-matrix-columns-spanned="1" table:number-matrix-rows-spanned="1" table:formula="of:=MAX(0;SUM([.BA19:.BC21]*[.$BI$38:.$BK$40])+SUM([.BA48:.BC50]*[.$BI$42:.$BK$44]))" office:value-type="float" office:value="4.02212092341168" calcext:value-type="float">
            <text:p>4.02212092341168</text:p>
          </table:table-cell>
          <table:table-cell table:style-name="ce5" table:number-matrix-columns-spanned="1" table:number-matrix-rows-spanned="1" table:formula="of:=MAX(0;SUM([.BB19:.BD21]*[.$BI$38:.$BK$40])+SUM([.BB48:.BD50]*[.$BI$42:.$BK$44]))" office:value-type="float" office:value="1.04797977030424" calcext:value-type="float">
            <text:p>1.04797977030424</text:p>
          </table:table-cell>
          <table:table-cell table:style-name="ce5" table:number-matrix-columns-spanned="1" table:number-matrix-rows-spanned="1" table:formula="of:=MAX(0;SUM([.BC19:.BE21]*[.$BI$38:.$BK$40])+SUM([.BC48:.BE50]*[.$BI$42:.$BK$44]))" office:value-type="float" office:value="0.537345465488224" calcext:value-type="float">
            <text:p>0.537345465488224</text:p>
          </table:table-cell>
          <table:table-cell table:style-name="ce5" table:number-matrix-columns-spanned="1" table:number-matrix-rows-spanned="1" table:formula="of:=MAX(0;SUM([.BD19:.BF21]*[.$BI$38:.$BK$40])+SUM([.BD48:.BF50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E19:.BG21]*[.$BI$38:.$BK$40])+SUM([.BE48:.BG50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F19:.BH21]*[.$BI$38:.$BK$40])+SUM([.BF48:.BH50]*[.$BI$42:.$BK$44]))" office:value-type="float" office:value="0" calcext:value-type="float">
            <text:p>0</text:p>
          </table:table-cell>
          <table:table-cell/>
          <table:table-cell table:style-name="ce7" table:formula="of:=MAX([.BM49:.BN50])" office:value-type="float" office:value="0" calcext:value-type="float">
            <text:p>0</text:p>
          </table:table-cell>
          <table:table-cell table:style-name="ce7"/>
          <table:table-cell table:style-name="ce7" table:formula="of:=MAX([.BO49:.BP50])" office:value-type="float" office:value="1.55527634729409" calcext:value-type="float">
            <text:p>1.55527634729409</text:p>
          </table:table-cell>
          <table:table-cell table:style-name="ce7"/>
          <table:table-cell table:style-name="ce7" table:formula="of:=MAX([.BQ49:.BR50])" office:value-type="float" office:value="3.53108831403603" calcext:value-type="float">
            <text:p>3.53108831403603</text:p>
          </table:table-cell>
          <table:table-cell table:style-name="ce7"/>
          <table:table-cell table:style-name="ce7" table:formula="of:=MAX([.BS49:.BT50])" office:value-type="float" office:value="3.95334090017348" calcext:value-type="float">
            <text:p>3.95334090017348</text:p>
          </table:table-cell>
          <table:table-cell table:style-name="ce7"/>
          <table:table-cell table:style-name="ce7" table:formula="of:=MAX([.BU49:.BV50])" office:value-type="float" office:value="4.61621878791094" calcext:value-type="float">
            <text:p>4.61621878791094</text:p>
          </table:table-cell>
          <table:table-cell table:style-name="ce7"/>
          <table:table-cell table:style-name="ce7" table:formula="of:=MAX([.BW49:.BX50])" office:value-type="float" office:value="4.55410645410337" calcext:value-type="float">
            <text:p>4.55410645410337</text:p>
          </table:table-cell>
          <table:table-cell table:style-name="ce7"/>
          <table:table-cell table:style-name="ce7" table:formula="of:=MAX([.BY49:.BZ50])" office:value-type="float" office:value="4.85716190507838" calcext:value-type="float">
            <text:p>4.85716190507838</text:p>
          </table:table-cell>
          <table:table-cell table:style-name="ce7"/>
          <table:table-cell table:style-name="ce7" table:formula="of:=MAX([.CA49:.CB50])" office:value-type="float" office:value="3.33509096541421" calcext:value-type="float">
            <text:p>3.33509096541421</text:p>
          </table:table-cell>
          <table:table-cell table:style-name="ce7"/>
          <table:table-cell table:style-name="ce7" table:formula="of:=MAX([.CC49:.CD50])" office:value-type="float" office:value="7.04466183533906" calcext:value-type="float">
            <text:p>7.04466183533906</text:p>
          </table:table-cell>
          <table:table-cell table:style-name="ce7"/>
          <table:table-cell table:style-name="ce7" table:formula="of:=MAX([.CE49:.CF50])" office:value-type="float" office:value="8.39552481026266" calcext:value-type="float">
            <text:p>8.39552481026266</text:p>
          </table:table-cell>
          <table:table-cell table:style-name="ce7"/>
          <table:table-cell table:style-name="ce7" table:formula="of:=MAX([.CG49:.CH50])" office:value-type="float" office:value="1.04797977030424" calcext:value-type="float">
            <text:p>1.04797977030424</text:p>
          </table:table-cell>
          <table:table-cell table:style-name="ce7"/>
          <table:table-cell table:style-name="ce7" table:formula="of:=MAX([.CI49:.CJ50])" office:value-type="float" office:value="0" calcext:value-type="float">
            <text:p>0</text:p>
          </table:table-cell>
          <table:table-cell table:style-name="ce7"/>
          <table:table-cell table:style-name="ce7" table:formula="of:=MAX([.CK49:.CL50])" office:value-type="float" office:value="0" calcext:value-type="float">
            <text:p>0</text:p>
          </table:table-cell>
          <table:table-cell table:number-columns-repeated="2"/>
          <table:table-cell office:value-type="float" office:value="0.961117532826952" calcext:value-type="float">
            <text:p>0.961117532826952</text:p>
          </table:table-cell>
          <table:table-cell/>
          <table:table-cell office:value-type="float" office:value="0.431955661792767" calcext:value-type="float">
            <text:p>0.431955661792767</text:p>
          </table:table-cell>
          <table:table-cell/>
          <table:table-cell office:value-type="float" office:value="0.954367413478495" calcext:value-type="float">
            <text:p>0.954367413478495</text:p>
          </table:table-cell>
          <table:table-cell/>
          <table:table-cell office:value-type="float" office:value="0.892565189715383" calcext:value-type="float">
            <text:p>0.892565189715383</text:p>
          </table:table-cell>
          <table:table-cell/>
          <table:table-cell office:value-type="float" office:value="0.64664731216752" calcext:value-type="float">
            <text:p>0.64664731216752</text:p>
          </table:table-cell>
          <table:table-cell/>
          <table:table-cell office:value-type="float" office:value="0.224782725543128" calcext:value-type="float">
            <text:p>0.224782725543128</text:p>
          </table:table-cell>
          <table:table-cell/>
          <table:table-cell office:value-type="float" office:value="0.599440806459711" calcext:value-type="float">
            <text:p>0.599440806459711</text:p>
          </table:table-cell>
          <table:table-cell/>
          <table:table-cell office:value-type="float" office:value="0.897693212941615" calcext:value-type="float">
            <text:p>0.897693212941615</text:p>
          </table:table-cell>
          <table:table-cell/>
          <table:table-cell office:value-type="float" office:value="0.785478717354311" calcext:value-type="float">
            <text:p>0.785478717354311</text:p>
          </table:table-cell>
          <table:table-cell/>
          <table:table-cell office:value-type="float" office:value="0.809102450303152" calcext:value-type="float">
            <text:p>0.809102450303152</text:p>
          </table:table-cell>
          <table:table-cell/>
          <table:table-cell office:value-type="float" office:value="0.696716006563327" calcext:value-type="float">
            <text:p>0.696716006563327</text:p>
          </table:table-cell>
          <table:table-cell/>
          <table:table-cell office:value-type="float" office:value="0.470000677576535" calcext:value-type="float">
            <text:p>0.470000677576535</text:p>
          </table:table-cell>
          <table:table-cell/>
          <table:table-cell office:value-type="float" office:value="0.573015487051578" calcext:value-type="float">
            <text:p>0.573015487051578</text:p>
          </table:table-cell>
          <table:table-cell table:number-columns-repeated="882"/>
        </table:table-row>
        <table:table-row table:style-name="ro1">
          <table:table-cell table:number-columns-repeated="33"/>
          <table:table-cell table:style-name="ce4" table:number-matrix-columns-spanned="1" table:number-matrix-rows-spanned="1" table:formula="of:=MAX(0;SUM([.A20:.C22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B20:.D22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C20:.E22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D20:.F22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E20:.G22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F20:.H22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G20:.I22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H20:.J22]*[.$AD$38:.$AF$40]))" office:value-type="float" office:value="1.14901968836784" calcext:value-type="float">
            <text:p>1.14901968836784</text:p>
          </table:table-cell>
          <table:table-cell table:style-name="ce4" table:number-matrix-columns-spanned="1" table:number-matrix-rows-spanned="1" table:formula="of:=MAX(0;SUM([.I20:.K22]*[.$AD$38:.$AF$40]))" office:value-type="float" office:value="0.796078443527221" calcext:value-type="float">
            <text:p>0.796078443527221</text:p>
          </table:table-cell>
          <table:table-cell table:style-name="ce4" table:number-matrix-columns-spanned="1" table:number-matrix-rows-spanned="1" table:formula="of:=MAX(0;SUM([.J20:.L22]*[.$AD$38:.$AF$40]))" office:value-type="float" office:value="0.741176515817642" calcext:value-type="float">
            <text:p>0.741176515817642</text:p>
          </table:table-cell>
          <table:table-cell table:style-name="ce4" table:number-matrix-columns-spanned="1" table:number-matrix-rows-spanned="1" table:formula="of:=MAX(0;SUM([.K20:.M22]*[.$AD$38:.$AF$40]))" office:value-type="float" office:value="0.541176527738572" calcext:value-type="float">
            <text:p>0.541176527738572</text:p>
          </table:table-cell>
          <table:table-cell table:style-name="ce4" table:number-matrix-columns-spanned="1" table:number-matrix-rows-spanned="1" table:formula="of:=MAX(0;SUM([.L20:.N22]*[.$AD$38:.$AF$40]))" office:value-type="float" office:value="0.329411789774895" calcext:value-type="float">
            <text:p>0.329411789774895</text:p>
          </table:table-cell>
          <table:table-cell table:style-name="ce4" table:number-matrix-columns-spanned="1" table:number-matrix-rows-spanned="1" table:formula="of:=MAX(0;SUM([.M20:.O22]*[.$AD$38:.$AF$40]))" office:value-type="float" office:value="0.349019616842269" calcext:value-type="float">
            <text:p>0.349019616842269</text:p>
          </table:table-cell>
          <table:table-cell table:style-name="ce4" table:number-matrix-columns-spanned="1" table:number-matrix-rows-spanned="1" table:formula="of:=MAX(0;SUM([.N20:.P22]*[.$AD$38:.$AF$40]))" office:value-type="float" office:value="0.121568635106086" calcext:value-type="float">
            <text:p>0.121568635106086</text:p>
          </table:table-cell>
          <table:table-cell table:style-name="ce4" table:number-matrix-columns-spanned="1" table:number-matrix-rows-spanned="1" table:formula="of:=MAX(0;SUM([.O20:.Q22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P20:.R22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Q20:.S22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R20:.T22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S20:.U22]*[.$AD$38:.$AF$40]))" office:value-type="float" office:value="0.172549068927766" calcext:value-type="float">
            <text:p>0.172549068927766</text:p>
          </table:table-cell>
          <table:table-cell table:style-name="ce4" table:number-matrix-columns-spanned="1" table:number-matrix-rows-spanned="1" table:formula="of:=MAX(0;SUM([.T20:.V22]*[.$AD$38:.$AF$40]))" office:value-type="float" office:value="2.82745115458965" calcext:value-type="float">
            <text:p>2.82745115458965</text:p>
          </table:table-cell>
          <table:table-cell table:style-name="ce4" table:number-matrix-columns-spanned="1" table:number-matrix-rows-spanned="1" table:formula="of:=MAX(0;SUM([.U20:.W22]*[.$AD$38:.$AF$40]))" office:value-type="float" office:value="2.51372563838959" calcext:value-type="float">
            <text:p>2.51372563838959</text:p>
          </table:table-cell>
          <table:table-cell table:style-name="ce4" table:number-matrix-columns-spanned="1" table:number-matrix-rows-spanned="1" table:formula="of:=MAX(0;SUM([.V20:.X22]*[.$AD$38:.$AF$40]))" office:value-type="float" office:value="0.160784319043159" calcext:value-type="float">
            <text:p>0.160784319043159</text:p>
          </table:table-cell>
          <table:table-cell table:style-name="ce4" table:number-matrix-columns-spanned="1" table:number-matrix-rows-spanned="1" table:formula="of:=MAX(0;SUM([.W20:.Y22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X20:.Z22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Y20:.AA22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Z20:.AB22]*[.$AD$38:.$AF$40]))" office:value-type="float" office:value="0" calcext:value-type="float">
            <text:p>0</text:p>
          </table:table-cell>
          <table:table-cell table:number-columns-repeated="5"/>
          <table:table-cell table:style-name="ce5" table:number-matrix-columns-spanned="1" table:number-matrix-rows-spanned="1" table:formula="of:=MAX(0;SUM([.AH20:.AJ22]*[.$BI$38:.$BK$40])+SUM([.AH49:.AJ51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I20:.AK22]*[.$BI$38:.$BK$40])+SUM([.AI49:.AK51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J20:.AL22]*[.$BI$38:.$BK$40])+SUM([.AJ49:.AL51]*[.$BI$42:.$BK$44]))" office:value-type="float" office:value="0.48482542567087" calcext:value-type="float">
            <text:p>0.48482542567087</text:p>
          </table:table-cell>
          <table:table-cell table:style-name="ce5" table:number-matrix-columns-spanned="1" table:number-matrix-rows-spanned="1" table:formula="of:=MAX(0;SUM([.AK20:.AM22]*[.$BI$38:.$BK$40])+SUM([.AK49:.AM51]*[.$BI$42:.$BK$44]))" office:value-type="float" office:value="1.55527634729409" calcext:value-type="float">
            <text:p>1.55527634729409</text:p>
          </table:table-cell>
          <table:table-cell table:style-name="ce5" table:number-matrix-columns-spanned="1" table:number-matrix-rows-spanned="1" table:formula="of:=MAX(0;SUM([.AL20:.AN22]*[.$BI$38:.$BK$40])+SUM([.AL49:.AN51]*[.$BI$42:.$BK$44]))" office:value-type="float" office:value="2.31005061089028" calcext:value-type="float">
            <text:p>2.31005061089028</text:p>
          </table:table-cell>
          <table:table-cell table:style-name="ce5" table:number-matrix-columns-spanned="1" table:number-matrix-rows-spanned="1" table:formula="of:=MAX(0;SUM([.AM20:.AO22]*[.$BI$38:.$BK$40])+SUM([.AM49:.AO51]*[.$BI$42:.$BK$44]))" office:value-type="float" office:value="3.53108831403603" calcext:value-type="float">
            <text:p>3.53108831403603</text:p>
          </table:table-cell>
          <table:table-cell table:style-name="ce5" table:number-matrix-columns-spanned="1" table:number-matrix-rows-spanned="1" table:formula="of:=MAX(0;SUM([.AN20:.AP22]*[.$BI$38:.$BK$40])+SUM([.AN49:.AP51]*[.$BI$42:.$BK$44]))" office:value-type="float" office:value="3.95334090017348" calcext:value-type="float">
            <text:p>3.95334090017348</text:p>
          </table:table-cell>
          <table:table-cell table:style-name="ce5" table:number-matrix-columns-spanned="1" table:number-matrix-rows-spanned="1" table:formula="of:=MAX(0;SUM([.AO20:.AQ22]*[.$BI$38:.$BK$40])+SUM([.AO49:.AQ51]*[.$BI$42:.$BK$44]))" office:value-type="float" office:value="3.58082545850594" calcext:value-type="float">
            <text:p>3.58082545850594</text:p>
          </table:table-cell>
          <table:table-cell table:style-name="ce5" table:number-matrix-columns-spanned="1" table:number-matrix-rows-spanned="1" table:formula="of:=MAX(0;SUM([.AP20:.AR22]*[.$BI$38:.$BK$40])+SUM([.AP49:.AR51]*[.$BI$42:.$BK$44]))" office:value-type="float" office:value="4.61621878791094" calcext:value-type="float">
            <text:p>4.61621878791094</text:p>
          </table:table-cell>
          <table:table-cell table:style-name="ce5" table:number-matrix-columns-spanned="1" table:number-matrix-rows-spanned="1" table:formula="of:=MAX(0;SUM([.AQ20:.AS22]*[.$BI$38:.$BK$40])+SUM([.AQ49:.AS51]*[.$BI$42:.$BK$44]))" office:value-type="float" office:value="4.40556955031971" calcext:value-type="float">
            <text:p>4.40556955031971</text:p>
          </table:table-cell>
          <table:table-cell table:style-name="ce5" table:number-matrix-columns-spanned="1" table:number-matrix-rows-spanned="1" table:formula="of:=MAX(0;SUM([.AR20:.AT22]*[.$BI$38:.$BK$40])+SUM([.AR49:.AT51]*[.$BI$42:.$BK$44]))" office:value-type="float" office:value="3.89322422851088" calcext:value-type="float">
            <text:p>3.89322422851088</text:p>
          </table:table-cell>
          <table:table-cell table:style-name="ce5" table:number-matrix-columns-spanned="1" table:number-matrix-rows-spanned="1" table:formula="of:=MAX(0;SUM([.AS20:.AU22]*[.$BI$38:.$BK$40])+SUM([.AS49:.AU51]*[.$BI$42:.$BK$44]))" office:value-type="float" office:value="2.95434939858056" calcext:value-type="float">
            <text:p>2.95434939858056</text:p>
          </table:table-cell>
          <table:table-cell table:style-name="ce5" table:number-matrix-columns-spanned="1" table:number-matrix-rows-spanned="1" table:formula="of:=MAX(0;SUM([.AT20:.AV22]*[.$BI$38:.$BK$40])+SUM([.AT49:.AV51]*[.$BI$42:.$BK$44]))" office:value-type="float" office:value="2.36355649258598" calcext:value-type="float">
            <text:p>2.36355649258598</text:p>
          </table:table-cell>
          <table:table-cell table:style-name="ce5" table:number-matrix-columns-spanned="1" table:number-matrix-rows-spanned="1" table:formula="of:=MAX(0;SUM([.AU20:.AW22]*[.$BI$38:.$BK$40])+SUM([.AU49:.AW51]*[.$BI$42:.$BK$44]))" office:value-type="float" office:value="1.49768916126986" calcext:value-type="float">
            <text:p>1.49768916126986</text:p>
          </table:table-cell>
          <table:table-cell table:style-name="ce5" table:number-matrix-columns-spanned="1" table:number-matrix-rows-spanned="1" table:formula="of:=MAX(0;SUM([.AV20:.AX22]*[.$BI$38:.$BK$40])+SUM([.AV49:.AX51]*[.$BI$42:.$BK$44]))" office:value-type="float" office:value="0.944933399190517" calcext:value-type="float">
            <text:p>0.944933399190517</text:p>
          </table:table-cell>
          <table:table-cell table:style-name="ce5" table:number-matrix-columns-spanned="1" table:number-matrix-rows-spanned="1" table:formula="of:=MAX(0;SUM([.AW20:.AY22]*[.$BI$38:.$BK$40])+SUM([.AW49:.AY51]*[.$BI$42:.$BK$44]))" office:value-type="float" office:value="0.403548885065238" calcext:value-type="float">
            <text:p>0.403548885065238</text:p>
          </table:table-cell>
          <table:table-cell table:style-name="ce5" table:number-matrix-columns-spanned="1" table:number-matrix-rows-spanned="1" table:formula="of:=MAX(0;SUM([.AX20:.AZ22]*[.$BI$38:.$BK$40])+SUM([.AX49:.AZ51]*[.$BI$42:.$BK$44]))" office:value-type="float" office:value="1.54023790159084" calcext:value-type="float">
            <text:p>1.54023790159084</text:p>
          </table:table-cell>
          <table:table-cell table:style-name="ce5" table:number-matrix-columns-spanned="1" table:number-matrix-rows-spanned="1" table:formula="of:=MAX(0;SUM([.AY20:.BA22]*[.$BI$38:.$BK$40])+SUM([.AY49:.BA51]*[.$BI$42:.$BK$44]))" office:value-type="float" office:value="7.04466183533906" calcext:value-type="float">
            <text:p>7.04466183533906</text:p>
          </table:table-cell>
          <table:table-cell table:style-name="ce5" table:number-matrix-columns-spanned="1" table:number-matrix-rows-spanned="1" table:formula="of:=MAX(0;SUM([.AZ20:.BB22]*[.$BI$38:.$BK$40])+SUM([.AZ49:.BB51]*[.$BI$42:.$BK$44]))" office:value-type="float" office:value="7.69597894716515" calcext:value-type="float">
            <text:p>7.69597894716515</text:p>
          </table:table-cell>
          <table:table-cell table:style-name="ce5" table:number-matrix-columns-spanned="1" table:number-matrix-rows-spanned="1" table:formula="of:=MAX(0;SUM([.BA20:.BC22]*[.$BI$38:.$BK$40])+SUM([.BA49:.BC51]*[.$BI$42:.$BK$44]))" office:value-type="float" office:value="2.7143163484454" calcext:value-type="float">
            <text:p>2.7143163484454</text:p>
          </table:table-cell>
          <table:table-cell table:style-name="ce5" table:number-matrix-columns-spanned="1" table:number-matrix-rows-spanned="1" table:formula="of:=MAX(0;SUM([.BB20:.BD22]*[.$BI$38:.$BK$40])+SUM([.BB49:.BD51]*[.$BI$42:.$BK$44]))" office:value-type="float" office:value="0.415946833035536" calcext:value-type="float">
            <text:p>0.415946833035536</text:p>
          </table:table-cell>
          <table:table-cell table:style-name="ce5" table:number-matrix-columns-spanned="1" table:number-matrix-rows-spanned="1" table:formula="of:=MAX(0;SUM([.BC20:.BE22]*[.$BI$38:.$BK$40])+SUM([.BC49:.BE51]*[.$BI$42:.$BK$44]))" office:value-type="float" office:value="0.448600542106891" calcext:value-type="float">
            <text:p>0.448600542106891</text:p>
          </table:table-cell>
          <table:table-cell table:style-name="ce5" table:number-matrix-columns-spanned="1" table:number-matrix-rows-spanned="1" table:formula="of:=MAX(0;SUM([.BD20:.BF22]*[.$BI$38:.$BK$40])+SUM([.BD49:.BF51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E20:.BG22]*[.$BI$38:.$BK$40])+SUM([.BE49:.BG51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F20:.BH22]*[.$BI$38:.$BK$40])+SUM([.BF49:.BH51]*[.$BI$42:.$BK$44]))" office:value-type="float" office:value="0" calcext:value-type="float">
            <text:p>0</text:p>
          </table:table-cell>
          <table:table-cell/>
          <table:table-cell table:style-name="ce7" table:number-columns-repeated="25"/>
          <table:table-cell table:number-columns-repeated="909"/>
        </table:table-row>
        <table:table-row table:style-name="ro1">
          <table:table-cell table:number-columns-repeated="33"/>
          <table:table-cell table:style-name="ce4" table:number-matrix-columns-spanned="1" table:number-matrix-rows-spanned="1" table:formula="of:=MAX(0;SUM([.A21:.C23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B21:.D23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C21:.E23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D21:.F23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E21:.G23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F21:.H23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G21:.I23]*[.$AD$38:.$AF$40]))" office:value-type="float" office:value="0.0431372597813606" calcext:value-type="float">
            <text:p>0.043137259781361</text:p>
          </table:table-cell>
          <table:table-cell table:style-name="ce4" table:number-matrix-columns-spanned="1" table:number-matrix-rows-spanned="1" table:formula="of:=MAX(0;SUM([.H21:.J23]*[.$AD$38:.$AF$40]))" office:value-type="float" office:value="1.23921576142311" calcext:value-type="float">
            <text:p>1.23921576142311</text:p>
          </table:table-cell>
          <table:table-cell table:style-name="ce4" table:number-matrix-columns-spanned="1" table:number-matrix-rows-spanned="1" table:formula="of:=MAX(0;SUM([.I21:.K23]*[.$AD$38:.$AF$40]))" office:value-type="float" office:value="0.690196096897125" calcext:value-type="float">
            <text:p>0.690196096897125</text:p>
          </table:table-cell>
          <table:table-cell table:style-name="ce4" table:number-matrix-columns-spanned="1" table:number-matrix-rows-spanned="1" table:formula="of:=MAX(0;SUM([.J21:.L23]*[.$AD$38:.$AF$40]))" office:value-type="float" office:value="0.243137270212173" calcext:value-type="float">
            <text:p>0.243137270212173</text:p>
          </table:table-cell>
          <table:table-cell table:style-name="ce4" table:number-matrix-columns-spanned="1" table:number-matrix-rows-spanned="1" table:formula="of:=MAX(0;SUM([.K21:.M23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L21:.N23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M21:.O23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N21:.P23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O21:.Q23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P21:.R23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Q21:.S23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R21:.T23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S21:.U23]*[.$AD$38:.$AF$40]))" office:value-type="float" office:value="1.10588243603706" calcext:value-type="float">
            <text:p>1.10588243603706</text:p>
          </table:table-cell>
          <table:table-cell table:style-name="ce4" table:number-matrix-columns-spanned="1" table:number-matrix-rows-spanned="1" table:formula="of:=MAX(0;SUM([.T21:.V23]*[.$AD$38:.$AF$40]))" office:value-type="float" office:value="2.9254903793335" calcext:value-type="float">
            <text:p>2.9254903793335</text:p>
          </table:table-cell>
          <table:table-cell table:style-name="ce4" table:number-matrix-columns-spanned="1" table:number-matrix-rows-spanned="1" table:formula="of:=MAX(0;SUM([.U21:.W23]*[.$AD$38:.$AF$40]))" office:value-type="float" office:value="1.79215696454048" calcext:value-type="float">
            <text:p>1.79215696454048</text:p>
          </table:table-cell>
          <table:table-cell table:style-name="ce4" table:number-matrix-columns-spanned="1" table:number-matrix-rows-spanned="1" table:formula="of:=MAX(0;SUM([.V21:.X23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W21:.Y23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X21:.Z23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Y21:.AA23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Z21:.AB23]*[.$AD$38:.$AF$40]))" office:value-type="float" office:value="0" calcext:value-type="float">
            <text:p>0</text:p>
          </table:table-cell>
          <table:table-cell table:number-columns-repeated="5"/>
          <table:table-cell table:style-name="ce5" table:number-matrix-columns-spanned="1" table:number-matrix-rows-spanned="1" table:formula="of:=MAX(0;SUM([.AH21:.AJ23]*[.$BI$38:.$BK$40])+SUM([.AH50:.AJ52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I21:.AK23]*[.$BI$38:.$BK$40])+SUM([.AI50:.AK52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J21:.AL23]*[.$BI$38:.$BK$40])+SUM([.AJ50:.AL52]*[.$BI$42:.$BK$44]))" office:value-type="float" office:value="0.322361260572322" calcext:value-type="float">
            <text:p>0.322361260572322</text:p>
          </table:table-cell>
          <table:table-cell table:style-name="ce5" table:number-matrix-columns-spanned="1" table:number-matrix-rows-spanned="1" table:formula="of:=MAX(0;SUM([.AK21:.AM23]*[.$BI$38:.$BK$40])+SUM([.AK50:.AM52]*[.$BI$42:.$BK$44]))" office:value-type="float" office:value="1.23717425237241" calcext:value-type="float">
            <text:p>1.23717425237241</text:p>
          </table:table-cell>
          <table:table-cell table:style-name="ce5" table:number-matrix-columns-spanned="1" table:number-matrix-rows-spanned="1" table:formula="of:=MAX(0;SUM([.AL21:.AN23]*[.$BI$38:.$BK$40])+SUM([.AL50:.AN52]*[.$BI$42:.$BK$44]))" office:value-type="float" office:value="2.70549179485249" calcext:value-type="float">
            <text:p>2.70549179485249</text:p>
          </table:table-cell>
          <table:table-cell table:style-name="ce5" table:number-matrix-columns-spanned="1" table:number-matrix-rows-spanned="1" table:formula="of:=MAX(0;SUM([.AM21:.AO23]*[.$BI$38:.$BK$40])+SUM([.AM50:.AO52]*[.$BI$42:.$BK$44]))" office:value-type="float" office:value="5.13425652121699" calcext:value-type="float">
            <text:p>5.13425652121699</text:p>
          </table:table-cell>
          <table:table-cell table:style-name="ce5" table:number-matrix-columns-spanned="1" table:number-matrix-rows-spanned="1" table:formula="of:=MAX(0;SUM([.AN21:.AP23]*[.$BI$38:.$BK$40])+SUM([.AN50:.AP52]*[.$BI$42:.$BK$44]))" office:value-type="float" office:value="5.09446909536348" calcext:value-type="float">
            <text:p>5.09446909536348</text:p>
          </table:table-cell>
          <table:table-cell table:style-name="ce5" table:number-matrix-columns-spanned="1" table:number-matrix-rows-spanned="1" table:formula="of:=MAX(0;SUM([.AO21:.AQ23]*[.$BI$38:.$BK$40])+SUM([.AO50:.AQ52]*[.$BI$42:.$BK$44]))" office:value-type="float" office:value="3.60642257473242" calcext:value-type="float">
            <text:p>3.60642257473242</text:p>
          </table:table-cell>
          <table:table-cell table:style-name="ce5" table:number-matrix-columns-spanned="1" table:number-matrix-rows-spanned="1" table:formula="of:=MAX(0;SUM([.AP21:.AR23]*[.$BI$38:.$BK$40])+SUM([.AP50:.AR52]*[.$BI$42:.$BK$44]))" office:value-type="float" office:value="2.5758927030164" calcext:value-type="float">
            <text:p>2.5758927030164</text:p>
          </table:table-cell>
          <table:table-cell table:style-name="ce5" table:number-matrix-columns-spanned="1" table:number-matrix-rows-spanned="1" table:formula="of:=MAX(0;SUM([.AQ21:.AS23]*[.$BI$38:.$BK$40])+SUM([.AQ50:.AS52]*[.$BI$42:.$BK$44]))" office:value-type="float" office:value="1.71394002945511" calcext:value-type="float">
            <text:p>1.71394002945511</text:p>
          </table:table-cell>
          <table:table-cell table:style-name="ce5" table:number-matrix-columns-spanned="1" table:number-matrix-rows-spanned="1" table:formula="of:=MAX(0;SUM([.AR21:.AT23]*[.$BI$38:.$BK$40])+SUM([.AR50:.AT52]*[.$BI$42:.$BK$44]))" office:value-type="float" office:value="1.20234311815172" calcext:value-type="float">
            <text:p>1.20234311815172</text:p>
          </table:table-cell>
          <table:table-cell table:style-name="ce5" table:number-matrix-columns-spanned="1" table:number-matrix-rows-spanned="1" table:formula="of:=MAX(0;SUM([.AS21:.AU23]*[.$BI$38:.$BK$40])+SUM([.AS50:.AU52]*[.$BI$42:.$BK$44]))" office:value-type="float" office:value="0.599590259139328" calcext:value-type="float">
            <text:p>0.599590259139328</text:p>
          </table:table-cell>
          <table:table-cell table:style-name="ce5" table:number-matrix-columns-spanned="1" table:number-matrix-rows-spanned="1" table:formula="of:=MAX(0;SUM([.AT21:.AV23]*[.$BI$38:.$BK$40])+SUM([.AT50:.AV52]*[.$BI$42:.$BK$44]))" office:value-type="float" office:value="0.338945180246046" calcext:value-type="float">
            <text:p>0.338945180246046</text:p>
          </table:table-cell>
          <table:table-cell table:style-name="ce5" table:number-matrix-columns-spanned="1" table:number-matrix-rows-spanned="1" table:formula="of:=MAX(0;SUM([.AU21:.AW23]*[.$BI$38:.$BK$40])+SUM([.AU50:.AW52]*[.$BI$42:.$BK$44]))" office:value-type="float" office:value="0.0986342758229014" calcext:value-type="float">
            <text:p>0.098634275822901</text:p>
          </table:table-cell>
          <table:table-cell table:style-name="ce5" table:number-matrix-columns-spanned="1" table:number-matrix-rows-spanned="1" table:formula="of:=MAX(0;SUM([.AV21:.AX23]*[.$BI$38:.$BK$40])+SUM([.AV50:.AX52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W21:.AY23]*[.$BI$38:.$BK$40])+SUM([.AW50:.AY52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X21:.AZ23]*[.$BI$38:.$BK$40])+SUM([.AX50:.AZ52]*[.$BI$42:.$BK$44]))" office:value-type="float" office:value="3.31870941215807" calcext:value-type="float">
            <text:p>3.31870941215807</text:p>
          </table:table-cell>
          <table:table-cell table:style-name="ce5" table:number-matrix-columns-spanned="1" table:number-matrix-rows-spanned="1" table:formula="of:=MAX(0;SUM([.AY21:.BA23]*[.$BI$38:.$BK$40])+SUM([.AY50:.BA52]*[.$BI$42:.$BK$44]))" office:value-type="float" office:value="8.11322842410894" calcext:value-type="float">
            <text:p>8.11322842410894</text:p>
          </table:table-cell>
          <table:table-cell table:style-name="ce5" table:number-matrix-columns-spanned="1" table:number-matrix-rows-spanned="1" table:formula="of:=MAX(0;SUM([.AZ21:.BB23]*[.$BI$38:.$BK$40])+SUM([.AZ50:.BB52]*[.$BI$42:.$BK$44]))" office:value-type="float" office:value="6.05237170817545" calcext:value-type="float">
            <text:p>6.05237170817545</text:p>
          </table:table-cell>
          <table:table-cell table:style-name="ce5" table:number-matrix-columns-spanned="1" table:number-matrix-rows-spanned="1" table:formula="of:=MAX(0;SUM([.BA21:.BC23]*[.$BI$38:.$BK$40])+SUM([.BA50:.BC52]*[.$BI$42:.$BK$44]))" office:value-type="float" office:value="1.81836049225672" calcext:value-type="float">
            <text:p>1.81836049225672</text:p>
          </table:table-cell>
          <table:table-cell table:style-name="ce5" table:number-matrix-columns-spanned="1" table:number-matrix-rows-spanned="1" table:formula="of:=MAX(0;SUM([.BB21:.BD23]*[.$BI$38:.$BK$40])+SUM([.BB50:.BD52]*[.$BI$42:.$BK$44]))" office:value-type="float" office:value="0.473543091311329" calcext:value-type="float">
            <text:p>0.473543091311329</text:p>
          </table:table-cell>
          <table:table-cell table:style-name="ce5" table:number-matrix-columns-spanned="1" table:number-matrix-rows-spanned="1" table:formula="of:=MAX(0;SUM([.BC21:.BE23]*[.$BI$38:.$BK$40])+SUM([.BC50:.BE52]*[.$BI$42:.$BK$44]))" office:value-type="float" office:value="0.130451780252869" calcext:value-type="float">
            <text:p>0.130451780252869</text:p>
          </table:table-cell>
          <table:table-cell table:style-name="ce5" table:number-matrix-columns-spanned="1" table:number-matrix-rows-spanned="1" table:formula="of:=MAX(0;SUM([.BD21:.BF23]*[.$BI$38:.$BK$40])+SUM([.BD50:.BF52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E21:.BG23]*[.$BI$38:.$BK$40])+SUM([.BE50:.BG52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F21:.BH23]*[.$BI$38:.$BK$40])+SUM([.BF50:.BH52]*[.$BI$42:.$BK$44]))" office:value-type="float" office:value="0" calcext:value-type="float">
            <text:p>0</text:p>
          </table:table-cell>
          <table:table-cell/>
          <table:table-cell table:style-name="ce7" table:formula="of:=MAX([.BM51:.BN52])" office:value-type="float" office:value="0" calcext:value-type="float">
            <text:p>0</text:p>
          </table:table-cell>
          <table:table-cell table:style-name="ce7"/>
          <table:table-cell table:style-name="ce7" table:formula="of:=MAX([.BO51:.BP52])" office:value-type="float" office:value="1.23717425237241" calcext:value-type="float">
            <text:p>1.23717425237241</text:p>
          </table:table-cell>
          <table:table-cell table:style-name="ce7"/>
          <table:table-cell table:style-name="ce7" table:formula="of:=MAX([.BQ51:.BR52])" office:value-type="float" office:value="5.13425652121699" calcext:value-type="float">
            <text:p>5.13425652121699</text:p>
          </table:table-cell>
          <table:table-cell table:style-name="ce7"/>
          <table:table-cell table:style-name="ce7" table:formula="of:=MAX([.BS51:.BT52])" office:value-type="float" office:value="5.09446909536348" calcext:value-type="float">
            <text:p>5.09446909536348</text:p>
          </table:table-cell>
          <table:table-cell table:style-name="ce7"/>
          <table:table-cell table:style-name="ce7" table:formula="of:=MAX([.BU51:.BV52])" office:value-type="float" office:value="2.5758927030164" calcext:value-type="float">
            <text:p>2.5758927030164</text:p>
          </table:table-cell>
          <table:table-cell table:style-name="ce7"/>
          <table:table-cell table:style-name="ce7" table:formula="of:=MAX([.BW51:.BX52])" office:value-type="float" office:value="1.20234311815172" calcext:value-type="float">
            <text:p>1.20234311815172</text:p>
          </table:table-cell>
          <table:table-cell table:style-name="ce7"/>
          <table:table-cell table:style-name="ce7" table:formula="of:=MAX([.BY51:.BZ52])" office:value-type="float" office:value="0.338945180246046" calcext:value-type="float">
            <text:p>0.338945180246046</text:p>
          </table:table-cell>
          <table:table-cell table:style-name="ce7"/>
          <table:table-cell table:style-name="ce7" table:formula="of:=MAX([.CA51:.CB52])" office:value-type="float" office:value="0.822232308758152" calcext:value-type="float">
            <text:p>0.822232308758152</text:p>
          </table:table-cell>
          <table:table-cell table:style-name="ce7"/>
          <table:table-cell table:style-name="ce7" table:formula="of:=MAX([.CC51:.CD52])" office:value-type="float" office:value="8.1642953851386" calcext:value-type="float">
            <text:p>8.1642953851386</text:p>
          </table:table-cell>
          <table:table-cell table:style-name="ce7"/>
          <table:table-cell table:style-name="ce7" table:formula="of:=MAX([.CE51:.CF52])" office:value-type="float" office:value="6.05237170817545" calcext:value-type="float">
            <text:p>6.05237170817545</text:p>
          </table:table-cell>
          <table:table-cell table:style-name="ce7"/>
          <table:table-cell table:style-name="ce7" table:formula="of:=MAX([.CG51:.CH52])" office:value-type="float" office:value="0.869668062076745" calcext:value-type="float">
            <text:p>0.869668062076745</text:p>
          </table:table-cell>
          <table:table-cell table:style-name="ce7"/>
          <table:table-cell table:style-name="ce7" table:formula="of:=MAX([.CI51:.CJ52])" office:value-type="float" office:value="0" calcext:value-type="float">
            <text:p>0</text:p>
          </table:table-cell>
          <table:table-cell table:style-name="ce7"/>
          <table:table-cell table:style-name="ce7" table:formula="of:=MAX([.CK51:.CL52])" office:value-type="float" office:value="0" calcext:value-type="float">
            <text:p>0</text:p>
          </table:table-cell>
          <table:table-cell table:number-columns-repeated="2"/>
          <table:table-cell office:value-type="float" office:value="0.453181443106527" calcext:value-type="float">
            <text:p>0.453181443106527</text:p>
          </table:table-cell>
          <table:table-cell/>
          <table:table-cell office:value-type="float" office:value="0.754975694685096" calcext:value-type="float">
            <text:p>0.754975694685096</text:p>
          </table:table-cell>
          <table:table-cell/>
          <table:table-cell office:value-type="float" office:value="0.613855736703549" calcext:value-type="float">
            <text:p>0.613855736703549</text:p>
          </table:table-cell>
          <table:table-cell/>
          <table:table-cell office:value-type="float" office:value="0.718771928603609" calcext:value-type="float">
            <text:p>0.718771928603609</text:p>
          </table:table-cell>
          <table:table-cell/>
          <table:table-cell office:value-type="float" office:value="0.394601238521448" calcext:value-type="float">
            <text:p>0.394601238521448</text:p>
          </table:table-cell>
          <table:table-cell/>
          <table:table-cell office:value-type="float" office:value="0.506389476314064" calcext:value-type="float">
            <text:p>0.506389476314064</text:p>
          </table:table-cell>
          <table:table-cell/>
          <table:table-cell office:value-type="float" office:value="0.335476371251519" calcext:value-type="float">
            <text:p>0.335476371251519</text:p>
          </table:table-cell>
          <table:table-cell/>
          <table:table-cell office:value-type="float" office:value="0.65941495736426" calcext:value-type="float">
            <text:p>0.65941495736426</text:p>
          </table:table-cell>
          <table:table-cell/>
          <table:table-cell office:value-type="float" office:value="0.761943915837495" calcext:value-type="float">
            <text:p>0.761943915837495</text:p>
          </table:table-cell>
          <table:table-cell/>
          <table:table-cell office:value-type="float" office:value="0.155847227497309" calcext:value-type="float">
            <text:p>0.155847227497309</text:p>
          </table:table-cell>
          <table:table-cell/>
          <table:table-cell office:value-type="float" office:value="0.585481887635991" calcext:value-type="float">
            <text:p>0.585481887635991</text:p>
          </table:table-cell>
          <table:table-cell/>
          <table:table-cell office:value-type="float" office:value="0.0774136891727641" calcext:value-type="float">
            <text:p>0.077413689172764</text:p>
          </table:table-cell>
          <table:table-cell/>
          <table:table-cell office:value-type="float" office:value="0.470848429900169" calcext:value-type="float">
            <text:p>0.470848429900169</text:p>
          </table:table-cell>
          <table:table-cell table:number-columns-repeated="882"/>
        </table:table-row>
        <table:table-row table:style-name="ro1">
          <table:table-cell table:number-columns-repeated="33"/>
          <table:table-cell table:style-name="ce4" table:number-matrix-columns-spanned="1" table:number-matrix-rows-spanned="1" table:formula="of:=MAX(0;SUM([.A22:.C24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B22:.D24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C22:.E24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D22:.F24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E22:.G24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F22:.H24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G22:.I24]*[.$AD$38:.$AF$40]))" office:value-type="float" office:value="0.0705882385373115" calcext:value-type="float">
            <text:p>0.070588238537312</text:p>
          </table:table-cell>
          <table:table-cell table:style-name="ce4" table:number-matrix-columns-spanned="1" table:number-matrix-rows-spanned="1" table:formula="of:=MAX(0;SUM([.H22:.J24]*[.$AD$38:.$AF$40]))" office:value-type="float" office:value="0.486274540424346" calcext:value-type="float">
            <text:p>0.486274540424346</text:p>
          </table:table-cell>
          <table:table-cell table:style-name="ce4" table:number-matrix-columns-spanned="1" table:number-matrix-rows-spanned="1" table:formula="of:=MAX(0;SUM([.I22:.K24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J22:.L24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K22:.M24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L22:.N24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M22:.O24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N22:.P24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O22:.Q24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P22:.R24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Q22:.S24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R22:.T24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S22:.U24]*[.$AD$38:.$AF$40]))" office:value-type="float" office:value="2.11372563242912" calcext:value-type="float">
            <text:p>2.11372563242912</text:p>
          </table:table-cell>
          <table:table-cell table:style-name="ce4" table:number-matrix-columns-spanned="1" table:number-matrix-rows-spanned="1" table:formula="of:=MAX(0;SUM([.T22:.V24]*[.$AD$38:.$AF$40]))" office:value-type="float" office:value="2.58823543787003" calcext:value-type="float">
            <text:p>2.58823543787003</text:p>
          </table:table-cell>
          <table:table-cell table:style-name="ce4" table:number-matrix-columns-spanned="1" table:number-matrix-rows-spanned="1" table:formula="of:=MAX(0;SUM([.U22:.W24]*[.$AD$38:.$AF$40]))" office:value-type="float" office:value="0.874509841203689" calcext:value-type="float">
            <text:p>0.874509841203689</text:p>
          </table:table-cell>
          <table:table-cell table:style-name="ce4" table:number-matrix-columns-spanned="1" table:number-matrix-rows-spanned="1" table:formula="of:=MAX(0;SUM([.V22:.X24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W22:.Y24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X22:.Z24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Y22:.AA24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Z22:.AB24]*[.$AD$38:.$AF$40]))" office:value-type="float" office:value="0" calcext:value-type="float">
            <text:p>0</text:p>
          </table:table-cell>
          <table:table-cell table:number-columns-repeated="5"/>
          <table:table-cell table:style-name="ce5" table:number-matrix-columns-spanned="1" table:number-matrix-rows-spanned="1" table:formula="of:=MAX(0;SUM([.AH22:.AJ24]*[.$BI$38:.$BK$40])+SUM([.AH51:.AJ53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I22:.AK24]*[.$BI$38:.$BK$40])+SUM([.AI51:.AK53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J22:.AL24]*[.$BI$38:.$BK$40])+SUM([.AJ51:.AL53]*[.$BI$42:.$BK$44]))" office:value-type="float" office:value="0.301230954572584" calcext:value-type="float">
            <text:p>0.301230954572584</text:p>
          </table:table-cell>
          <table:table-cell table:style-name="ce5" table:number-matrix-columns-spanned="1" table:number-matrix-rows-spanned="1" table:formula="of:=MAX(0;SUM([.AK22:.AM24]*[.$BI$38:.$BK$40])+SUM([.AK51:.AM53]*[.$BI$42:.$BK$44]))" office:value-type="float" office:value="1.00601164821855" calcext:value-type="float">
            <text:p>1.00601164821855</text:p>
          </table:table-cell>
          <table:table-cell table:style-name="ce5" table:number-matrix-columns-spanned="1" table:number-matrix-rows-spanned="1" table:formula="of:=MAX(0;SUM([.AL22:.AN24]*[.$BI$38:.$BK$40])+SUM([.AL51:.AN53]*[.$BI$42:.$BK$44]))" office:value-type="float" office:value="1.78628549672704" calcext:value-type="float">
            <text:p>1.78628549672704</text:p>
          </table:table-cell>
          <table:table-cell table:style-name="ce5" table:number-matrix-columns-spanned="1" table:number-matrix-rows-spanned="1" table:formula="of:=MAX(0;SUM([.AM22:.AO24]*[.$BI$38:.$BK$40])+SUM([.AM51:.AO53]*[.$BI$42:.$BK$44]))" office:value-type="float" office:value="3.13428107005473" calcext:value-type="float">
            <text:p>3.13428107005473</text:p>
          </table:table-cell>
          <table:table-cell table:style-name="ce5" table:number-matrix-columns-spanned="1" table:number-matrix-rows-spanned="1" table:formula="of:=MAX(0;SUM([.AN22:.AP24]*[.$BI$38:.$BK$40])+SUM([.AN51:.AP53]*[.$BI$42:.$BK$44]))" office:value-type="float" office:value="2.2181624475226" calcext:value-type="float">
            <text:p>2.2181624475226</text:p>
          </table:table-cell>
          <table:table-cell table:style-name="ce5" table:number-matrix-columns-spanned="1" table:number-matrix-rows-spanned="1" table:formula="of:=MAX(0;SUM([.AO22:.AQ24]*[.$BI$38:.$BK$40])+SUM([.AO51:.AQ53]*[.$BI$42:.$BK$44]))" office:value-type="float" office:value="1.50281343449262" calcext:value-type="float">
            <text:p>1.50281343449262</text:p>
          </table:table-cell>
          <table:table-cell table:style-name="ce5" table:number-matrix-columns-spanned="1" table:number-matrix-rows-spanned="1" table:formula="of:=MAX(0;SUM([.AP22:.AR24]*[.$BI$38:.$BK$40])+SUM([.AP51:.AR53]*[.$BI$42:.$BK$44]))" office:value-type="float" office:value="0.6715268596061" calcext:value-type="float">
            <text:p>0.6715268596061</text:p>
          </table:table-cell>
          <table:table-cell table:style-name="ce5" table:number-matrix-columns-spanned="1" table:number-matrix-rows-spanned="1" table:formula="of:=MAX(0;SUM([.AQ22:.AS24]*[.$BI$38:.$BK$40])+SUM([.AQ51:.AS53]*[.$BI$42:.$BK$44]))" office:value-type="float" office:value="0.197268551645804" calcext:value-type="float">
            <text:p>0.197268551645804</text:p>
          </table:table-cell>
          <table:table-cell table:style-name="ce5" table:number-matrix-columns-spanned="1" table:number-matrix-rows-spanned="1" table:formula="of:=MAX(0;SUM([.AR22:.AT24]*[.$BI$38:.$BK$40])+SUM([.AR51:.AT53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S22:.AU24]*[.$BI$38:.$BK$40])+SUM([.AS51:.AU53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T22:.AV24]*[.$BI$38:.$BK$40])+SUM([.AT51:.AV53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U22:.AW24]*[.$BI$38:.$BK$40])+SUM([.AU51:.AW53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V22:.AX24]*[.$BI$38:.$BK$40])+SUM([.AV51:.AX53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W22:.AY24]*[.$BI$38:.$BK$40])+SUM([.AW51:.AY53]*[.$BI$42:.$BK$44]))" office:value-type="float" office:value="0.822232308758152" calcext:value-type="float">
            <text:p>0.822232308758152</text:p>
          </table:table-cell>
          <table:table-cell table:style-name="ce5" table:number-matrix-columns-spanned="1" table:number-matrix-rows-spanned="1" table:formula="of:=MAX(0;SUM([.AX22:.AZ24]*[.$BI$38:.$BK$40])+SUM([.AX51:.AZ53]*[.$BI$42:.$BK$44]))" office:value-type="float" office:value="5.5775254744807" calcext:value-type="float">
            <text:p>5.5775254744807</text:p>
          </table:table-cell>
          <table:table-cell table:style-name="ce5" table:number-matrix-columns-spanned="1" table:number-matrix-rows-spanned="1" table:formula="of:=MAX(0;SUM([.AY22:.BA24]*[.$BI$38:.$BK$40])+SUM([.AY51:.BA53]*[.$BI$42:.$BK$44]))" office:value-type="float" office:value="8.1642953851386" calcext:value-type="float">
            <text:p>8.1642953851386</text:p>
          </table:table-cell>
          <table:table-cell table:style-name="ce5" table:number-matrix-columns-spanned="1" table:number-matrix-rows-spanned="1" table:formula="of:=MAX(0;SUM([.AZ22:.BB24]*[.$BI$38:.$BK$40])+SUM([.AZ51:.BB53]*[.$BI$42:.$BK$44]))" office:value-type="float" office:value="4.38517273386164" calcext:value-type="float">
            <text:p>4.38517273386164</text:p>
          </table:table-cell>
          <table:table-cell table:style-name="ce5" table:number-matrix-columns-spanned="1" table:number-matrix-rows-spanned="1" table:formula="of:=MAX(0;SUM([.BA22:.BC24]*[.$BI$38:.$BK$40])+SUM([.BA51:.BC53]*[.$BI$42:.$BK$44]))" office:value-type="float" office:value="1.27647409032058" calcext:value-type="float">
            <text:p>1.27647409032058</text:p>
          </table:table-cell>
          <table:table-cell table:style-name="ce5" table:number-matrix-columns-spanned="1" table:number-matrix-rows-spanned="1" table:formula="of:=MAX(0;SUM([.BB22:.BD24]*[.$BI$38:.$BK$40])+SUM([.BB51:.BD53]*[.$BI$42:.$BK$44]))" office:value-type="float" office:value="0.869668062076745" calcext:value-type="float">
            <text:p>0.869668062076745</text:p>
          </table:table-cell>
          <table:table-cell table:style-name="ce5" table:number-matrix-columns-spanned="1" table:number-matrix-rows-spanned="1" table:formula="of:=MAX(0;SUM([.BC22:.BE24]*[.$BI$38:.$BK$40])+SUM([.BC51:.BE53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D22:.BF24]*[.$BI$38:.$BK$40])+SUM([.BD51:.BF53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E22:.BG24]*[.$BI$38:.$BK$40])+SUM([.BE51:.BG53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F22:.BH24]*[.$BI$38:.$BK$40])+SUM([.BF51:.BH53]*[.$BI$42:.$BK$44]))" office:value-type="float" office:value="0" calcext:value-type="float">
            <text:p>0</text:p>
          </table:table-cell>
          <table:table-cell/>
          <table:table-cell table:style-name="ce7" table:number-columns-repeated="25"/>
          <table:table-cell table:number-columns-repeated="909"/>
        </table:table-row>
        <table:table-row table:style-name="ro1">
          <table:table-cell table:number-columns-repeated="33"/>
          <table:table-cell table:style-name="ce4" table:number-matrix-columns-spanned="1" table:number-matrix-rows-spanned="1" table:formula="of:=MAX(0;SUM([.A23:.C25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B23:.D25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C23:.E25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D23:.F25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E23:.G25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F23:.H25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G23:.I25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H23:.J25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I23:.K25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J23:.L25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K23:.M25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L23:.N25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M23:.O25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N23:.P25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O23:.Q25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P23:.R25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Q23:.S25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R23:.T25]*[.$AD$38:.$AF$40]))" office:value-type="float" office:value="0.705882400274276" calcext:value-type="float">
            <text:p>0.705882400274276</text:p>
          </table:table-cell>
          <table:table-cell table:style-name="ce4" table:number-matrix-columns-spanned="1" table:number-matrix-rows-spanned="1" table:formula="of:=MAX(0;SUM([.S23:.U25]*[.$AD$38:.$AF$40]))" office:value-type="float" office:value="2.70588251948356" calcext:value-type="float">
            <text:p>2.70588251948356</text:p>
          </table:table-cell>
          <table:table-cell table:style-name="ce4" table:number-matrix-columns-spanned="1" table:number-matrix-rows-spanned="1" table:formula="of:=MAX(0;SUM([.T23:.V25]*[.$AD$38:.$AF$40]))" office:value-type="float" office:value="1.81568637490273" calcext:value-type="float">
            <text:p>1.81568637490273</text:p>
          </table:table-cell>
          <table:table-cell table:style-name="ce4" table:number-matrix-columns-spanned="1" table:number-matrix-rows-spanned="1" table:formula="of:=MAX(0;SUM([.U23:.W25]*[.$AD$38:.$AF$40]))" office:value-type="float" office:value="0.223529428243637" calcext:value-type="float">
            <text:p>0.223529428243637</text:p>
          </table:table-cell>
          <table:table-cell table:style-name="ce4" table:number-matrix-columns-spanned="1" table:number-matrix-rows-spanned="1" table:formula="of:=MAX(0;SUM([.V23:.X25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W23:.Y25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X23:.Z25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Y23:.AA25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Z23:.AB25]*[.$AD$38:.$AF$40]))" office:value-type="float" office:value="0" calcext:value-type="float">
            <text:p>0</text:p>
          </table:table-cell>
          <table:table-cell table:number-columns-repeated="5"/>
          <table:table-cell table:style-name="ce5" table:number-matrix-columns-spanned="1" table:number-matrix-rows-spanned="1" table:formula="of:=MAX(0;SUM([.AH23:.AJ25]*[.$BI$38:.$BK$40])+SUM([.AH52:.AJ54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I23:.AK25]*[.$BI$38:.$BK$40])+SUM([.AI52:.AK54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J23:.AL25]*[.$BI$38:.$BK$40])+SUM([.AJ52:.AL54]*[.$BI$42:.$BK$44]))" office:value-type="float" office:value="0.0307770996701649" calcext:value-type="float">
            <text:p>0.030777099670165</text:p>
          </table:table-cell>
          <table:table-cell table:style-name="ce5" table:number-matrix-columns-spanned="1" table:number-matrix-rows-spanned="1" table:formula="of:=MAX(0;SUM([.AK23:.AM25]*[.$BI$38:.$BK$40])+SUM([.AK52:.AM54]*[.$BI$42:.$BK$44]))" office:value-type="float" office:value="0.260980076962073" calcext:value-type="float">
            <text:p>0.260980076962073</text:p>
          </table:table-cell>
          <table:table-cell table:style-name="ce5" table:number-matrix-columns-spanned="1" table:number-matrix-rows-spanned="1" table:formula="of:=MAX(0;SUM([.AL23:.AN25]*[.$BI$38:.$BK$40])+SUM([.AL52:.AN54]*[.$BI$42:.$BK$44]))" office:value-type="float" office:value="0.436056496884889" calcext:value-type="float">
            <text:p>0.436056496884889</text:p>
          </table:table-cell>
          <table:table-cell table:style-name="ce5" table:number-matrix-columns-spanned="1" table:number-matrix-rows-spanned="1" table:formula="of:=MAX(0;SUM([.AM23:.AO25]*[.$BI$38:.$BK$40])+SUM([.AM52:.AO54]*[.$BI$42:.$BK$44]))" office:value-type="float" office:value="0.712839961923383" calcext:value-type="float">
            <text:p>0.712839961923383</text:p>
          </table:table-cell>
          <table:table-cell table:style-name="ce5" table:number-matrix-columns-spanned="1" table:number-matrix-rows-spanned="1" table:formula="of:=MAX(0;SUM([.AN23:.AP25]*[.$BI$38:.$BK$40])+SUM([.AN52:.AP54]*[.$BI$42:.$BK$44]))" office:value-type="float" office:value="0.280348980576268" calcext:value-type="float">
            <text:p>0.280348980576268</text:p>
          </table:table-cell>
          <table:table-cell table:style-name="ce5" table:number-matrix-columns-spanned="1" table:number-matrix-rows-spanned="1" table:formula="of:=MAX(0;SUM([.AO23:.AQ25]*[.$BI$38:.$BK$40])+SUM([.AO52:.AQ54]*[.$BI$42:.$BK$44]))" office:value-type="float" office:value="0.394537103291607" calcext:value-type="float">
            <text:p>0.394537103291607</text:p>
          </table:table-cell>
          <table:table-cell table:style-name="ce5" table:number-matrix-columns-spanned="1" table:number-matrix-rows-spanned="1" table:formula="of:=MAX(0;SUM([.AP23:.AR25]*[.$BI$38:.$BK$40])+SUM([.AP52:.AR54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Q23:.AS25]*[.$BI$38:.$BK$40])+SUM([.AQ52:.AS54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R23:.AT25]*[.$BI$38:.$BK$40])+SUM([.AR52:.AT54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S23:.AU25]*[.$BI$38:.$BK$40])+SUM([.AS52:.AU54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T23:.AV25]*[.$BI$38:.$BK$40])+SUM([.AT52:.AV54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U23:.AW25]*[.$BI$38:.$BK$40])+SUM([.AU52:.AW54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V23:.AX25]*[.$BI$38:.$BK$40])+SUM([.AV52:.AX54]*[.$BI$42:.$BK$44]))" office:value-type="float" office:value="0.775126562504151" calcext:value-type="float">
            <text:p>0.775126562504151</text:p>
          </table:table-cell>
          <table:table-cell table:style-name="ce5" table:number-matrix-columns-spanned="1" table:number-matrix-rows-spanned="1" table:formula="of:=MAX(0;SUM([.AW23:.AY25]*[.$BI$38:.$BK$40])+SUM([.AW52:.AY54]*[.$BI$42:.$BK$44]))" office:value-type="float" office:value="3.37074810526283" calcext:value-type="float">
            <text:p>3.37074810526283</text:p>
          </table:table-cell>
          <table:table-cell table:style-name="ce5" table:number-matrix-columns-spanned="1" table:number-matrix-rows-spanned="1" table:formula="of:=MAX(0;SUM([.AX23:.AZ25]*[.$BI$38:.$BK$40])+SUM([.AX52:.AZ54]*[.$BI$42:.$BK$44]))" office:value-type="float" office:value="7.13430087565034" calcext:value-type="float">
            <text:p>7.13430087565034</text:p>
          </table:table-cell>
          <table:table-cell table:style-name="ce5" table:number-matrix-columns-spanned="1" table:number-matrix-rows-spanned="1" table:formula="of:=MAX(0;SUM([.AY23:.BA25]*[.$BI$38:.$BK$40])+SUM([.AY52:.BA54]*[.$BI$42:.$BK$44]))" office:value-type="float" office:value="6.11637035074685" calcext:value-type="float">
            <text:p>6.11637035074685</text:p>
          </table:table-cell>
          <table:table-cell table:style-name="ce5" table:number-matrix-columns-spanned="1" table:number-matrix-rows-spanned="1" table:formula="of:=MAX(0;SUM([.AZ23:.BB25]*[.$BI$38:.$BK$40])+SUM([.AZ52:.BB54]*[.$BI$42:.$BK$44]))" office:value-type="float" office:value="2.27181528924827" calcext:value-type="float">
            <text:p>2.27181528924827</text:p>
          </table:table-cell>
          <table:table-cell table:style-name="ce5" table:number-matrix-columns-spanned="1" table:number-matrix-rows-spanned="1" table:formula="of:=MAX(0;SUM([.BA23:.BC25]*[.$BI$38:.$BK$40])+SUM([.BA52:.BC54]*[.$BI$42:.$BK$44]))" office:value-type="float" office:value="1.03879995304621" calcext:value-type="float">
            <text:p>1.03879995304621</text:p>
          </table:table-cell>
          <table:table-cell table:style-name="ce5" table:number-matrix-columns-spanned="1" table:number-matrix-rows-spanned="1" table:formula="of:=MAX(0;SUM([.BB23:.BD25]*[.$BI$38:.$BK$40])+SUM([.BB52:.BD54]*[.$BI$42:.$BK$44]))" office:value-type="float" office:value="0.634295856436318" calcext:value-type="float">
            <text:p>0.634295856436318</text:p>
          </table:table-cell>
          <table:table-cell table:style-name="ce5" table:number-matrix-columns-spanned="1" table:number-matrix-rows-spanned="1" table:formula="of:=MAX(0;SUM([.BC23:.BE25]*[.$BI$38:.$BK$40])+SUM([.BC52:.BE54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D23:.BF25]*[.$BI$38:.$BK$40])+SUM([.BD52:.BF54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E23:.BG25]*[.$BI$38:.$BK$40])+SUM([.BE52:.BG54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F23:.BH25]*[.$BI$38:.$BK$40])+SUM([.BF52:.BH54]*[.$BI$42:.$BK$44]))" office:value-type="float" office:value="0" calcext:value-type="float">
            <text:p>0</text:p>
          </table:table-cell>
          <table:table-cell/>
          <table:table-cell table:style-name="ce7" table:formula="of:=MAX([.BM53:.BN54])" office:value-type="float" office:value="0" calcext:value-type="float">
            <text:p>0</text:p>
          </table:table-cell>
          <table:table-cell table:style-name="ce7"/>
          <table:table-cell table:style-name="ce7" table:formula="of:=MAX([.BO53:.BP54])" office:value-type="float" office:value="0.260980076962073" calcext:value-type="float">
            <text:p>0.260980076962073</text:p>
          </table:table-cell>
          <table:table-cell table:style-name="ce7"/>
          <table:table-cell table:style-name="ce7" table:formula="of:=MAX([.BQ53:.BR54])" office:value-type="float" office:value="0.712839961923383" calcext:value-type="float">
            <text:p>0.712839961923383</text:p>
          </table:table-cell>
          <table:table-cell table:style-name="ce7"/>
          <table:table-cell table:style-name="ce7" table:formula="of:=MAX([.BS53:.BT54])" office:value-type="float" office:value="0.394537103291607" calcext:value-type="float">
            <text:p>0.394537103291607</text:p>
          </table:table-cell>
          <table:table-cell table:style-name="ce7"/>
          <table:table-cell table:style-name="ce7" table:formula="of:=MAX([.BU53:.BV54])" office:value-type="float" office:value="0" calcext:value-type="float">
            <text:p>0</text:p>
          </table:table-cell>
          <table:table-cell table:style-name="ce7"/>
          <table:table-cell table:style-name="ce7" table:formula="of:=MAX([.BW53:.BX54])" office:value-type="float" office:value="0" calcext:value-type="float">
            <text:p>0</text:p>
          </table:table-cell>
          <table:table-cell table:style-name="ce7"/>
          <table:table-cell table:style-name="ce7" table:formula="of:=MAX([.BY53:.BZ54])" office:value-type="float" office:value="0" calcext:value-type="float">
            <text:p>0</text:p>
          </table:table-cell>
          <table:table-cell table:style-name="ce7"/>
          <table:table-cell table:style-name="ce7" table:formula="of:=MAX([.CA53:.CB54])" office:value-type="float" office:value="6.08752908390448" calcext:value-type="float">
            <text:p>6.08752908390448</text:p>
          </table:table-cell>
          <table:table-cell table:style-name="ce7"/>
          <table:table-cell table:style-name="ce7" table:formula="of:=MAX([.CC53:.CD54])" office:value-type="float" office:value="7.13430087565034" calcext:value-type="float">
            <text:p>7.13430087565034</text:p>
          </table:table-cell>
          <table:table-cell table:style-name="ce7"/>
          <table:table-cell table:style-name="ce7" table:formula="of:=MAX([.CE53:.CF54])" office:value-type="float" office:value="2.27181528924827" calcext:value-type="float">
            <text:p>2.27181528924827</text:p>
          </table:table-cell>
          <table:table-cell table:style-name="ce7"/>
          <table:table-cell table:style-name="ce7" table:formula="of:=MAX([.CG53:.CH54])" office:value-type="float" office:value="0.634295856436318" calcext:value-type="float">
            <text:p>0.634295856436318</text:p>
          </table:table-cell>
          <table:table-cell table:style-name="ce7"/>
          <table:table-cell table:style-name="ce7" table:formula="of:=MAX([.CI53:.CJ54])" office:value-type="float" office:value="0" calcext:value-type="float">
            <text:p>0</text:p>
          </table:table-cell>
          <table:table-cell table:style-name="ce7"/>
          <table:table-cell table:style-name="ce7" table:formula="of:=MAX([.CK53:.CL54])" office:value-type="float" office:value="0" calcext:value-type="float">
            <text:p>0</text:p>
          </table:table-cell>
          <table:table-cell table:number-columns-repeated="2"/>
          <table:table-cell office:value-type="float" office:value="0.31619475956428" calcext:value-type="float">
            <text:p>0.31619475956428</text:p>
          </table:table-cell>
          <table:table-cell/>
          <table:table-cell office:value-type="float" office:value="0.214668909315889" calcext:value-type="float">
            <text:p>0.214668909315889</text:p>
          </table:table-cell>
          <table:table-cell/>
          <table:table-cell office:value-type="float" office:value="0.557653018231523" calcext:value-type="float">
            <text:p>0.557653018231523</text:p>
          </table:table-cell>
          <table:table-cell/>
          <table:table-cell office:value-type="float" office:value="0.972356938083149" calcext:value-type="float">
            <text:p>0.972356938083149</text:p>
          </table:table-cell>
          <table:table-cell/>
          <table:table-cell office:value-type="float" office:value="0.153383833933701" calcext:value-type="float">
            <text:p>0.153383833933701</text:p>
          </table:table-cell>
          <table:table-cell/>
          <table:table-cell office:value-type="float" office:value="0.34909107889705" calcext:value-type="float">
            <text:p>0.34909107889705</text:p>
          </table:table-cell>
          <table:table-cell/>
          <table:table-cell office:value-type="float" office:value="0.866938014373101" calcext:value-type="float">
            <text:p>0.866938014373101</text:p>
          </table:table-cell>
          <table:table-cell/>
          <table:table-cell office:value-type="float" office:value="0.995859437692962" calcext:value-type="float">
            <text:p>0.995859437692962</text:p>
          </table:table-cell>
          <table:table-cell/>
          <table:table-cell office:value-type="float" office:value="0.235774804020974" calcext:value-type="float">
            <text:p>0.235774804020974</text:p>
          </table:table-cell>
          <table:table-cell/>
          <table:table-cell office:value-type="float" office:value="0.943353480389351" calcext:value-type="float">
            <text:p>0.943353480389351</text:p>
          </table:table-cell>
          <table:table-cell/>
          <table:table-cell office:value-type="float" office:value="0.964142708218307" calcext:value-type="float">
            <text:p>0.964142708218307</text:p>
          </table:table-cell>
          <table:table-cell/>
          <table:table-cell office:value-type="float" office:value="0.379724804955523" calcext:value-type="float">
            <text:p>0.379724804955523</text:p>
          </table:table-cell>
          <table:table-cell/>
          <table:table-cell office:value-type="float" office:value="0.334494398214046" calcext:value-type="float">
            <text:p>0.334494398214046</text:p>
          </table:table-cell>
          <table:table-cell table:number-columns-repeated="882"/>
        </table:table-row>
        <table:table-row table:style-name="ro1">
          <table:table-cell table:number-columns-repeated="33"/>
          <table:table-cell table:style-name="ce4" table:number-matrix-columns-spanned="1" table:number-matrix-rows-spanned="1" table:formula="of:=MAX(0;SUM([.A24:.C26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B24:.D26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C24:.E26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D24:.F26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E24:.G26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F24:.H26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G24:.I26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H24:.J26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I24:.K26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J24:.L26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K24:.M26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L24:.N26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M24:.O26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N24:.P26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O24:.Q26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P24:.R26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Q24:.S26]*[.$AD$38:.$AF$40]))" office:value-type="float" office:value="0.486274570226669" calcext:value-type="float">
            <text:p>0.486274570226669</text:p>
          </table:table-cell>
          <table:table-cell table:style-name="ce4" table:number-matrix-columns-spanned="1" table:number-matrix-rows-spanned="1" table:formula="of:=MAX(0;SUM([.R24:.T26]*[.$AD$38:.$AF$40]))" office:value-type="float" office:value="2.03921583294868" calcext:value-type="float">
            <text:p>2.03921583294868</text:p>
          </table:table-cell>
          <table:table-cell table:style-name="ce4" table:number-matrix-columns-spanned="1" table:number-matrix-rows-spanned="1" table:formula="of:=MAX(0;SUM([.S24:.U26]*[.$AD$38:.$AF$40]))" office:value-type="float" office:value="2.27058836817741" calcext:value-type="float">
            <text:p>2.27058836817741</text:p>
          </table:table-cell>
          <table:table-cell table:style-name="ce4" table:number-matrix-columns-spanned="1" table:number-matrix-rows-spanned="1" table:formula="of:=MAX(0;SUM([.T24:.V26]*[.$AD$38:.$AF$40]))" office:value-type="float" office:value="0.882352977991104" calcext:value-type="float">
            <text:p>0.882352977991104</text:p>
          </table:table-cell>
          <table:table-cell table:style-name="ce4" table:number-matrix-columns-spanned="1" table:number-matrix-rows-spanned="1" table:formula="of:=MAX(0;SUM([.U24:.W26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V24:.X26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W24:.Y26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X24:.Z26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Y24:.AA26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Z24:.AB26]*[.$AD$38:.$AF$40]))" office:value-type="float" office:value="0" calcext:value-type="float">
            <text:p>0</text:p>
          </table:table-cell>
          <table:table-cell table:number-columns-repeated="5"/>
          <table:table-cell table:style-name="ce5" table:number-matrix-columns-spanned="1" table:number-matrix-rows-spanned="1" table:formula="of:=MAX(0;SUM([.AH24:.AJ26]*[.$BI$38:.$BK$40])+SUM([.AH53:.AJ55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I24:.AK26]*[.$BI$38:.$BK$40])+SUM([.AI53:.AK55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J24:.AL26]*[.$BI$38:.$BK$40])+SUM([.AJ53:.AL55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K24:.AM26]*[.$BI$38:.$BK$40])+SUM([.AK53:.AM55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L24:.AN26]*[.$BI$38:.$BK$40])+SUM([.AL53:.AN55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M24:.AO26]*[.$BI$38:.$BK$40])+SUM([.AM53:.AO55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N24:.AP26]*[.$BI$38:.$BK$40])+SUM([.AN53:.AP55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O24:.AQ26]*[.$BI$38:.$BK$40])+SUM([.AO53:.AQ55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P24:.AR26]*[.$BI$38:.$BK$40])+SUM([.AP53:.AR55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Q24:.AS26]*[.$BI$38:.$BK$40])+SUM([.AQ53:.AS55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R24:.AT26]*[.$BI$38:.$BK$40])+SUM([.AR53:.AT55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S24:.AU26]*[.$BI$38:.$BK$40])+SUM([.AS53:.AU55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T24:.AV26]*[.$BI$38:.$BK$40])+SUM([.AT53:.AV55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U24:.AW26]*[.$BI$38:.$BK$40])+SUM([.AU53:.AW55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V24:.AX26]*[.$BI$38:.$BK$40])+SUM([.AV53:.AX55]*[.$BI$42:.$BK$44]))" office:value-type="float" office:value="2.57544628796366" calcext:value-type="float">
            <text:p>2.57544628796366</text:p>
          </table:table-cell>
          <table:table-cell table:style-name="ce5" table:number-matrix-columns-spanned="1" table:number-matrix-rows-spanned="1" table:formula="of:=MAX(0;SUM([.AW24:.AY26]*[.$BI$38:.$BK$40])+SUM([.AW53:.AY55]*[.$BI$42:.$BK$44]))" office:value-type="float" office:value="6.08752908390448" calcext:value-type="float">
            <text:p>6.08752908390448</text:p>
          </table:table-cell>
          <table:table-cell table:style-name="ce5" table:number-matrix-columns-spanned="1" table:number-matrix-rows-spanned="1" table:formula="of:=MAX(0;SUM([.AX24:.AZ26]*[.$BI$38:.$BK$40])+SUM([.AX53:.AZ55]*[.$BI$42:.$BK$44]))" office:value-type="float" office:value="6.91895485994269" calcext:value-type="float">
            <text:p>6.91895485994269</text:p>
          </table:table-cell>
          <table:table-cell table:style-name="ce5" table:number-matrix-columns-spanned="1" table:number-matrix-rows-spanned="1" table:formula="of:=MAX(0;SUM([.AY24:.BA26]*[.$BI$38:.$BK$40])+SUM([.AY53:.BA55]*[.$BI$42:.$BK$44]))" office:value-type="float" office:value="3.82892507946152" calcext:value-type="float">
            <text:p>3.82892507946152</text:p>
          </table:table-cell>
          <table:table-cell table:style-name="ce5" table:number-matrix-columns-spanned="1" table:number-matrix-rows-spanned="1" table:formula="of:=MAX(0;SUM([.AZ24:.BB26]*[.$BI$38:.$BK$40])+SUM([.AZ53:.BB55]*[.$BI$42:.$BK$44]))" office:value-type="float" office:value="1.54335598070748" calcext:value-type="float">
            <text:p>1.54335598070748</text:p>
          </table:table-cell>
          <table:table-cell table:style-name="ce5" table:number-matrix-columns-spanned="1" table:number-matrix-rows-spanned="1" table:formula="of:=MAX(0;SUM([.BA24:.BC26]*[.$BI$38:.$BK$40])+SUM([.BA53:.BC55]*[.$BI$42:.$BK$44]))" office:value-type="float" office:value="0.988662431038074" calcext:value-type="float">
            <text:p>0.988662431038074</text:p>
          </table:table-cell>
          <table:table-cell table:style-name="ce5" table:number-matrix-columns-spanned="1" table:number-matrix-rows-spanned="1" table:formula="of:=MAX(0;SUM([.BB24:.BD26]*[.$BI$38:.$BK$40])+SUM([.BB53:.BD55]*[.$BI$42:.$BK$44]))" office:value-type="float" office:value="0.18135979943082" calcext:value-type="float">
            <text:p>0.18135979943082</text:p>
          </table:table-cell>
          <table:table-cell table:style-name="ce5" table:number-matrix-columns-spanned="1" table:number-matrix-rows-spanned="1" table:formula="of:=MAX(0;SUM([.BC24:.BE26]*[.$BI$38:.$BK$40])+SUM([.BC53:.BE55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D24:.BF26]*[.$BI$38:.$BK$40])+SUM([.BD53:.BF55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E24:.BG26]*[.$BI$38:.$BK$40])+SUM([.BE53:.BG55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F24:.BH26]*[.$BI$38:.$BK$40])+SUM([.BF53:.BH55]*[.$BI$42:.$BK$44]))" office:value-type="float" office:value="0" calcext:value-type="float">
            <text:p>0</text:p>
          </table:table-cell>
          <table:table-cell/>
          <table:table-cell table:style-name="ce7" table:number-columns-repeated="25"/>
          <table:table-cell table:number-columns-repeated="909"/>
        </table:table-row>
        <table:table-row table:style-name="ro1">
          <table:table-cell table:number-columns-repeated="33"/>
          <table:table-cell table:style-name="ce4" table:number-matrix-columns-spanned="1" table:number-matrix-rows-spanned="1" table:formula="of:=MAX(0;SUM([.A25:.C27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B25:.D27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C25:.E27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D25:.F27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E25:.G27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F25:.H27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G25:.I27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H25:.J27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I25:.K27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J25:.L27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K25:.M27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L25:.N27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M25:.O27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N25:.P27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O25:.Q27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P25:.R27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Q25:.S27]*[.$AD$38:.$AF$40]))" office:value-type="float" office:value="1.62352952361107" calcext:value-type="float">
            <text:p>1.62352952361107</text:p>
          </table:table-cell>
          <table:table-cell table:style-name="ce4" table:number-matrix-columns-spanned="1" table:number-matrix-rows-spanned="1" table:formula="of:=MAX(0;SUM([.R25:.T27]*[.$AD$38:.$AF$40]))" office:value-type="float" office:value="2.33333346247673" calcext:value-type="float">
            <text:p>2.33333346247673</text:p>
          </table:table-cell>
          <table:table-cell table:style-name="ce4" table:number-matrix-columns-spanned="1" table:number-matrix-rows-spanned="1" table:formula="of:=MAX(0;SUM([.S25:.U27]*[.$AD$38:.$AF$40]))" office:value-type="float" office:value="1.27450987696648" calcext:value-type="float">
            <text:p>1.27450987696648</text:p>
          </table:table-cell>
          <table:table-cell table:style-name="ce4" table:number-matrix-columns-spanned="1" table:number-matrix-rows-spanned="1" table:formula="of:=MAX(0;SUM([.T25:.V27]*[.$AD$38:.$AF$40]))" office:value-type="float" office:value="0.223529428243637" calcext:value-type="float">
            <text:p>0.223529428243637</text:p>
          </table:table-cell>
          <table:table-cell table:style-name="ce4" table:number-matrix-columns-spanned="1" table:number-matrix-rows-spanned="1" table:formula="of:=MAX(0;SUM([.U25:.W27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V25:.X27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W25:.Y27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X25:.Z27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Y25:.AA27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Z25:.AB27]*[.$AD$38:.$AF$40]))" office:value-type="float" office:value="0" calcext:value-type="float">
            <text:p>0</text:p>
          </table:table-cell>
          <table:table-cell table:number-columns-repeated="5"/>
          <table:table-cell table:style-name="ce5" table:number-matrix-columns-spanned="1" table:number-matrix-rows-spanned="1" table:formula="of:=MAX(0;SUM([.AH25:.AJ27]*[.$BI$38:.$BK$40])+SUM([.AH54:.AJ56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I25:.AK27]*[.$BI$38:.$BK$40])+SUM([.AI54:.AK56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J25:.AL27]*[.$BI$38:.$BK$40])+SUM([.AJ54:.AL56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K25:.AM27]*[.$BI$38:.$BK$40])+SUM([.AK54:.AM56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L25:.AN27]*[.$BI$38:.$BK$40])+SUM([.AL54:.AN56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M25:.AO27]*[.$BI$38:.$BK$40])+SUM([.AM54:.AO56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N25:.AP27]*[.$BI$38:.$BK$40])+SUM([.AN54:.AP56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O25:.AQ27]*[.$BI$38:.$BK$40])+SUM([.AO54:.AQ56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P25:.AR27]*[.$BI$38:.$BK$40])+SUM([.AP54:.AR56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Q25:.AS27]*[.$BI$38:.$BK$40])+SUM([.AQ54:.AS56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R25:.AT27]*[.$BI$38:.$BK$40])+SUM([.AR54:.AT56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S25:.AU27]*[.$BI$38:.$BK$40])+SUM([.AS54:.AU56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T25:.AV27]*[.$BI$38:.$BK$40])+SUM([.AT54:.AV56]*[.$BI$42:.$BK$44]))" office:value-type="float" office:value="0.397222810993399" calcext:value-type="float">
            <text:p>0.397222810993399</text:p>
          </table:table-cell>
          <table:table-cell table:style-name="ce5" table:number-matrix-columns-spanned="1" table:number-matrix-rows-spanned="1" table:formula="of:=MAX(0;SUM([.AU25:.AW27]*[.$BI$38:.$BK$40])+SUM([.AU54:.AW56]*[.$BI$42:.$BK$44]))" office:value-type="float" office:value="1.33488236526741" calcext:value-type="float">
            <text:p>1.33488236526741</text:p>
          </table:table-cell>
          <table:table-cell table:style-name="ce5" table:number-matrix-columns-spanned="1" table:number-matrix-rows-spanned="1" table:formula="of:=MAX(0;SUM([.AV25:.AX27]*[.$BI$38:.$BK$40])+SUM([.AV54:.AX56]*[.$BI$42:.$BK$44]))" office:value-type="float" office:value="4.67018682548715" calcext:value-type="float">
            <text:p>4.67018682548715</text:p>
          </table:table-cell>
          <table:table-cell table:style-name="ce5" table:number-matrix-columns-spanned="1" table:number-matrix-rows-spanned="1" table:formula="of:=MAX(0;SUM([.AW25:.AY27]*[.$BI$38:.$BK$40])+SUM([.AW54:.AY56]*[.$BI$42:.$BK$44]))" office:value-type="float" office:value="6.48628583394355" calcext:value-type="float">
            <text:p>6.48628583394355</text:p>
          </table:table-cell>
          <table:table-cell table:style-name="ce5" table:number-matrix-columns-spanned="1" table:number-matrix-rows-spanned="1" table:formula="of:=MAX(0;SUM([.AX25:.AZ27]*[.$BI$38:.$BK$40])+SUM([.AX54:.AZ56]*[.$BI$42:.$BK$44]))" office:value-type="float" office:value="4.53213722674683" calcext:value-type="float">
            <text:p>4.53213722674683</text:p>
          </table:table-cell>
          <table:table-cell table:style-name="ce5" table:number-matrix-columns-spanned="1" table:number-matrix-rows-spanned="1" table:formula="of:=MAX(0;SUM([.AY25:.BA27]*[.$BI$38:.$BK$40])+SUM([.AY54:.BA56]*[.$BI$42:.$BK$44]))" office:value-type="float" office:value="2.35368074644618" calcext:value-type="float">
            <text:p>2.35368074644618</text:p>
          </table:table-cell>
          <table:table-cell table:style-name="ce5" table:number-matrix-columns-spanned="1" table:number-matrix-rows-spanned="1" table:formula="of:=MAX(0;SUM([.AZ25:.BB27]*[.$BI$38:.$BK$40])+SUM([.AZ54:.BB56]*[.$BI$42:.$BK$44]))" office:value-type="float" office:value="1.57589825894211" calcext:value-type="float">
            <text:p>1.57589825894211</text:p>
          </table:table-cell>
          <table:table-cell table:style-name="ce5" table:number-matrix-columns-spanned="1" table:number-matrix-rows-spanned="1" table:formula="of:=MAX(0;SUM([.BA25:.BC27]*[.$BI$38:.$BK$40])+SUM([.BA54:.BC56]*[.$BI$42:.$BK$44]))" office:value-type="float" office:value="0.640659357322312" calcext:value-type="float">
            <text:p>0.640659357322312</text:p>
          </table:table-cell>
          <table:table-cell table:style-name="ce5" table:number-matrix-columns-spanned="1" table:number-matrix-rows-spanned="1" table:formula="of:=MAX(0;SUM([.BB25:.BD27]*[.$BI$38:.$BK$40])+SUM([.BB54:.BD56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C25:.BE27]*[.$BI$38:.$BK$40])+SUM([.BC54:.BE56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D25:.BF27]*[.$BI$38:.$BK$40])+SUM([.BD54:.BF56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E25:.BG27]*[.$BI$38:.$BK$40])+SUM([.BE54:.BG56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F25:.BH27]*[.$BI$38:.$BK$40])+SUM([.BF54:.BH56]*[.$BI$42:.$BK$44]))" office:value-type="float" office:value="0" calcext:value-type="float">
            <text:p>0</text:p>
          </table:table-cell>
          <table:table-cell/>
          <table:table-cell table:style-name="ce7" table:formula="of:=MAX([.BM55:.BN56])" office:value-type="float" office:value="0" calcext:value-type="float">
            <text:p>0</text:p>
          </table:table-cell>
          <table:table-cell table:style-name="ce7"/>
          <table:table-cell table:style-name="ce7" table:formula="of:=MAX([.BO55:.BP56])" office:value-type="float" office:value="0" calcext:value-type="float">
            <text:p>0</text:p>
          </table:table-cell>
          <table:table-cell table:style-name="ce7"/>
          <table:table-cell table:style-name="ce7" table:formula="of:=MAX([.BQ55:.BR56])" office:value-type="float" office:value="0" calcext:value-type="float">
            <text:p>0</text:p>
          </table:table-cell>
          <table:table-cell table:style-name="ce7"/>
          <table:table-cell table:style-name="ce7" table:formula="of:=MAX([.BS55:.BT56])" office:value-type="float" office:value="0" calcext:value-type="float">
            <text:p>0</text:p>
          </table:table-cell>
          <table:table-cell table:style-name="ce7"/>
          <table:table-cell table:style-name="ce7" table:formula="of:=MAX([.BU55:.BV56])" office:value-type="float" office:value="0" calcext:value-type="float">
            <text:p>0</text:p>
          </table:table-cell>
          <table:table-cell table:style-name="ce7"/>
          <table:table-cell table:style-name="ce7" table:formula="of:=MAX([.BW55:.BX56])" office:value-type="float" office:value="0.533645305526931" calcext:value-type="float">
            <text:p>0.533645305526931</text:p>
          </table:table-cell>
          <table:table-cell table:style-name="ce7"/>
          <table:table-cell table:style-name="ce7" table:formula="of:=MAX([.BY55:.BZ56])" office:value-type="float" office:value="2.50558367295936" calcext:value-type="float">
            <text:p>2.50558367295936</text:p>
          </table:table-cell>
          <table:table-cell table:style-name="ce7"/>
          <table:table-cell table:style-name="ce7" table:formula="of:=MAX([.CA55:.CB56])" office:value-type="float" office:value="6.48628583394355" calcext:value-type="float">
            <text:p>6.48628583394355</text:p>
          </table:table-cell>
          <table:table-cell table:style-name="ce7"/>
          <table:table-cell table:style-name="ce7" table:formula="of:=MAX([.CC55:.CD56])" office:value-type="float" office:value="4.53213722674683" calcext:value-type="float">
            <text:p>4.53213722674683</text:p>
          </table:table-cell>
          <table:table-cell table:style-name="ce7"/>
          <table:table-cell table:style-name="ce7" table:formula="of:=MAX([.CE55:.CF56])" office:value-type="float" office:value="1.57589825894211" calcext:value-type="float">
            <text:p>1.57589825894211</text:p>
          </table:table-cell>
          <table:table-cell table:style-name="ce7"/>
          <table:table-cell table:style-name="ce7" table:formula="of:=MAX([.CG55:.CH56])" office:value-type="float" office:value="0" calcext:value-type="float">
            <text:p>0</text:p>
          </table:table-cell>
          <table:table-cell table:style-name="ce7"/>
          <table:table-cell table:style-name="ce7" table:formula="of:=MAX([.CI55:.CJ56])" office:value-type="float" office:value="0" calcext:value-type="float">
            <text:p>0</text:p>
          </table:table-cell>
          <table:table-cell table:style-name="ce7"/>
          <table:table-cell table:style-name="ce7" table:formula="of:=MAX([.CK55:.CL56])" office:value-type="float" office:value="0" calcext:value-type="float">
            <text:p>0</text:p>
          </table:table-cell>
          <table:table-cell table:number-columns-repeated="2"/>
          <table:table-cell office:value-type="float" office:value="0.90635295352609" calcext:value-type="float">
            <text:p>0.90635295352609</text:p>
          </table:table-cell>
          <table:table-cell/>
          <table:table-cell office:value-type="float" office:value="0.52326504879196" calcext:value-type="float">
            <text:p>0.52326504879196</text:p>
          </table:table-cell>
          <table:table-cell/>
          <table:table-cell office:value-type="float" office:value="0.710812549686627" calcext:value-type="float">
            <text:p>0.710812549686627</text:p>
          </table:table-cell>
          <table:table-cell/>
          <table:table-cell office:value-type="float" office:value="0.313865022636342" calcext:value-type="float">
            <text:p>0.313865022636342</text:p>
          </table:table-cell>
          <table:table-cell/>
          <table:table-cell office:value-type="float" office:value="0.69122785475978" calcext:value-type="float">
            <text:p>0.69122785475978</text:p>
          </table:table-cell>
          <table:table-cell/>
          <table:table-cell office:value-type="float" office:value="0.360250855015234" calcext:value-type="float">
            <text:p>0.360250855015234</text:p>
          </table:table-cell>
          <table:table-cell/>
          <table:table-cell office:value-type="float" office:value="0.48642735619126" calcext:value-type="float">
            <text:p>0.48642735619126</text:p>
          </table:table-cell>
          <table:table-cell/>
          <table:table-cell office:value-type="float" office:value="0.258813650321643" calcext:value-type="float">
            <text:p>0.258813650321643</text:p>
          </table:table-cell>
          <table:table-cell/>
          <table:table-cell office:value-type="float" office:value="0.312171692694057" calcext:value-type="float">
            <text:p>0.312171692694057</text:p>
          </table:table-cell>
          <table:table-cell/>
          <table:table-cell office:value-type="float" office:value="0.930416389971823" calcext:value-type="float">
            <text:p>0.930416389971823</text:p>
          </table:table-cell>
          <table:table-cell/>
          <table:table-cell office:value-type="float" office:value="0.0292528618607429" calcext:value-type="float">
            <text:p>0.029252861860743</text:p>
          </table:table-cell>
          <table:table-cell/>
          <table:table-cell office:value-type="float" office:value="0.230870155837512" calcext:value-type="float">
            <text:p>0.230870155837512</text:p>
          </table:table-cell>
          <table:table-cell/>
          <table:table-cell office:value-type="float" office:value="0.868423914347779" calcext:value-type="float">
            <text:p>0.868423914347779</text:p>
          </table:table-cell>
          <table:table-cell table:number-columns-repeated="882"/>
        </table:table-row>
        <table:table-row table:style-name="ro1">
          <table:table-cell table:number-columns-repeated="33"/>
          <table:table-cell table:style-name="ce4" table:number-matrix-columns-spanned="1" table:number-matrix-rows-spanned="1" table:formula="of:=MAX(0;SUM([.A26:.C28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B26:.D28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C26:.E28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D26:.F28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E26:.G28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F26:.H28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G26:.I28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H26:.J28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I26:.K28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J26:.L28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K26:.M28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L26:.N28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M26:.O28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N26:.P28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O26:.Q28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P26:.R28]*[.$AD$38:.$AF$40]))" office:value-type="float" office:value="0.0549019873142231" calcext:value-type="float">
            <text:p>0.054901987314223</text:p>
          </table:table-cell>
          <table:table-cell table:style-name="ce4" table:number-matrix-columns-spanned="1" table:number-matrix-rows-spanned="1" table:formula="of:=MAX(0;SUM([.Q26:.S28]*[.$AD$38:.$AF$40]))" office:value-type="float" office:value="1.88235306739807" calcext:value-type="float">
            <text:p>1.88235306739807</text:p>
          </table:table-cell>
          <table:table-cell table:style-name="ce4" table:number-matrix-columns-spanned="1" table:number-matrix-rows-spanned="1" table:formula="of:=MAX(0;SUM([.R26:.T28]*[.$AD$38:.$AF$40]))" office:value-type="float" office:value="1.56078439950943" calcext:value-type="float">
            <text:p>1.56078439950943</text:p>
          </table:table-cell>
          <table:table-cell table:style-name="ce4" table:number-matrix-columns-spanned="1" table:number-matrix-rows-spanned="1" table:formula="of:=MAX(0;SUM([.S26:.U28]*[.$AD$38:.$AF$40]))" office:value-type="float" office:value="0.337254911661148" calcext:value-type="float">
            <text:p>0.337254911661148</text:p>
          </table:table-cell>
          <table:table-cell table:style-name="ce4" table:number-matrix-columns-spanned="1" table:number-matrix-rows-spanned="1" table:formula="of:=MAX(0;SUM([.T26:.V28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U26:.W28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V26:.X28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W26:.Y28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X26:.Z28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Y26:.AA28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Z26:.AB28]*[.$AD$38:.$AF$40]))" office:value-type="float" office:value="0" calcext:value-type="float">
            <text:p>0</text:p>
          </table:table-cell>
          <table:table-cell table:number-columns-repeated="5"/>
          <table:table-cell table:style-name="ce5" table:number-matrix-columns-spanned="1" table:number-matrix-rows-spanned="1" table:formula="of:=MAX(0;SUM([.AH26:.AJ28]*[.$BI$38:.$BK$40])+SUM([.AH55:.AJ57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I26:.AK28]*[.$BI$38:.$BK$40])+SUM([.AI55:.AK57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J26:.AL28]*[.$BI$38:.$BK$40])+SUM([.AJ55:.AL57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K26:.AM28]*[.$BI$38:.$BK$40])+SUM([.AK55:.AM57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L26:.AN28]*[.$BI$38:.$BK$40])+SUM([.AL55:.AN57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M26:.AO28]*[.$BI$38:.$BK$40])+SUM([.AM55:.AO57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N26:.AP28]*[.$BI$38:.$BK$40])+SUM([.AN55:.AP57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O26:.AQ28]*[.$BI$38:.$BK$40])+SUM([.AO55:.AQ57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P26:.AR28]*[.$BI$38:.$BK$40])+SUM([.AP55:.AR57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Q26:.AS28]*[.$BI$38:.$BK$40])+SUM([.AQ55:.AS57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AR26:.AT28]*[.$BI$38:.$BK$40])+SUM([.AR55:.AT57]*[.$BI$42:.$BK$44]))" office:value-type="float" office:value="0.0124283031132195" calcext:value-type="float">
            <text:p>0.01242830311322</text:p>
          </table:table-cell>
          <table:table-cell table:style-name="ce5" table:number-matrix-columns-spanned="1" table:number-matrix-rows-spanned="1" table:formula="of:=MAX(0;SUM([.AS26:.AU28]*[.$BI$38:.$BK$40])+SUM([.AS55:.AU57]*[.$BI$42:.$BK$44]))" office:value-type="float" office:value="0.533645305526931" calcext:value-type="float">
            <text:p>0.533645305526931</text:p>
          </table:table-cell>
          <table:table-cell table:style-name="ce5" table:number-matrix-columns-spanned="1" table:number-matrix-rows-spanned="1" table:formula="of:=MAX(0;SUM([.AT26:.AV28]*[.$BI$38:.$BK$40])+SUM([.AT55:.AV57]*[.$BI$42:.$BK$44]))" office:value-type="float" office:value="1.6072563714147" calcext:value-type="float">
            <text:p>1.6072563714147</text:p>
          </table:table-cell>
          <table:table-cell table:style-name="ce5" table:number-matrix-columns-spanned="1" table:number-matrix-rows-spanned="1" table:formula="of:=MAX(0;SUM([.AU26:.AW28]*[.$BI$38:.$BK$40])+SUM([.AU55:.AW57]*[.$BI$42:.$BK$44]))" office:value-type="float" office:value="2.50558367295936" calcext:value-type="float">
            <text:p>2.50558367295936</text:p>
          </table:table-cell>
          <table:table-cell table:style-name="ce5" table:number-matrix-columns-spanned="1" table:number-matrix-rows-spanned="1" table:formula="of:=MAX(0;SUM([.AV26:.AX28]*[.$BI$38:.$BK$40])+SUM([.AV55:.AX57]*[.$BI$42:.$BK$44]))" office:value-type="float" office:value="5.21407602050903" calcext:value-type="float">
            <text:p>5.21407602050903</text:p>
          </table:table-cell>
          <table:table-cell table:style-name="ce5" table:number-matrix-columns-spanned="1" table:number-matrix-rows-spanned="1" table:formula="of:=MAX(0;SUM([.AW26:.AY28]*[.$BI$38:.$BK$40])+SUM([.AW55:.AY57]*[.$BI$42:.$BK$44]))" office:value-type="float" office:value="5.62633940776621" calcext:value-type="float">
            <text:p>5.62633940776621</text:p>
          </table:table-cell>
          <table:table-cell table:style-name="ce5" table:number-matrix-columns-spanned="1" table:number-matrix-rows-spanned="1" table:formula="of:=MAX(0;SUM([.AX26:.AZ28]*[.$BI$38:.$BK$40])+SUM([.AX55:.AZ57]*[.$BI$42:.$BK$44]))" office:value-type="float" office:value="3.26002105020035" calcext:value-type="float">
            <text:p>3.26002105020035</text:p>
          </table:table-cell>
          <table:table-cell table:style-name="ce5" table:number-matrix-columns-spanned="1" table:number-matrix-rows-spanned="1" table:formula="of:=MAX(0;SUM([.AY26:.BA28]*[.$BI$38:.$BK$40])+SUM([.AY55:.BA57]*[.$BI$42:.$BK$44]))" office:value-type="float" office:value="1.76516103784678" calcext:value-type="float">
            <text:p>1.76516103784678</text:p>
          </table:table-cell>
          <table:table-cell table:style-name="ce5" table:number-matrix-columns-spanned="1" table:number-matrix-rows-spanned="1" table:formula="of:=MAX(0;SUM([.AZ26:.BB28]*[.$BI$38:.$BK$40])+SUM([.AZ55:.BB57]*[.$BI$42:.$BK$44]))" office:value-type="float" office:value="1.0231008955616" calcext:value-type="float">
            <text:p>1.0231008955616</text:p>
          </table:table-cell>
          <table:table-cell table:style-name="ce5" table:number-matrix-columns-spanned="1" table:number-matrix-rows-spanned="1" table:formula="of:=MAX(0;SUM([.BA26:.BC28]*[.$BI$38:.$BK$40])+SUM([.BA55:.BC57]*[.$BI$42:.$BK$44]))" office:value-type="float" office:value="0.18135979943082" calcext:value-type="float">
            <text:p>0.18135979943082</text:p>
          </table:table-cell>
          <table:table-cell table:style-name="ce5" table:number-matrix-columns-spanned="1" table:number-matrix-rows-spanned="1" table:formula="of:=MAX(0;SUM([.BB26:.BD28]*[.$BI$38:.$BK$40])+SUM([.BB55:.BD57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C26:.BE28]*[.$BI$38:.$BK$40])+SUM([.BC55:.BE57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D26:.BF28]*[.$BI$38:.$BK$40])+SUM([.BD55:.BF57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E26:.BG28]*[.$BI$38:.$BK$40])+SUM([.BE55:.BG57]*[.$BI$42:.$BK$44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MAX(0;SUM([.BF26:.BH28]*[.$BI$38:.$BK$40])+SUM([.BF55:.BH57]*[.$BI$42:.$BK$44]))" office:value-type="float" office:value="0" calcext:value-type="float">
            <text:p>0</text:p>
          </table:table-cell>
          <table:table-cell table:number-columns-repeated="935"/>
        </table:table-row>
        <table:table-row table:style-name="ro1">
          <table:table-cell table:number-columns-repeated="33"/>
          <table:table-cell table:style-name="ce4" table:number-matrix-columns-spanned="1" table:number-matrix-rows-spanned="1" table:formula="of:=MAX(0;SUM([.A27:.C29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B27:.D29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C27:.E29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D27:.F29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E27:.G29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F27:.H29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G27:.I29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H27:.J29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I27:.K29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J27:.L29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K27:.M29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L27:.N29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M27:.O29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N27:.P29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O27:.Q29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P27:.R29]*[.$AD$38:.$AF$40]))" office:value-type="float" office:value="0.650980472564696" calcext:value-type="float">
            <text:p>0.650980472564696</text:p>
          </table:table-cell>
          <table:table-cell table:style-name="ce4" table:number-matrix-columns-spanned="1" table:number-matrix-rows-spanned="1" table:formula="of:=MAX(0;SUM([.Q27:.S29]*[.$AD$38:.$AF$40]))" office:value-type="float" office:value="1.2352941930294" calcext:value-type="float">
            <text:p>1.2352941930294</text:p>
          </table:table-cell>
          <table:table-cell table:style-name="ce4" table:number-matrix-columns-spanned="1" table:number-matrix-rows-spanned="1" table:formula="of:=MAX(0;SUM([.R27:.T29]*[.$AD$38:.$AF$40]))" office:value-type="float" office:value="0.615686297416687" calcext:value-type="float">
            <text:p>0.615686297416687</text:p>
          </table:table-cell>
          <table:table-cell table:style-name="ce4" table:number-matrix-columns-spanned="1" table:number-matrix-rows-spanned="1" table:formula="of:=MAX(0;SUM([.S27:.U29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T27:.V29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U27:.W29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V27:.X29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W27:.Y29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X27:.Z29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Y27:.AA29]*[.$AD$38:.$AF$40]))" office:value-type="float" office:value="0" calcext:value-type="float">
            <text:p>0</text:p>
          </table:table-cell>
          <table:table-cell table:style-name="ce4" table:number-matrix-columns-spanned="1" table:number-matrix-rows-spanned="1" table:formula="of:=MAX(0;SUM([.Z27:.AB29]*[.$AD$38:.$AF$40]))" office:value-type="float" office:value="0" calcext:value-type="float">
            <text:p>0</text:p>
          </table:table-cell>
          <table:table-cell table:number-columns-repeated="96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2"/>
          <table:table-cell office:value-type="string" calcext:value-type="string">
            <text:p>All of this is a single hidden layer – not an input or output layer</text:p>
          </table:table-cell>
          <table:table-cell table:number-columns-repeated="981"/>
        </table:table-row>
        <table:table-row table:style-name="ro1">
          <table:table-cell table:number-columns-repeated="42"/>
          <table:table-cell office:value-type="string" calcext:value-type="string">
            <text:p>So it’s a hidden layer</text:p>
          </table:table-cell>
          <table:table-cell table:number-columns-repeated="981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conv-example'.A2:'conv-example'.AB30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conv-example'.AH3:'conv-example'.BG28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conv-example'.AH32:'conv-example'.BG57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conv-example'.BM4:'conv-example'.CK27 'conv-example'.BM33:'conv-example'.CK56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conv-example'.CM4:'conv-example'.DK27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conv-example'.CM33:'conv-example'.DK55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">
      <number:number number:decimal-places="1" loext:min-decimal-places="1" number:min-integer-digits="1" number:grouping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18mm 0.26mm 0.18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5b9bd5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dcdea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dc3e6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18mm 0.26mm 0.18m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5b9bd5" style:border-line-width-bottom="0.18mm 0.26mm 0.18mm" style:diagonal-bl-tr="none" style:diagonal-tl-br="none" fo:border-left="none" fo:border-right="none" fo:border-top="0.74pt solid #5b9bd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7">00/00/0000</text:date>, <text:time style:data-style-name="N2" text:time-value="11:07:51.99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nv-example" style:display-name="PageStyle_conv-examp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emy Howard</meta:initial-creator>
    <meta:creation-date>2016-11-14T15:49:31</meta:creation-date>
    <dc:date>2018-01-27T11:19:14.886000000</dc:date>
    <meta:generator>LibreOffice/5.3.7.2$Windows_X86_64 LibreOffice_project/6b8ed514a9f8b44d37a1b96673cbbdd077e24059</meta:generator>
    <meta:editing-duration>PT6M8S</meta:editing-duration>
    <meta:editing-cycles>3</meta:editing-cycles>
    <meta:document-statistic meta:table-count="1" meta:cell-count="403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